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.211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12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redictions-LO-check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mber Numb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ting</text:p>
          </table:table-cell>
          <table:table-cell table:style-name="ce1" office:value-type="string" calcext:value-type="string">
            <text:p>5%</text:p>
          </table:table-cell>
          <table:table-cell table:style-name="ce1" office:value-type="string" calcext:value-type="string">
            <text:p>35%</text:p>
          </table:table-cell>
          <table:table-cell office:value-type="string" calcext:value-type="string">
            <text:p>Mean</text:p>
          </table:table-cell>
          <table:table-cell table:style-name="ce1" office:value-type="string" calcext:value-type="string">
            <text:p>65%</text:p>
          </table:table-cell>
          <table:table-cell table:style-name="ce1" office:value-type="string" calcext:value-type="string">
            <text:p>95%</text:p>
          </table:table-cell>
          <table:table-cell office:value-type="string" calcext:value-type="string">
            <text:p>Low Place</text:p>
          </table:table-cell>
          <table:table-cell office:value-type="string" calcext:value-type="string">
            <text:p>Mid Place</text:p>
          </table:table-cell>
          <table:table-cell office:value-type="string" calcext:value-type="string">
            <text:p>High Place</text:p>
          </table:table-cell>
          <table:table-cell office:value-type="string" calcext:value-type="string">
            <text:p>Actual Percent</text:p>
          </table:table-cell>
          <table:table-cell office:value-type="string" calcext:value-type="string">
            <text:p>Actual Place</text:p>
          </table:table-cell>
          <table:table-cell office:value-type="string" calcext:value-type="string">
            <text:p>Ordinal Place</text:p>
          </table:table-cell>
          <table:table-cell office:value-type="string" calcext:value-type="string">
            <text:p>Place Difference</text:p>
          </table:table-cell>
          <table:table-cell office:value-type="string" calcext:value-type="string">
            <text:p>Ordinal Place Diff.</text:p>
          </table:table-cell>
          <table:table-cell office:value-type="string" calcext:value-type="string">
            <text:p>Absolute Err</text:p>
          </table:table-cell>
          <table:table-cell office:value-type="string" calcext:value-type="string">
            <text:p>Percent Difference</text:p>
          </table:table-cell>
          <table:table-cell table:style-name="Default" office:value-type="string" calcext:value-type="string">
            <text:p>Place in Range</text:p>
          </table:table-cell>
          <table:table-cell table:style-name="Default" office:value-type="string" calcext:value-type="string">
            <text:p>Percent in 1SD</text:p>
          </table:table-cell>
          <table:table-cell table:style-name="Default" office:value-type="string" calcext:value-type="string">
            <text:p>Percent in 2SD</text:p>
          </table:table-cell>
          <table:table-cell table:style-name="Default"/>
          <table:table-cell table:style-name="ce3" office:value-type="string" calcext:value-type="string">
            <text:p>Shooter Count</text:p>
          </table:table-cell>
          <table:table-cell table:formula="of:=COUNT([.M2:.M1000])" office:value-type="float" office:value="238" calcext:value-type="float">
            <text:p>238</text:p>
          </table:table-cell>
          <table:table-cell table:formula="of:=ROUND([.Y1]/5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hristian Sailer</text:p>
          </table:table-cell>
          <table:table-cell office:value-type="string" calcext:value-type="string">
            <text:p>L4698</text:p>
          </table:table-cell>
          <table:table-cell office:value-type="string" calcext:value-type="string">
            <text:p>GM</text:p>
          </table:table-cell>
          <table:table-cell office:value-type="float" office:value="1845" calcext:value-type="float">
            <text:p>1845</text:p>
          </table:table-cell>
          <table:table-cell office:value-type="float" office:value="96.7227141837656" calcext:value-type="float">
            <text:p>96.7227141837656</text:p>
          </table:table-cell>
          <table:table-cell office:value-type="float" office:value="98.0249970838147" calcext:value-type="float">
            <text:p>98.0249970838147</text:p>
          </table:table-cell>
          <table:table-cell office:value-type="float" office:value="99.3704371160871" calcext:value-type="float">
            <text:p>99.3704371160871</text:p>
          </table:table-cell>
          <table:table-cell office:value-type="float" office:value="100.629562883913" calcext:value-type="float">
            <text:p>100.629562883913</text:p>
          </table:table-cell>
          <table:table-cell office:value-type="float" office:value="101.931845783962" calcext:value-type="float">
            <text:p>101.9318457839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ROW() - 1" office:value-type="float" office:value="1" calcext:value-type="float">
            <text:p>1</text:p>
          </table:table-cell>
          <table:table-cell table:formula="of:=[.K2] - [.N2]" office:value-type="float" office:value="0" calcext:value-type="float">
            <text:p>0</text:p>
          </table:table-cell>
          <table:table-cell table:formula="of:=[.O2]-[.N2]" office:value-type="float" office:value="0" calcext:value-type="float">
            <text:p>0</text:p>
          </table:table-cell>
          <table:table-cell table:formula="of:=ABS([.Q2])" office:value-type="float" office:value="0" calcext:value-type="float">
            <text:p>0</text:p>
          </table:table-cell>
          <table:table-cell table:formula="of:=[.M2]-[.G2]" office:value-type="float" office:value="0.629562883912897" calcext:value-type="float">
            <text:p>0.629562883912897</text:p>
          </table:table-cell>
          <table:table-cell table:formula="of:=AND([.N2]&lt;=[.J2];[.N2]&gt;=[.L2])" office:value-type="boolean" office:boolean-value="true" calcext:value-type="boolean">
            <text:p>TRUE</text:p>
          </table:table-cell>
          <table:table-cell table:formula="of:=AND([.M2]&gt;=[.F2];[.M2]&lt;=[.H2])" office:value-type="boolean" office:boolean-value="true" calcext:value-type="boolean">
            <text:p>TRUE</text:p>
          </table:table-cell>
          <table:table-cell table:formula="of:=AND([.M2]&gt;=[.E2];[.M2]&lt;=[.I2])" office:value-type="boolean" office:boolean-value="true" calcext:value-type="boolean">
            <text:p>TRUE</text:p>
          </table:table-cell>
          <table:table-cell table:style-name="Default"/>
          <table:table-cell table:style-name="ce3" office:value-type="string" calcext:value-type="string">
            <text:p>Place Accuracy</text:p>
          </table:table-cell>
          <table:table-cell table:style-name="ce4" table:formula="of:=COUNTIF([.T2:.T1000]; TRUE()) / [.Y$1]" office:value-type="percentage" office:value="0.638655462184874" calcext:value-type="percentage">
            <text:p>63.8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cob Hetherington</text:p>
          </table:table-cell>
          <table:table-cell office:value-type="string" calcext:value-type="string">
            <text:p>L6353</text:p>
          </table:table-cell>
          <table:table-cell office:value-type="string" calcext:value-type="string">
            <text:p>GM</text:p>
          </table:table-cell>
          <table:table-cell office:value-type="float" office:value="1838" calcext:value-type="float">
            <text:p>1838</text:p>
          </table:table-cell>
          <table:table-cell office:value-type="float" office:value="96.4341734881408" calcext:value-type="float">
            <text:p>96.4341734881408</text:p>
          </table:table-cell>
          <table:table-cell office:value-type="float" office:value="97.8919868748942" calcext:value-type="float">
            <text:p>97.8919868748942</text:p>
          </table:table-cell>
          <table:table-cell office:value-type="float" office:value="99.2970935314583" calcext:value-type="float">
            <text:p>99.2970935314583</text:p>
          </table:table-cell>
          <table:table-cell office:value-type="float" office:value="100.807613648401" calcext:value-type="float">
            <text:p>100.807613648401</text:p>
          </table:table-cell>
          <table:table-cell office:value-type="float" office:value="102.265427035154" calcext:value-type="float">
            <text:p>102.2654270351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.3572727602121" calcext:value-type="float">
            <text:p>99.3572727602121</text:p>
          </table:table-cell>
          <table:table-cell office:value-type="float" office:value="2" calcext:value-type="float">
            <text:p>2</text:p>
          </table:table-cell>
          <table:table-cell table:formula="of:=ROW() - 1" office:value-type="float" office:value="2" calcext:value-type="float">
            <text:p>2</text:p>
          </table:table-cell>
          <table:table-cell table:formula="of:=[.K3] - [.N3]" office:value-type="float" office:value="-1" calcext:value-type="float">
            <text:p>-1</text:p>
          </table:table-cell>
          <table:table-cell table:formula="of:=[.O3]-[.N3]" office:value-type="float" office:value="0" calcext:value-type="float">
            <text:p>0</text:p>
          </table:table-cell>
          <table:table-cell table:formula="of:=ABS([.Q3])" office:value-type="float" office:value="0" calcext:value-type="float">
            <text:p>0</text:p>
          </table:table-cell>
          <table:table-cell table:formula="of:=[.M3]-[.G3]" office:value-type="float" office:value="0.0601792287537961" calcext:value-type="float">
            <text:p>0.0601792287537961</text:p>
          </table:table-cell>
          <table:table-cell table:formula="of:=AND([.N3]&lt;=[.J3];[.N3]&gt;=[.L3])" office:value-type="boolean" office:boolean-value="true" calcext:value-type="boolean">
            <text:p>TRUE</text:p>
          </table:table-cell>
          <table:table-cell table:formula="of:=AND([.M3]&gt;=[.F3];[.M3]&lt;=[.H3])" office:value-type="boolean" office:boolean-value="true" calcext:value-type="boolean">
            <text:p>TRUE</text:p>
          </table:table-cell>
          <table:table-cell table:formula="of:=AND([.M3]&gt;=[.E3];[.M3]&lt;=[.I3])" office:value-type="boolean" office:boolean-value="true" calcext:value-type="boolean">
            <text:p>TRUE</text:p>
          </table:table-cell>
          <table:table-cell table:style-name="Default"/>
          <table:table-cell table:style-name="ce3" office:value-type="string" calcext:value-type="string">
            <text:p>Top 10% Place Accuracy</text:p>
          </table:table-cell>
          <table:table-cell table:style-name="ce4" table:formula="of:=COUNTIF(INDIRECT(&quot;T2:T&quot;&amp;[.Z$1]); TRUE()) / [.Z$1]" office:value-type="percentage" office:value="0.645833333333333" calcext:value-type="percentage">
            <text:p>64.5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 Eusebio</text:p>
          </table:table-cell>
          <table:table-cell office:value-type="string" calcext:value-type="string">
            <text:p>L5650</text:p>
          </table:table-cell>
          <table:table-cell office:value-type="string" calcext:value-type="string">
            <text:p>GM</text:p>
          </table:table-cell>
          <table:table-cell office:value-type="float" office:value="1822" calcext:value-type="float">
            <text:p>1822</text:p>
          </table:table-cell>
          <table:table-cell office:value-type="float" office:value="96.3995073618536" calcext:value-type="float">
            <text:p>96.3995073618536</text:p>
          </table:table-cell>
          <table:table-cell office:value-type="float" office:value="97.6470777106787" calcext:value-type="float">
            <text:p>97.6470777106787</text:p>
          </table:table-cell>
          <table:table-cell office:value-type="float" office:value="98.7653890099003" calcext:value-type="float">
            <text:p>98.7653890099003</text:p>
          </table:table-cell>
          <table:table-cell office:value-type="float" office:value="100.142218408329" calcext:value-type="float">
            <text:p>100.142218408329</text:p>
          </table:table-cell>
          <table:table-cell office:value-type="float" office:value="101.389788757154" calcext:value-type="float">
            <text:p>101.3897887571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.7374615949204" calcext:value-type="float">
            <text:p>95.7374615949204</text:p>
          </table:table-cell>
          <table:table-cell office:value-type="float" office:value="3" calcext:value-type="float">
            <text:p>3</text:p>
          </table:table-cell>
          <table:table-cell table:formula="of:=ROW() - 1" office:value-type="float" office:value="3" calcext:value-type="float">
            <text:p>3</text:p>
          </table:table-cell>
          <table:table-cell table:formula="of:=[.K4] - [.N4]" office:value-type="float" office:value="-2" calcext:value-type="float">
            <text:p>-2</text:p>
          </table:table-cell>
          <table:table-cell table:formula="of:=[.O4]-[.N4]" office:value-type="float" office:value="0" calcext:value-type="float">
            <text:p>0</text:p>
          </table:table-cell>
          <table:table-cell table:formula="of:=ABS([.Q4])" office:value-type="float" office:value="0" calcext:value-type="float">
            <text:p>0</text:p>
          </table:table-cell>
          <table:table-cell table:formula="of:=[.M4]-[.G4]" office:value-type="float" office:value="-3.0279274149799" calcext:value-type="float">
            <text:p>-3.0279274149799</text:p>
          </table:table-cell>
          <table:table-cell table:formula="of:=AND([.N4]&lt;=[.J4];[.N4]&gt;=[.L4])" office:value-type="boolean" office:boolean-value="true" calcext:value-type="boolean">
            <text:p>TRUE</text:p>
          </table:table-cell>
          <table:table-cell table:formula="of:=AND([.M4]&gt;=[.F4];[.M4]&lt;=[.H4])" office:value-type="boolean" office:boolean-value="false" calcext:value-type="boolean">
            <text:p>FALSE</text:p>
          </table:table-cell>
          <table:table-cell table:formula="of:=AND([.M4]&gt;=[.E4];[.M4]&lt;=[.I4])" office:value-type="boolean" office:boolean-value="false" calcext:value-type="boolean">
            <text:p>FALSE</text:p>
          </table:table-cell>
          <table:table-cell table:style-name="Default"/>
          <table:table-cell table:style-name="ce3" office:value-type="string" calcext:value-type="string">
            <text:p>Percent Accuracy</text:p>
          </table:table-cell>
          <table:table-cell table:style-name="ce4" table:formula="of:=COUNTIF([.U2:.U1000]; TRUE()) / [.Y$1]" office:value-type="percentage" office:value="0.441176470588235" calcext:value-type="percentage">
            <text:p>44.12%</text:p>
          </table:table-cell>
          <table:table-cell table:style-name="ce4" table:formula="of:=COUNTIF([.V2:.V1000]; TRUE()) / [.Y$1]" office:value-type="percentage" office:value="0.73109243697479" calcext:value-type="percentage">
            <text:p>73.11%</text:p>
          </table:table-cell>
          <table:table-cell table:style-name="ce4"/>
        </table:table-row>
        <table:table-row table:style-name="ro1">
          <table:table-cell office:value-type="string" calcext:value-type="string">
            <text:p>Brantley Merriam</text:p>
          </table:table-cell>
          <table:table-cell office:value-type="string" calcext:value-type="string">
            <text:p>A124472</text:p>
          </table:table-cell>
          <table:table-cell office:value-type="string" calcext:value-type="string">
            <text:p>GM</text:p>
          </table:table-cell>
          <table:table-cell office:value-type="float" office:value="1774" calcext:value-type="float">
            <text:p>1774</text:p>
          </table:table-cell>
          <table:table-cell office:value-type="float" office:value="94.3472894093506" calcext:value-type="float">
            <text:p>94.3472894093506</text:p>
          </table:table-cell>
          <table:table-cell office:value-type="float" office:value="95.9647119804156" calcext:value-type="float">
            <text:p>95.9647119804156</text:p>
          </table:table-cell>
          <table:table-cell office:value-type="float" office:value="97.5314819176359" calcext:value-type="float">
            <text:p>97.5314819176359</text:p>
          </table:table-cell>
          <table:table-cell office:value-type="float" office:value="99.1995571225457" calcext:value-type="float">
            <text:p>99.1995571225457</text:p>
          </table:table-cell>
          <table:table-cell office:value-type="float" office:value="100.816979693611" calcext:value-type="float">
            <text:p>100.8169796936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.9735367855848" calcext:value-type="float">
            <text:p>94.9735367855848</text:p>
          </table:table-cell>
          <table:table-cell office:value-type="float" office:value="4" calcext:value-type="float">
            <text:p>4</text:p>
          </table:table-cell>
          <table:table-cell table:formula="of:=ROW() - 1" office:value-type="float" office:value="4" calcext:value-type="float">
            <text:p>4</text:p>
          </table:table-cell>
          <table:table-cell table:formula="of:=[.K5] - [.N5]" office:value-type="float" office:value="0" calcext:value-type="float">
            <text:p>0</text:p>
          </table:table-cell>
          <table:table-cell table:formula="of:=[.O5]-[.N5]" office:value-type="float" office:value="0" calcext:value-type="float">
            <text:p>0</text:p>
          </table:table-cell>
          <table:table-cell table:formula="of:=ABS([.Q5])" office:value-type="float" office:value="0" calcext:value-type="float">
            <text:p>0</text:p>
          </table:table-cell>
          <table:table-cell table:formula="of:=[.M5]-[.G5]" office:value-type="float" office:value="-2.5579451320511" calcext:value-type="float">
            <text:p>-2.5579451320511</text:p>
          </table:table-cell>
          <table:table-cell table:formula="of:=AND([.N5]&lt;=[.J5];[.N5]&gt;=[.L5])" office:value-type="boolean" office:boolean-value="true" calcext:value-type="boolean">
            <text:p>TRUE</text:p>
          </table:table-cell>
          <table:table-cell table:formula="of:=AND([.M5]&gt;=[.F5];[.M5]&lt;=[.H5])" office:value-type="boolean" office:boolean-value="false" calcext:value-type="boolean">
            <text:p>FALSE</text:p>
          </table:table-cell>
          <table:table-cell table:formula="of:=AND([.M5]&gt;=[.E5];[.M5]&lt;=[.I5])" office:value-type="boolean" office:boolean-value="true" calcext:value-type="boolean">
            <text:p>TRUE</text:p>
          </table:table-cell>
          <table:table-cell table:style-name="Default"/>
          <table:table-cell table:style-name="ce3" office:value-type="string" calcext:value-type="string">
            <text:p>Top 10% Percent Accuracy</text:p>
          </table:table-cell>
          <table:table-cell table:style-name="ce4" table:formula="of:=COUNTIF(INDIRECT(&quot;U2:U&quot;&amp;[.Z$1]); TRUE()) / [.Z$1]" office:value-type="percentage" office:value="0.1875" calcext:value-type="percentage">
            <text:p>18.75%</text:p>
          </table:table-cell>
          <table:table-cell table:style-name="ce4" table:formula="of:=COUNTIF(INDIRECT(&quot;V2:V&quot;&amp;[.Z$1]); TRUE()) / [.Z$1]" office:value-type="percentage" office:value="0.458333333333333" calcext:value-type="percentage">
            <text:p>45.83%</text:p>
          </table:table-cell>
          <table:table-cell table:style-name="ce4"/>
        </table:table-row>
        <table:table-row table:style-name="ro1">
          <table:table-cell office:value-type="string" calcext:value-type="string">
            <text:p>Max Leograndis</text:p>
          </table:table-cell>
          <table:table-cell office:value-type="string" calcext:value-type="string">
            <text:p>FY89753</text:p>
          </table:table-cell>
          <table:table-cell office:value-type="string" calcext:value-type="string">
            <text:p>GM</text:p>
          </table:table-cell>
          <table:table-cell office:value-type="float" office:value="1770" calcext:value-type="float">
            <text:p>1770</text:p>
          </table:table-cell>
          <table:table-cell office:value-type="float" office:value="93.4611568180392" calcext:value-type="float">
            <text:p>93.4611568180392</text:p>
          </table:table-cell>
          <table:table-cell office:value-type="float" office:value="95.5465511897259" calcext:value-type="float">
            <text:p>95.5465511897259</text:p>
          </table:table-cell>
          <table:table-cell office:value-type="float" office:value="97.6253964296733" calcext:value-type="float">
            <text:p>97.6253964296733</text:p>
          </table:table-cell>
          <table:table-cell office:value-type="float" office:value="99.7173399330992" calcext:value-type="float">
            <text:p>99.7173399330992</text:p>
          </table:table-cell>
          <table:table-cell office:value-type="float" office:value="101.802734304786" calcext:value-type="float">
            <text:p>101.80273430478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4.3551755900001" calcext:value-type="float">
            <text:p>94.3551755900001</text:p>
          </table:table-cell>
          <table:table-cell office:value-type="float" office:value="5" calcext:value-type="float">
            <text:p>5</text:p>
          </table:table-cell>
          <table:table-cell table:formula="of:=ROW() - 1" office:value-type="float" office:value="5" calcext:value-type="float">
            <text:p>5</text:p>
          </table:table-cell>
          <table:table-cell table:formula="of:=[.K6] - [.N6]" office:value-type="float" office:value="-1" calcext:value-type="float">
            <text:p>-1</text:p>
          </table:table-cell>
          <table:table-cell table:formula="of:=[.O6]-[.N6]" office:value-type="float" office:value="0" calcext:value-type="float">
            <text:p>0</text:p>
          </table:table-cell>
          <table:table-cell table:formula="of:=ABS([.Q6])" office:value-type="float" office:value="0" calcext:value-type="float">
            <text:p>0</text:p>
          </table:table-cell>
          <table:table-cell table:formula="of:=[.M6]-[.G6]" office:value-type="float" office:value="-3.2702208396732" calcext:value-type="float">
            <text:p>-3.2702208396732</text:p>
          </table:table-cell>
          <table:table-cell table:formula="of:=AND([.N6]&lt;=[.J6];[.N6]&gt;=[.L6])" office:value-type="boolean" office:boolean-value="true" calcext:value-type="boolean">
            <text:p>TRUE</text:p>
          </table:table-cell>
          <table:table-cell table:formula="of:=AND([.M6]&gt;=[.F6];[.M6]&lt;=[.H6])" office:value-type="boolean" office:boolean-value="false" calcext:value-type="boolean">
            <text:p>FALSE</text:p>
          </table:table-cell>
          <table:table-cell table:formula="of:=AND([.M6]&gt;=[.E6];[.M6]&lt;=[.I6])" office:value-type="boolean" office:boolean-value="true" calcext:value-type="boolean">
            <text:p>TRUE</text:p>
          </table:table-cell>
          <table:table-cell table:style-name="Default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Sean Griffith</text:p>
          </table:table-cell>
          <table:table-cell office:value-type="string" calcext:value-type="string">
            <text:p>A109664</text:p>
          </table:table-cell>
          <table:table-cell office:value-type="string" calcext:value-type="string">
            <text:p>GM</text:p>
          </table:table-cell>
          <table:table-cell office:value-type="float" office:value="1697" calcext:value-type="float">
            <text:p>1697</text:p>
          </table:table-cell>
          <table:table-cell office:value-type="float" office:value="91.5847747607475" calcext:value-type="float">
            <text:p>91.5847747607475</text:p>
          </table:table-cell>
          <table:table-cell office:value-type="float" office:value="93.3013279818383" calcext:value-type="float">
            <text:p>93.3013279818383</text:p>
          </table:table-cell>
          <table:table-cell office:value-type="float" office:value="94.9869909325471" calcext:value-type="float">
            <text:p>94.9869909325471</text:p>
          </table:table-cell>
          <table:table-cell office:value-type="float" office:value="96.73443442402" calcext:value-type="float">
            <text:p>96.73443442402</text:p>
          </table:table-cell>
          <table:table-cell office:value-type="float" office:value="98.4509876451109" calcext:value-type="float">
            <text:p>98.450987645110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1.9465461057859" calcext:value-type="float">
            <text:p>91.9465461057859</text:p>
          </table:table-cell>
          <table:table-cell office:value-type="float" office:value="6" calcext:value-type="float">
            <text:p>6</text:p>
          </table:table-cell>
          <table:table-cell table:formula="of:=ROW() - 1" office:value-type="float" office:value="6" calcext:value-type="float">
            <text:p>6</text:p>
          </table:table-cell>
          <table:table-cell table:formula="of:=[.K7] - [.N7]" office:value-type="float" office:value="0" calcext:value-type="float">
            <text:p>0</text:p>
          </table:table-cell>
          <table:table-cell table:formula="of:=[.O7]-[.N7]" office:value-type="float" office:value="0" calcext:value-type="float">
            <text:p>0</text:p>
          </table:table-cell>
          <table:table-cell table:formula="of:=ABS([.Q7])" office:value-type="float" office:value="0" calcext:value-type="float">
            <text:p>0</text:p>
          </table:table-cell>
          <table:table-cell table:formula="of:=[.M7]-[.G7]" office:value-type="float" office:value="-3.0404448267612" calcext:value-type="float">
            <text:p>-3.0404448267612</text:p>
          </table:table-cell>
          <table:table-cell table:formula="of:=AND([.N7]&lt;=[.J7];[.N7]&gt;=[.L7])" office:value-type="boolean" office:boolean-value="true" calcext:value-type="boolean">
            <text:p>TRUE</text:p>
          </table:table-cell>
          <table:table-cell table:formula="of:=AND([.M7]&gt;=[.F7];[.M7]&lt;=[.H7])" office:value-type="boolean" office:boolean-value="false" calcext:value-type="boolean">
            <text:p>FALSE</text:p>
          </table:table-cell>
          <table:table-cell table:formula="of:=AND([.M7]&gt;=[.E7];[.M7]&lt;=[.I7])" office:value-type="boolean" office:boolean-value="true" calcext:value-type="boolean">
            <text:p>TRUE</text:p>
          </table:table-cell>
          <table:table-cell table:style-name="Default"/>
          <table:table-cell table:formula="of:=AVERAGE([.R2:.R1000])" office:value-type="float" office:value="19.4747899159664" calcext:value-type="float">
            <text:p>19.4747899159664</text:p>
          </table:table-cell>
          <table:table-cell table:style-name="ce4" table:formula="of:=[.X7]/[.Y1]" office:value-type="percentage" office:value="0.0818268483864134" calcext:value-type="percentage">
            <text:p>8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gory Clement</text:p>
          </table:table-cell>
          <table:table-cell office:value-type="string" calcext:value-type="string">
            <text:p>L5326</text:p>
          </table:table-cell>
          <table:table-cell office:value-type="string" calcext:value-type="string">
            <text:p>M</text:p>
          </table:table-cell>
          <table:table-cell office:value-type="float" office:value="1667" calcext:value-type="float">
            <text:p>1667</text:p>
          </table:table-cell>
          <table:table-cell office:value-type="float" office:value="90.6316305686932" calcext:value-type="float">
            <text:p>90.6316305686932</text:p>
          </table:table-cell>
          <table:table-cell office:value-type="float" office:value="92.5493909851196" calcext:value-type="float">
            <text:p>92.5493909851196</text:p>
          </table:table-cell>
          <table:table-cell office:value-type="float" office:value="94.1071427126775" calcext:value-type="float">
            <text:p>94.1071427126775</text:p>
          </table:table-cell>
          <table:table-cell office:value-type="float" office:value="96.3849118179723" calcext:value-type="float">
            <text:p>96.3849118179723</text:p>
          </table:table-cell>
          <table:table-cell office:value-type="float" office:value="98.3026722343986" calcext:value-type="float">
            <text:p>98.302672234398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9891484714341" calcext:value-type="float">
            <text:p>85.9891484714341</text:p>
          </table:table-cell>
          <table:table-cell office:value-type="float" office:value="17" calcext:value-type="float">
            <text:p>17</text:p>
          </table:table-cell>
          <table:table-cell table:formula="of:=ROW() - 1" office:value-type="float" office:value="7" calcext:value-type="float">
            <text:p>7</text:p>
          </table:table-cell>
          <table:table-cell table:formula="of:=[.K8] - [.N8]" office:value-type="float" office:value="-10" calcext:value-type="float">
            <text:p>-10</text:p>
          </table:table-cell>
          <table:table-cell table:formula="of:=[.O8]-[.N8]" office:value-type="float" office:value="-10" calcext:value-type="float">
            <text:p>-10</text:p>
          </table:table-cell>
          <table:table-cell table:formula="of:=ABS([.Q8])" office:value-type="float" office:value="10" calcext:value-type="float">
            <text:p>10</text:p>
          </table:table-cell>
          <table:table-cell table:formula="of:=[.M8]-[.G8]" office:value-type="float" office:value="-8.11799424124339" calcext:value-type="float">
            <text:p>-8.11799424124339</text:p>
          </table:table-cell>
          <table:table-cell table:formula="of:=AND([.N8]&lt;=[.J8];[.N8]&gt;=[.L8])" office:value-type="boolean" office:boolean-value="false" calcext:value-type="boolean">
            <text:p>FALSE</text:p>
          </table:table-cell>
          <table:table-cell table:formula="of:=AND([.M8]&gt;=[.F8];[.M8]&lt;=[.H8])" office:value-type="boolean" office:boolean-value="false" calcext:value-type="boolean">
            <text:p>FALSE</text:p>
          </table:table-cell>
          <table:table-cell table:formula="of:=AND([.M8]&gt;=[.E8];[.M8]&lt;=[.I8])" office:value-type="boolean" office:boolean-value="false" calcext:value-type="boolean">
            <text:p>FALSE</text:p>
          </table:table-cell>
          <table:table-cell/>
          <table:table-cell table:formula="of:=AVERAGE(INDIRECT(&quot;R2:R&quot;&amp;[.Z$1]))" office:value-type="float" office:value="12.7234042553191" calcext:value-type="float">
            <text:p>12.7234042553191</text:p>
          </table:table-cell>
          <table:table-cell table:style-name="ce4" table:formula="of:=[.X8]/[.Z1]" office:value-type="percentage" office:value="0.265070921985816" calcext:value-type="percentage">
            <text:p>26.5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Tilley</text:p>
          </table:table-cell>
          <table:table-cell office:value-type="string" calcext:value-type="string">
            <text:p>L3042</text:p>
          </table:table-cell>
          <table:table-cell office:value-type="string" calcext:value-type="string">
            <text:p>GM</text:p>
          </table:table-cell>
          <table:table-cell office:value-type="float" office:value="1660" calcext:value-type="float">
            <text:p>1660</text:p>
          </table:table-cell>
          <table:table-cell office:value-type="float" office:value="89.5898573413136" calcext:value-type="float">
            <text:p>89.5898573413136</text:p>
          </table:table-cell>
          <table:table-cell office:value-type="float" office:value="92.3200988793649" calcext:value-type="float">
            <text:p>92.3200988793649</text:p>
          </table:table-cell>
          <table:table-cell office:value-type="float" office:value="93.8217317252932" calcext:value-type="float">
            <text:p>93.8217317252932</text:p>
          </table:table-cell>
          <table:table-cell office:value-type="float" office:value="97.7805819554676" calcext:value-type="float">
            <text:p>97.7805819554676</text:p>
          </table:table-cell>
          <table:table-cell office:value-type="float" office:value="100.510823493519" calcext:value-type="float">
            <text:p>100.5108234935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0.9568199773879" calcext:value-type="float">
            <text:p>90.9568199773879</text:p>
          </table:table-cell>
          <table:table-cell office:value-type="float" office:value="8" calcext:value-type="float">
            <text:p>8</text:p>
          </table:table-cell>
          <table:table-cell table:formula="of:=ROW() - 1" office:value-type="float" office:value="8" calcext:value-type="float">
            <text:p>8</text:p>
          </table:table-cell>
          <table:table-cell table:formula="of:=[.K9] - [.N9]" office:value-type="float" office:value="-1" calcext:value-type="float">
            <text:p>-1</text:p>
          </table:table-cell>
          <table:table-cell table:formula="of:=[.O9]-[.N9]" office:value-type="float" office:value="0" calcext:value-type="float">
            <text:p>0</text:p>
          </table:table-cell>
          <table:table-cell table:formula="of:=ABS([.Q9])" office:value-type="float" office:value="0" calcext:value-type="float">
            <text:p>0</text:p>
          </table:table-cell>
          <table:table-cell table:formula="of:=[.M9]-[.G9]" office:value-type="float" office:value="-2.86491174790531" calcext:value-type="float">
            <text:p>-2.86491174790531</text:p>
          </table:table-cell>
          <table:table-cell table:formula="of:=AND([.N9]&lt;=[.J9];[.N9]&gt;=[.L9])" office:value-type="boolean" office:boolean-value="true" calcext:value-type="boolean">
            <text:p>TRUE</text:p>
          </table:table-cell>
          <table:table-cell table:formula="of:=AND([.M9]&gt;=[.F9];[.M9]&lt;=[.H9])" office:value-type="boolean" office:boolean-value="false" calcext:value-type="boolean">
            <text:p>FALSE</text:p>
          </table:table-cell>
          <table:table-cell table:formula="of:=AND([.M9]&gt;=[.E9];[.M9]&lt;=[.I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Castro</text:p>
          </table:table-cell>
          <table:table-cell office:value-type="string" calcext:value-type="string">
            <text:p>L5659</text:p>
          </table:table-cell>
          <table:table-cell office:value-type="string" calcext:value-type="string">
            <text:p>GM</text:p>
          </table:table-cell>
          <table:table-cell office:value-type="float" office:value="1674" calcext:value-type="float">
            <text:p>1674</text:p>
          </table:table-cell>
          <table:table-cell office:value-type="float" office:value="89.2551124983348" calcext:value-type="float">
            <text:p>89.2551124983348</text:p>
          </table:table-cell>
          <table:table-cell office:value-type="float" office:value="91.8793600888339" calcext:value-type="float">
            <text:p>91.8793600888339</text:p>
          </table:table-cell>
          <table:table-cell office:value-type="float" office:value="94.5287753572332" calcext:value-type="float">
            <text:p>94.5287753572332</text:p>
          </table:table-cell>
          <table:table-cell office:value-type="float" office:value="97.1278552698321" calcext:value-type="float">
            <text:p>97.1278552698321</text:p>
          </table:table-cell>
          <table:table-cell office:value-type="float" office:value="99.7521028603312" calcext:value-type="float">
            <text:p>99.752102860331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9.684407414767" calcext:value-type="float">
            <text:p>89.684407414767</text:p>
          </table:table-cell>
          <table:table-cell office:value-type="float" office:value="9" calcext:value-type="float">
            <text:p>9</text:p>
          </table:table-cell>
          <table:table-cell table:formula="of:=ROW() - 1" office:value-type="float" office:value="9" calcext:value-type="float">
            <text:p>9</text:p>
          </table:table-cell>
          <table:table-cell table:formula="of:=[.K10] - [.N10]" office:value-type="float" office:value="-3" calcext:value-type="float">
            <text:p>-3</text:p>
          </table:table-cell>
          <table:table-cell table:formula="of:=[.O10]-[.N10]" office:value-type="float" office:value="0" calcext:value-type="float">
            <text:p>0</text:p>
          </table:table-cell>
          <table:table-cell table:formula="of:=ABS([.Q10])" office:value-type="float" office:value="0" calcext:value-type="float">
            <text:p>0</text:p>
          </table:table-cell>
          <table:table-cell table:formula="of:=[.M10]-[.G10]" office:value-type="float" office:value="-4.84436794246621" calcext:value-type="float">
            <text:p>-4.84436794246621</text:p>
          </table:table-cell>
          <table:table-cell table:formula="of:=AND([.N10]&lt;=[.J10];[.N10]&gt;=[.L10])" office:value-type="boolean" office:boolean-value="true" calcext:value-type="boolean">
            <text:p>TRUE</text:p>
          </table:table-cell>
          <table:table-cell table:formula="of:=AND([.M10]&gt;=[.F10];[.M10]&lt;=[.H10])" office:value-type="boolean" office:boolean-value="false" calcext:value-type="boolean">
            <text:p>FALSE</text:p>
          </table:table-cell>
          <table:table-cell table:formula="of:=AND([.M10]&gt;=[.E10];[.M10]&lt;=[.I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j Anthony</text:p>
          </table:table-cell>
          <table:table-cell office:value-type="string" calcext:value-type="string">
            <text:p>A122650</text:p>
          </table:table-cell>
          <table:table-cell office:value-type="string" calcext:value-type="string">
            <text:p>U</text:p>
          </table:table-cell>
          <table:table-cell office:value-type="float" office:value="1632" calcext:value-type="float">
            <text:p>1632</text:p>
          </table:table-cell>
          <table:table-cell office:value-type="float" office:value="88.3646254741821" calcext:value-type="float">
            <text:p>88.3646254741821</text:p>
          </table:table-cell>
          <table:table-cell office:value-type="float" office:value="91.363428087615" calcext:value-type="float">
            <text:p>91.363428087615</text:p>
          </table:table-cell>
          <table:table-cell office:value-type="float" office:value="93.0127695250031" calcext:value-type="float">
            <text:p>93.0127695250031</text:p>
          </table:table-cell>
          <table:table-cell office:value-type="float" office:value="97.3610333144807" calcext:value-type="float">
            <text:p>97.3610333144807</text:p>
          </table:table-cell>
          <table:table-cell office:value-type="float" office:value="100.359835927914" calcext:value-type="float">
            <text:p>100.35983592791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91.6714146672817" calcext:value-type="float">
            <text:p>91.6714146672817</text:p>
          </table:table-cell>
          <table:table-cell office:value-type="float" office:value="7" calcext:value-type="float">
            <text:p>7</text:p>
          </table:table-cell>
          <table:table-cell table:formula="of:=ROW() - 1" office:value-type="float" office:value="10" calcext:value-type="float">
            <text:p>10</text:p>
          </table:table-cell>
          <table:table-cell table:formula="of:=[.K11] - [.N11]" office:value-type="float" office:value="3" calcext:value-type="float">
            <text:p>3</text:p>
          </table:table-cell>
          <table:table-cell table:formula="of:=[.O11]-[.N11]" office:value-type="float" office:value="3" calcext:value-type="float">
            <text:p>3</text:p>
          </table:table-cell>
          <table:table-cell table:formula="of:=ABS([.Q11])" office:value-type="float" office:value="3" calcext:value-type="float">
            <text:p>3</text:p>
          </table:table-cell>
          <table:table-cell table:formula="of:=[.M11]-[.G11]" office:value-type="float" office:value="-1.3413548577214" calcext:value-type="float">
            <text:p>-1.3413548577214</text:p>
          </table:table-cell>
          <table:table-cell table:formula="of:=AND([.N11]&lt;=[.J11];[.N11]&gt;=[.L11])" office:value-type="boolean" office:boolean-value="true" calcext:value-type="boolean">
            <text:p>TRUE</text:p>
          </table:table-cell>
          <table:table-cell table:formula="of:=AND([.M11]&gt;=[.F11];[.M11]&lt;=[.H11])" office:value-type="boolean" office:boolean-value="true" calcext:value-type="boolean">
            <text:p>TRUE</text:p>
          </table:table-cell>
          <table:table-cell table:formula="of:=AND([.M11]&gt;=[.E11];[.M11]&lt;=[.I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yton Garcia</text:p>
          </table:table-cell>
          <table:table-cell office:value-type="string" calcext:value-type="string">
            <text:p>A136092</text:p>
          </table:table-cell>
          <table:table-cell office:value-type="string" calcext:value-type="string">
            <text:p>GM</text:p>
          </table:table-cell>
          <table:table-cell office:value-type="float" office:value="1621" calcext:value-type="float">
            <text:p>1621</text:p>
          </table:table-cell>
          <table:table-cell office:value-type="float" office:value="88.3173396050126" calcext:value-type="float">
            <text:p>88.3173396050126</text:p>
          </table:table-cell>
          <table:table-cell office:value-type="float" office:value="90.3050059045665" calcext:value-type="float">
            <text:p>90.3050059045665</text:p>
          </table:table-cell>
          <table:table-cell office:value-type="float" office:value="92.2410581292302" calcext:value-type="float">
            <text:p>92.2410581292302</text:p>
          </table:table-cell>
          <table:table-cell office:value-type="float" office:value="94.2803385036745" calcext:value-type="float">
            <text:p>94.2803385036745</text:p>
          </table:table-cell>
          <table:table-cell office:value-type="float" office:value="96.2680048032285" calcext:value-type="float">
            <text:p>96.268004803228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1.5954834914287" calcext:value-type="float">
            <text:p>81.5954834914287</text:p>
          </table:table-cell>
          <table:table-cell office:value-type="float" office:value="34" calcext:value-type="float">
            <text:p>34</text:p>
          </table:table-cell>
          <table:table-cell table:formula="of:=ROW() - 1" office:value-type="float" office:value="11" calcext:value-type="float">
            <text:p>11</text:p>
          </table:table-cell>
          <table:table-cell table:formula="of:=[.K12] - [.N12]" office:value-type="float" office:value="-24" calcext:value-type="float">
            <text:p>-24</text:p>
          </table:table-cell>
          <table:table-cell table:formula="of:=[.O12]-[.N12]" office:value-type="float" office:value="-23" calcext:value-type="float">
            <text:p>-23</text:p>
          </table:table-cell>
          <table:table-cell table:formula="of:=ABS([.Q12])" office:value-type="float" office:value="23" calcext:value-type="float">
            <text:p>23</text:p>
          </table:table-cell>
          <table:table-cell table:formula="of:=[.M12]-[.G12]" office:value-type="float" office:value="-10.6455746378015" calcext:value-type="float">
            <text:p>-10.6455746378015</text:p>
          </table:table-cell>
          <table:table-cell table:formula="of:=AND([.N12]&lt;=[.J12];[.N12]&gt;=[.L12])" office:value-type="boolean" office:boolean-value="false" calcext:value-type="boolean">
            <text:p>FALSE</text:p>
          </table:table-cell>
          <table:table-cell table:formula="of:=AND([.M12]&gt;=[.F12];[.M12]&lt;=[.H12])" office:value-type="boolean" office:boolean-value="false" calcext:value-type="boolean">
            <text:p>FALSE</text:p>
          </table:table-cell>
          <table:table-cell table:formula="of:=AND([.M12]&gt;=[.E12];[.M12]&lt;=[.I1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 Gorospe</text:p>
          </table:table-cell>
          <table:table-cell office:value-type="string" calcext:value-type="string">
            <text:p>TY104682</text:p>
          </table:table-cell>
          <table:table-cell office:value-type="string" calcext:value-type="string">
            <text:p>GM</text:p>
          </table:table-cell>
          <table:table-cell office:value-type="float" office:value="1613" calcext:value-type="float">
            <text:p>1613</text:p>
          </table:table-cell>
          <table:table-cell office:value-type="float" office:value="87.8555045252105" calcext:value-type="float">
            <text:p>87.8555045252105</text:p>
          </table:table-cell>
          <table:table-cell office:value-type="float" office:value="90.1941599284685" calcext:value-type="float">
            <text:p>90.1941599284685</text:p>
          </table:table-cell>
          <table:table-cell office:value-type="float" office:value="92.0286998838092" calcext:value-type="float">
            <text:p>92.0286998838092</text:p>
          </table:table-cell>
          <table:table-cell office:value-type="float" office:value="94.8714707349845" calcext:value-type="float">
            <text:p>94.8714707349845</text:p>
          </table:table-cell>
          <table:table-cell office:value-type="float" office:value="97.2101261382425" calcext:value-type="float">
            <text:p>97.210126138242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9.2755068000747" calcext:value-type="float">
            <text:p>79.2755068000747</text:p>
          </table:table-cell>
          <table:table-cell office:value-type="float" office:value="48" calcext:value-type="float">
            <text:p>48</text:p>
          </table:table-cell>
          <table:table-cell table:formula="of:=ROW() - 1" office:value-type="float" office:value="12" calcext:value-type="float">
            <text:p>12</text:p>
          </table:table-cell>
          <table:table-cell table:formula="of:=[.K13] - [.N13]" office:value-type="float" office:value="-37" calcext:value-type="float">
            <text:p>-37</text:p>
          </table:table-cell>
          <table:table-cell table:formula="of:=[.O13]-[.N13]" office:value-type="float" office:value="-36" calcext:value-type="float">
            <text:p>-36</text:p>
          </table:table-cell>
          <table:table-cell table:formula="of:=ABS([.Q13])" office:value-type="float" office:value="36" calcext:value-type="float">
            <text:p>36</text:p>
          </table:table-cell>
          <table:table-cell table:formula="of:=[.M13]-[.G13]" office:value-type="float" office:value="-12.7531930837345" calcext:value-type="float">
            <text:p>-12.7531930837345</text:p>
          </table:table-cell>
          <table:table-cell table:formula="of:=AND([.N13]&lt;=[.J13];[.N13]&gt;=[.L13])" office:value-type="boolean" office:boolean-value="false" calcext:value-type="boolean">
            <text:p>FALSE</text:p>
          </table:table-cell>
          <table:table-cell table:formula="of:=AND([.M13]&gt;=[.F13];[.M13]&lt;=[.H13])" office:value-type="boolean" office:boolean-value="false" calcext:value-type="boolean">
            <text:p>FALSE</text:p>
          </table:table-cell>
          <table:table-cell table:formula="of:=AND([.M13]&gt;=[.E13];[.M13]&lt;=[.I1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dd Jarrett</text:p>
          </table:table-cell>
          <table:table-cell office:value-type="string" calcext:value-type="string">
            <text:p>L2458</text:p>
          </table:table-cell>
          <table:table-cell office:value-type="string" calcext:value-type="string">
            <text:p>GM</text:p>
          </table:table-cell>
          <table:table-cell office:value-type="float" office:value="1618" calcext:value-type="float">
            <text:p>1618</text:p>
          </table:table-cell>
          <table:table-cell office:value-type="float" office:value="87.7329003508351" calcext:value-type="float">
            <text:p>87.7329003508351</text:p>
          </table:table-cell>
          <table:table-cell office:value-type="float" office:value="90.138554497416" calcext:value-type="float">
            <text:p>90.138554497416</text:p>
          </table:table-cell>
          <table:table-cell office:value-type="float" office:value="92.1899941235859" calcext:value-type="float">
            <text:p>92.1899941235859</text:p>
          </table:table-cell>
          <table:table-cell office:value-type="float" office:value="94.9498627905777" calcext:value-type="float">
            <text:p>94.9498627905777</text:p>
          </table:table-cell>
          <table:table-cell office:value-type="float" office:value="97.3555169371586" calcext:value-type="float">
            <text:p>97.3555169371586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3.0017763785643" calcext:value-type="float">
            <text:p>83.0017763785643</text:p>
          </table:table-cell>
          <table:table-cell office:value-type="float" office:value="27" calcext:value-type="float">
            <text:p>27</text:p>
          </table:table-cell>
          <table:table-cell table:formula="of:=ROW() - 1" office:value-type="float" office:value="13" calcext:value-type="float">
            <text:p>13</text:p>
          </table:table-cell>
          <table:table-cell table:formula="of:=[.K14] - [.N14]" office:value-type="float" office:value="-17" calcext:value-type="float">
            <text:p>-17</text:p>
          </table:table-cell>
          <table:table-cell table:formula="of:=[.O14]-[.N14]" office:value-type="float" office:value="-14" calcext:value-type="float">
            <text:p>-14</text:p>
          </table:table-cell>
          <table:table-cell table:formula="of:=ABS([.Q14])" office:value-type="float" office:value="14" calcext:value-type="float">
            <text:p>14</text:p>
          </table:table-cell>
          <table:table-cell table:formula="of:=[.M14]-[.G14]" office:value-type="float" office:value="-9.1882177450216" calcext:value-type="float">
            <text:p>-9.1882177450216</text:p>
          </table:table-cell>
          <table:table-cell table:formula="of:=AND([.N14]&lt;=[.J14];[.N14]&gt;=[.L14])" office:value-type="boolean" office:boolean-value="true" calcext:value-type="boolean">
            <text:p>TRUE</text:p>
          </table:table-cell>
          <table:table-cell table:formula="of:=AND([.M14]&gt;=[.F14];[.M14]&lt;=[.H14])" office:value-type="boolean" office:boolean-value="false" calcext:value-type="boolean">
            <text:p>FALSE</text:p>
          </table:table-cell>
          <table:table-cell table:formula="of:=AND([.M14]&gt;=[.E14];[.M14]&lt;=[.I1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 Rader</text:p>
          </table:table-cell>
          <table:table-cell office:value-type="string" calcext:value-type="string">
            <text:p>A83744</text:p>
          </table:table-cell>
          <table:table-cell office:value-type="string" calcext:value-type="string">
            <text:p>GM</text:p>
          </table:table-cell>
          <table:table-cell office:value-type="float" office:value="1632" calcext:value-type="float">
            <text:p>1632</text:p>
          </table:table-cell>
          <table:table-cell office:value-type="float" office:value="87.0899628460214" calcext:value-type="float">
            <text:p>87.0899628460214</text:p>
          </table:table-cell>
          <table:table-cell office:value-type="float" office:value="89.8741795206829" calcext:value-type="float">
            <text:p>89.8741795206829</text:p>
          </table:table-cell>
          <table:table-cell office:value-type="float" office:value="92.9025036775836" calcext:value-type="float">
            <text:p>92.9025036775836</text:p>
          </table:table-cell>
          <table:table-cell office:value-type="float" office:value="95.442612870006" calcext:value-type="float">
            <text:p>95.442612870006</text:p>
          </table:table-cell>
          <table:table-cell office:value-type="float" office:value="98.2268295446675" calcext:value-type="float">
            <text:p>98.2268295446675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3.2179992411504" calcext:value-type="float">
            <text:p>83.2179992411504</text:p>
          </table:table-cell>
          <table:table-cell office:value-type="float" office:value="25" calcext:value-type="float">
            <text:p>25</text:p>
          </table:table-cell>
          <table:table-cell table:formula="of:=ROW() - 1" office:value-type="float" office:value="14" calcext:value-type="float">
            <text:p>14</text:p>
          </table:table-cell>
          <table:table-cell table:formula="of:=[.K15] - [.N15]" office:value-type="float" office:value="-15" calcext:value-type="float">
            <text:p>-15</text:p>
          </table:table-cell>
          <table:table-cell table:formula="of:=[.O15]-[.N15]" office:value-type="float" office:value="-11" calcext:value-type="float">
            <text:p>-11</text:p>
          </table:table-cell>
          <table:table-cell table:formula="of:=ABS([.Q15])" office:value-type="float" office:value="11" calcext:value-type="float">
            <text:p>11</text:p>
          </table:table-cell>
          <table:table-cell table:formula="of:=[.M15]-[.G15]" office:value-type="float" office:value="-9.6845044364332" calcext:value-type="float">
            <text:p>-9.6845044364332</text:p>
          </table:table-cell>
          <table:table-cell table:formula="of:=AND([.N15]&lt;=[.J15];[.N15]&gt;=[.L15])" office:value-type="boolean" office:boolean-value="true" calcext:value-type="boolean">
            <text:p>TRUE</text:p>
          </table:table-cell>
          <table:table-cell table:formula="of:=AND([.M15]&gt;=[.F15];[.M15]&lt;=[.H15])" office:value-type="boolean" office:boolean-value="false" calcext:value-type="boolean">
            <text:p>FALSE</text:p>
          </table:table-cell>
          <table:table-cell table:formula="of:=AND([.M15]&gt;=[.E15];[.M15]&lt;=[.I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Hyder</text:p>
          </table:table-cell>
          <table:table-cell office:value-type="string" calcext:value-type="string">
            <text:p>A68907</text:p>
          </table:table-cell>
          <table:table-cell office:value-type="string" calcext:value-type="string">
            <text:p>M</text:p>
          </table:table-cell>
          <table:table-cell office:value-type="float" office:value="1629" calcext:value-type="float">
            <text:p>1629</text:p>
          </table:table-cell>
          <table:table-cell office:value-type="float" office:value="86.957879393728" calcext:value-type="float">
            <text:p>86.957879393728</text:p>
          </table:table-cell>
          <table:table-cell office:value-type="float" office:value="90.2984470619401" calcext:value-type="float">
            <text:p>90.2984470619401</text:p>
          </table:table-cell>
          <table:table-cell office:value-type="float" office:value="93.1957137325609" calcext:value-type="float">
            <text:p>93.1957137325609</text:p>
          </table:table-cell>
          <table:table-cell office:value-type="float" office:value="96.9795823983641" calcext:value-type="float">
            <text:p>96.9795823983641</text:p>
          </table:table-cell>
          <table:table-cell office:value-type="float" office:value="100.320150066576" calcext:value-type="float">
            <text:p>100.32015006657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5.1923804760907" calcext:value-type="float">
            <text:p>85.1923804760907</text:p>
          </table:table-cell>
          <table:table-cell office:value-type="float" office:value="20" calcext:value-type="float">
            <text:p>20</text:p>
          </table:table-cell>
          <table:table-cell table:formula="of:=ROW() - 1" office:value-type="float" office:value="15" calcext:value-type="float">
            <text:p>15</text:p>
          </table:table-cell>
          <table:table-cell table:formula="of:=[.K16] - [.N16]" office:value-type="float" office:value="-11" calcext:value-type="float">
            <text:p>-11</text:p>
          </table:table-cell>
          <table:table-cell table:formula="of:=[.O16]-[.N16]" office:value-type="float" office:value="-5" calcext:value-type="float">
            <text:p>-5</text:p>
          </table:table-cell>
          <table:table-cell table:formula="of:=ABS([.Q16])" office:value-type="float" office:value="5" calcext:value-type="float">
            <text:p>5</text:p>
          </table:table-cell>
          <table:table-cell table:formula="of:=[.M16]-[.G16]" office:value-type="float" office:value="-8.0033332564702" calcext:value-type="float">
            <text:p>-8.0033332564702</text:p>
          </table:table-cell>
          <table:table-cell table:formula="of:=AND([.N16]&lt;=[.J16];[.N16]&gt;=[.L16])" office:value-type="boolean" office:boolean-value="true" calcext:value-type="boolean">
            <text:p>TRUE</text:p>
          </table:table-cell>
          <table:table-cell table:formula="of:=AND([.M16]&gt;=[.F16];[.M16]&lt;=[.H16])" office:value-type="boolean" office:boolean-value="false" calcext:value-type="boolean">
            <text:p>FALSE</text:p>
          </table:table-cell>
          <table:table-cell table:formula="of:=AND([.M16]&gt;=[.E16];[.M16]&lt;=[.I1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nner Doenges</text:p>
          </table:table-cell>
          <table:table-cell office:value-type="string" calcext:value-type="string">
            <text:p>A137339</text:p>
          </table:table-cell>
          <table:table-cell office:value-type="string" calcext:value-type="string">
            <text:p>GM</text:p>
          </table:table-cell>
          <table:table-cell office:value-type="float" office:value="1601" calcext:value-type="float">
            <text:p>1601</text:p>
          </table:table-cell>
          <table:table-cell office:value-type="float" office:value="86.0816165930275" calcext:value-type="float">
            <text:p>86.0816165930275</text:p>
          </table:table-cell>
          <table:table-cell office:value-type="float" office:value="88.8768056650293" calcext:value-type="float">
            <text:p>88.8768056650293</text:p>
          </table:table-cell>
          <table:table-cell office:value-type="float" office:value="91.5365743756827" calcext:value-type="float">
            <text:p>91.5365743756827</text:p>
          </table:table-cell>
          <table:table-cell office:value-type="float" office:value="94.467183809033" calcext:value-type="float">
            <text:p>94.467183809033</text:p>
          </table:table-cell>
          <table:table-cell office:value-type="float" office:value="97.2623728810349" calcext:value-type="float">
            <text:p>97.2623728810349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5.3713464623242" calcext:value-type="float">
            <text:p>85.3713464623242</text:p>
          </table:table-cell>
          <table:table-cell office:value-type="float" office:value="19" calcext:value-type="float">
            <text:p>19</text:p>
          </table:table-cell>
          <table:table-cell table:formula="of:=ROW() - 1" office:value-type="float" office:value="16" calcext:value-type="float">
            <text:p>16</text:p>
          </table:table-cell>
          <table:table-cell table:formula="of:=[.K17] - [.N17]" office:value-type="float" office:value="-7" calcext:value-type="float">
            <text:p>-7</text:p>
          </table:table-cell>
          <table:table-cell table:formula="of:=[.O17]-[.N17]" office:value-type="float" office:value="-3" calcext:value-type="float">
            <text:p>-3</text:p>
          </table:table-cell>
          <table:table-cell table:formula="of:=ABS([.Q17])" office:value-type="float" office:value="3" calcext:value-type="float">
            <text:p>3</text:p>
          </table:table-cell>
          <table:table-cell table:formula="of:=[.M17]-[.G17]" office:value-type="float" office:value="-6.16522791335851" calcext:value-type="float">
            <text:p>-6.16522791335851</text:p>
          </table:table-cell>
          <table:table-cell table:formula="of:=AND([.N17]&lt;=[.J17];[.N17]&gt;=[.L17])" office:value-type="boolean" office:boolean-value="true" calcext:value-type="boolean">
            <text:p>TRUE</text:p>
          </table:table-cell>
          <table:table-cell table:formula="of:=AND([.M17]&gt;=[.F17];[.M17]&lt;=[.H17])" office:value-type="boolean" office:boolean-value="false" calcext:value-type="boolean">
            <text:p>FALSE</text:p>
          </table:table-cell>
          <table:table-cell table:formula="of:=AND([.M17]&gt;=[.E17];[.M17]&lt;=[.I1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ne Williams</text:p>
          </table:table-cell>
          <table:table-cell office:value-type="string" calcext:value-type="string">
            <text:p>L5679</text:p>
          </table:table-cell>
          <table:table-cell office:value-type="string" calcext:value-type="string">
            <text:p>M</text:p>
          </table:table-cell>
          <table:table-cell office:value-type="float" office:value="1592" calcext:value-type="float">
            <text:p>1592</text:p>
          </table:table-cell>
          <table:table-cell office:value-type="float" office:value="86.023417469049" calcext:value-type="float">
            <text:p>86.023417469049</text:p>
          </table:table-cell>
          <table:table-cell office:value-type="float" office:value="88.8234455534048" calcext:value-type="float">
            <text:p>88.8234455534048</text:p>
          </table:table-cell>
          <table:table-cell office:value-type="float" office:value="91.3766367678779" calcext:value-type="float">
            <text:p>91.3766367678779</text:p>
          </table:table-cell>
          <table:table-cell office:value-type="float" office:value="94.4235017221166" calcext:value-type="float">
            <text:p>94.4235017221166</text:p>
          </table:table-cell>
          <table:table-cell office:value-type="float" office:value="97.2235298064724" calcext:value-type="float">
            <text:p>97.2235298064724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9.9113337568339" calcext:value-type="float">
            <text:p>79.9113337568339</text:p>
          </table:table-cell>
          <table:table-cell office:value-type="float" office:value="45" calcext:value-type="float">
            <text:p>45</text:p>
          </table:table-cell>
          <table:table-cell table:formula="of:=ROW() - 1" office:value-type="float" office:value="17" calcext:value-type="float">
            <text:p>17</text:p>
          </table:table-cell>
          <table:table-cell table:formula="of:=[.K18] - [.N18]" office:value-type="float" office:value="-32" calcext:value-type="float">
            <text:p>-32</text:p>
          </table:table-cell>
          <table:table-cell table:formula="of:=[.O18]-[.N18]" office:value-type="float" office:value="-28" calcext:value-type="float">
            <text:p>-28</text:p>
          </table:table-cell>
          <table:table-cell table:formula="of:=ABS([.Q18])" office:value-type="float" office:value="28" calcext:value-type="float">
            <text:p>28</text:p>
          </table:table-cell>
          <table:table-cell table:formula="of:=[.M18]-[.G18]" office:value-type="float" office:value="-11.465303011044" calcext:value-type="float">
            <text:p>-11.465303011044</text:p>
          </table:table-cell>
          <table:table-cell table:formula="of:=AND([.N18]&lt;=[.J18];[.N18]&gt;=[.L18])" office:value-type="boolean" office:boolean-value="false" calcext:value-type="boolean">
            <text:p>FALSE</text:p>
          </table:table-cell>
          <table:table-cell table:formula="of:=AND([.M18]&gt;=[.F18];[.M18]&lt;=[.H18])" office:value-type="boolean" office:boolean-value="false" calcext:value-type="boolean">
            <text:p>FALSE</text:p>
          </table:table-cell>
          <table:table-cell table:formula="of:=AND([.M18]&gt;=[.E18];[.M18]&lt;=[.I1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e Ryan</text:p>
          </table:table-cell>
          <table:table-cell office:value-type="string" calcext:value-type="string">
            <text:p>FY82686</text:p>
          </table:table-cell>
          <table:table-cell office:value-type="string" calcext:value-type="string">
            <text:p>GM</text:p>
          </table:table-cell>
          <table:table-cell office:value-type="float" office:value="1588" calcext:value-type="float">
            <text:p>1588</text:p>
          </table:table-cell>
          <table:table-cell office:value-type="float" office:value="85.8605955022768" calcext:value-type="float">
            <text:p>85.8605955022768</text:p>
          </table:table-cell>
          <table:table-cell office:value-type="float" office:value="88.7058813391979" calcext:value-type="float">
            <text:p>88.7058813391979</text:p>
          </table:table-cell>
          <table:table-cell office:value-type="float" office:value="91.2560610055068" calcext:value-type="float">
            <text:p>91.2560610055068</text:p>
          </table:table-cell>
          <table:table-cell office:value-type="float" office:value="94.3964530130402" calcext:value-type="float">
            <text:p>94.3964530130402</text:p>
          </table:table-cell>
          <table:table-cell office:value-type="float" office:value="97.2417388499612" calcext:value-type="float">
            <text:p>97.24173884996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1.585774593622" calcext:value-type="float">
            <text:p>81.585774593622</text:p>
          </table:table-cell>
          <table:table-cell office:value-type="float" office:value="35" calcext:value-type="float">
            <text:p>35</text:p>
          </table:table-cell>
          <table:table-cell table:formula="of:=ROW() - 1" office:value-type="float" office:value="18" calcext:value-type="float">
            <text:p>18</text:p>
          </table:table-cell>
          <table:table-cell table:formula="of:=[.K19] - [.N19]" office:value-type="float" office:value="-21" calcext:value-type="float">
            <text:p>-21</text:p>
          </table:table-cell>
          <table:table-cell table:formula="of:=[.O19]-[.N19]" office:value-type="float" office:value="-17" calcext:value-type="float">
            <text:p>-17</text:p>
          </table:table-cell>
          <table:table-cell table:formula="of:=ABS([.Q19])" office:value-type="float" office:value="17" calcext:value-type="float">
            <text:p>17</text:p>
          </table:table-cell>
          <table:table-cell table:formula="of:=[.M19]-[.G19]" office:value-type="float" office:value="-9.67028641188479" calcext:value-type="float">
            <text:p>-9.67028641188479</text:p>
          </table:table-cell>
          <table:table-cell table:formula="of:=AND([.N19]&lt;=[.J19];[.N19]&gt;=[.L19])" office:value-type="boolean" office:boolean-value="false" calcext:value-type="boolean">
            <text:p>FALSE</text:p>
          </table:table-cell>
          <table:table-cell table:formula="of:=AND([.M19]&gt;=[.F19];[.M19]&lt;=[.H19])" office:value-type="boolean" office:boolean-value="false" calcext:value-type="boolean">
            <text:p>FALSE</text:p>
          </table:table-cell>
          <table:table-cell table:formula="of:=AND([.M19]&gt;=[.E19];[.M19]&lt;=[.I1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ul Kerr</text:p>
          </table:table-cell>
          <table:table-cell office:value-type="string" calcext:value-type="string">
            <text:p>TY87361</text:p>
          </table:table-cell>
          <table:table-cell office:value-type="string" calcext:value-type="string">
            <text:p>GM</text:p>
          </table:table-cell>
          <table:table-cell office:value-type="float" office:value="1582" calcext:value-type="float">
            <text:p>1582</text:p>
          </table:table-cell>
          <table:table-cell office:value-type="float" office:value="85.7950687347213" calcext:value-type="float">
            <text:p>85.7950687347213</text:p>
          </table:table-cell>
          <table:table-cell office:value-type="float" office:value="89.2327173916041" calcext:value-type="float">
            <text:p>89.2327173916041</text:p>
          </table:table-cell>
          <table:table-cell office:value-type="float" office:value="91.1234241528896" calcext:value-type="float">
            <text:p>91.1234241528896</text:p>
          </table:table-cell>
          <table:table-cell office:value-type="float" office:value="96.1080147053697" calcext:value-type="float">
            <text:p>96.1080147053697</text:p>
          </table:table-cell>
          <table:table-cell office:value-type="float" office:value="99.5456633622525" calcext:value-type="float">
            <text:p>99.54566336225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80.9138613361548" calcext:value-type="float">
            <text:p>80.9138613361548</text:p>
          </table:table-cell>
          <table:table-cell office:value-type="float" office:value="42" calcext:value-type="float">
            <text:p>42</text:p>
          </table:table-cell>
          <table:table-cell table:formula="of:=ROW() - 1" office:value-type="float" office:value="19" calcext:value-type="float">
            <text:p>19</text:p>
          </table:table-cell>
          <table:table-cell table:formula="of:=[.K20] - [.N20]" office:value-type="float" office:value="-27" calcext:value-type="float">
            <text:p>-27</text:p>
          </table:table-cell>
          <table:table-cell table:formula="of:=[.O20]-[.N20]" office:value-type="float" office:value="-23" calcext:value-type="float">
            <text:p>-23</text:p>
          </table:table-cell>
          <table:table-cell table:formula="of:=ABS([.Q20])" office:value-type="float" office:value="23" calcext:value-type="float">
            <text:p>23</text:p>
          </table:table-cell>
          <table:table-cell table:formula="of:=[.M20]-[.G20]" office:value-type="float" office:value="-10.2095628167348" calcext:value-type="float">
            <text:p>-10.2095628167348</text:p>
          </table:table-cell>
          <table:table-cell table:formula="of:=AND([.N20]&lt;=[.J20];[.N20]&gt;=[.L20])" office:value-type="boolean" office:boolean-value="false" calcext:value-type="boolean">
            <text:p>FALSE</text:p>
          </table:table-cell>
          <table:table-cell table:formula="of:=AND([.M20]&gt;=[.F20];[.M20]&lt;=[.H20])" office:value-type="boolean" office:boolean-value="false" calcext:value-type="boolean">
            <text:p>FALSE</text:p>
          </table:table-cell>
          <table:table-cell table:formula="of:=AND([.M20]&gt;=[.E20];[.M20]&lt;=[.I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my Nelson</text:p>
          </table:table-cell>
          <table:table-cell office:value-type="string" calcext:value-type="string">
            <text:p>A128926</text:p>
          </table:table-cell>
          <table:table-cell office:value-type="string" calcext:value-type="string">
            <text:p>GM</text:p>
          </table:table-cell>
          <table:table-cell office:value-type="float" office:value="1570" calcext:value-type="float">
            <text:p>1570</text:p>
          </table:table-cell>
          <table:table-cell office:value-type="float" office:value="84.9450718648858" calcext:value-type="float">
            <text:p>84.9450718648858</text:p>
          </table:table-cell>
          <table:table-cell office:value-type="float" office:value="87.7803328099452" calcext:value-type="float">
            <text:p>87.7803328099452</text:p>
          </table:table-cell>
          <table:table-cell office:value-type="float" office:value="90.3955626608937" calcext:value-type="float">
            <text:p>90.3955626608937</text:p>
          </table:table-cell>
          <table:table-cell office:value-type="float" office:value="93.450854700064" calcext:value-type="float">
            <text:p>93.450854700064</text:p>
          </table:table-cell>
          <table:table-cell office:value-type="float" office:value="96.2861156451234" calcext:value-type="float">
            <text:p>96.286115645123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6.4137965096423" calcext:value-type="float">
            <text:p>86.4137965096423</text:p>
          </table:table-cell>
          <table:table-cell office:value-type="float" office:value="14" calcext:value-type="float">
            <text:p>14</text:p>
          </table:table-cell>
          <table:table-cell table:formula="of:=ROW() - 1" office:value-type="float" office:value="20" calcext:value-type="float">
            <text:p>20</text:p>
          </table:table-cell>
          <table:table-cell table:formula="of:=[.K21] - [.N21]" office:value-type="float" office:value="2" calcext:value-type="float">
            <text:p>2</text:p>
          </table:table-cell>
          <table:table-cell table:formula="of:=[.O21]-[.N21]" office:value-type="float" office:value="6" calcext:value-type="float">
            <text:p>6</text:p>
          </table:table-cell>
          <table:table-cell table:formula="of:=ABS([.Q21])" office:value-type="float" office:value="6" calcext:value-type="float">
            <text:p>6</text:p>
          </table:table-cell>
          <table:table-cell table:formula="of:=[.M21]-[.G21]" office:value-type="float" office:value="-3.98176615125141" calcext:value-type="float">
            <text:p>-3.98176615125141</text:p>
          </table:table-cell>
          <table:table-cell table:formula="of:=AND([.N21]&lt;=[.J21];[.N21]&gt;=[.L21])" office:value-type="boolean" office:boolean-value="true" calcext:value-type="boolean">
            <text:p>TRUE</text:p>
          </table:table-cell>
          <table:table-cell table:formula="of:=AND([.M21]&gt;=[.F21];[.M21]&lt;=[.H21])" office:value-type="boolean" office:boolean-value="false" calcext:value-type="boolean">
            <text:p>FALSE</text:p>
          </table:table-cell>
          <table:table-cell table:formula="of:=AND([.M21]&gt;=[.E21];[.M21]&lt;=[.I2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AAC LOCKWOOD</text:p>
          </table:table-cell>
          <table:table-cell office:value-type="string" calcext:value-type="string">
            <text:p>A106174</text:p>
          </table:table-cell>
          <table:table-cell office:value-type="string" calcext:value-type="string">
            <text:p>GM</text:p>
          </table:table-cell>
          <table:table-cell office:value-type="float" office:value="1573" calcext:value-type="float">
            <text:p>1573</text:p>
          </table:table-cell>
          <table:table-cell office:value-type="float" office:value="84.2499998702479" calcext:value-type="float">
            <text:p>84.2499998702479</text:p>
          </table:table-cell>
          <table:table-cell office:value-type="float" office:value="87.5186580507538" calcext:value-type="float">
            <text:p>87.5186580507538</text:p>
          </table:table-cell>
          <table:table-cell office:value-type="float" office:value="90.7645052656232" calcext:value-type="float">
            <text:p>90.7645052656232</text:p>
          </table:table-cell>
          <table:table-cell office:value-type="float" office:value="94.0559744117656" calcext:value-type="float">
            <text:p>94.0559744117656</text:p>
          </table:table-cell>
          <table:table-cell office:value-type="float" office:value="97.3246325922715" calcext:value-type="float">
            <text:p>97.324632592271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9.1123242971714" calcext:value-type="float">
            <text:p>89.1123242971714</text:p>
          </table:table-cell>
          <table:table-cell office:value-type="float" office:value="11" calcext:value-type="float">
            <text:p>11</text:p>
          </table:table-cell>
          <table:table-cell table:formula="of:=ROW() - 1" office:value-type="float" office:value="21" calcext:value-type="float">
            <text:p>21</text:p>
          </table:table-cell>
          <table:table-cell table:formula="of:=[.K22] - [.N22]" office:value-type="float" office:value="5" calcext:value-type="float">
            <text:p>5</text:p>
          </table:table-cell>
          <table:table-cell table:formula="of:=[.O22]-[.N22]" office:value-type="float" office:value="10" calcext:value-type="float">
            <text:p>10</text:p>
          </table:table-cell>
          <table:table-cell table:formula="of:=ABS([.Q22])" office:value-type="float" office:value="10" calcext:value-type="float">
            <text:p>10</text:p>
          </table:table-cell>
          <table:table-cell table:formula="of:=[.M22]-[.G22]" office:value-type="float" office:value="-1.6521809684518" calcext:value-type="float">
            <text:p>-1.6521809684518</text:p>
          </table:table-cell>
          <table:table-cell table:formula="of:=AND([.N22]&lt;=[.J22];[.N22]&gt;=[.L22])" office:value-type="boolean" office:boolean-value="true" calcext:value-type="boolean">
            <text:p>TRUE</text:p>
          </table:table-cell>
          <table:table-cell table:formula="of:=AND([.M22]&gt;=[.F22];[.M22]&lt;=[.H22])" office:value-type="boolean" office:boolean-value="true" calcext:value-type="boolean">
            <text:p>TRUE</text:p>
          </table:table-cell>
          <table:table-cell table:formula="of:=AND([.M22]&gt;=[.E22];[.M22]&lt;=[.I2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is Tomasie</text:p>
          </table:table-cell>
          <table:table-cell office:value-type="string" calcext:value-type="string">
            <text:p>L1973</text:p>
          </table:table-cell>
          <table:table-cell office:value-type="string" calcext:value-type="string">
            <text:p>M</text:p>
          </table:table-cell>
          <table:table-cell office:value-type="float" office:value="1558" calcext:value-type="float">
            <text:p>1558</text:p>
          </table:table-cell>
          <table:table-cell office:value-type="float" office:value="83.8251600435748" calcext:value-type="float">
            <text:p>83.8251600435748</text:p>
          </table:table-cell>
          <table:table-cell office:value-type="float" office:value="86.8124876579254" calcext:value-type="float">
            <text:p>86.8124876579254</text:p>
          </table:table-cell>
          <table:table-cell office:value-type="float" office:value="90.0296483315677" calcext:value-type="float">
            <text:p>90.0296483315677</text:p>
          </table:table-cell>
          <table:table-cell office:value-type="float" office:value="92.7871428866266" calcext:value-type="float">
            <text:p>92.7871428866266</text:p>
          </table:table-cell>
          <table:table-cell office:value-type="float" office:value="95.7744705009771" calcext:value-type="float">
            <text:p>95.774470500977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79.6460056575789" calcext:value-type="float">
            <text:p>79.6460056575789</text:p>
          </table:table-cell>
          <table:table-cell office:value-type="float" office:value="46" calcext:value-type="float">
            <text:p>46</text:p>
          </table:table-cell>
          <table:table-cell table:formula="of:=ROW() - 1" office:value-type="float" office:value="22" calcext:value-type="float">
            <text:p>22</text:p>
          </table:table-cell>
          <table:table-cell table:formula="of:=[.K23] - [.N23]" office:value-type="float" office:value="-27" calcext:value-type="float">
            <text:p>-27</text:p>
          </table:table-cell>
          <table:table-cell table:formula="of:=[.O23]-[.N23]" office:value-type="float" office:value="-24" calcext:value-type="float">
            <text:p>-24</text:p>
          </table:table-cell>
          <table:table-cell table:formula="of:=ABS([.Q23])" office:value-type="float" office:value="24" calcext:value-type="float">
            <text:p>24</text:p>
          </table:table-cell>
          <table:table-cell table:formula="of:=[.M23]-[.G23]" office:value-type="float" office:value="-10.3836426739888" calcext:value-type="float">
            <text:p>-10.3836426739888</text:p>
          </table:table-cell>
          <table:table-cell table:formula="of:=AND([.N23]&lt;=[.J23];[.N23]&gt;=[.L23])" office:value-type="boolean" office:boolean-value="false" calcext:value-type="boolean">
            <text:p>FALSE</text:p>
          </table:table-cell>
          <table:table-cell table:formula="of:=AND([.M23]&gt;=[.F23];[.M23]&lt;=[.H23])" office:value-type="boolean" office:boolean-value="false" calcext:value-type="boolean">
            <text:p>FALSE</text:p>
          </table:table-cell>
          <table:table-cell table:formula="of:=AND([.M23]&gt;=[.E23];[.M23]&lt;=[.I2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Steiner</text:p>
          </table:table-cell>
          <table:table-cell office:value-type="string" calcext:value-type="string">
            <text:p>TY81469</text:p>
          </table:table-cell>
          <table:table-cell office:value-type="string" calcext:value-type="string">
            <text:p>GM</text:p>
          </table:table-cell>
          <table:table-cell office:value-type="float" office:value="1564" calcext:value-type="float">
            <text:p>1564</text:p>
          </table:table-cell>
          <table:table-cell office:value-type="float" office:value="83.7128168500933" calcext:value-type="float">
            <text:p>83.7128168500933</text:p>
          </table:table-cell>
          <table:table-cell office:value-type="float" office:value="86.9789388693269" calcext:value-type="float">
            <text:p>86.9789388693269</text:p>
          </table:table-cell>
          <table:table-cell office:value-type="float" office:value="90.3178371930068" calcext:value-type="float">
            <text:p>90.3178371930068</text:p>
          </table:table-cell>
          <table:table-cell office:value-type="float" office:value="93.5111829077942" calcext:value-type="float">
            <text:p>93.5111829077942</text:p>
          </table:table-cell>
          <table:table-cell office:value-type="float" office:value="96.7773049270278" calcext:value-type="float">
            <text:p>96.7773049270278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3.7625639349422" calcext:value-type="float">
            <text:p>83.7625639349422</text:p>
          </table:table-cell>
          <table:table-cell office:value-type="float" office:value="24" calcext:value-type="float">
            <text:p>24</text:p>
          </table:table-cell>
          <table:table-cell table:formula="of:=ROW() - 1" office:value-type="float" office:value="23" calcext:value-type="float">
            <text:p>23</text:p>
          </table:table-cell>
          <table:table-cell table:formula="of:=[.K24] - [.N24]" office:value-type="float" office:value="-8" calcext:value-type="float">
            <text:p>-8</text:p>
          </table:table-cell>
          <table:table-cell table:formula="of:=[.O24]-[.N24]" office:value-type="float" office:value="-1" calcext:value-type="float">
            <text:p>-1</text:p>
          </table:table-cell>
          <table:table-cell table:formula="of:=ABS([.Q24])" office:value-type="float" office:value="1" calcext:value-type="float">
            <text:p>1</text:p>
          </table:table-cell>
          <table:table-cell table:formula="of:=[.M24]-[.G24]" office:value-type="float" office:value="-6.5552732580646" calcext:value-type="float">
            <text:p>-6.5552732580646</text:p>
          </table:table-cell>
          <table:table-cell table:formula="of:=AND([.N24]&lt;=[.J24];[.N24]&gt;=[.L24])" office:value-type="boolean" office:boolean-value="true" calcext:value-type="boolean">
            <text:p>TRUE</text:p>
          </table:table-cell>
          <table:table-cell table:formula="of:=AND([.M24]&gt;=[.F24];[.M24]&lt;=[.H24])" office:value-type="boolean" office:boolean-value="false" calcext:value-type="boolean">
            <text:p>FALSE</text:p>
          </table:table-cell>
          <table:table-cell table:formula="of:=AND([.M24]&gt;=[.E24];[.M24]&lt;=[.I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meron Templin</text:p>
          </table:table-cell>
          <table:table-cell office:value-type="string" calcext:value-type="string">
            <text:p>A115726</text:p>
          </table:table-cell>
          <table:table-cell office:value-type="string" calcext:value-type="string">
            <text:p>GM</text:p>
          </table:table-cell>
          <table:table-cell office:value-type="float" office:value="1568" calcext:value-type="float">
            <text:p>1568</text:p>
          </table:table-cell>
          <table:table-cell office:value-type="float" office:value="83.5607092784224" calcext:value-type="float">
            <text:p>83.5607092784224</text:p>
          </table:table-cell>
          <table:table-cell office:value-type="float" office:value="86.9984834513032" calcext:value-type="float">
            <text:p>86.9984834513032</text:p>
          </table:table-cell>
          <table:table-cell office:value-type="float" office:value="90.5971189466242" calcext:value-type="float">
            <text:p>90.5971189466242</text:p>
          </table:table-cell>
          <table:table-cell office:value-type="float" office:value="93.8740317970649" calcext:value-type="float">
            <text:p>93.8740317970649</text:p>
          </table:table-cell>
          <table:table-cell office:value-type="float" office:value="97.3118059699457" calcext:value-type="float">
            <text:p>97.3118059699457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4.6153911166133" calcext:value-type="float">
            <text:p>84.6153911166133</text:p>
          </table:table-cell>
          <table:table-cell office:value-type="float" office:value="21" calcext:value-type="float">
            <text:p>21</text:p>
          </table:table-cell>
          <table:table-cell table:formula="of:=ROW() - 1" office:value-type="float" office:value="24" calcext:value-type="float">
            <text:p>24</text:p>
          </table:table-cell>
          <table:table-cell table:formula="of:=[.K25] - [.N25]" office:value-type="float" office:value="-5" calcext:value-type="float">
            <text:p>-5</text:p>
          </table:table-cell>
          <table:table-cell table:formula="of:=[.O25]-[.N25]" office:value-type="float" office:value="3" calcext:value-type="float">
            <text:p>3</text:p>
          </table:table-cell>
          <table:table-cell table:formula="of:=ABS([.Q25])" office:value-type="float" office:value="3" calcext:value-type="float">
            <text:p>3</text:p>
          </table:table-cell>
          <table:table-cell table:formula="of:=[.M25]-[.G25]" office:value-type="float" office:value="-5.98172783001091" calcext:value-type="float">
            <text:p>-5.98172783001091</text:p>
          </table:table-cell>
          <table:table-cell table:formula="of:=AND([.N25]&lt;=[.J25];[.N25]&gt;=[.L25])" office:value-type="boolean" office:boolean-value="true" calcext:value-type="boolean">
            <text:p>TRUE</text:p>
          </table:table-cell>
          <table:table-cell table:formula="of:=AND([.M25]&gt;=[.F25];[.M25]&lt;=[.H25])" office:value-type="boolean" office:boolean-value="false" calcext:value-type="boolean">
            <text:p>FALSE</text:p>
          </table:table-cell>
          <table:table-cell table:formula="of:=AND([.M25]&gt;=[.E25];[.M25]&lt;=[.I2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uel Callahan</text:p>
          </table:table-cell>
          <table:table-cell office:value-type="string" calcext:value-type="string">
            <text:p>A90521</text:p>
          </table:table-cell>
          <table:table-cell office:value-type="string" calcext:value-type="string">
            <text:p>GM</text:p>
          </table:table-cell>
          <table:table-cell office:value-type="float" office:value="1554" calcext:value-type="float">
            <text:p>1554</text:p>
          </table:table-cell>
          <table:table-cell office:value-type="float" office:value="83.5372743580445" calcext:value-type="float">
            <text:p>83.5372743580445</text:p>
          </table:table-cell>
          <table:table-cell office:value-type="float" office:value="86.9460626443567" calcext:value-type="float">
            <text:p>86.9460626443567</text:p>
          </table:table-cell>
          <table:table-cell office:value-type="float" office:value="90.0200105390523" calcext:value-type="float">
            <text:p>90.0200105390523</text:p>
          </table:table-cell>
          <table:table-cell office:value-type="float" office:value="93.7636392169812" calcext:value-type="float">
            <text:p>93.7636392169812</text:p>
          </table:table-cell>
          <table:table-cell office:value-type="float" office:value="97.1724275032934" calcext:value-type="float">
            <text:p>97.1724275032934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83.8301784473257" calcext:value-type="float">
            <text:p>83.8301784473257</text:p>
          </table:table-cell>
          <table:table-cell office:value-type="float" office:value="23" calcext:value-type="float">
            <text:p>23</text:p>
          </table:table-cell>
          <table:table-cell table:formula="of:=ROW() - 1" office:value-type="float" office:value="25" calcext:value-type="float">
            <text:p>25</text:p>
          </table:table-cell>
          <table:table-cell table:formula="of:=[.K26] - [.N26]" office:value-type="float" office:value="-4" calcext:value-type="float">
            <text:p>-4</text:p>
          </table:table-cell>
          <table:table-cell table:formula="of:=[.O26]-[.N26]" office:value-type="float" office:value="2" calcext:value-type="float">
            <text:p>2</text:p>
          </table:table-cell>
          <table:table-cell table:formula="of:=ABS([.Q26])" office:value-type="float" office:value="2" calcext:value-type="float">
            <text:p>2</text:p>
          </table:table-cell>
          <table:table-cell table:formula="of:=[.M26]-[.G26]" office:value-type="float" office:value="-6.1898320917266" calcext:value-type="float">
            <text:p>-6.1898320917266</text:p>
          </table:table-cell>
          <table:table-cell table:formula="of:=AND([.N26]&lt;=[.J26];[.N26]&gt;=[.L26])" office:value-type="boolean" office:boolean-value="true" calcext:value-type="boolean">
            <text:p>TRUE</text:p>
          </table:table-cell>
          <table:table-cell table:formula="of:=AND([.M26]&gt;=[.F26];[.M26]&lt;=[.H26])" office:value-type="boolean" office:boolean-value="false" calcext:value-type="boolean">
            <text:p>FALSE</text:p>
          </table:table-cell>
          <table:table-cell table:formula="of:=AND([.M26]&gt;=[.E26];[.M26]&lt;=[.I2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nis Tran</text:p>
          </table:table-cell>
          <table:table-cell office:value-type="string" calcext:value-type="string">
            <text:p>A138127</text:p>
          </table:table-cell>
          <table:table-cell office:value-type="string" calcext:value-type="string">
            <text:p>A</text:p>
          </table:table-cell>
          <table:table-cell office:value-type="float" office:value="1517" calcext:value-type="float">
            <text:p>1517</text:p>
          </table:table-cell>
          <table:table-cell office:value-type="float" office:value="83.1428669721159" calcext:value-type="float">
            <text:p>83.1428669721159</text:p>
          </table:table-cell>
          <table:table-cell office:value-type="float" office:value="85.8572779140477" calcext:value-type="float">
            <text:p>85.8572779140477</text:p>
          </table:table-cell>
          <table:table-cell office:value-type="float" office:value="88.2056336728714" calcext:value-type="float">
            <text:p>88.2056336728714</text:p>
          </table:table-cell>
          <table:table-cell office:value-type="float" office:value="91.2860997979113" calcext:value-type="float">
            <text:p>91.2860997979113</text:p>
          </table:table-cell>
          <table:table-cell office:value-type="float" office:value="94.0005107398431" calcext:value-type="float">
            <text:p>94.0005107398431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78.8941622902927" calcext:value-type="float">
            <text:p>78.8941622902927</text:p>
          </table:table-cell>
          <table:table-cell office:value-type="float" office:value="51" calcext:value-type="float">
            <text:p>51</text:p>
          </table:table-cell>
          <table:table-cell table:formula="of:=ROW() - 1" office:value-type="float" office:value="26" calcext:value-type="float">
            <text:p>26</text:p>
          </table:table-cell>
          <table:table-cell table:formula="of:=[.K27] - [.N27]" office:value-type="float" office:value="-24" calcext:value-type="float">
            <text:p>-24</text:p>
          </table:table-cell>
          <table:table-cell table:formula="of:=[.O27]-[.N27]" office:value-type="float" office:value="-25" calcext:value-type="float">
            <text:p>-25</text:p>
          </table:table-cell>
          <table:table-cell table:formula="of:=ABS([.Q27])" office:value-type="float" office:value="25" calcext:value-type="float">
            <text:p>25</text:p>
          </table:table-cell>
          <table:table-cell table:formula="of:=[.M27]-[.G27]" office:value-type="float" office:value="-9.3114713825787" calcext:value-type="float">
            <text:p>-9.3114713825787</text:p>
          </table:table-cell>
          <table:table-cell table:formula="of:=AND([.N27]&lt;=[.J27];[.N27]&gt;=[.L27])" office:value-type="boolean" office:boolean-value="false" calcext:value-type="boolean">
            <text:p>FALSE</text:p>
          </table:table-cell>
          <table:table-cell table:formula="of:=AND([.M27]&gt;=[.F27];[.M27]&lt;=[.H27])" office:value-type="boolean" office:boolean-value="false" calcext:value-type="boolean">
            <text:p>FALSE</text:p>
          </table:table-cell>
          <table:table-cell table:formula="of:=AND([.M27]&gt;=[.E27];[.M27]&lt;=[.I2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ng“aroo" zhou</text:p>
          </table:table-cell>
          <table:table-cell office:value-type="string" calcext:value-type="string">
            <text:p>TY128885</text:p>
          </table:table-cell>
          <table:table-cell office:value-type="string" calcext:value-type="string">
            <text:p>M</text:p>
          </table:table-cell>
          <table:table-cell office:value-type="float" office:value="1539" calcext:value-type="float">
            <text:p>1539</text:p>
          </table:table-cell>
          <table:table-cell office:value-type="float" office:value="83.0581116831159" calcext:value-type="float">
            <text:p>83.0581116831159</text:p>
          </table:table-cell>
          <table:table-cell office:value-type="float" office:value="87.0291114527524" calcext:value-type="float">
            <text:p>87.0291114527524</text:p>
          </table:table-cell>
          <table:table-cell office:value-type="float" office:value="89.2451147816539" calcext:value-type="float">
            <text:p>89.2451147816539</text:p>
          </table:table-cell>
          <table:table-cell office:value-type="float" office:value="94.9711109920256" calcext:value-type="float">
            <text:p>94.9711109920256</text:p>
          </table:table-cell>
          <table:table-cell office:value-type="float" office:value="98.9421107616621" calcext:value-type="float">
            <text:p>98.9421107616621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83.9655399556312" calcext:value-type="float">
            <text:p>83.9655399556312</text:p>
          </table:table-cell>
          <table:table-cell office:value-type="float" office:value="22" calcext:value-type="float">
            <text:p>22</text:p>
          </table:table-cell>
          <table:table-cell table:formula="of:=ROW() - 1" office:value-type="float" office:value="27" calcext:value-type="float">
            <text:p>27</text:p>
          </table:table-cell>
          <table:table-cell table:formula="of:=[.K28] - [.N28]" office:value-type="float" office:value="-2" calcext:value-type="float">
            <text:p>-2</text:p>
          </table:table-cell>
          <table:table-cell table:formula="of:=[.O28]-[.N28]" office:value-type="float" office:value="5" calcext:value-type="float">
            <text:p>5</text:p>
          </table:table-cell>
          <table:table-cell table:formula="of:=ABS([.Q28])" office:value-type="float" office:value="5" calcext:value-type="float">
            <text:p>5</text:p>
          </table:table-cell>
          <table:table-cell table:formula="of:=[.M28]-[.G28]" office:value-type="float" office:value="-5.2795748260227" calcext:value-type="float">
            <text:p>-5.2795748260227</text:p>
          </table:table-cell>
          <table:table-cell table:formula="of:=AND([.N28]&lt;=[.J28];[.N28]&gt;=[.L28])" office:value-type="boolean" office:boolean-value="true" calcext:value-type="boolean">
            <text:p>TRUE</text:p>
          </table:table-cell>
          <table:table-cell table:formula="of:=AND([.M28]&gt;=[.F28];[.M28]&lt;=[.H28])" office:value-type="boolean" office:boolean-value="false" calcext:value-type="boolean">
            <text:p>FALSE</text:p>
          </table:table-cell>
          <table:table-cell table:formula="of:=AND([.M28]&gt;=[.E28];[.M28]&lt;=[.I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 Leonhardt</text:p>
          </table:table-cell>
          <table:table-cell office:value-type="string" calcext:value-type="string">
            <text:p>TY80296</text:p>
          </table:table-cell>
          <table:table-cell office:value-type="string" calcext:value-type="string">
            <text:p>M</text:p>
          </table:table-cell>
          <table:table-cell office:value-type="float" office:value="1545" calcext:value-type="float">
            <text:p>1545</text:p>
          </table:table-cell>
          <table:table-cell office:value-type="float" office:value="83.0528275620499" calcext:value-type="float">
            <text:p>83.0528275620499</text:p>
          </table:table-cell>
          <table:table-cell office:value-type="float" office:value="86.35924619556" calcext:value-type="float">
            <text:p>86.35924619556</text:p>
          </table:table-cell>
          <table:table-cell office:value-type="float" office:value="89.3779790377177" calcext:value-type="float">
            <text:p>89.3779790377177</text:p>
          </table:table-cell>
          <table:table-cell office:value-type="float" office:value="92.9720834625803" calcext:value-type="float">
            <text:p>92.9720834625803</text:p>
          </table:table-cell>
          <table:table-cell office:value-type="float" office:value="96.2785020960904" calcext:value-type="float">
            <text:p>96.278502096090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78.6417443105655" calcext:value-type="float">
            <text:p>78.6417443105655</text:p>
          </table:table-cell>
          <table:table-cell office:value-type="float" office:value="54" calcext:value-type="float">
            <text:p>54</text:p>
          </table:table-cell>
          <table:table-cell table:formula="of:=ROW() - 1" office:value-type="float" office:value="28" calcext:value-type="float">
            <text:p>28</text:p>
          </table:table-cell>
          <table:table-cell table:formula="of:=[.K29] - [.N29]" office:value-type="float" office:value="-34" calcext:value-type="float">
            <text:p>-34</text:p>
          </table:table-cell>
          <table:table-cell table:formula="of:=[.O29]-[.N29]" office:value-type="float" office:value="-26" calcext:value-type="float">
            <text:p>-26</text:p>
          </table:table-cell>
          <table:table-cell table:formula="of:=ABS([.Q29])" office:value-type="float" office:value="26" calcext:value-type="float">
            <text:p>26</text:p>
          </table:table-cell>
          <table:table-cell table:formula="of:=[.M29]-[.G29]" office:value-type="float" office:value="-10.7362347271522" calcext:value-type="float">
            <text:p>-10.7362347271522</text:p>
          </table:table-cell>
          <table:table-cell table:formula="of:=AND([.N29]&lt;=[.J29];[.N29]&gt;=[.L29])" office:value-type="boolean" office:boolean-value="false" calcext:value-type="boolean">
            <text:p>FALSE</text:p>
          </table:table-cell>
          <table:table-cell table:formula="of:=AND([.M29]&gt;=[.F29];[.M29]&lt;=[.H29])" office:value-type="boolean" office:boolean-value="false" calcext:value-type="boolean">
            <text:p>FALSE</text:p>
          </table:table-cell>
          <table:table-cell table:formula="of:=AND([.M29]&gt;=[.E29];[.M29]&lt;=[.I2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k Walden</text:p>
          </table:table-cell>
          <table:table-cell office:value-type="string" calcext:value-type="string">
            <text:p>A104588</text:p>
          </table:table-cell>
          <table:table-cell office:value-type="string" calcext:value-type="string">
            <text:p>GM</text:p>
          </table:table-cell>
          <table:table-cell office:value-type="float" office:value="1569" calcext:value-type="float">
            <text:p>1569</text:p>
          </table:table-cell>
          <table:table-cell office:value-type="float" office:value="83.0045867860759" calcext:value-type="float">
            <text:p>83.0045867860759</text:p>
          </table:table-cell>
          <table:table-cell office:value-type="float" office:value="86.5154044237357" calcext:value-type="float">
            <text:p>86.5154044237357</text:p>
          </table:table-cell>
          <table:table-cell office:value-type="float" office:value="90.6606267757285" calcext:value-type="float">
            <text:p>90.6606267757285</text:p>
          </table:table-cell>
          <table:table-cell office:value-type="float" office:value="93.5370396990553" calcext:value-type="float">
            <text:p>93.5370396990553</text:p>
          </table:table-cell>
          <table:table-cell office:value-type="float" office:value="97.0478573367151" calcext:value-type="float">
            <text:p>97.047857336715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8.0735755555038" calcext:value-type="float">
            <text:p>88.0735755555038</text:p>
          </table:table-cell>
          <table:table-cell office:value-type="float" office:value="12" calcext:value-type="float">
            <text:p>12</text:p>
          </table:table-cell>
          <table:table-cell table:formula="of:=ROW() - 1" office:value-type="float" office:value="29" calcext:value-type="float">
            <text:p>29</text:p>
          </table:table-cell>
          <table:table-cell table:formula="of:=[.K30] - [.N30]" office:value-type="float" office:value="4" calcext:value-type="float">
            <text:p>4</text:p>
          </table:table-cell>
          <table:table-cell table:formula="of:=[.O30]-[.N30]" office:value-type="float" office:value="17" calcext:value-type="float">
            <text:p>17</text:p>
          </table:table-cell>
          <table:table-cell table:formula="of:=ABS([.Q30])" office:value-type="float" office:value="17" calcext:value-type="float">
            <text:p>17</text:p>
          </table:table-cell>
          <table:table-cell table:formula="of:=[.M30]-[.G30]" office:value-type="float" office:value="-2.58705122022471" calcext:value-type="float">
            <text:p>-2.58705122022471</text:p>
          </table:table-cell>
          <table:table-cell table:formula="of:=AND([.N30]&lt;=[.J30];[.N30]&gt;=[.L30])" office:value-type="boolean" office:boolean-value="true" calcext:value-type="boolean">
            <text:p>TRUE</text:p>
          </table:table-cell>
          <table:table-cell table:formula="of:=AND([.M30]&gt;=[.F30];[.M30]&lt;=[.H30])" office:value-type="boolean" office:boolean-value="true" calcext:value-type="boolean">
            <text:p>TRUE</text:p>
          </table:table-cell>
          <table:table-cell table:formula="of:=AND([.M30]&gt;=[.E30];[.M30]&lt;=[.I3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 Hillegas</text:p>
          </table:table-cell>
          <table:table-cell office:value-type="string" calcext:value-type="string">
            <text:p>L4783</text:p>
          </table:table-cell>
          <table:table-cell office:value-type="string" calcext:value-type="string">
            <text:p>M</text:p>
          </table:table-cell>
          <table:table-cell office:value-type="float" office:value="1521" calcext:value-type="float">
            <text:p>1521</text:p>
          </table:table-cell>
          <table:table-cell office:value-type="float" office:value="82.9644728475628" calcext:value-type="float">
            <text:p>82.9644728475628</text:p>
          </table:table-cell>
          <table:table-cell office:value-type="float" office:value="85.7319312092959" calcext:value-type="float">
            <text:p>85.7319312092959</text:p>
          </table:table-cell>
          <table:table-cell office:value-type="float" office:value="88.004632107762" calcext:value-type="float">
            <text:p>88.004632107762</text:p>
          </table:table-cell>
          <table:table-cell office:value-type="float" office:value="91.2668479327621" calcext:value-type="float">
            <text:p>91.2668479327621</text:p>
          </table:table-cell>
          <table:table-cell office:value-type="float" office:value="94.0343062944953" calcext:value-type="float">
            <text:p>94.0343062944953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2.8181044682572" calcext:value-type="float">
            <text:p>82.8181044682572</text:p>
          </table:table-cell>
          <table:table-cell office:value-type="float" office:value="29" calcext:value-type="float">
            <text:p>29</text:p>
          </table:table-cell>
          <table:table-cell table:formula="of:=ROW() - 1" office:value-type="float" office:value="30" calcext:value-type="float">
            <text:p>30</text:p>
          </table:table-cell>
          <table:table-cell table:formula="of:=[.K31] - [.N31]" office:value-type="float" office:value="-1" calcext:value-type="float">
            <text:p>-1</text:p>
          </table:table-cell>
          <table:table-cell table:formula="of:=[.O31]-[.N31]" office:value-type="float" office:value="1" calcext:value-type="float">
            <text:p>1</text:p>
          </table:table-cell>
          <table:table-cell table:formula="of:=ABS([.Q31])" office:value-type="float" office:value="1" calcext:value-type="float">
            <text:p>1</text:p>
          </table:table-cell>
          <table:table-cell table:formula="of:=[.M31]-[.G31]" office:value-type="float" office:value="-5.1865276395048" calcext:value-type="float">
            <text:p>-5.1865276395048</text:p>
          </table:table-cell>
          <table:table-cell table:formula="of:=AND([.N31]&lt;=[.J31];[.N31]&gt;=[.L31])" office:value-type="boolean" office:boolean-value="true" calcext:value-type="boolean">
            <text:p>TRUE</text:p>
          </table:table-cell>
          <table:table-cell table:formula="of:=AND([.M31]&gt;=[.F31];[.M31]&lt;=[.H31])" office:value-type="boolean" office:boolean-value="false" calcext:value-type="boolean">
            <text:p>FALSE</text:p>
          </table:table-cell>
          <table:table-cell table:formula="of:=AND([.M31]&gt;=[.E31];[.M31]&lt;=[.I3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eb Paterson</text:p>
          </table:table-cell>
          <table:table-cell office:value-type="string" calcext:value-type="string">
            <text:p>TY100931</text:p>
          </table:table-cell>
          <table:table-cell office:value-type="string" calcext:value-type="string">
            <text:p>GM</text:p>
          </table:table-cell>
          <table:table-cell office:value-type="float" office:value="1529" calcext:value-type="float">
            <text:p>1529</text:p>
          </table:table-cell>
          <table:table-cell office:value-type="float" office:value="81.8223024831111" calcext:value-type="float">
            <text:p>81.8223024831111</text:p>
          </table:table-cell>
          <table:table-cell office:value-type="float" office:value="85.158018393326" calcext:value-type="float">
            <text:p>85.158018393326</text:p>
          </table:table-cell>
          <table:table-cell office:value-type="float" office:value="88.7006903946142" calcext:value-type="float">
            <text:p>88.7006903946142</text:p>
          </table:table-cell>
          <table:table-cell office:value-type="float" office:value="91.8294502137556" calcext:value-type="float">
            <text:p>91.8294502137556</text:p>
          </table:table-cell>
          <table:table-cell office:value-type="float" office:value="95.1651661239704" calcext:value-type="float">
            <text:p>95.1651661239704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81.4111609499609" calcext:value-type="float">
            <text:p>81.4111609499609</text:p>
          </table:table-cell>
          <table:table-cell office:value-type="float" office:value="37" calcext:value-type="float">
            <text:p>37</text:p>
          </table:table-cell>
          <table:table-cell table:formula="of:=ROW() - 1" office:value-type="float" office:value="31" calcext:value-type="float">
            <text:p>31</text:p>
          </table:table-cell>
          <table:table-cell table:formula="of:=[.K32] - [.N32]" office:value-type="float" office:value="-14" calcext:value-type="float">
            <text:p>-14</text:p>
          </table:table-cell>
          <table:table-cell table:formula="of:=[.O32]-[.N32]" office:value-type="float" office:value="-6" calcext:value-type="float">
            <text:p>-6</text:p>
          </table:table-cell>
          <table:table-cell table:formula="of:=ABS([.Q32])" office:value-type="float" office:value="6" calcext:value-type="float">
            <text:p>6</text:p>
          </table:table-cell>
          <table:table-cell table:formula="of:=[.M32]-[.G32]" office:value-type="float" office:value="-7.2895294446533" calcext:value-type="float">
            <text:p>-7.2895294446533</text:p>
          </table:table-cell>
          <table:table-cell table:formula="of:=AND([.N32]&lt;=[.J32];[.N32]&gt;=[.L32])" office:value-type="boolean" office:boolean-value="true" calcext:value-type="boolean">
            <text:p>TRUE</text:p>
          </table:table-cell>
          <table:table-cell table:formula="of:=AND([.M32]&gt;=[.F32];[.M32]&lt;=[.H32])" office:value-type="boolean" office:boolean-value="false" calcext:value-type="boolean">
            <text:p>FALSE</text:p>
          </table:table-cell>
          <table:table-cell table:formula="of:=AND([.M32]&gt;=[.E32];[.M32]&lt;=[.I3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aac McLearn</text:p>
          </table:table-cell>
          <table:table-cell office:value-type="string" calcext:value-type="string">
            <text:p>A143045</text:p>
          </table:table-cell>
          <table:table-cell office:value-type="string" calcext:value-type="string">
            <text:p>M</text:p>
          </table:table-cell>
          <table:table-cell office:value-type="float" office:value="1491" calcext:value-type="float">
            <text:p>1491</text:p>
          </table:table-cell>
          <table:table-cell office:value-type="float" office:value="81.5499783002101" calcext:value-type="float">
            <text:p>81.5499783002101</text:p>
          </table:table-cell>
          <table:table-cell office:value-type="float" office:value="84.6100844837005" calcext:value-type="float">
            <text:p>84.6100844837005</text:p>
          </table:table-cell>
          <table:table-cell office:value-type="float" office:value="86.8042464210727" calcext:value-type="float">
            <text:p>86.8042464210727</text:p>
          </table:table-cell>
          <table:table-cell office:value-type="float" office:value="90.7302968506811" calcext:value-type="float">
            <text:p>90.7302968506811</text:p>
          </table:table-cell>
          <table:table-cell office:value-type="float" office:value="93.7904030341714" calcext:value-type="float">
            <text:p>93.7904030341714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2.01713374376" calcext:value-type="float">
            <text:p>82.01713374376</text:p>
          </table:table-cell>
          <table:table-cell office:value-type="float" office:value="31" calcext:value-type="float">
            <text:p>31</text:p>
          </table:table-cell>
          <table:table-cell table:formula="of:=ROW() - 1" office:value-type="float" office:value="32" calcext:value-type="float">
            <text:p>32</text:p>
          </table:table-cell>
          <table:table-cell table:formula="of:=[.K33] - [.N33]" office:value-type="float" office:value="1" calcext:value-type="float">
            <text:p>1</text:p>
          </table:table-cell>
          <table:table-cell table:formula="of:=[.O33]-[.N33]" office:value-type="float" office:value="1" calcext:value-type="float">
            <text:p>1</text:p>
          </table:table-cell>
          <table:table-cell table:formula="of:=ABS([.Q33])" office:value-type="float" office:value="1" calcext:value-type="float">
            <text:p>1</text:p>
          </table:table-cell>
          <table:table-cell table:formula="of:=[.M33]-[.G33]" office:value-type="float" office:value="-4.78711267731271" calcext:value-type="float">
            <text:p>-4.78711267731271</text:p>
          </table:table-cell>
          <table:table-cell table:formula="of:=AND([.N33]&lt;=[.J33];[.N33]&gt;=[.L33])" office:value-type="boolean" office:boolean-value="true" calcext:value-type="boolean">
            <text:p>TRUE</text:p>
          </table:table-cell>
          <table:table-cell table:formula="of:=AND([.M33]&gt;=[.F33];[.M33]&lt;=[.H33])" office:value-type="boolean" office:boolean-value="false" calcext:value-type="boolean">
            <text:p>FALSE</text:p>
          </table:table-cell>
          <table:table-cell table:formula="of:=AND([.M33]&gt;=[.E33];[.M33]&lt;=[.I3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opher Culpepper</text:p>
          </table:table-cell>
          <table:table-cell office:value-type="string" calcext:value-type="string">
            <text:p>L4081</text:p>
          </table:table-cell>
          <table:table-cell office:value-type="string" calcext:value-type="string">
            <text:p>M</text:p>
          </table:table-cell>
          <table:table-cell office:value-type="float" office:value="1496" calcext:value-type="float">
            <text:p>1496</text:p>
          </table:table-cell>
          <table:table-cell office:value-type="float" office:value="81.3390696467491" calcext:value-type="float">
            <text:p>81.3390696467491</text:p>
          </table:table-cell>
          <table:table-cell office:value-type="float" office:value="85.2746097384166" calcext:value-type="float">
            <text:p>85.2746097384166</text:p>
          </table:table-cell>
          <table:table-cell office:value-type="float" office:value="87.4391567888337" calcext:value-type="float">
            <text:p>87.4391567888337</text:p>
          </table:table-cell>
          <table:table-cell office:value-type="float" office:value="93.1456899217515" calcext:value-type="float">
            <text:p>93.1456899217515</text:p>
          </table:table-cell>
          <table:table-cell office:value-type="float" office:value="97.081230013419" calcext:value-type="float">
            <text:p>97.081230013419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85.7903822374916" calcext:value-type="float">
            <text:p>85.7903822374916</text:p>
          </table:table-cell>
          <table:table-cell office:value-type="float" office:value="18" calcext:value-type="float">
            <text:p>18</text:p>
          </table:table-cell>
          <table:table-cell table:formula="of:=ROW() - 1" office:value-type="float" office:value="33" calcext:value-type="float">
            <text:p>33</text:p>
          </table:table-cell>
          <table:table-cell table:formula="of:=[.K34] - [.N34]" office:value-type="float" office:value="11" calcext:value-type="float">
            <text:p>11</text:p>
          </table:table-cell>
          <table:table-cell table:formula="of:=[.O34]-[.N34]" office:value-type="float" office:value="15" calcext:value-type="float">
            <text:p>15</text:p>
          </table:table-cell>
          <table:table-cell table:formula="of:=ABS([.Q34])" office:value-type="float" office:value="15" calcext:value-type="float">
            <text:p>15</text:p>
          </table:table-cell>
          <table:table-cell table:formula="of:=[.M34]-[.G34]" office:value-type="float" office:value="-1.6487745513421" calcext:value-type="float">
            <text:p>-1.6487745513421</text:p>
          </table:table-cell>
          <table:table-cell table:formula="of:=AND([.N34]&lt;=[.J34];[.N34]&gt;=[.L34])" office:value-type="boolean" office:boolean-value="true" calcext:value-type="boolean">
            <text:p>TRUE</text:p>
          </table:table-cell>
          <table:table-cell table:formula="of:=AND([.M34]&gt;=[.F34];[.M34]&lt;=[.H34])" office:value-type="boolean" office:boolean-value="true" calcext:value-type="boolean">
            <text:p>TRUE</text:p>
          </table:table-cell>
          <table:table-cell table:formula="of:=AND([.M34]&gt;=[.E34];[.M34]&lt;=[.I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Ramos</text:p>
          </table:table-cell>
          <table:table-cell office:value-type="string" calcext:value-type="string">
            <text:p>TY65542</text:p>
          </table:table-cell>
          <table:table-cell office:value-type="string" calcext:value-type="string">
            <text:p>A</text:p>
          </table:table-cell>
          <table:table-cell office:value-type="float" office:value="1484" calcext:value-type="float">
            <text:p>1484</text:p>
          </table:table-cell>
          <table:table-cell office:value-type="float" office:value="81.333050701611" calcext:value-type="float">
            <text:p>81.333050701611</text:p>
          </table:table-cell>
          <table:table-cell office:value-type="float" office:value="83.8689400817764" calcext:value-type="float">
            <text:p>83.8689400817764</text:p>
          </table:table-cell>
          <table:table-cell office:value-type="float" office:value="86.302372622222" calcext:value-type="float">
            <text:p>86.302372622222</text:p>
          </table:table-cell>
          <table:table-cell office:value-type="float" office:value="88.9407188421071" calcext:value-type="float">
            <text:p>88.9407188421071</text:p>
          </table:table-cell>
          <table:table-cell office:value-type="float" office:value="91.4766082222725" calcext:value-type="float">
            <text:p>91.4766082222725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81.2253808955711" calcext:value-type="float">
            <text:p>81.2253808955711</text:p>
          </table:table-cell>
          <table:table-cell office:value-type="float" office:value="38" calcext:value-type="float">
            <text:p>38</text:p>
          </table:table-cell>
          <table:table-cell table:formula="of:=ROW() - 1" office:value-type="float" office:value="34" calcext:value-type="float">
            <text:p>34</text:p>
          </table:table-cell>
          <table:table-cell table:formula="of:=[.K35] - [.N35]" office:value-type="float" office:value="-4" calcext:value-type="float">
            <text:p>-4</text:p>
          </table:table-cell>
          <table:table-cell table:formula="of:=[.O35]-[.N35]" office:value-type="float" office:value="-4" calcext:value-type="float">
            <text:p>-4</text:p>
          </table:table-cell>
          <table:table-cell table:formula="of:=ABS([.Q35])" office:value-type="float" office:value="4" calcext:value-type="float">
            <text:p>4</text:p>
          </table:table-cell>
          <table:table-cell table:formula="of:=[.M35]-[.G35]" office:value-type="float" office:value="-5.07699172665089" calcext:value-type="float">
            <text:p>-5.07699172665089</text:p>
          </table:table-cell>
          <table:table-cell table:formula="of:=AND([.N35]&lt;=[.J35];[.N35]&gt;=[.L35])" office:value-type="boolean" office:boolean-value="true" calcext:value-type="boolean">
            <text:p>TRUE</text:p>
          </table:table-cell>
          <table:table-cell table:formula="of:=AND([.M35]&gt;=[.F35];[.M35]&lt;=[.H35])" office:value-type="boolean" office:boolean-value="false" calcext:value-type="boolean">
            <text:p>FALSE</text:p>
          </table:table-cell>
          <table:table-cell table:formula="of:=AND([.M35]&gt;=[.E35];[.M35]&lt;=[.I3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bastiao Filho</text:p>
          </table:table-cell>
          <table:table-cell office:value-type="string" calcext:value-type="string">
            <text:p>TY44130</text:p>
          </table:table-cell>
          <table:table-cell office:value-type="string" calcext:value-type="string">
            <text:p>M</text:p>
          </table:table-cell>
          <table:table-cell office:value-type="float" office:value="1498" calcext:value-type="float">
            <text:p>1498</text:p>
          </table:table-cell>
          <table:table-cell office:value-type="float" office:value="81.2851354112128" calcext:value-type="float">
            <text:p>81.2851354112128</text:p>
          </table:table-cell>
          <table:table-cell office:value-type="float" office:value="84.8100761719596" calcext:value-type="float">
            <text:p>84.8100761719596</text:p>
          </table:table-cell>
          <table:table-cell office:value-type="float" office:value="87.4164129404029" calcext:value-type="float">
            <text:p>87.4164129404029</text:p>
          </table:table-cell>
          <table:table-cell office:value-type="float" office:value="91.8599576934532" calcext:value-type="float">
            <text:p>91.8599576934532</text:p>
          </table:table-cell>
          <table:table-cell office:value-type="float" office:value="95.3848984542001" calcext:value-type="float">
            <text:p>95.3848984542001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76.5450450185272" calcext:value-type="float">
            <text:p>76.5450450185272</text:p>
          </table:table-cell>
          <table:table-cell office:value-type="float" office:value="66" calcext:value-type="float">
            <text:p>66</text:p>
          </table:table-cell>
          <table:table-cell table:formula="of:=ROW() - 1" office:value-type="float" office:value="35" calcext:value-type="float">
            <text:p>35</text:p>
          </table:table-cell>
          <table:table-cell table:formula="of:=[.K36] - [.N36]" office:value-type="float" office:value="-37" calcext:value-type="float">
            <text:p>-37</text:p>
          </table:table-cell>
          <table:table-cell table:formula="of:=[.O36]-[.N36]" office:value-type="float" office:value="-31" calcext:value-type="float">
            <text:p>-31</text:p>
          </table:table-cell>
          <table:table-cell table:formula="of:=ABS([.Q36])" office:value-type="float" office:value="31" calcext:value-type="float">
            <text:p>31</text:p>
          </table:table-cell>
          <table:table-cell table:formula="of:=[.M36]-[.G36]" office:value-type="float" office:value="-10.8713679218757" calcext:value-type="float">
            <text:p>-10.8713679218757</text:p>
          </table:table-cell>
          <table:table-cell table:formula="of:=AND([.N36]&lt;=[.J36];[.N36]&gt;=[.L36])" office:value-type="boolean" office:boolean-value="false" calcext:value-type="boolean">
            <text:p>FALSE</text:p>
          </table:table-cell>
          <table:table-cell table:formula="of:=AND([.M36]&gt;=[.F36];[.M36]&lt;=[.H36])" office:value-type="boolean" office:boolean-value="false" calcext:value-type="boolean">
            <text:p>FALSE</text:p>
          </table:table-cell>
          <table:table-cell table:formula="of:=AND([.M36]&gt;=[.E36];[.M36]&lt;=[.I3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no Lima</text:p>
          </table:table-cell>
          <table:table-cell office:value-type="string" calcext:value-type="string">
            <text:p>TY101033</text:p>
          </table:table-cell>
          <table:table-cell office:value-type="string" calcext:value-type="string">
            <text:p>M</text:p>
          </table:table-cell>
          <table:table-cell office:value-type="float" office:value="1512" calcext:value-type="float">
            <text:p>1512</text:p>
          </table:table-cell>
          <table:table-cell office:value-type="float" office:value="80.9954743740982" calcext:value-type="float">
            <text:p>80.9954743740982</text:p>
          </table:table-cell>
          <table:table-cell office:value-type="float" office:value="84.5291246750519" calcext:value-type="float">
            <text:p>84.5291246750519</text:p>
          </table:table-cell>
          <table:table-cell office:value-type="float" office:value="88.1585067320877" calcext:value-type="float">
            <text:p>88.1585067320877</text:p>
          </table:table-cell>
          <table:table-cell office:value-type="float" office:value="91.5964252769593" calcext:value-type="float">
            <text:p>91.5964252769593</text:p>
          </table:table-cell>
          <table:table-cell office:value-type="float" office:value="95.1300755779131" calcext:value-type="float">
            <text:p>95.1300755779131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86.0402476702608" calcext:value-type="float">
            <text:p>86.0402476702608</text:p>
          </table:table-cell>
          <table:table-cell office:value-type="float" office:value="15" calcext:value-type="float">
            <text:p>15</text:p>
          </table:table-cell>
          <table:table-cell table:formula="of:=ROW() - 1" office:value-type="float" office:value="36" calcext:value-type="float">
            <text:p>36</text:p>
          </table:table-cell>
          <table:table-cell table:formula="of:=[.K37] - [.N37]" office:value-type="float" office:value="12" calcext:value-type="float">
            <text:p>12</text:p>
          </table:table-cell>
          <table:table-cell table:formula="of:=[.O37]-[.N37]" office:value-type="float" office:value="21" calcext:value-type="float">
            <text:p>21</text:p>
          </table:table-cell>
          <table:table-cell table:formula="of:=ABS([.Q37])" office:value-type="float" office:value="21" calcext:value-type="float">
            <text:p>21</text:p>
          </table:table-cell>
          <table:table-cell table:formula="of:=[.M37]-[.G37]" office:value-type="float" office:value="-2.1182590618269" calcext:value-type="float">
            <text:p>-2.1182590618269</text:p>
          </table:table-cell>
          <table:table-cell table:formula="of:=AND([.N37]&lt;=[.J37];[.N37]&gt;=[.L37])" office:value-type="boolean" office:boolean-value="true" calcext:value-type="boolean">
            <text:p>TRUE</text:p>
          </table:table-cell>
          <table:table-cell table:formula="of:=AND([.M37]&gt;=[.F37];[.M37]&lt;=[.H37])" office:value-type="boolean" office:boolean-value="true" calcext:value-type="boolean">
            <text:p>TRUE</text:p>
          </table:table-cell>
          <table:table-cell table:formula="of:=AND([.M37]&gt;=[.E37];[.M37]&lt;=[.I3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cker Schmidt</text:p>
          </table:table-cell>
          <table:table-cell office:value-type="string" calcext:value-type="string">
            <text:p>A93627</text:p>
          </table:table-cell>
          <table:table-cell office:value-type="string" calcext:value-type="string">
            <text:p>M</text:p>
          </table:table-cell>
          <table:table-cell office:value-type="float" office:value="1509" calcext:value-type="float">
            <text:p>1509</text:p>
          </table:table-cell>
          <table:table-cell office:value-type="float" office:value="80.8588896218193" calcext:value-type="float">
            <text:p>80.8588896218193</text:p>
          </table:table-cell>
          <table:table-cell office:value-type="float" office:value="84.4748741958169" calcext:value-type="float">
            <text:p>84.4748741958169</text:p>
          </table:table-cell>
          <table:table-cell office:value-type="float" office:value="87.9628909420494" calcext:value-type="float">
            <text:p>87.9628909420494</text:p>
          </table:table-cell>
          <table:table-cell office:value-type="float" office:value="91.7068433438122" calcext:value-type="float">
            <text:p>91.7068433438122</text:p>
          </table:table-cell>
          <table:table-cell office:value-type="float" office:value="95.3228279178099" calcext:value-type="float">
            <text:p>95.3228279178099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77.9755535337026" calcext:value-type="float">
            <text:p>77.9755535337026</text:p>
          </table:table-cell>
          <table:table-cell office:value-type="float" office:value="55" calcext:value-type="float">
            <text:p>55</text:p>
          </table:table-cell>
          <table:table-cell table:formula="of:=ROW() - 1" office:value-type="float" office:value="37" calcext:value-type="float">
            <text:p>37</text:p>
          </table:table-cell>
          <table:table-cell table:formula="of:=[.K38] - [.N38]" office:value-type="float" office:value="-27" calcext:value-type="float">
            <text:p>-27</text:p>
          </table:table-cell>
          <table:table-cell table:formula="of:=[.O38]-[.N38]" office:value-type="float" office:value="-18" calcext:value-type="float">
            <text:p>-18</text:p>
          </table:table-cell>
          <table:table-cell table:formula="of:=ABS([.Q38])" office:value-type="float" office:value="18" calcext:value-type="float">
            <text:p>18</text:p>
          </table:table-cell>
          <table:table-cell table:formula="of:=[.M38]-[.G38]" office:value-type="float" office:value="-9.9873374083468" calcext:value-type="float">
            <text:p>-9.9873374083468</text:p>
          </table:table-cell>
          <table:table-cell table:formula="of:=AND([.N38]&lt;=[.J38];[.N38]&gt;=[.L38])" office:value-type="boolean" office:boolean-value="false" calcext:value-type="boolean">
            <text:p>FALSE</text:p>
          </table:table-cell>
          <table:table-cell table:formula="of:=AND([.M38]&gt;=[.F38];[.M38]&lt;=[.H38])" office:value-type="boolean" office:boolean-value="false" calcext:value-type="boolean">
            <text:p>FALSE</text:p>
          </table:table-cell>
          <table:table-cell table:formula="of:=AND([.M38]&gt;=[.E38];[.M38]&lt;=[.I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ke Faust</text:p>
          </table:table-cell>
          <table:table-cell office:value-type="string" calcext:value-type="string">
            <text:p>TY112568</text:p>
          </table:table-cell>
          <table:table-cell office:value-type="string" calcext:value-type="string">
            <text:p>A</text:p>
          </table:table-cell>
          <table:table-cell office:value-type="float" office:value="1488" calcext:value-type="float">
            <text:p>1488</text:p>
          </table:table-cell>
          <table:table-cell office:value-type="float" office:value="80.3386884087403" calcext:value-type="float">
            <text:p>80.3386884087403</text:p>
          </table:table-cell>
          <table:table-cell office:value-type="float" office:value="84.1655711476819" calcext:value-type="float">
            <text:p>84.1655711476819</text:p>
          </table:table-cell>
          <table:table-cell office:value-type="float" office:value="86.9790392498078" calcext:value-type="float">
            <text:p>86.9790392498078</text:p>
          </table:table-cell>
          <table:table-cell office:value-type="float" office:value="91.8193366255651" calcext:value-type="float">
            <text:p>91.8193366255651</text:p>
          </table:table-cell>
          <table:table-cell office:value-type="float" office:value="95.6462193645066" calcext:value-type="float">
            <text:p>95.646219364506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81.1535883521691" calcext:value-type="float">
            <text:p>81.1535883521691</text:p>
          </table:table-cell>
          <table:table-cell office:value-type="float" office:value="39" calcext:value-type="float">
            <text:p>39</text:p>
          </table:table-cell>
          <table:table-cell table:formula="of:=ROW() - 1" office:value-type="float" office:value="38" calcext:value-type="float">
            <text:p>38</text:p>
          </table:table-cell>
          <table:table-cell table:formula="of:=[.K39] - [.N39]" office:value-type="float" office:value="-9" calcext:value-type="float">
            <text:p>-9</text:p>
          </table:table-cell>
          <table:table-cell table:formula="of:=[.O39]-[.N39]" office:value-type="float" office:value="-1" calcext:value-type="float">
            <text:p>-1</text:p>
          </table:table-cell>
          <table:table-cell table:formula="of:=ABS([.Q39])" office:value-type="float" office:value="1" calcext:value-type="float">
            <text:p>1</text:p>
          </table:table-cell>
          <table:table-cell table:formula="of:=[.M39]-[.G39]" office:value-type="float" office:value="-5.8254508976387" calcext:value-type="float">
            <text:p>-5.8254508976387</text:p>
          </table:table-cell>
          <table:table-cell table:formula="of:=AND([.N39]&lt;=[.J39];[.N39]&gt;=[.L39])" office:value-type="boolean" office:boolean-value="true" calcext:value-type="boolean">
            <text:p>TRUE</text:p>
          </table:table-cell>
          <table:table-cell table:formula="of:=AND([.M39]&gt;=[.F39];[.M39]&lt;=[.H39])" office:value-type="boolean" office:boolean-value="false" calcext:value-type="boolean">
            <text:p>FALSE</text:p>
          </table:table-cell>
          <table:table-cell table:formula="of:=AND([.M39]&gt;=[.E39];[.M39]&lt;=[.I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ir Patel</text:p>
          </table:table-cell>
          <table:table-cell office:value-type="string" calcext:value-type="string">
            <text:p>B97</text:p>
          </table:table-cell>
          <table:table-cell office:value-type="string" calcext:value-type="string">
            <text:p>GM</text:p>
          </table:table-cell>
          <table:table-cell office:value-type="float" office:value="1471" calcext:value-type="float">
            <text:p>1471</text:p>
          </table:table-cell>
          <table:table-cell office:value-type="float" office:value="80.015464914034" calcext:value-type="float">
            <text:p>80.015464914034</text:p>
          </table:table-cell>
          <table:table-cell office:value-type="float" office:value="83.0648452316589" calcext:value-type="float">
            <text:p>83.0648452316589</text:p>
          </table:table-cell>
          <table:table-cell office:value-type="float" office:value="86.0473195996126" calcext:value-type="float">
            <text:p>86.0473195996126</text:p>
          </table:table-cell>
          <table:table-cell office:value-type="float" office:value="89.1636058669089" calcext:value-type="float">
            <text:p>89.1636058669089</text:p>
          </table:table-cell>
          <table:table-cell office:value-type="float" office:value="92.2129861845339" calcext:value-type="float">
            <text:p>92.2129861845339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76.8206123406653" calcext:value-type="float">
            <text:p>76.8206123406653</text:p>
          </table:table-cell>
          <table:table-cell office:value-type="float" office:value="62" calcext:value-type="float">
            <text:p>62</text:p>
          </table:table-cell>
          <table:table-cell table:formula="of:=ROW() - 1" office:value-type="float" office:value="39" calcext:value-type="float">
            <text:p>39</text:p>
          </table:table-cell>
          <table:table-cell table:formula="of:=[.K40] - [.N40]" office:value-type="float" office:value="-26" calcext:value-type="float">
            <text:p>-26</text:p>
          </table:table-cell>
          <table:table-cell table:formula="of:=[.O40]-[.N40]" office:value-type="float" office:value="-23" calcext:value-type="float">
            <text:p>-23</text:p>
          </table:table-cell>
          <table:table-cell table:formula="of:=ABS([.Q40])" office:value-type="float" office:value="23" calcext:value-type="float">
            <text:p>23</text:p>
          </table:table-cell>
          <table:table-cell table:formula="of:=[.M40]-[.G40]" office:value-type="float" office:value="-9.2267072589473" calcext:value-type="float">
            <text:p>-9.2267072589473</text:p>
          </table:table-cell>
          <table:table-cell table:formula="of:=AND([.N40]&lt;=[.J40];[.N40]&gt;=[.L40])" office:value-type="boolean" office:boolean-value="false" calcext:value-type="boolean">
            <text:p>FALSE</text:p>
          </table:table-cell>
          <table:table-cell table:formula="of:=AND([.M40]&gt;=[.F40];[.M40]&lt;=[.H40])" office:value-type="boolean" office:boolean-value="false" calcext:value-type="boolean">
            <text:p>FALSE</text:p>
          </table:table-cell>
          <table:table-cell table:formula="of:=AND([.M40]&gt;=[.E40];[.M40]&lt;=[.I4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Jose</text:p>
          </table:table-cell>
          <table:table-cell office:value-type="string" calcext:value-type="string">
            <text:p>L5668</text:p>
          </table:table-cell>
          <table:table-cell office:value-type="string" calcext:value-type="string">
            <text:p>A</text:p>
          </table:table-cell>
          <table:table-cell office:value-type="float" office:value="1457" calcext:value-type="float">
            <text:p>1457</text:p>
          </table:table-cell>
          <table:table-cell office:value-type="float" office:value="79.5253366651998" calcext:value-type="float">
            <text:p>79.5253366651998</text:p>
          </table:table-cell>
          <table:table-cell office:value-type="float" office:value="83.6442138003671" calcext:value-type="float">
            <text:p>83.6442138003671</text:p>
          </table:table-cell>
          <table:table-cell office:value-type="float" office:value="85.9095962247091" calcext:value-type="float">
            <text:p>85.9095962247091</text:p>
          </table:table-cell>
          <table:table-cell office:value-type="float" office:value="91.8819680707018" calcext:value-type="float">
            <text:p>91.8819680707018</text:p>
          </table:table-cell>
          <table:table-cell office:value-type="float" office:value="96.0008452058691" calcext:value-type="float">
            <text:p>96.0008452058691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79.0544246232778" calcext:value-type="float">
            <text:p>79.0544246232778</text:p>
          </table:table-cell>
          <table:table-cell office:value-type="float" office:value="49" calcext:value-type="float">
            <text:p>49</text:p>
          </table:table-cell>
          <table:table-cell table:formula="of:=ROW() - 1" office:value-type="float" office:value="40" calcext:value-type="float">
            <text:p>40</text:p>
          </table:table-cell>
          <table:table-cell table:formula="of:=[.K41] - [.N41]" office:value-type="float" office:value="-13" calcext:value-type="float">
            <text:p>-13</text:p>
          </table:table-cell>
          <table:table-cell table:formula="of:=[.O41]-[.N41]" office:value-type="float" office:value="-9" calcext:value-type="float">
            <text:p>-9</text:p>
          </table:table-cell>
          <table:table-cell table:formula="of:=ABS([.Q41])" office:value-type="float" office:value="9" calcext:value-type="float">
            <text:p>9</text:p>
          </table:table-cell>
          <table:table-cell table:formula="of:=[.M41]-[.G41]" office:value-type="float" office:value="-6.85517160143131" calcext:value-type="float">
            <text:p>-6.85517160143131</text:p>
          </table:table-cell>
          <table:table-cell table:formula="of:=AND([.N41]&lt;=[.J41];[.N41]&gt;=[.L41])" office:value-type="boolean" office:boolean-value="true" calcext:value-type="boolean">
            <text:p>TRUE</text:p>
          </table:table-cell>
          <table:table-cell table:formula="of:=AND([.M41]&gt;=[.F41];[.M41]&lt;=[.H41])" office:value-type="boolean" office:boolean-value="false" calcext:value-type="boolean">
            <text:p>FALSE</text:p>
          </table:table-cell>
          <table:table-cell table:formula="of:=AND([.M41]&gt;=[.E41];[.M41]&lt;=[.I4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 Epifania</text:p>
          </table:table-cell>
          <table:table-cell office:value-type="string" calcext:value-type="string">
            <text:p>L5702</text:p>
          </table:table-cell>
          <table:table-cell office:value-type="string" calcext:value-type="string">
            <text:p>M</text:p>
          </table:table-cell>
          <table:table-cell office:value-type="float" office:value="1457" calcext:value-type="float">
            <text:p>1457</text:p>
          </table:table-cell>
          <table:table-cell office:value-type="float" office:value="79.2991599379984" calcext:value-type="float">
            <text:p>79.2991599379984</text:p>
          </table:table-cell>
          <table:table-cell office:value-type="float" office:value="82.6385796632188" calcext:value-type="float">
            <text:p>82.6385796632188</text:p>
          </table:table-cell>
          <table:table-cell office:value-type="float" office:value="85.4477313069831" calcext:value-type="float">
            <text:p>85.4477313069831</text:p>
          </table:table-cell>
          <table:table-cell office:value-type="float" office:value="89.3174191136598" calcext:value-type="float">
            <text:p>89.3174191136598</text:p>
          </table:table-cell>
          <table:table-cell office:value-type="float" office:value="92.6568388388803" calcext:value-type="float">
            <text:p>92.6568388388803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5.4170116180922" calcext:value-type="float">
            <text:p>75.4170116180922</text:p>
          </table:table-cell>
          <table:table-cell office:value-type="float" office:value="74" calcext:value-type="float">
            <text:p>74</text:p>
          </table:table-cell>
          <table:table-cell table:formula="of:=ROW() - 1" office:value-type="float" office:value="41" calcext:value-type="float">
            <text:p>41</text:p>
          </table:table-cell>
          <table:table-cell table:formula="of:=[.K42] - [.N42]" office:value-type="float" office:value="-36" calcext:value-type="float">
            <text:p>-36</text:p>
          </table:table-cell>
          <table:table-cell table:formula="of:=[.O42]-[.N42]" office:value-type="float" office:value="-33" calcext:value-type="float">
            <text:p>-33</text:p>
          </table:table-cell>
          <table:table-cell table:formula="of:=ABS([.Q42])" office:value-type="float" office:value="33" calcext:value-type="float">
            <text:p>33</text:p>
          </table:table-cell>
          <table:table-cell table:formula="of:=[.M42]-[.G42]" office:value-type="float" office:value="-10.0307196888909" calcext:value-type="float">
            <text:p>-10.0307196888909</text:p>
          </table:table-cell>
          <table:table-cell table:formula="of:=AND([.N42]&lt;=[.J42];[.N42]&gt;=[.L42])" office:value-type="boolean" office:boolean-value="false" calcext:value-type="boolean">
            <text:p>FALSE</text:p>
          </table:table-cell>
          <table:table-cell table:formula="of:=AND([.M42]&gt;=[.F42];[.M42]&lt;=[.H42])" office:value-type="boolean" office:boolean-value="false" calcext:value-type="boolean">
            <text:p>FALSE</text:p>
          </table:table-cell>
          <table:table-cell table:formula="of:=AND([.M42]&gt;=[.E42];[.M42]&lt;=[.I4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is McKenzie</text:p>
          </table:table-cell>
          <table:table-cell office:value-type="string" calcext:value-type="string">
            <text:p>L6340</text:p>
          </table:table-cell>
          <table:table-cell office:value-type="string" calcext:value-type="string">
            <text:p>M</text:p>
          </table:table-cell>
          <table:table-cell office:value-type="float" office:value="1452" calcext:value-type="float">
            <text:p>1452</text:p>
          </table:table-cell>
          <table:table-cell office:value-type="float" office:value="79.048986486318" calcext:value-type="float">
            <text:p>79.048986486318</text:p>
          </table:table-cell>
          <table:table-cell office:value-type="float" office:value="82.4444313648221" calcext:value-type="float">
            <text:p>82.4444313648221</text:p>
          </table:table-cell>
          <table:table-cell office:value-type="float" office:value="85.2301189453207" calcext:value-type="float">
            <text:p>85.2301189453207</text:p>
          </table:table-cell>
          <table:table-cell office:value-type="float" office:value="89.2353211218304" calcext:value-type="float">
            <text:p>89.2353211218304</text:p>
          </table:table-cell>
          <table:table-cell office:value-type="float" office:value="92.6307660003345" calcext:value-type="float">
            <text:p>92.6307660003345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73.6121132258512" calcext:value-type="float">
            <text:p>73.6121132258512</text:p>
          </table:table-cell>
          <table:table-cell office:value-type="float" office:value="82" calcext:value-type="float">
            <text:p>82</text:p>
          </table:table-cell>
          <table:table-cell table:formula="of:=ROW() - 1" office:value-type="float" office:value="42" calcext:value-type="float">
            <text:p>42</text:p>
          </table:table-cell>
          <table:table-cell table:formula="of:=[.K43] - [.N43]" office:value-type="float" office:value="-44" calcext:value-type="float">
            <text:p>-44</text:p>
          </table:table-cell>
          <table:table-cell table:formula="of:=[.O43]-[.N43]" office:value-type="float" office:value="-40" calcext:value-type="float">
            <text:p>-40</text:p>
          </table:table-cell>
          <table:table-cell table:formula="of:=ABS([.Q43])" office:value-type="float" office:value="40" calcext:value-type="float">
            <text:p>40</text:p>
          </table:table-cell>
          <table:table-cell table:formula="of:=[.M43]-[.G43]" office:value-type="float" office:value="-11.6180057194695" calcext:value-type="float">
            <text:p>-11.6180057194695</text:p>
          </table:table-cell>
          <table:table-cell table:formula="of:=AND([.N43]&lt;=[.J43];[.N43]&gt;=[.L43])" office:value-type="boolean" office:boolean-value="false" calcext:value-type="boolean">
            <text:p>FALSE</text:p>
          </table:table-cell>
          <table:table-cell table:formula="of:=AND([.M43]&gt;=[.F43];[.M43]&lt;=[.H43])" office:value-type="boolean" office:boolean-value="false" calcext:value-type="boolean">
            <text:p>FALSE</text:p>
          </table:table-cell>
          <table:table-cell table:formula="of:=AND([.M43]&gt;=[.E43];[.M43]&lt;=[.I4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 Hwang</text:p>
          </table:table-cell>
          <table:table-cell office:value-type="string" calcext:value-type="string">
            <text:p>TY118815</text:p>
          </table:table-cell>
          <table:table-cell office:value-type="string" calcext:value-type="string">
            <text:p>M</text:p>
          </table:table-cell>
          <table:table-cell office:value-type="float" office:value="1461" calcext:value-type="float">
            <text:p>1461</text:p>
          </table:table-cell>
          <table:table-cell office:value-type="float" office:value="78.8866301498766" calcext:value-type="float">
            <text:p>78.8866301498766</text:p>
          </table:table-cell>
          <table:table-cell office:value-type="float" office:value="82.7939263056339" calcext:value-type="float">
            <text:p>82.7939263056339</text:p>
          </table:table-cell>
          <table:table-cell office:value-type="float" office:value="85.8085784094682" calcext:value-type="float">
            <text:p>85.8085784094682</text:p>
          </table:table-cell>
          <table:table-cell office:value-type="float" office:value="90.6085186171484" calcext:value-type="float">
            <text:p>90.6085186171484</text:p>
          </table:table-cell>
          <table:table-cell office:value-type="float" office:value="94.5158147729056" calcext:value-type="float">
            <text:p>94.515814772905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9.6349905249598" calcext:value-type="float">
            <text:p>89.6349905249598</text:p>
          </table:table-cell>
          <table:table-cell office:value-type="float" office:value="10" calcext:value-type="float">
            <text:p>10</text:p>
          </table:table-cell>
          <table:table-cell table:formula="of:=ROW() - 1" office:value-type="float" office:value="43" calcext:value-type="float">
            <text:p>43</text:p>
          </table:table-cell>
          <table:table-cell table:formula="of:=[.K44] - [.N44]" office:value-type="float" office:value="26" calcext:value-type="float">
            <text:p>26</text:p>
          </table:table-cell>
          <table:table-cell table:formula="of:=[.O44]-[.N44]" office:value-type="float" office:value="33" calcext:value-type="float">
            <text:p>33</text:p>
          </table:table-cell>
          <table:table-cell table:formula="of:=ABS([.Q44])" office:value-type="float" office:value="33" calcext:value-type="float">
            <text:p>33</text:p>
          </table:table-cell>
          <table:table-cell table:formula="of:=[.M44]-[.G44]" office:value-type="float" office:value="3.82641211549161" calcext:value-type="float">
            <text:p>3.82641211549161</text:p>
          </table:table-cell>
          <table:table-cell table:formula="of:=AND([.N44]&lt;=[.J44];[.N44]&gt;=[.L44])" office:value-type="boolean" office:boolean-value="false" calcext:value-type="boolean">
            <text:p>FALSE</text:p>
          </table:table-cell>
          <table:table-cell table:formula="of:=AND([.M44]&gt;=[.F44];[.M44]&lt;=[.H44])" office:value-type="boolean" office:boolean-value="true" calcext:value-type="boolean">
            <text:p>TRUE</text:p>
          </table:table-cell>
          <table:table-cell table:formula="of:=AND([.M44]&gt;=[.E44];[.M44]&lt;=[.I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ne Hill</text:p>
          </table:table-cell>
          <table:table-cell office:value-type="string" calcext:value-type="string">
            <text:p>L4257</text:p>
          </table:table-cell>
          <table:table-cell office:value-type="string" calcext:value-type="string">
            <text:p>M</text:p>
          </table:table-cell>
          <table:table-cell office:value-type="float" office:value="1454" calcext:value-type="float">
            <text:p>1454</text:p>
          </table:table-cell>
          <table:table-cell office:value-type="float" office:value="78.6692676562029" calcext:value-type="float">
            <text:p>78.6692676562029</text:p>
          </table:table-cell>
          <table:table-cell office:value-type="float" office:value="82.8105313818991" calcext:value-type="float">
            <text:p>82.8105313818991</text:p>
          </table:table-cell>
          <table:table-cell office:value-type="float" office:value="85.5667582491544" calcext:value-type="float">
            <text:p>85.5667582491544</text:p>
          </table:table-cell>
          <table:table-cell office:value-type="float" office:value="91.0930588332916" calcext:value-type="float">
            <text:p>91.0930588332916</text:p>
          </table:table-cell>
          <table:table-cell office:value-type="float" office:value="95.2343225589878" calcext:value-type="float">
            <text:p>95.2343225589878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81.6795647571959" calcext:value-type="float">
            <text:p>81.6795647571959</text:p>
          </table:table-cell>
          <table:table-cell office:value-type="float" office:value="33" calcext:value-type="float">
            <text:p>33</text:p>
          </table:table-cell>
          <table:table-cell table:formula="of:=ROW() - 1" office:value-type="float" office:value="44" calcext:value-type="float">
            <text:p>44</text:p>
          </table:table-cell>
          <table:table-cell table:formula="of:=[.K45] - [.N45]" office:value-type="float" office:value="5" calcext:value-type="float">
            <text:p>5</text:p>
          </table:table-cell>
          <table:table-cell table:formula="of:=[.O45]-[.N45]" office:value-type="float" office:value="11" calcext:value-type="float">
            <text:p>11</text:p>
          </table:table-cell>
          <table:table-cell table:formula="of:=ABS([.Q45])" office:value-type="float" office:value="11" calcext:value-type="float">
            <text:p>11</text:p>
          </table:table-cell>
          <table:table-cell table:formula="of:=[.M45]-[.G45]" office:value-type="float" office:value="-3.8871934919585" calcext:value-type="float">
            <text:p>-3.8871934919585</text:p>
          </table:table-cell>
          <table:table-cell table:formula="of:=AND([.N45]&lt;=[.J45];[.N45]&gt;=[.L45])" office:value-type="boolean" office:boolean-value="true" calcext:value-type="boolean">
            <text:p>TRUE</text:p>
          </table:table-cell>
          <table:table-cell table:formula="of:=AND([.M45]&gt;=[.F45];[.M45]&lt;=[.H45])" office:value-type="boolean" office:boolean-value="false" calcext:value-type="boolean">
            <text:p>FALSE</text:p>
          </table:table-cell>
          <table:table-cell table:formula="of:=AND([.M45]&gt;=[.E45];[.M45]&lt;=[.I4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nathan Menocal</text:p>
          </table:table-cell>
          <table:table-cell office:value-type="string" calcext:value-type="string">
            <text:p>TY149201</text:p>
          </table:table-cell>
          <table:table-cell office:value-type="string" calcext:value-type="string">
            <text:p>GM</text:p>
          </table:table-cell>
          <table:table-cell office:value-type="float" office:value="1432" calcext:value-type="float">
            <text:p>1432</text:p>
          </table:table-cell>
          <table:table-cell office:value-type="float" office:value="78.183580310931" calcext:value-type="float">
            <text:p>78.183580310931</text:p>
          </table:table-cell>
          <table:table-cell office:value-type="float" office:value="81.4861772728483" calcext:value-type="float">
            <text:p>81.4861772728483</text:p>
          </table:table-cell>
          <table:table-cell office:value-type="float" office:value="83.9905126635275" calcext:value-type="float">
            <text:p>83.9905126635275</text:p>
          </table:table-cell>
          <table:table-cell office:value-type="float" office:value="88.0913711966829" calcext:value-type="float">
            <text:p>88.0913711966829</text:p>
          </table:table-cell>
          <table:table-cell office:value-type="float" office:value="91.3939681586002" calcext:value-type="float">
            <text:p>91.3939681586002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77.7519315365509" calcext:value-type="float">
            <text:p>77.7519315365509</text:p>
          </table:table-cell>
          <table:table-cell office:value-type="float" office:value="58" calcext:value-type="float">
            <text:p>58</text:p>
          </table:table-cell>
          <table:table-cell table:formula="of:=ROW() - 1" office:value-type="float" office:value="45" calcext:value-type="float">
            <text:p>45</text:p>
          </table:table-cell>
          <table:table-cell table:formula="of:=[.K46] - [.N46]" office:value-type="float" office:value="-14" calcext:value-type="float">
            <text:p>-14</text:p>
          </table:table-cell>
          <table:table-cell table:formula="of:=[.O46]-[.N46]" office:value-type="float" office:value="-13" calcext:value-type="float">
            <text:p>-13</text:p>
          </table:table-cell>
          <table:table-cell table:formula="of:=ABS([.Q46])" office:value-type="float" office:value="13" calcext:value-type="float">
            <text:p>13</text:p>
          </table:table-cell>
          <table:table-cell table:formula="of:=[.M46]-[.G46]" office:value-type="float" office:value="-6.2385811269766" calcext:value-type="float">
            <text:p>-6.2385811269766</text:p>
          </table:table-cell>
          <table:table-cell table:formula="of:=AND([.N46]&lt;=[.J46];[.N46]&gt;=[.L46])" office:value-type="boolean" office:boolean-value="true" calcext:value-type="boolean">
            <text:p>TRUE</text:p>
          </table:table-cell>
          <table:table-cell table:formula="of:=AND([.M46]&gt;=[.F46];[.M46]&lt;=[.H46])" office:value-type="boolean" office:boolean-value="false" calcext:value-type="boolean">
            <text:p>FALSE</text:p>
          </table:table-cell>
          <table:table-cell table:formula="of:=AND([.M46]&gt;=[.E46];[.M46]&lt;=[.I4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hew Clark</text:p>
          </table:table-cell>
          <table:table-cell office:value-type="string" calcext:value-type="string">
            <text:p>TY78824</text:p>
          </table:table-cell>
          <table:table-cell office:value-type="string" calcext:value-type="string">
            <text:p>GM</text:p>
          </table:table-cell>
          <table:table-cell office:value-type="float" office:value="1439" calcext:value-type="float">
            <text:p>1439</text:p>
          </table:table-cell>
          <table:table-cell office:value-type="float" office:value="78.0632859550132" calcext:value-type="float">
            <text:p>78.0632859550132</text:p>
          </table:table-cell>
          <table:table-cell office:value-type="float" office:value="82.016128542164" calcext:value-type="float">
            <text:p>82.016128542164</text:p>
          </table:table-cell>
          <table:table-cell office:value-type="float" office:value="84.9206467241181" calcext:value-type="float">
            <text:p>84.9206467241181</text:p>
          </table:table-cell>
          <table:table-cell office:value-type="float" office:value="89.9218137164657" calcext:value-type="float">
            <text:p>89.9218137164657</text:p>
          </table:table-cell>
          <table:table-cell office:value-type="float" office:value="93.8746563036165" calcext:value-type="float">
            <text:p>93.874656303616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75.9450093643223" calcext:value-type="float">
            <text:p>75.9450093643223</text:p>
          </table:table-cell>
          <table:table-cell office:value-type="float" office:value="71" calcext:value-type="float">
            <text:p>71</text:p>
          </table:table-cell>
          <table:table-cell table:formula="of:=ROW() - 1" office:value-type="float" office:value="46" calcext:value-type="float">
            <text:p>46</text:p>
          </table:table-cell>
          <table:table-cell table:formula="of:=[.K47] - [.N47]" office:value-type="float" office:value="-32" calcext:value-type="float">
            <text:p>-32</text:p>
          </table:table-cell>
          <table:table-cell table:formula="of:=[.O47]-[.N47]" office:value-type="float" office:value="-25" calcext:value-type="float">
            <text:p>-25</text:p>
          </table:table-cell>
          <table:table-cell table:formula="of:=ABS([.Q47])" office:value-type="float" office:value="25" calcext:value-type="float">
            <text:p>25</text:p>
          </table:table-cell>
          <table:table-cell table:formula="of:=[.M47]-[.G47]" office:value-type="float" office:value="-8.9756373597958" calcext:value-type="float">
            <text:p>-8.9756373597958</text:p>
          </table:table-cell>
          <table:table-cell table:formula="of:=AND([.N47]&lt;=[.J47];[.N47]&gt;=[.L47])" office:value-type="boolean" office:boolean-value="false" calcext:value-type="boolean">
            <text:p>FALSE</text:p>
          </table:table-cell>
          <table:table-cell table:formula="of:=AND([.M47]&gt;=[.F47];[.M47]&lt;=[.H47])" office:value-type="boolean" office:boolean-value="false" calcext:value-type="boolean">
            <text:p>FALSE</text:p>
          </table:table-cell>
          <table:table-cell table:formula="of:=AND([.M47]&gt;=[.E47];[.M47]&lt;=[.I4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 Henderson</text:p>
          </table:table-cell>
          <table:table-cell office:value-type="string" calcext:value-type="string">
            <text:p>TY130687</text:p>
          </table:table-cell>
          <table:table-cell office:value-type="string" calcext:value-type="string">
            <text:p>M</text:p>
          </table:table-cell>
          <table:table-cell office:value-type="float" office:value="1447" calcext:value-type="float">
            <text:p>1447</text:p>
          </table:table-cell>
          <table:table-cell office:value-type="float" office:value="77.8013558972568" calcext:value-type="float">
            <text:p>77.8013558972568</text:p>
          </table:table-cell>
          <table:table-cell office:value-type="float" office:value="81.7506343504882" calcext:value-type="float">
            <text:p>81.7506343504882</text:p>
          </table:table-cell>
          <table:table-cell office:value-type="float" office:value="85.3068529729711" calcext:value-type="float">
            <text:p>85.3068529729711</text:p>
          </table:table-cell>
          <table:table-cell office:value-type="float" office:value="89.6491912569509" calcext:value-type="float">
            <text:p>89.6491912569509</text:p>
          </table:table-cell>
          <table:table-cell office:value-type="float" office:value="93.5984697101823" calcext:value-type="float">
            <text:p>93.5984697101823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83.1257461646327" calcext:value-type="float">
            <text:p>83.1257461646327</text:p>
          </table:table-cell>
          <table:table-cell office:value-type="float" office:value="26" calcext:value-type="float">
            <text:p>26</text:p>
          </table:table-cell>
          <table:table-cell table:formula="of:=ROW() - 1" office:value-type="float" office:value="47" calcext:value-type="float">
            <text:p>47</text:p>
          </table:table-cell>
          <table:table-cell table:formula="of:=[.K48] - [.N48]" office:value-type="float" office:value="12" calcext:value-type="float">
            <text:p>12</text:p>
          </table:table-cell>
          <table:table-cell table:formula="of:=[.O48]-[.N48]" office:value-type="float" office:value="21" calcext:value-type="float">
            <text:p>21</text:p>
          </table:table-cell>
          <table:table-cell table:formula="of:=ABS([.Q48])" office:value-type="float" office:value="21" calcext:value-type="float">
            <text:p>21</text:p>
          </table:table-cell>
          <table:table-cell table:formula="of:=[.M48]-[.G48]" office:value-type="float" office:value="-2.1811068083384" calcext:value-type="float">
            <text:p>-2.1811068083384</text:p>
          </table:table-cell>
          <table:table-cell table:formula="of:=AND([.N48]&lt;=[.J48];[.N48]&gt;=[.L48])" office:value-type="boolean" office:boolean-value="true" calcext:value-type="boolean">
            <text:p>TRUE</text:p>
          </table:table-cell>
          <table:table-cell table:formula="of:=AND([.M48]&gt;=[.F48];[.M48]&lt;=[.H48])" office:value-type="boolean" office:boolean-value="true" calcext:value-type="boolean">
            <text:p>TRUE</text:p>
          </table:table-cell>
          <table:table-cell table:formula="of:=AND([.M48]&gt;=[.E48];[.M48]&lt;=[.I4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gan Leonhardt</text:p>
          </table:table-cell>
          <table:table-cell office:value-type="string" calcext:value-type="string">
            <text:p>TY102754</text:p>
          </table:table-cell>
          <table:table-cell office:value-type="string" calcext:value-type="string">
            <text:p>M</text:p>
          </table:table-cell>
          <table:table-cell office:value-type="float" office:value="1457" calcext:value-type="float">
            <text:p>1457</text:p>
          </table:table-cell>
          <table:table-cell office:value-type="float" office:value="77.6697485443274" calcext:value-type="float">
            <text:p>77.6697485443274</text:p>
          </table:table-cell>
          <table:table-cell office:value-type="float" office:value="81.9778225053968" calcext:value-type="float">
            <text:p>81.9778225053968</text:p>
          </table:table-cell>
          <table:table-cell office:value-type="float" office:value="85.8585733845102" calcext:value-type="float">
            <text:p>85.8585733845102</text:p>
          </table:table-cell>
          <table:table-cell office:value-type="float" office:value="90.5939704275357" calcext:value-type="float">
            <text:p>90.5939704275357</text:p>
          </table:table-cell>
          <table:table-cell office:value-type="float" office:value="94.9020443886051" calcext:value-type="float">
            <text:p>94.9020443886051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2.9743547413639" calcext:value-type="float">
            <text:p>82.9743547413639</text:p>
          </table:table-cell>
          <table:table-cell office:value-type="float" office:value="28" calcext:value-type="float">
            <text:p>28</text:p>
          </table:table-cell>
          <table:table-cell table:formula="of:=ROW() - 1" office:value-type="float" office:value="48" calcext:value-type="float">
            <text:p>48</text:p>
          </table:table-cell>
          <table:table-cell table:formula="of:=[.K49] - [.N49]" office:value-type="float" office:value="8" calcext:value-type="float">
            <text:p>8</text:p>
          </table:table-cell>
          <table:table-cell table:formula="of:=[.O49]-[.N49]" office:value-type="float" office:value="20" calcext:value-type="float">
            <text:p>20</text:p>
          </table:table-cell>
          <table:table-cell table:formula="of:=ABS([.Q49])" office:value-type="float" office:value="20" calcext:value-type="float">
            <text:p>20</text:p>
          </table:table-cell>
          <table:table-cell table:formula="of:=[.M49]-[.G49]" office:value-type="float" office:value="-2.8842186431463" calcext:value-type="float">
            <text:p>-2.8842186431463</text:p>
          </table:table-cell>
          <table:table-cell table:formula="of:=AND([.N49]&lt;=[.J49];[.N49]&gt;=[.L49])" office:value-type="boolean" office:boolean-value="true" calcext:value-type="boolean">
            <text:p>TRUE</text:p>
          </table:table-cell>
          <table:table-cell table:formula="of:=AND([.M49]&gt;=[.F49];[.M49]&lt;=[.H49])" office:value-type="boolean" office:boolean-value="true" calcext:value-type="boolean">
            <text:p>TRUE</text:p>
          </table:table-cell>
          <table:table-cell table:formula="of:=AND([.M49]&gt;=[.E49];[.M49]&lt;=[.I4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Lyell</text:p>
          </table:table-cell>
          <table:table-cell office:value-type="string" calcext:value-type="string">
            <text:p>L5517</text:p>
          </table:table-cell>
          <table:table-cell office:value-type="string" calcext:value-type="string">
            <text:p>M</text:p>
          </table:table-cell>
          <table:table-cell office:value-type="float" office:value="1424" calcext:value-type="float">
            <text:p>1424</text:p>
          </table:table-cell>
          <table:table-cell office:value-type="float" office:value="77.5135196156835" calcext:value-type="float">
            <text:p>77.5135196156835</text:p>
          </table:table-cell>
          <table:table-cell office:value-type="float" office:value="81.6915995039927" calcext:value-type="float">
            <text:p>81.6915995039927</text:p>
          </table:table-cell>
          <table:table-cell office:value-type="float" office:value="83.9895434425627" calcext:value-type="float">
            <text:p>83.9895434425627</text:p>
          </table:table-cell>
          <table:table-cell office:value-type="float" office:value="90.0477592806109" calcext:value-type="float">
            <text:p>90.0477592806109</text:p>
          </table:table-cell>
          <table:table-cell office:value-type="float" office:value="94.2258391689201" calcext:value-type="float">
            <text:p>94.2258391689201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80.8439583540113" calcext:value-type="float">
            <text:p>80.8439583540113</text:p>
          </table:table-cell>
          <table:table-cell office:value-type="float" office:value="43" calcext:value-type="float">
            <text:p>43</text:p>
          </table:table-cell>
          <table:table-cell table:formula="of:=ROW() - 1" office:value-type="float" office:value="49" calcext:value-type="float">
            <text:p>49</text:p>
          </table:table-cell>
          <table:table-cell table:formula="of:=[.K50] - [.N50]" office:value-type="float" office:value="1" calcext:value-type="float">
            <text:p>1</text:p>
          </table:table-cell>
          <table:table-cell table:formula="of:=[.O50]-[.N50]" office:value-type="float" office:value="6" calcext:value-type="float">
            <text:p>6</text:p>
          </table:table-cell>
          <table:table-cell table:formula="of:=ABS([.Q50])" office:value-type="float" office:value="6" calcext:value-type="float">
            <text:p>6</text:p>
          </table:table-cell>
          <table:table-cell table:formula="of:=[.M50]-[.G50]" office:value-type="float" office:value="-3.1455850885514" calcext:value-type="float">
            <text:p>-3.1455850885514</text:p>
          </table:table-cell>
          <table:table-cell table:formula="of:=AND([.N50]&lt;=[.J50];[.N50]&gt;=[.L50])" office:value-type="boolean" office:boolean-value="true" calcext:value-type="boolean">
            <text:p>TRUE</text:p>
          </table:table-cell>
          <table:table-cell table:formula="of:=AND([.M50]&gt;=[.F50];[.M50]&lt;=[.H50])" office:value-type="boolean" office:boolean-value="false" calcext:value-type="boolean">
            <text:p>FALSE</text:p>
          </table:table-cell>
          <table:table-cell table:formula="of:=AND([.M50]&gt;=[.E50];[.M50]&lt;=[.I5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Cantrell</text:p>
          </table:table-cell>
          <table:table-cell office:value-type="string" calcext:value-type="string">
            <text:p>L4837</text:p>
          </table:table-cell>
          <table:table-cell office:value-type="string" calcext:value-type="string">
            <text:p>M</text:p>
          </table:table-cell>
          <table:table-cell office:value-type="float" office:value="1458" calcext:value-type="float">
            <text:p>1458</text:p>
          </table:table-cell>
          <table:table-cell office:value-type="float" office:value="77.0973389738924" calcext:value-type="float">
            <text:p>77.0973389738924</text:p>
          </table:table-cell>
          <table:table-cell office:value-type="float" office:value="81.4273661832529" calcext:value-type="float">
            <text:p>81.4273661832529</text:p>
          </table:table-cell>
          <table:table-cell office:value-type="float" office:value="86.0210474080438" calcext:value-type="float">
            <text:p>86.0210474080438</text:p>
          </table:table-cell>
          <table:table-cell office:value-type="float" office:value="90.0874206019737" calcext:value-type="float">
            <text:p>90.0874206019737</text:p>
          </table:table-cell>
          <table:table-cell office:value-type="float" office:value="94.4174478113342" calcext:value-type="float">
            <text:p>94.417447811334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78.9928691213914" calcext:value-type="float">
            <text:p>78.9928691213914</text:p>
          </table:table-cell>
          <table:table-cell office:value-type="float" office:value="50" calcext:value-type="float">
            <text:p>50</text:p>
          </table:table-cell>
          <table:table-cell table:formula="of:=ROW() - 1" office:value-type="float" office:value="50" calcext:value-type="float">
            <text:p>50</text:p>
          </table:table-cell>
          <table:table-cell table:formula="of:=[.K51] - [.N51]" office:value-type="float" office:value="-14" calcext:value-type="float">
            <text:p>-14</text:p>
          </table:table-cell>
          <table:table-cell table:formula="of:=[.O51]-[.N51]" office:value-type="float" office:value="0" calcext:value-type="float">
            <text:p>0</text:p>
          </table:table-cell>
          <table:table-cell table:formula="of:=ABS([.Q51])" office:value-type="float" office:value="0" calcext:value-type="float">
            <text:p>0</text:p>
          </table:table-cell>
          <table:table-cell table:formula="of:=[.M51]-[.G51]" office:value-type="float" office:value="-7.02817828665241" calcext:value-type="float">
            <text:p>-7.02817828665241</text:p>
          </table:table-cell>
          <table:table-cell table:formula="of:=AND([.N51]&lt;=[.J51];[.N51]&gt;=[.L51])" office:value-type="boolean" office:boolean-value="true" calcext:value-type="boolean">
            <text:p>TRUE</text:p>
          </table:table-cell>
          <table:table-cell table:formula="of:=AND([.M51]&gt;=[.F51];[.M51]&lt;=[.H51])" office:value-type="boolean" office:boolean-value="false" calcext:value-type="boolean">
            <text:p>FALSE</text:p>
          </table:table-cell>
          <table:table-cell table:formula="of:=AND([.M51]&gt;=[.E51];[.M51]&lt;=[.I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than Ingrao</text:p>
          </table:table-cell>
          <table:table-cell office:value-type="string" calcext:value-type="string">
            <text:p>TY105604</text:p>
          </table:table-cell>
          <table:table-cell office:value-type="string" calcext:value-type="string">
            <text:p>M</text:p>
          </table:table-cell>
          <table:table-cell office:value-type="float" office:value="1420" calcext:value-type="float">
            <text:p>1420</text:p>
          </table:table-cell>
          <table:table-cell office:value-type="float" office:value="76.7811217776853" calcext:value-type="float">
            <text:p>76.7811217776853</text:p>
          </table:table-cell>
          <table:table-cell office:value-type="float" office:value="80.3748500659575" calcext:value-type="float">
            <text:p>80.3748500659575</text:p>
          </table:table-cell>
          <table:table-cell office:value-type="float" office:value="83.5791948616083" calcext:value-type="float">
            <text:p>83.5791948616083</text:p>
          </table:table-cell>
          <table:table-cell office:value-type="float" office:value="87.562306642502" calcext:value-type="float">
            <text:p>87.562306642502</text:p>
          </table:table-cell>
          <table:table-cell office:value-type="float" office:value="91.1560349307742" calcext:value-type="float">
            <text:p>91.1560349307742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78.6545276964975" calcext:value-type="float">
            <text:p>78.6545276964975</text:p>
          </table:table-cell>
          <table:table-cell office:value-type="float" office:value="53" calcext:value-type="float">
            <text:p>53</text:p>
          </table:table-cell>
          <table:table-cell table:formula="of:=ROW() - 1" office:value-type="float" office:value="51" calcext:value-type="float">
            <text:p>51</text:p>
          </table:table-cell>
          <table:table-cell table:formula="of:=[.K52] - [.N52]" office:value-type="float" office:value="-6" calcext:value-type="float">
            <text:p>-6</text:p>
          </table:table-cell>
          <table:table-cell table:formula="of:=[.O52]-[.N52]" office:value-type="float" office:value="-2" calcext:value-type="float">
            <text:p>-2</text:p>
          </table:table-cell>
          <table:table-cell table:formula="of:=ABS([.Q52])" office:value-type="float" office:value="2" calcext:value-type="float">
            <text:p>2</text:p>
          </table:table-cell>
          <table:table-cell table:formula="of:=[.M52]-[.G52]" office:value-type="float" office:value="-4.9246671651108" calcext:value-type="float">
            <text:p>-4.9246671651108</text:p>
          </table:table-cell>
          <table:table-cell table:formula="of:=AND([.N52]&lt;=[.J52];[.N52]&gt;=[.L52])" office:value-type="boolean" office:boolean-value="true" calcext:value-type="boolean">
            <text:p>TRUE</text:p>
          </table:table-cell>
          <table:table-cell table:formula="of:=AND([.M52]&gt;=[.F52];[.M52]&lt;=[.H52])" office:value-type="boolean" office:boolean-value="false" calcext:value-type="boolean">
            <text:p>FALSE</text:p>
          </table:table-cell>
          <table:table-cell table:formula="of:=AND([.M52]&gt;=[.E52];[.M52]&lt;=[.I5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 Bishop</text:p>
          </table:table-cell>
          <table:table-cell office:value-type="string" calcext:value-type="string">
            <text:p>L5839</text:p>
          </table:table-cell>
          <table:table-cell office:value-type="string" calcext:value-type="string">
            <text:p>GM</text:p>
          </table:table-cell>
          <table:table-cell office:value-type="float" office:value="1411" calcext:value-type="float">
            <text:p>1411</text:p>
          </table:table-cell>
          <table:table-cell office:value-type="float" office:value="76.7097661655676" calcext:value-type="float">
            <text:p>76.7097661655676</text:p>
          </table:table-cell>
          <table:table-cell office:value-type="float" office:value="79.8287554856625" calcext:value-type="float">
            <text:p>79.8287554856625</text:p>
          </table:table-cell>
          <table:table-cell office:value-type="float" office:value="82.9494041310056" calcext:value-type="float">
            <text:p>82.9494041310056</text:p>
          </table:table-cell>
          <table:table-cell office:value-type="float" office:value="86.0667341258524" calcext:value-type="float">
            <text:p>86.0667341258524</text:p>
          </table:table-cell>
          <table:table-cell office:value-type="float" office:value="89.1857234459473" calcext:value-type="float">
            <text:p>89.1857234459473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6.7411044416276" calcext:value-type="float">
            <text:p>76.7411044416276</text:p>
          </table:table-cell>
          <table:table-cell office:value-type="float" office:value="63" calcext:value-type="float">
            <text:p>63</text:p>
          </table:table-cell>
          <table:table-cell table:formula="of:=ROW() - 1" office:value-type="float" office:value="52" calcext:value-type="float">
            <text:p>52</text:p>
          </table:table-cell>
          <table:table-cell table:formula="of:=[.K53] - [.N53]" office:value-type="float" office:value="-14" calcext:value-type="float">
            <text:p>-14</text:p>
          </table:table-cell>
          <table:table-cell table:formula="of:=[.O53]-[.N53]" office:value-type="float" office:value="-11" calcext:value-type="float">
            <text:p>-11</text:p>
          </table:table-cell>
          <table:table-cell table:formula="of:=ABS([.Q53])" office:value-type="float" office:value="11" calcext:value-type="float">
            <text:p>11</text:p>
          </table:table-cell>
          <table:table-cell table:formula="of:=[.M53]-[.G53]" office:value-type="float" office:value="-6.208299689378" calcext:value-type="float">
            <text:p>-6.208299689378</text:p>
          </table:table-cell>
          <table:table-cell table:formula="of:=AND([.N53]&lt;=[.J53];[.N53]&gt;=[.L53])" office:value-type="boolean" office:boolean-value="true" calcext:value-type="boolean">
            <text:p>TRUE</text:p>
          </table:table-cell>
          <table:table-cell table:formula="of:=AND([.M53]&gt;=[.F53];[.M53]&lt;=[.H53])" office:value-type="boolean" office:boolean-value="false" calcext:value-type="boolean">
            <text:p>FALSE</text:p>
          </table:table-cell>
          <table:table-cell table:formula="of:=AND([.M53]&gt;=[.E53];[.M53]&lt;=[.I5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Von Barber</text:p>
          </table:table-cell>
          <table:table-cell office:value-type="string" calcext:value-type="string">
            <text:p>A102687</text:p>
          </table:table-cell>
          <table:table-cell office:value-type="string" calcext:value-type="string">
            <text:p>M</text:p>
          </table:table-cell>
          <table:table-cell office:value-type="float" office:value="1413" calcext:value-type="float">
            <text:p>1413</text:p>
          </table:table-cell>
          <table:table-cell office:value-type="float" office:value="76.616895964462" calcext:value-type="float">
            <text:p>76.616895964462</text:p>
          </table:table-cell>
          <table:table-cell office:value-type="float" office:value="79.940952950914" calcext:value-type="float">
            <text:p>79.940952950914</text:p>
          </table:table-cell>
          <table:table-cell office:value-type="float" office:value="83.2517805892927" calcext:value-type="float">
            <text:p>83.2517805892927</text:p>
          </table:table-cell>
          <table:table-cell office:value-type="float" office:value="86.5890669238179" calcext:value-type="float">
            <text:p>86.5890669238179</text:p>
          </table:table-cell>
          <table:table-cell office:value-type="float" office:value="89.9131239102698" calcext:value-type="float">
            <text:p>89.9131239102698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74.3311996199717" calcext:value-type="float">
            <text:p>74.3311996199717</text:p>
          </table:table-cell>
          <table:table-cell office:value-type="float" office:value="77" calcext:value-type="float">
            <text:p>77</text:p>
          </table:table-cell>
          <table:table-cell table:formula="of:=ROW() - 1" office:value-type="float" office:value="53" calcext:value-type="float">
            <text:p>53</text:p>
          </table:table-cell>
          <table:table-cell table:formula="of:=[.K54] - [.N54]" office:value-type="float" office:value="-28" calcext:value-type="float">
            <text:p>-28</text:p>
          </table:table-cell>
          <table:table-cell table:formula="of:=[.O54]-[.N54]" office:value-type="float" office:value="-24" calcext:value-type="float">
            <text:p>-24</text:p>
          </table:table-cell>
          <table:table-cell table:formula="of:=ABS([.Q54])" office:value-type="float" office:value="24" calcext:value-type="float">
            <text:p>24</text:p>
          </table:table-cell>
          <table:table-cell table:formula="of:=[.M54]-[.G54]" office:value-type="float" office:value="-8.92058096932099" calcext:value-type="float">
            <text:p>-8.92058096932099</text:p>
          </table:table-cell>
          <table:table-cell table:formula="of:=AND([.N54]&lt;=[.J54];[.N54]&gt;=[.L54])" office:value-type="boolean" office:boolean-value="true" calcext:value-type="boolean">
            <text:p>TRUE</text:p>
          </table:table-cell>
          <table:table-cell table:formula="of:=AND([.M54]&gt;=[.F54];[.M54]&lt;=[.H54])" office:value-type="boolean" office:boolean-value="false" calcext:value-type="boolean">
            <text:p>FALSE</text:p>
          </table:table-cell>
          <table:table-cell table:formula="of:=AND([.M54]&gt;=[.E54];[.M54]&lt;=[.I5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el Sanchez</text:p>
          </table:table-cell>
          <table:table-cell office:value-type="string" calcext:value-type="string">
            <text:p>A106442</text:p>
          </table:table-cell>
          <table:table-cell office:value-type="string" calcext:value-type="string">
            <text:p>M</text:p>
          </table:table-cell>
          <table:table-cell office:value-type="float" office:value="1416" calcext:value-type="float">
            <text:p>1416</text:p>
          </table:table-cell>
          <table:table-cell office:value-type="float" office:value="76.2293020109452" calcext:value-type="float">
            <text:p>76.2293020109452</text:p>
          </table:table-cell>
          <table:table-cell office:value-type="float" office:value="80.0984667791441" calcext:value-type="float">
            <text:p>80.0984667791441</text:p>
          </table:table-cell>
          <table:table-cell office:value-type="float" office:value="83.3950366877571" calcext:value-type="float">
            <text:p>83.3950366877571</text:p>
          </table:table-cell>
          <table:table-cell office:value-type="float" office:value="87.8367963155417" calcext:value-type="float">
            <text:p>87.8367963155417</text:p>
          </table:table-cell>
          <table:table-cell office:value-type="float" office:value="91.7059610837406" calcext:value-type="float">
            <text:p>91.7059610837406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0.9322727885447" calcext:value-type="float">
            <text:p>70.9322727885447</text:p>
          </table:table-cell>
          <table:table-cell office:value-type="float" office:value="101" calcext:value-type="float">
            <text:p>101</text:p>
          </table:table-cell>
          <table:table-cell table:formula="of:=ROW() - 1" office:value-type="float" office:value="54" calcext:value-type="float">
            <text:p>54</text:p>
          </table:table-cell>
          <table:table-cell table:formula="of:=[.K55] - [.N55]" office:value-type="float" office:value="-52" calcext:value-type="float">
            <text:p>-52</text:p>
          </table:table-cell>
          <table:table-cell table:formula="of:=[.O55]-[.N55]" office:value-type="float" office:value="-47" calcext:value-type="float">
            <text:p>-47</text:p>
          </table:table-cell>
          <table:table-cell table:formula="of:=ABS([.Q55])" office:value-type="float" office:value="47" calcext:value-type="float">
            <text:p>47</text:p>
          </table:table-cell>
          <table:table-cell table:formula="of:=[.M55]-[.G55]" office:value-type="float" office:value="-12.4627638992124" calcext:value-type="float">
            <text:p>-12.4627638992124</text:p>
          </table:table-cell>
          <table:table-cell table:formula="of:=AND([.N55]&lt;=[.J55];[.N55]&gt;=[.L55])" office:value-type="boolean" office:boolean-value="false" calcext:value-type="boolean">
            <text:p>FALSE</text:p>
          </table:table-cell>
          <table:table-cell table:formula="of:=AND([.M55]&gt;=[.F55];[.M55]&lt;=[.H55])" office:value-type="boolean" office:boolean-value="false" calcext:value-type="boolean">
            <text:p>FALSE</text:p>
          </table:table-cell>
          <table:table-cell table:formula="of:=AND([.M55]&gt;=[.E55];[.M55]&lt;=[.I5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iley Duda</text:p>
          </table:table-cell>
          <table:table-cell office:value-type="string" calcext:value-type="string">
            <text:p>TY148303</text:p>
          </table:table-cell>
          <table:table-cell office:value-type="string" calcext:value-type="string">
            <text:p>M</text:p>
          </table:table-cell>
          <table:table-cell office:value-type="float" office:value="1413" calcext:value-type="float">
            <text:p>1413</text:p>
          </table:table-cell>
          <table:table-cell office:value-type="float" office:value="76.2125562931034" calcext:value-type="float">
            <text:p>76.2125562931034</text:p>
          </table:table-cell>
          <table:table-cell office:value-type="float" office:value="80.0280362131749" calcext:value-type="float">
            <text:p>80.0280362131749</text:p>
          </table:table-cell>
          <table:table-cell office:value-type="float" office:value="83.4139993671519" calcext:value-type="float">
            <text:p>83.4139993671519</text:p>
          </table:table-cell>
          <table:table-cell office:value-type="float" office:value="87.6589960533178" calcext:value-type="float">
            <text:p>87.6589960533178</text:p>
          </table:table-cell>
          <table:table-cell office:value-type="float" office:value="91.4744759733893" calcext:value-type="float">
            <text:p>91.474475973389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77.4298918612475" calcext:value-type="float">
            <text:p>77.4298918612475</text:p>
          </table:table-cell>
          <table:table-cell office:value-type="float" office:value="61" calcext:value-type="float">
            <text:p>61</text:p>
          </table:table-cell>
          <table:table-cell table:formula="of:=ROW() - 1" office:value-type="float" office:value="55" calcext:value-type="float">
            <text:p>55</text:p>
          </table:table-cell>
          <table:table-cell table:formula="of:=[.K56] - [.N56]" office:value-type="float" office:value="-12" calcext:value-type="float">
            <text:p>-12</text:p>
          </table:table-cell>
          <table:table-cell table:formula="of:=[.O56]-[.N56]" office:value-type="float" office:value="-6" calcext:value-type="float">
            <text:p>-6</text:p>
          </table:table-cell>
          <table:table-cell table:formula="of:=ABS([.Q56])" office:value-type="float" office:value="6" calcext:value-type="float">
            <text:p>6</text:p>
          </table:table-cell>
          <table:table-cell table:formula="of:=[.M56]-[.G56]" office:value-type="float" office:value="-5.9841075059044" calcext:value-type="float">
            <text:p>-5.9841075059044</text:p>
          </table:table-cell>
          <table:table-cell table:formula="of:=AND([.N56]&lt;=[.J56];[.N56]&gt;=[.L56])" office:value-type="boolean" office:boolean-value="true" calcext:value-type="boolean">
            <text:p>TRUE</text:p>
          </table:table-cell>
          <table:table-cell table:formula="of:=AND([.M56]&gt;=[.F56];[.M56]&lt;=[.H56])" office:value-type="boolean" office:boolean-value="false" calcext:value-type="boolean">
            <text:p>FALSE</text:p>
          </table:table-cell>
          <table:table-cell table:formula="of:=AND([.M56]&gt;=[.E56];[.M56]&lt;=[.I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ie Fuqua</text:p>
          </table:table-cell>
          <table:table-cell office:value-type="string" calcext:value-type="string">
            <text:p>TY138078</text:p>
          </table:table-cell>
          <table:table-cell office:value-type="string" calcext:value-type="string">
            <text:p>GM</text:p>
          </table:table-cell>
          <table:table-cell office:value-type="float" office:value="1415" calcext:value-type="float">
            <text:p>1415</text:p>
          </table:table-cell>
          <table:table-cell office:value-type="float" office:value="76.0566921077879" calcext:value-type="float">
            <text:p>76.0566921077879</text:p>
          </table:table-cell>
          <table:table-cell office:value-type="float" office:value="80.0394058620253" calcext:value-type="float">
            <text:p>80.0394058620253</text:p>
          </table:table-cell>
          <table:table-cell office:value-type="float" office:value="83.4657146230667" calcext:value-type="float">
            <text:p>83.4657146230667</text:p>
          </table:table-cell>
          <table:table-cell office:value-type="float" office:value="88.0048333705002" calcext:value-type="float">
            <text:p>88.0048333705002</text:p>
          </table:table-cell>
          <table:table-cell office:value-type="float" office:value="91.9875471247376" calcext:value-type="float">
            <text:p>91.9875471247376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71.6607565430885" calcext:value-type="float">
            <text:p>71.6607565430885</text:p>
          </table:table-cell>
          <table:table-cell office:value-type="float" office:value="95" calcext:value-type="float">
            <text:p>95</text:p>
          </table:table-cell>
          <table:table-cell table:formula="of:=ROW() - 1" office:value-type="float" office:value="56" calcext:value-type="float">
            <text:p>56</text:p>
          </table:table-cell>
          <table:table-cell table:formula="of:=[.K57] - [.N57]" office:value-type="float" office:value="-46" calcext:value-type="float">
            <text:p>-46</text:p>
          </table:table-cell>
          <table:table-cell table:formula="of:=[.O57]-[.N57]" office:value-type="float" office:value="-39" calcext:value-type="float">
            <text:p>-39</text:p>
          </table:table-cell>
          <table:table-cell table:formula="of:=ABS([.Q57])" office:value-type="float" office:value="39" calcext:value-type="float">
            <text:p>39</text:p>
          </table:table-cell>
          <table:table-cell table:formula="of:=[.M57]-[.G57]" office:value-type="float" office:value="-11.8049580799782" calcext:value-type="float">
            <text:p>-11.8049580799782</text:p>
          </table:table-cell>
          <table:table-cell table:formula="of:=AND([.N57]&lt;=[.J57];[.N57]&gt;=[.L57])" office:value-type="boolean" office:boolean-value="false" calcext:value-type="boolean">
            <text:p>FALSE</text:p>
          </table:table-cell>
          <table:table-cell table:formula="of:=AND([.M57]&gt;=[.F57];[.M57]&lt;=[.H57])" office:value-type="boolean" office:boolean-value="false" calcext:value-type="boolean">
            <text:p>FALSE</text:p>
          </table:table-cell>
          <table:table-cell table:formula="of:=AND([.M57]&gt;=[.E57];[.M57]&lt;=[.I5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phen Corson</text:p>
          </table:table-cell>
          <table:table-cell office:value-type="string" calcext:value-type="string">
            <text:p>TY134065</text:p>
          </table:table-cell>
          <table:table-cell office:value-type="string" calcext:value-type="string">
            <text:p>GM</text:p>
          </table:table-cell>
          <table:table-cell office:value-type="float" office:value="1414" calcext:value-type="float">
            <text:p>1414</text:p>
          </table:table-cell>
          <table:table-cell office:value-type="float" office:value="76.0366676592528" calcext:value-type="float">
            <text:p>76.0366676592528</text:p>
          </table:table-cell>
          <table:table-cell office:value-type="float" office:value="79.9474236198026" calcext:value-type="float">
            <text:p>79.9474236198026</text:p>
          </table:table-cell>
          <table:table-cell office:value-type="float" office:value="83.5216616914906" calcext:value-type="float">
            <text:p>83.5216616914906</text:p>
          </table:table-cell>
          <table:table-cell office:value-type="float" office:value="87.7689355409023" calcext:value-type="float">
            <text:p>87.7689355409023</text:p>
          </table:table-cell>
          <table:table-cell office:value-type="float" office:value="91.6796915014521" calcext:value-type="float">
            <text:p>91.6796915014521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float" office:value="78.6897680966009" calcext:value-type="float">
            <text:p>78.6897680966009</text:p>
          </table:table-cell>
          <table:table-cell office:value-type="float" office:value="52" calcext:value-type="float">
            <text:p>52</text:p>
          </table:table-cell>
          <table:table-cell table:formula="of:=ROW() - 1" office:value-type="float" office:value="57" calcext:value-type="float">
            <text:p>57</text:p>
          </table:table-cell>
          <table:table-cell table:formula="of:=[.K58] - [.N58]" office:value-type="float" office:value="-4" calcext:value-type="float">
            <text:p>-4</text:p>
          </table:table-cell>
          <table:table-cell table:formula="of:=[.O58]-[.N58]" office:value-type="float" office:value="5" calcext:value-type="float">
            <text:p>5</text:p>
          </table:table-cell>
          <table:table-cell table:formula="of:=ABS([.Q58])" office:value-type="float" office:value="5" calcext:value-type="float">
            <text:p>5</text:p>
          </table:table-cell>
          <table:table-cell table:formula="of:=[.M58]-[.G58]" office:value-type="float" office:value="-4.83189359488971" calcext:value-type="float">
            <text:p>-4.83189359488971</text:p>
          </table:table-cell>
          <table:table-cell table:formula="of:=AND([.N58]&lt;=[.J58];[.N58]&gt;=[.L58])" office:value-type="boolean" office:boolean-value="true" calcext:value-type="boolean">
            <text:p>TRUE</text:p>
          </table:table-cell>
          <table:table-cell table:formula="of:=AND([.M58]&gt;=[.F58];[.M58]&lt;=[.H58])" office:value-type="boolean" office:boolean-value="false" calcext:value-type="boolean">
            <text:p>FALSE</text:p>
          </table:table-cell>
          <table:table-cell table:formula="of:=AND([.M58]&gt;=[.E58];[.M58]&lt;=[.I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her Hyslop</text:p>
          </table:table-cell>
          <table:table-cell office:value-type="string" calcext:value-type="string">
            <text:p>A130712</text:p>
          </table:table-cell>
          <table:table-cell office:value-type="string" calcext:value-type="string">
            <text:p>M</text:p>
          </table:table-cell>
          <table:table-cell office:value-type="float" office:value="1392" calcext:value-type="float">
            <text:p>1392</text:p>
          </table:table-cell>
          <table:table-cell office:value-type="float" office:value="76.0167107960943" calcext:value-type="float">
            <text:p>76.0167107960943</text:p>
          </table:table-cell>
          <table:table-cell office:value-type="float" office:value="79.1729917080006" calcext:value-type="float">
            <text:p>79.1729917080006</text:p>
          </table:table-cell>
          <table:table-cell office:value-type="float" office:value="81.9059611459218" calcext:value-type="float">
            <text:p>81.9059611459218</text:p>
          </table:table-cell>
          <table:table-cell office:value-type="float" office:value="85.4855535318132" calcext:value-type="float">
            <text:p>85.4855535318132</text:p>
          </table:table-cell>
          <table:table-cell office:value-type="float" office:value="88.6418344437196" calcext:value-type="float">
            <text:p>88.6418344437196</text:p>
          </table:table-cell>
          <table:table-cell office:value-type="float" office:value="83" calcext:value-type="float">
            <text:p>83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72.3517506755442" calcext:value-type="float">
            <text:p>72.3517506755442</text:p>
          </table:table-cell>
          <table:table-cell office:value-type="float" office:value="92" calcext:value-type="float">
            <text:p>92</text:p>
          </table:table-cell>
          <table:table-cell table:formula="of:=ROW() - 1" office:value-type="float" office:value="58" calcext:value-type="float">
            <text:p>58</text:p>
          </table:table-cell>
          <table:table-cell table:formula="of:=[.K59] - [.N59]" office:value-type="float" office:value="-40" calcext:value-type="float">
            <text:p>-40</text:p>
          </table:table-cell>
          <table:table-cell table:formula="of:=[.O59]-[.N59]" office:value-type="float" office:value="-34" calcext:value-type="float">
            <text:p>-34</text:p>
          </table:table-cell>
          <table:table-cell table:formula="of:=ABS([.Q59])" office:value-type="float" office:value="34" calcext:value-type="float">
            <text:p>34</text:p>
          </table:table-cell>
          <table:table-cell table:formula="of:=[.M59]-[.G59]" office:value-type="float" office:value="-9.5542104703776" calcext:value-type="float">
            <text:p>-9.5542104703776</text:p>
          </table:table-cell>
          <table:table-cell table:formula="of:=AND([.N59]&lt;=[.J59];[.N59]&gt;=[.L59])" office:value-type="boolean" office:boolean-value="false" calcext:value-type="boolean">
            <text:p>FALSE</text:p>
          </table:table-cell>
          <table:table-cell table:formula="of:=AND([.M59]&gt;=[.F59];[.M59]&lt;=[.H59])" office:value-type="boolean" office:boolean-value="false" calcext:value-type="boolean">
            <text:p>FALSE</text:p>
          </table:table-cell>
          <table:table-cell table:formula="of:=AND([.M59]&gt;=[.E59];[.M59]&lt;=[.I5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muel Lorino</text:p>
          </table:table-cell>
          <table:table-cell office:value-type="string" calcext:value-type="string">
            <text:p>A114066</text:p>
          </table:table-cell>
          <table:table-cell office:value-type="string" calcext:value-type="string">
            <text:p>M</text:p>
          </table:table-cell>
          <table:table-cell office:value-type="float" office:value="1406" calcext:value-type="float">
            <text:p>1406</text:p>
          </table:table-cell>
          <table:table-cell office:value-type="float" office:value="75.851590825739" calcext:value-type="float">
            <text:p>75.851590825739</text:p>
          </table:table-cell>
          <table:table-cell office:value-type="float" office:value="79.1389017251027" calcext:value-type="float">
            <text:p>79.1389017251027</text:p>
          </table:table-cell>
          <table:table-cell office:value-type="float" office:value="82.6189631841131" calcext:value-type="float">
            <text:p>82.6189631841131</text:p>
          </table:table-cell>
          <table:table-cell office:value-type="float" office:value="85.7135235238302" calcext:value-type="float">
            <text:p>85.7135235238302</text:p>
          </table:table-cell>
          <table:table-cell office:value-type="float" office:value="89.0008344231939" calcext:value-type="float">
            <text:p>89.0008344231939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1.1460297891695" calcext:value-type="float">
            <text:p>81.1460297891695</text:p>
          </table:table-cell>
          <table:table-cell office:value-type="float" office:value="40" calcext:value-type="float">
            <text:p>40</text:p>
          </table:table-cell>
          <table:table-cell table:formula="of:=ROW() - 1" office:value-type="float" office:value="59" calcext:value-type="float">
            <text:p>59</text:p>
          </table:table-cell>
          <table:table-cell table:formula="of:=[.K60] - [.N60]" office:value-type="float" office:value="11" calcext:value-type="float">
            <text:p>11</text:p>
          </table:table-cell>
          <table:table-cell table:formula="of:=[.O60]-[.N60]" office:value-type="float" office:value="19" calcext:value-type="float">
            <text:p>19</text:p>
          </table:table-cell>
          <table:table-cell table:formula="of:=ABS([.Q60])" office:value-type="float" office:value="19" calcext:value-type="float">
            <text:p>19</text:p>
          </table:table-cell>
          <table:table-cell table:formula="of:=[.M60]-[.G60]" office:value-type="float" office:value="-1.4729333949436" calcext:value-type="float">
            <text:p>-1.4729333949436</text:p>
          </table:table-cell>
          <table:table-cell table:formula="of:=AND([.N60]&lt;=[.J60];[.N60]&gt;=[.L60])" office:value-type="boolean" office:boolean-value="true" calcext:value-type="boolean">
            <text:p>TRUE</text:p>
          </table:table-cell>
          <table:table-cell table:formula="of:=AND([.M60]&gt;=[.F60];[.M60]&lt;=[.H60])" office:value-type="boolean" office:boolean-value="true" calcext:value-type="boolean">
            <text:p>TRUE</text:p>
          </table:table-cell>
          <table:table-cell table:formula="of:=AND([.M60]&gt;=[.E60];[.M60]&lt;=[.I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in Thompson</text:p>
          </table:table-cell>
          <table:table-cell office:value-type="string" calcext:value-type="string">
            <text:p>A149501</text:p>
          </table:table-cell>
          <table:table-cell office:value-type="string" calcext:value-type="string">
            <text:p>M</text:p>
          </table:table-cell>
          <table:table-cell office:value-type="float" office:value="1402" calcext:value-type="float">
            <text:p>1402</text:p>
          </table:table-cell>
          <table:table-cell office:value-type="float" office:value="75.8114205536854" calcext:value-type="float">
            <text:p>75.8114205536854</text:p>
          </table:table-cell>
          <table:table-cell office:value-type="float" office:value="80.0254067571622" calcext:value-type="float">
            <text:p>80.0254067571622</text:p>
          </table:table-cell>
          <table:table-cell office:value-type="float" office:value="83.0514993983156" calcext:value-type="float">
            <text:p>83.0514993983156</text:p>
          </table:table-cell>
          <table:table-cell office:value-type="float" office:value="88.4533791641156" calcext:value-type="float">
            <text:p>88.4533791641156</text:p>
          </table:table-cell>
          <table:table-cell office:value-type="float" office:value="92.6673653675924" calcext:value-type="float">
            <text:p>92.6673653675924</text:p>
          </table:table-cell>
          <table:table-cell office:value-type="float" office:value="79" calcext:value-type="float">
            <text:p>7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79.5878356649733" calcext:value-type="float">
            <text:p>79.5878356649733</text:p>
          </table:table-cell>
          <table:table-cell office:value-type="float" office:value="47" calcext:value-type="float">
            <text:p>47</text:p>
          </table:table-cell>
          <table:table-cell table:formula="of:=ROW() - 1" office:value-type="float" office:value="60" calcext:value-type="float">
            <text:p>60</text:p>
          </table:table-cell>
          <table:table-cell table:formula="of:=[.K61] - [.N61]" office:value-type="float" office:value="2" calcext:value-type="float">
            <text:p>2</text:p>
          </table:table-cell>
          <table:table-cell table:formula="of:=[.O61]-[.N61]" office:value-type="float" office:value="13" calcext:value-type="float">
            <text:p>13</text:p>
          </table:table-cell>
          <table:table-cell table:formula="of:=ABS([.Q61])" office:value-type="float" office:value="13" calcext:value-type="float">
            <text:p>13</text:p>
          </table:table-cell>
          <table:table-cell table:formula="of:=[.M61]-[.G61]" office:value-type="float" office:value="-3.4636637333423" calcext:value-type="float">
            <text:p>-3.4636637333423</text:p>
          </table:table-cell>
          <table:table-cell table:formula="of:=AND([.N61]&lt;=[.J61];[.N61]&gt;=[.L61])" office:value-type="boolean" office:boolean-value="true" calcext:value-type="boolean">
            <text:p>TRUE</text:p>
          </table:table-cell>
          <table:table-cell table:formula="of:=AND([.M61]&gt;=[.F61];[.M61]&lt;=[.H61])" office:value-type="boolean" office:boolean-value="false" calcext:value-type="boolean">
            <text:p>FALSE</text:p>
          </table:table-cell>
          <table:table-cell table:formula="of:=AND([.M61]&gt;=[.E61];[.M61]&lt;=[.I6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sie Harrison</text:p>
          </table:table-cell>
          <table:table-cell office:value-type="string" calcext:value-type="string">
            <text:p>TY56769</text:p>
          </table:table-cell>
          <table:table-cell office:value-type="string" calcext:value-type="string">
            <text:p>U</text:p>
          </table:table-cell>
          <table:table-cell office:value-type="float" office:value="1387" calcext:value-type="float">
            <text:p>1387</text:p>
          </table:table-cell>
          <table:table-cell office:value-type="float" office:value="75.2038938707951" calcext:value-type="float">
            <text:p>75.2038938707951</text:p>
          </table:table-cell>
          <table:table-cell office:value-type="float" office:value="79.6819319206647" calcext:value-type="float">
            <text:p>79.6819319206647</text:p>
          </table:table-cell>
          <table:table-cell office:value-type="float" office:value="82.1448528480929" calcext:value-type="float">
            <text:p>82.1448528480929</text:p>
          </table:table-cell>
          <table:table-cell office:value-type="float" office:value="88.6380080204038" calcext:value-type="float">
            <text:p>88.6380080204038</text:p>
          </table:table-cell>
          <table:table-cell office:value-type="float" office:value="93.1160460702733" calcext:value-type="float">
            <text:p>93.1160460702733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72.027523424341" calcext:value-type="float">
            <text:p>72.027523424341</text:p>
          </table:table-cell>
          <table:table-cell office:value-type="float" office:value="94" calcext:value-type="float">
            <text:p>94</text:p>
          </table:table-cell>
          <table:table-cell table:formula="of:=ROW() - 1" office:value-type="float" office:value="61" calcext:value-type="float">
            <text:p>61</text:p>
          </table:table-cell>
          <table:table-cell table:formula="of:=[.K62] - [.N62]" office:value-type="float" office:value="-43" calcext:value-type="float">
            <text:p>-43</text:p>
          </table:table-cell>
          <table:table-cell table:formula="of:=[.O62]-[.N62]" office:value-type="float" office:value="-33" calcext:value-type="float">
            <text:p>-33</text:p>
          </table:table-cell>
          <table:table-cell table:formula="of:=ABS([.Q62])" office:value-type="float" office:value="33" calcext:value-type="float">
            <text:p>33</text:p>
          </table:table-cell>
          <table:table-cell table:formula="of:=[.M62]-[.G62]" office:value-type="float" office:value="-10.1173294237519" calcext:value-type="float">
            <text:p>-10.1173294237519</text:p>
          </table:table-cell>
          <table:table-cell table:formula="of:=AND([.N62]&lt;=[.J62];[.N62]&gt;=[.L62])" office:value-type="boolean" office:boolean-value="false" calcext:value-type="boolean">
            <text:p>FALSE</text:p>
          </table:table-cell>
          <table:table-cell table:formula="of:=AND([.M62]&gt;=[.F62];[.M62]&lt;=[.H62])" office:value-type="boolean" office:boolean-value="false" calcext:value-type="boolean">
            <text:p>FALSE</text:p>
          </table:table-cell>
          <table:table-cell table:formula="of:=AND([.M62]&gt;=[.E62];[.M62]&lt;=[.I6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y Stedman</text:p>
          </table:table-cell>
          <table:table-cell office:value-type="string" calcext:value-type="string">
            <text:p>L3082</text:p>
          </table:table-cell>
          <table:table-cell office:value-type="string" calcext:value-type="string">
            <text:p>M</text:p>
          </table:table-cell>
          <table:table-cell office:value-type="float" office:value="1380" calcext:value-type="float">
            <text:p>1380</text:p>
          </table:table-cell>
          <table:table-cell office:value-type="float" office:value="74.2777425711254" calcext:value-type="float">
            <text:p>74.2777425711254</text:p>
          </table:table-cell>
          <table:table-cell office:value-type="float" office:value="77.9951981666313" calcext:value-type="float">
            <text:p>77.9951981666313</text:p>
          </table:table-cell>
          <table:table-cell office:value-type="float" office:value="81.5830635901667" calcext:value-type="float">
            <text:p>81.5830635901667</text:p>
          </table:table-cell>
          <table:table-cell office:value-type="float" office:value="85.430109357643" calcext:value-type="float">
            <text:p>85.430109357643</text:p>
          </table:table-cell>
          <table:table-cell office:value-type="float" office:value="89.1475649531489" calcext:value-type="float">
            <text:p>89.1475649531489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73.39498969971" calcext:value-type="float">
            <text:p>73.39498969971</text:p>
          </table:table-cell>
          <table:table-cell office:value-type="float" office:value="84" calcext:value-type="float">
            <text:p>84</text:p>
          </table:table-cell>
          <table:table-cell table:formula="of:=ROW() - 1" office:value-type="float" office:value="62" calcext:value-type="float">
            <text:p>62</text:p>
          </table:table-cell>
          <table:table-cell table:formula="of:=[.K63] - [.N63]" office:value-type="float" office:value="-27" calcext:value-type="float">
            <text:p>-27</text:p>
          </table:table-cell>
          <table:table-cell table:formula="of:=[.O63]-[.N63]" office:value-type="float" office:value="-22" calcext:value-type="float">
            <text:p>-22</text:p>
          </table:table-cell>
          <table:table-cell table:formula="of:=ABS([.Q63])" office:value-type="float" office:value="22" calcext:value-type="float">
            <text:p>22</text:p>
          </table:table-cell>
          <table:table-cell table:formula="of:=[.M63]-[.G63]" office:value-type="float" office:value="-8.18807389045671" calcext:value-type="float">
            <text:p>-8.18807389045671</text:p>
          </table:table-cell>
          <table:table-cell table:formula="of:=AND([.N63]&lt;=[.J63];[.N63]&gt;=[.L63])" office:value-type="boolean" office:boolean-value="true" calcext:value-type="boolean">
            <text:p>TRUE</text:p>
          </table:table-cell>
          <table:table-cell table:formula="of:=AND([.M63]&gt;=[.F63];[.M63]&lt;=[.H63])" office:value-type="boolean" office:boolean-value="false" calcext:value-type="boolean">
            <text:p>FALSE</text:p>
          </table:table-cell>
          <table:table-cell table:formula="of:=AND([.M63]&gt;=[.E63];[.M63]&lt;=[.I6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les Vives</text:p>
          </table:table-cell>
          <table:table-cell office:value-type="string" calcext:value-type="string">
            <text:p>TY124076</text:p>
          </table:table-cell>
          <table:table-cell office:value-type="string" calcext:value-type="string">
            <text:p>M</text:p>
          </table:table-cell>
          <table:table-cell office:value-type="float" office:value="1386" calcext:value-type="float">
            <text:p>1386</text:p>
          </table:table-cell>
          <table:table-cell office:value-type="float" office:value="74.0145462735737" calcext:value-type="float">
            <text:p>74.0145462735737</text:p>
          </table:table-cell>
          <table:table-cell office:value-type="float" office:value="78.3596179475238" calcext:value-type="float">
            <text:p>78.3596179475238</text:p>
          </table:table-cell>
          <table:table-cell office:value-type="float" office:value="82.2574522567906" calcext:value-type="float">
            <text:p>82.2574522567906</text:p>
          </table:table-cell>
          <table:table-cell office:value-type="float" office:value="87.049761295424" calcext:value-type="float">
            <text:p>87.049761295424</text:p>
          </table:table-cell>
          <table:table-cell office:value-type="float" office:value="91.3948329693741" calcext:value-type="float">
            <text:p>91.3948329693741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76.6269208430225" calcext:value-type="float">
            <text:p>76.6269208430225</text:p>
          </table:table-cell>
          <table:table-cell office:value-type="float" office:value="64" calcext:value-type="float">
            <text:p>64</text:p>
          </table:table-cell>
          <table:table-cell table:formula="of:=ROW() - 1" office:value-type="float" office:value="63" calcext:value-type="float">
            <text:p>63</text:p>
          </table:table-cell>
          <table:table-cell table:formula="of:=[.K64] - [.N64]" office:value-type="float" office:value="-13" calcext:value-type="float">
            <text:p>-13</text:p>
          </table:table-cell>
          <table:table-cell table:formula="of:=[.O64]-[.N64]" office:value-type="float" office:value="-1" calcext:value-type="float">
            <text:p>-1</text:p>
          </table:table-cell>
          <table:table-cell table:formula="of:=ABS([.Q64])" office:value-type="float" office:value="1" calcext:value-type="float">
            <text:p>1</text:p>
          </table:table-cell>
          <table:table-cell table:formula="of:=[.M64]-[.G64]" office:value-type="float" office:value="-5.6305314137681" calcext:value-type="float">
            <text:p>-5.6305314137681</text:p>
          </table:table-cell>
          <table:table-cell table:formula="of:=AND([.N64]&lt;=[.J64];[.N64]&gt;=[.L64])" office:value-type="boolean" office:boolean-value="true" calcext:value-type="boolean">
            <text:p>TRUE</text:p>
          </table:table-cell>
          <table:table-cell table:formula="of:=AND([.M64]&gt;=[.F64];[.M64]&lt;=[.H64])" office:value-type="boolean" office:boolean-value="false" calcext:value-type="boolean">
            <text:p>FALSE</text:p>
          </table:table-cell>
          <table:table-cell table:formula="of:=AND([.M64]&gt;=[.E64];[.M64]&lt;=[.I6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y Herrington</text:p>
          </table:table-cell>
          <table:table-cell office:value-type="string" calcext:value-type="string">
            <text:p>B88</text:p>
          </table:table-cell>
          <table:table-cell office:value-type="string" calcext:value-type="string">
            <text:p>GM</text:p>
          </table:table-cell>
          <table:table-cell office:value-type="float" office:value="1367" calcext:value-type="float">
            <text:p>1367</text:p>
          </table:table-cell>
          <table:table-cell office:value-type="float" office:value="74.0030062117098" calcext:value-type="float">
            <text:p>74.0030062117098</text:p>
          </table:table-cell>
          <table:table-cell office:value-type="float" office:value="77.7695100950435" calcext:value-type="float">
            <text:p>77.7695100950435</text:p>
          </table:table-cell>
          <table:table-cell office:value-type="float" office:value="81.0592073939256" calcext:value-type="float">
            <text:p>81.0592073939256</text:p>
          </table:table-cell>
          <table:table-cell office:value-type="float" office:value="85.3025178617107" calcext:value-type="float">
            <text:p>85.3025178617107</text:p>
          </table:table-cell>
          <table:table-cell office:value-type="float" office:value="89.0690217450443" calcext:value-type="float">
            <text:p>89.0690217450443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7.9607515095936" calcext:value-type="float">
            <text:p>77.9607515095936</text:p>
          </table:table-cell>
          <table:table-cell office:value-type="float" office:value="57" calcext:value-type="float">
            <text:p>57</text:p>
          </table:table-cell>
          <table:table-cell table:formula="of:=ROW() - 1" office:value-type="float" office:value="64" calcext:value-type="float">
            <text:p>64</text:p>
          </table:table-cell>
          <table:table-cell table:formula="of:=[.K65] - [.N65]" office:value-type="float" office:value="2" calcext:value-type="float">
            <text:p>2</text:p>
          </table:table-cell>
          <table:table-cell table:formula="of:=[.O65]-[.N65]" office:value-type="float" office:value="7" calcext:value-type="float">
            <text:p>7</text:p>
          </table:table-cell>
          <table:table-cell table:formula="of:=ABS([.Q65])" office:value-type="float" office:value="7" calcext:value-type="float">
            <text:p>7</text:p>
          </table:table-cell>
          <table:table-cell table:formula="of:=[.M65]-[.G65]" office:value-type="float" office:value="-3.098455884332" calcext:value-type="float">
            <text:p>-3.098455884332</text:p>
          </table:table-cell>
          <table:table-cell table:formula="of:=AND([.N65]&lt;=[.J65];[.N65]&gt;=[.L65])" office:value-type="boolean" office:boolean-value="true" calcext:value-type="boolean">
            <text:p>TRUE</text:p>
          </table:table-cell>
          <table:table-cell table:formula="of:=AND([.M65]&gt;=[.F65];[.M65]&lt;=[.H65])" office:value-type="boolean" office:boolean-value="true" calcext:value-type="boolean">
            <text:p>TRUE</text:p>
          </table:table-cell>
          <table:table-cell table:formula="of:=AND([.M65]&gt;=[.E65];[.M65]&lt;=[.I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y Burdick</text:p>
          </table:table-cell>
          <table:table-cell office:value-type="string" calcext:value-type="string">
            <text:p>A131303</text:p>
          </table:table-cell>
          <table:table-cell office:value-type="string" calcext:value-type="string">
            <text:p>A</text:p>
          </table:table-cell>
          <table:table-cell office:value-type="float" office:value="1389" calcext:value-type="float">
            <text:p>1389</text:p>
          </table:table-cell>
          <table:table-cell office:value-type="float" office:value="73.7272353418249" calcext:value-type="float">
            <text:p>73.7272353418249</text:p>
          </table:table-cell>
          <table:table-cell office:value-type="float" office:value="78.4155551987376" calcext:value-type="float">
            <text:p>78.4155551987376</text:p>
          </table:table-cell>
          <table:table-cell office:value-type="float" office:value="82.3300830847808" calcext:value-type="float">
            <text:p>82.3300830847808</text:p>
          </table:table-cell>
          <table:table-cell office:value-type="float" office:value="87.7921949125629" calcext:value-type="float">
            <text:p>87.7921949125629</text:p>
          </table:table-cell>
          <table:table-cell office:value-type="float" office:value="92.4805147694756" calcext:value-type="float">
            <text:p>92.4805147694756</text:p>
          </table:table-cell>
          <table:table-cell office:value-type="float" office:value="83" calcext:value-type="float">
            <text:p>83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73.2003594239648" calcext:value-type="float">
            <text:p>73.2003594239648</text:p>
          </table:table-cell>
          <table:table-cell office:value-type="float" office:value="86" calcext:value-type="float">
            <text:p>86</text:p>
          </table:table-cell>
          <table:table-cell table:formula="of:=ROW() - 1" office:value-type="float" office:value="65" calcext:value-type="float">
            <text:p>65</text:p>
          </table:table-cell>
          <table:table-cell table:formula="of:=[.K66] - [.N66]" office:value-type="float" office:value="-35" calcext:value-type="float">
            <text:p>-35</text:p>
          </table:table-cell>
          <table:table-cell table:formula="of:=[.O66]-[.N66]" office:value-type="float" office:value="-21" calcext:value-type="float">
            <text:p>-21</text:p>
          </table:table-cell>
          <table:table-cell table:formula="of:=ABS([.Q66])" office:value-type="float" office:value="21" calcext:value-type="float">
            <text:p>21</text:p>
          </table:table-cell>
          <table:table-cell table:formula="of:=[.M66]-[.G66]" office:value-type="float" office:value="-9.129723660816" calcext:value-type="float">
            <text:p>-9.129723660816</text:p>
          </table:table-cell>
          <table:table-cell table:formula="of:=AND([.N66]&lt;=[.J66];[.N66]&gt;=[.L66])" office:value-type="boolean" office:boolean-value="false" calcext:value-type="boolean">
            <text:p>FALSE</text:p>
          </table:table-cell>
          <table:table-cell table:formula="of:=AND([.M66]&gt;=[.F66];[.M66]&lt;=[.H66])" office:value-type="boolean" office:boolean-value="false" calcext:value-type="boolean">
            <text:p>FALSE</text:p>
          </table:table-cell>
          <table:table-cell table:formula="of:=AND([.M66]&gt;=[.E66];[.M66]&lt;=[.I6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chariah watson</text:p>
          </table:table-cell>
          <table:table-cell office:value-type="string" calcext:value-type="string">
            <text:p>TY109052</text:p>
          </table:table-cell>
          <table:table-cell office:value-type="string" calcext:value-type="string">
            <text:p>A</text:p>
          </table:table-cell>
          <table:table-cell office:value-type="float" office:value="1372" calcext:value-type="float">
            <text:p>1372</text:p>
          </table:table-cell>
          <table:table-cell office:value-type="float" office:value="73.3446163543974" calcext:value-type="float">
            <text:p>73.3446163543974</text:p>
          </table:table-cell>
          <table:table-cell office:value-type="float" office:value="77.7287225554234" calcext:value-type="float">
            <text:p>77.7287225554234</text:p>
          </table:table-cell>
          <table:table-cell office:value-type="float" office:value="81.3503048211866" calcext:value-type="float">
            <text:p>81.3503048211866</text:p>
          </table:table-cell>
          <table:table-cell office:value-type="float" office:value="86.4969349574755" calcext:value-type="float">
            <text:p>86.4969349574755</text:p>
          </table:table-cell>
          <table:table-cell office:value-type="float" office:value="90.8810411585015" calcext:value-type="float">
            <text:p>90.88104115850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73.1108767146744" calcext:value-type="float">
            <text:p>73.1108767146744</text:p>
          </table:table-cell>
          <table:table-cell office:value-type="float" office:value="88" calcext:value-type="float">
            <text:p>88</text:p>
          </table:table-cell>
          <table:table-cell table:formula="of:=ROW() - 1" office:value-type="float" office:value="66" calcext:value-type="float">
            <text:p>66</text:p>
          </table:table-cell>
          <table:table-cell table:formula="of:=[.K67] - [.N67]" office:value-type="float" office:value="-29" calcext:value-type="float">
            <text:p>-29</text:p>
          </table:table-cell>
          <table:table-cell table:formula="of:=[.O67]-[.N67]" office:value-type="float" office:value="-22" calcext:value-type="float">
            <text:p>-22</text:p>
          </table:table-cell>
          <table:table-cell table:formula="of:=ABS([.Q67])" office:value-type="float" office:value="22" calcext:value-type="float">
            <text:p>22</text:p>
          </table:table-cell>
          <table:table-cell table:formula="of:=[.M67]-[.G67]" office:value-type="float" office:value="-8.23942810651219" calcext:value-type="float">
            <text:p>-8.23942810651219</text:p>
          </table:table-cell>
          <table:table-cell table:formula="of:=AND([.N67]&lt;=[.J67];[.N67]&gt;=[.L67])" office:value-type="boolean" office:boolean-value="false" calcext:value-type="boolean">
            <text:p>FALSE</text:p>
          </table:table-cell>
          <table:table-cell table:formula="of:=AND([.M67]&gt;=[.F67];[.M67]&lt;=[.H67])" office:value-type="boolean" office:boolean-value="false" calcext:value-type="boolean">
            <text:p>FALSE</text:p>
          </table:table-cell>
          <table:table-cell table:formula="of:=AND([.M67]&gt;=[.E67];[.M67]&lt;=[.I6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ith Dilworth</text:p>
          </table:table-cell>
          <table:table-cell office:value-type="string" calcext:value-type="string">
            <text:p>L3294</text:p>
          </table:table-cell>
          <table:table-cell office:value-type="string" calcext:value-type="string">
            <text:p>M</text:p>
          </table:table-cell>
          <table:table-cell office:value-type="float" office:value="1361" calcext:value-type="float">
            <text:p>1361</text:p>
          </table:table-cell>
          <table:table-cell office:value-type="float" office:value="73.325550641545" calcext:value-type="float">
            <text:p>73.325550641545</text:p>
          </table:table-cell>
          <table:table-cell office:value-type="float" office:value="77.147236081536" calcext:value-type="float">
            <text:p>77.147236081536</text:p>
          </table:table-cell>
          <table:table-cell office:value-type="float" office:value="80.6376098576656" calcext:value-type="float">
            <text:p>80.6376098576656</text:p>
          </table:table-cell>
          <table:table-cell office:value-type="float" office:value="84.790606961518" calcext:value-type="float">
            <text:p>84.790606961518</text:p>
          </table:table-cell>
          <table:table-cell office:value-type="float" office:value="88.612292401509" calcext:value-type="float">
            <text:p>88.61229240150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office:value-type="float" office:value="73.197483450716" calcext:value-type="float">
            <text:p>73.197483450716</text:p>
          </table:table-cell>
          <table:table-cell office:value-type="float" office:value="87" calcext:value-type="float">
            <text:p>87</text:p>
          </table:table-cell>
          <table:table-cell table:formula="of:=ROW() - 1" office:value-type="float" office:value="67" calcext:value-type="float">
            <text:p>67</text:p>
          </table:table-cell>
          <table:table-cell table:formula="of:=[.K68] - [.N68]" office:value-type="float" office:value="-26" calcext:value-type="float">
            <text:p>-26</text:p>
          </table:table-cell>
          <table:table-cell table:formula="of:=[.O68]-[.N68]" office:value-type="float" office:value="-20" calcext:value-type="float">
            <text:p>-20</text:p>
          </table:table-cell>
          <table:table-cell table:formula="of:=ABS([.Q68])" office:value-type="float" office:value="20" calcext:value-type="float">
            <text:p>20</text:p>
          </table:table-cell>
          <table:table-cell table:formula="of:=[.M68]-[.G68]" office:value-type="float" office:value="-7.44012640694959" calcext:value-type="float">
            <text:p>-7.44012640694959</text:p>
          </table:table-cell>
          <table:table-cell table:formula="of:=AND([.N68]&lt;=[.J68];[.N68]&gt;=[.L68])" office:value-type="boolean" office:boolean-value="true" calcext:value-type="boolean">
            <text:p>TRUE</text:p>
          </table:table-cell>
          <table:table-cell table:formula="of:=AND([.M68]&gt;=[.F68];[.M68]&lt;=[.H68])" office:value-type="boolean" office:boolean-value="false" calcext:value-type="boolean">
            <text:p>FALSE</text:p>
          </table:table-cell>
          <table:table-cell table:formula="of:=AND([.M68]&gt;=[.E68];[.M68]&lt;=[.I6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 Bradley</text:p>
          </table:table-cell>
          <table:table-cell office:value-type="string" calcext:value-type="string">
            <text:p>TY35490</text:p>
          </table:table-cell>
          <table:table-cell office:value-type="string" calcext:value-type="string">
            <text:p>M</text:p>
          </table:table-cell>
          <table:table-cell office:value-type="float" office:value="1363" calcext:value-type="float">
            <text:p>1363</text:p>
          </table:table-cell>
          <table:table-cell office:value-type="float" office:value="73.0361228524186" calcext:value-type="float">
            <text:p>73.0361228524186</text:p>
          </table:table-cell>
          <table:table-cell office:value-type="float" office:value="77.2642732375442" calcext:value-type="float">
            <text:p>77.2642732375442</text:p>
          </table:table-cell>
          <table:table-cell office:value-type="float" office:value="80.9069365242737" calcext:value-type="float">
            <text:p>80.9069365242737</text:p>
          </table:table-cell>
          <table:table-cell office:value-type="float" office:value="85.7205740077954" calcext:value-type="float">
            <text:p>85.7205740077954</text:p>
          </table:table-cell>
          <table:table-cell office:value-type="float" office:value="89.948724392921" calcext:value-type="float">
            <text:p>89.94872439292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75.7598082470038" calcext:value-type="float">
            <text:p>75.7598082470038</text:p>
          </table:table-cell>
          <table:table-cell office:value-type="float" office:value="72" calcext:value-type="float">
            <text:p>72</text:p>
          </table:table-cell>
          <table:table-cell table:formula="of:=ROW() - 1" office:value-type="float" office:value="68" calcext:value-type="float">
            <text:p>68</text:p>
          </table:table-cell>
          <table:table-cell table:formula="of:=[.K69] - [.N69]" office:value-type="float" office:value="-12" calcext:value-type="float">
            <text:p>-12</text:p>
          </table:table-cell>
          <table:table-cell table:formula="of:=[.O69]-[.N69]" office:value-type="float" office:value="-4" calcext:value-type="float">
            <text:p>-4</text:p>
          </table:table-cell>
          <table:table-cell table:formula="of:=ABS([.Q69])" office:value-type="float" office:value="4" calcext:value-type="float">
            <text:p>4</text:p>
          </table:table-cell>
          <table:table-cell table:formula="of:=[.M69]-[.G69]" office:value-type="float" office:value="-5.1471282772699" calcext:value-type="float">
            <text:p>-5.1471282772699</text:p>
          </table:table-cell>
          <table:table-cell table:formula="of:=AND([.N69]&lt;=[.J69];[.N69]&gt;=[.L69])" office:value-type="boolean" office:boolean-value="true" calcext:value-type="boolean">
            <text:p>TRUE</text:p>
          </table:table-cell>
          <table:table-cell table:formula="of:=AND([.M69]&gt;=[.F69];[.M69]&lt;=[.H69])" office:value-type="boolean" office:boolean-value="false" calcext:value-type="boolean">
            <text:p>FALSE</text:p>
          </table:table-cell>
          <table:table-cell table:formula="of:=AND([.M69]&gt;=[.E69];[.M69]&lt;=[.I6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Widman</text:p>
          </table:table-cell>
          <table:table-cell office:value-type="string" calcext:value-type="string">
            <text:p>L5268</text:p>
          </table:table-cell>
          <table:table-cell office:value-type="string" calcext:value-type="string">
            <text:p>A</text:p>
          </table:table-cell>
          <table:table-cell office:value-type="float" office:value="1372" calcext:value-type="float">
            <text:p>1372</text:p>
          </table:table-cell>
          <table:table-cell office:value-type="float" office:value="72.9727030078993" calcext:value-type="float">
            <text:p>72.9727030078993</text:p>
          </table:table-cell>
          <table:table-cell office:value-type="float" office:value="77.1269029435549" calcext:value-type="float">
            <text:p>77.1269029435549</text:p>
          </table:table-cell>
          <table:table-cell office:value-type="float" office:value="81.2345805551479" calcext:value-type="float">
            <text:p>81.2345805551479</text:p>
          </table:table-cell>
          <table:table-cell office:value-type="float" office:value="85.435302814866" calcext:value-type="float">
            <text:p>85.435302814866</text:p>
          </table:table-cell>
          <table:table-cell office:value-type="float" office:value="89.5895027505215" calcext:value-type="float">
            <text:p>89.5895027505215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0.8203396573054" calcext:value-type="float">
            <text:p>80.8203396573054</text:p>
          </table:table-cell>
          <table:table-cell office:value-type="float" office:value="44" calcext:value-type="float">
            <text:p>44</text:p>
          </table:table-cell>
          <table:table-cell table:formula="of:=ROW() - 1" office:value-type="float" office:value="69" calcext:value-type="float">
            <text:p>69</text:p>
          </table:table-cell>
          <table:table-cell table:formula="of:=[.K70] - [.N70]" office:value-type="float" office:value="15" calcext:value-type="float">
            <text:p>15</text:p>
          </table:table-cell>
          <table:table-cell table:formula="of:=[.O70]-[.N70]" office:value-type="float" office:value="25" calcext:value-type="float">
            <text:p>25</text:p>
          </table:table-cell>
          <table:table-cell table:formula="of:=ABS([.Q70])" office:value-type="float" office:value="25" calcext:value-type="float">
            <text:p>25</text:p>
          </table:table-cell>
          <table:table-cell table:formula="of:=[.M70]-[.G70]" office:value-type="float" office:value="-0.414240897842504" calcext:value-type="float">
            <text:p>-0.414240897842504</text:p>
          </table:table-cell>
          <table:table-cell table:formula="of:=AND([.N70]&lt;=[.J70];[.N70]&gt;=[.L70])" office:value-type="boolean" office:boolean-value="true" calcext:value-type="boolean">
            <text:p>TRUE</text:p>
          </table:table-cell>
          <table:table-cell table:formula="of:=AND([.M70]&gt;=[.F70];[.M70]&lt;=[.H70])" office:value-type="boolean" office:boolean-value="true" calcext:value-type="boolean">
            <text:p>TRUE</text:p>
          </table:table-cell>
          <table:table-cell table:formula="of:=AND([.M70]&gt;=[.E70];[.M70]&lt;=[.I7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y Cao</text:p>
          </table:table-cell>
          <table:table-cell office:value-type="string" calcext:value-type="string">
            <text:p>L5282</text:p>
          </table:table-cell>
          <table:table-cell office:value-type="string" calcext:value-type="string">
            <text:p>B</text:p>
          </table:table-cell>
          <table:table-cell office:value-type="float" office:value="1358" calcext:value-type="float">
            <text:p>1358</text:p>
          </table:table-cell>
          <table:table-cell office:value-type="float" office:value="72.548079896254" calcext:value-type="float">
            <text:p>72.548079896254</text:p>
          </table:table-cell>
          <table:table-cell office:value-type="float" office:value="76.889822347357" calcext:value-type="float">
            <text:p>76.889822347357</text:p>
          </table:table-cell>
          <table:table-cell office:value-type="float" office:value="80.7336086149079" calcext:value-type="float">
            <text:p>80.7336086149079</text:p>
          </table:table-cell>
          <table:table-cell office:value-type="float" office:value="85.5733072495629" calcext:value-type="float">
            <text:p>85.5733072495629</text:p>
          </table:table-cell>
          <table:table-cell office:value-type="float" office:value="89.9150497006659" calcext:value-type="float">
            <text:p>89.9150497006659</text:p>
          </table:table-cell>
          <table:table-cell office:value-type="float" office:value="88" calcext:value-type="float">
            <text:p>88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69.6911611006953" calcext:value-type="float">
            <text:p>69.6911611006953</text:p>
          </table:table-cell>
          <table:table-cell office:value-type="float" office:value="110" calcext:value-type="float">
            <text:p>110</text:p>
          </table:table-cell>
          <table:table-cell table:formula="of:=ROW() - 1" office:value-type="float" office:value="70" calcext:value-type="float">
            <text:p>70</text:p>
          </table:table-cell>
          <table:table-cell table:formula="of:=[.K71] - [.N71]" office:value-type="float" office:value="-49" calcext:value-type="float">
            <text:p>-49</text:p>
          </table:table-cell>
          <table:table-cell table:formula="of:=[.O71]-[.N71]" office:value-type="float" office:value="-40" calcext:value-type="float">
            <text:p>-40</text:p>
          </table:table-cell>
          <table:table-cell table:formula="of:=ABS([.Q71])" office:value-type="float" office:value="40" calcext:value-type="float">
            <text:p>40</text:p>
          </table:table-cell>
          <table:table-cell table:formula="of:=[.M71]-[.G71]" office:value-type="float" office:value="-11.0424475142126" calcext:value-type="float">
            <text:p>-11.0424475142126</text:p>
          </table:table-cell>
          <table:table-cell table:formula="of:=AND([.N71]&lt;=[.J71];[.N71]&gt;=[.L71])" office:value-type="boolean" office:boolean-value="false" calcext:value-type="boolean">
            <text:p>FALSE</text:p>
          </table:table-cell>
          <table:table-cell table:formula="of:=AND([.M71]&gt;=[.F71];[.M71]&lt;=[.H71])" office:value-type="boolean" office:boolean-value="false" calcext:value-type="boolean">
            <text:p>FALSE</text:p>
          </table:table-cell>
          <table:table-cell table:formula="of:=AND([.M71]&gt;=[.E71];[.M71]&lt;=[.I7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rick Chamberlain</text:p>
          </table:table-cell>
          <table:table-cell office:value-type="string" calcext:value-type="string">
            <text:p>L4897</text:p>
          </table:table-cell>
          <table:table-cell office:value-type="string" calcext:value-type="string">
            <text:p>A</text:p>
          </table:table-cell>
          <table:table-cell office:value-type="float" office:value="1343" calcext:value-type="float">
            <text:p>1343</text:p>
          </table:table-cell>
          <table:table-cell office:value-type="float" office:value="72.5112344589477" calcext:value-type="float">
            <text:p>72.5112344589477</text:p>
          </table:table-cell>
          <table:table-cell office:value-type="float" office:value="77.029056855731" calcext:value-type="float">
            <text:p>77.029056855731</text:p>
          </table:table-cell>
          <table:table-cell office:value-type="float" office:value="79.9477357705645" calcext:value-type="float">
            <text:p>79.9477357705645</text:p>
          </table:table-cell>
          <table:table-cell office:value-type="float" office:value="86.0647016492977" calcext:value-type="float">
            <text:p>86.0647016492977</text:p>
          </table:table-cell>
          <table:table-cell office:value-type="float" office:value="90.582524046081" calcext:value-type="float">
            <text:p>90.582524046081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75.9562333526704" calcext:value-type="float">
            <text:p>75.9562333526704</text:p>
          </table:table-cell>
          <table:table-cell office:value-type="float" office:value="70" calcext:value-type="float">
            <text:p>70</text:p>
          </table:table-cell>
          <table:table-cell table:formula="of:=ROW() - 1" office:value-type="float" office:value="71" calcext:value-type="float">
            <text:p>71</text:p>
          </table:table-cell>
          <table:table-cell table:formula="of:=[.K72] - [.N72]" office:value-type="float" office:value="-6" calcext:value-type="float">
            <text:p>-6</text:p>
          </table:table-cell>
          <table:table-cell table:formula="of:=[.O72]-[.N72]" office:value-type="float" office:value="1" calcext:value-type="float">
            <text:p>1</text:p>
          </table:table-cell>
          <table:table-cell table:formula="of:=ABS([.Q72])" office:value-type="float" office:value="1" calcext:value-type="float">
            <text:p>1</text:p>
          </table:table-cell>
          <table:table-cell table:formula="of:=[.M72]-[.G72]" office:value-type="float" office:value="-3.99150241789411" calcext:value-type="float">
            <text:p>-3.99150241789411</text:p>
          </table:table-cell>
          <table:table-cell table:formula="of:=AND([.N72]&lt;=[.J72];[.N72]&gt;=[.L72])" office:value-type="boolean" office:boolean-value="true" calcext:value-type="boolean">
            <text:p>TRUE</text:p>
          </table:table-cell>
          <table:table-cell table:formula="of:=AND([.M72]&gt;=[.F72];[.M72]&lt;=[.H72])" office:value-type="boolean" office:boolean-value="false" calcext:value-type="boolean">
            <text:p>FALSE</text:p>
          </table:table-cell>
          <table:table-cell table:formula="of:=AND([.M72]&gt;=[.E72];[.M72]&lt;=[.I7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or Davis</text:p>
          </table:table-cell>
          <table:table-cell office:value-type="string" calcext:value-type="string">
            <text:p>TY135535</text:p>
          </table:table-cell>
          <table:table-cell office:value-type="string" calcext:value-type="string">
            <text:p>M</text:p>
          </table:table-cell>
          <table:table-cell office:value-type="float" office:value="1364" calcext:value-type="float">
            <text:p>1364</text:p>
          </table:table-cell>
          <table:table-cell office:value-type="float" office:value="72.3796335128405" calcext:value-type="float">
            <text:p>72.3796335128405</text:p>
          </table:table-cell>
          <table:table-cell office:value-type="float" office:value="76.6815103838004" calcext:value-type="float">
            <text:p>76.6815103838004</text:p>
          </table:table-cell>
          <table:table-cell office:value-type="float" office:value="80.9515591865278" calcext:value-type="float">
            <text:p>80.9515591865278</text:p>
          </table:table-cell>
          <table:table-cell office:value-type="float" office:value="85.2852641257203" calcext:value-type="float">
            <text:p>85.2852641257203</text:p>
          </table:table-cell>
          <table:table-cell office:value-type="float" office:value="89.5871409966803" calcext:value-type="float">
            <text:p>89.5871409966803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75.4564199392797" calcext:value-type="float">
            <text:p>75.4564199392797</text:p>
          </table:table-cell>
          <table:table-cell office:value-type="float" office:value="73" calcext:value-type="float">
            <text:p>73</text:p>
          </table:table-cell>
          <table:table-cell table:formula="of:=ROW() - 1" office:value-type="float" office:value="72" calcext:value-type="float">
            <text:p>72</text:p>
          </table:table-cell>
          <table:table-cell table:formula="of:=[.K73] - [.N73]" office:value-type="float" office:value="-14" calcext:value-type="float">
            <text:p>-14</text:p>
          </table:table-cell>
          <table:table-cell table:formula="of:=[.O73]-[.N73]" office:value-type="float" office:value="-1" calcext:value-type="float">
            <text:p>-1</text:p>
          </table:table-cell>
          <table:table-cell table:formula="of:=ABS([.Q73])" office:value-type="float" office:value="1" calcext:value-type="float">
            <text:p>1</text:p>
          </table:table-cell>
          <table:table-cell table:formula="of:=[.M73]-[.G73]" office:value-type="float" office:value="-5.4951392472481" calcext:value-type="float">
            <text:p>-5.4951392472481</text:p>
          </table:table-cell>
          <table:table-cell table:formula="of:=AND([.N73]&lt;=[.J73];[.N73]&gt;=[.L73])" office:value-type="boolean" office:boolean-value="true" calcext:value-type="boolean">
            <text:p>TRUE</text:p>
          </table:table-cell>
          <table:table-cell table:formula="of:=AND([.M73]&gt;=[.F73];[.M73]&lt;=[.H73])" office:value-type="boolean" office:boolean-value="false" calcext:value-type="boolean">
            <text:p>FALSE</text:p>
          </table:table-cell>
          <table:table-cell table:formula="of:=AND([.M73]&gt;=[.E73];[.M73]&lt;=[.I7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shaun “DJ” Jenkins</text:p>
          </table:table-cell>
          <table:table-cell office:value-type="string" calcext:value-type="string">
            <text:p>A133084</text:p>
          </table:table-cell>
          <table:table-cell office:value-type="string" calcext:value-type="string">
            <text:p>GM</text:p>
          </table:table-cell>
          <table:table-cell office:value-type="float" office:value="1387" calcext:value-type="float">
            <text:p>1387</text:p>
          </table:table-cell>
          <table:table-cell office:value-type="float" office:value="72.2455468954129" calcext:value-type="float">
            <text:p>72.2455468954129</text:p>
          </table:table-cell>
          <table:table-cell office:value-type="float" office:value="76.8346640243227" calcext:value-type="float">
            <text:p>76.8346640243227</text:p>
          </table:table-cell>
          <table:table-cell office:value-type="float" office:value="82.3035572505035" calcext:value-type="float">
            <text:p>82.3035572505035</text:p>
          </table:table-cell>
          <table:table-cell office:value-type="float" office:value="86.0128982821421" calcext:value-type="float">
            <text:p>86.0128982821421</text:p>
          </table:table-cell>
          <table:table-cell office:value-type="float" office:value="90.6020154110518" calcext:value-type="float">
            <text:p>90.6020154110518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81.0377999417391" calcext:value-type="float">
            <text:p>81.0377999417391</text:p>
          </table:table-cell>
          <table:table-cell office:value-type="float" office:value="41" calcext:value-type="float">
            <text:p>41</text:p>
          </table:table-cell>
          <table:table-cell table:formula="of:=ROW() - 1" office:value-type="float" office:value="73" calcext:value-type="float">
            <text:p>73</text:p>
          </table:table-cell>
          <table:table-cell table:formula="of:=[.K74] - [.N74]" office:value-type="float" office:value="10" calcext:value-type="float">
            <text:p>10</text:p>
          </table:table-cell>
          <table:table-cell table:formula="of:=[.O74]-[.N74]" office:value-type="float" office:value="32" calcext:value-type="float">
            <text:p>32</text:p>
          </table:table-cell>
          <table:table-cell table:formula="of:=ABS([.Q74])" office:value-type="float" office:value="32" calcext:value-type="float">
            <text:p>32</text:p>
          </table:table-cell>
          <table:table-cell table:formula="of:=[.M74]-[.G74]" office:value-type="float" office:value="-1.26575730876441" calcext:value-type="float">
            <text:p>-1.26575730876441</text:p>
          </table:table-cell>
          <table:table-cell table:formula="of:=AND([.N74]&lt;=[.J74];[.N74]&gt;=[.L74])" office:value-type="boolean" office:boolean-value="true" calcext:value-type="boolean">
            <text:p>TRUE</text:p>
          </table:table-cell>
          <table:table-cell table:formula="of:=AND([.M74]&gt;=[.F74];[.M74]&lt;=[.H74])" office:value-type="boolean" office:boolean-value="true" calcext:value-type="boolean">
            <text:p>TRUE</text:p>
          </table:table-cell>
          <table:table-cell table:formula="of:=AND([.M74]&gt;=[.E74];[.M74]&lt;=[.I7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il Bera</text:p>
          </table:table-cell>
          <table:table-cell office:value-type="string" calcext:value-type="string">
            <text:p>TY112817</text:p>
          </table:table-cell>
          <table:table-cell office:value-type="string" calcext:value-type="string">
            <text:p>M</text:p>
          </table:table-cell>
          <table:table-cell office:value-type="float" office:value="1356" calcext:value-type="float">
            <text:p>1356</text:p>
          </table:table-cell>
          <table:table-cell office:value-type="float" office:value="72.1083230741608" calcext:value-type="float">
            <text:p>72.1083230741608</text:p>
          </table:table-cell>
          <table:table-cell office:value-type="float" office:value="76.2256131666576" calcext:value-type="float">
            <text:p>76.2256131666576</text:p>
          </table:table-cell>
          <table:table-cell office:value-type="float" office:value="80.5173987753777" calcext:value-type="float">
            <text:p>80.5173987753777</text:p>
          </table:table-cell>
          <table:table-cell office:value-type="float" office:value="84.4601933516513" calcext:value-type="float">
            <text:p>84.4601933516513</text:p>
          </table:table-cell>
          <table:table-cell office:value-type="float" office:value="88.5774834441482" calcext:value-type="float">
            <text:p>88.5774834441482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77.9628856014633" calcext:value-type="float">
            <text:p>77.9628856014633</text:p>
          </table:table-cell>
          <table:table-cell office:value-type="float" office:value="56" calcext:value-type="float">
            <text:p>56</text:p>
          </table:table-cell>
          <table:table-cell table:formula="of:=ROW() - 1" office:value-type="float" office:value="74" calcext:value-type="float">
            <text:p>74</text:p>
          </table:table-cell>
          <table:table-cell table:formula="of:=[.K75] - [.N75]" office:value-type="float" office:value="6" calcext:value-type="float">
            <text:p>6</text:p>
          </table:table-cell>
          <table:table-cell table:formula="of:=[.O75]-[.N75]" office:value-type="float" office:value="18" calcext:value-type="float">
            <text:p>18</text:p>
          </table:table-cell>
          <table:table-cell table:formula="of:=ABS([.Q75])" office:value-type="float" office:value="18" calcext:value-type="float">
            <text:p>18</text:p>
          </table:table-cell>
          <table:table-cell table:formula="of:=[.M75]-[.G75]" office:value-type="float" office:value="-2.5545131739144" calcext:value-type="float">
            <text:p>-2.5545131739144</text:p>
          </table:table-cell>
          <table:table-cell table:formula="of:=AND([.N75]&lt;=[.J75];[.N75]&gt;=[.L75])" office:value-type="boolean" office:boolean-value="true" calcext:value-type="boolean">
            <text:p>TRUE</text:p>
          </table:table-cell>
          <table:table-cell table:formula="of:=AND([.M75]&gt;=[.F75];[.M75]&lt;=[.H75])" office:value-type="boolean" office:boolean-value="true" calcext:value-type="boolean">
            <text:p>TRUE</text:p>
          </table:table-cell>
          <table:table-cell table:formula="of:=AND([.M75]&gt;=[.E75];[.M75]&lt;=[.I7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an Huang</text:p>
          </table:table-cell>
          <table:table-cell office:value-type="string" calcext:value-type="string">
            <text:p>A137675</text:p>
          </table:table-cell>
          <table:table-cell office:value-type="string" calcext:value-type="string">
            <text:p>M</text:p>
          </table:table-cell>
          <table:table-cell office:value-type="float" office:value="1335" calcext:value-type="float">
            <text:p>1335</text:p>
          </table:table-cell>
          <table:table-cell office:value-type="float" office:value="71.880602726556" calcext:value-type="float">
            <text:p>71.880602726556</text:p>
          </table:table-cell>
          <table:table-cell office:value-type="float" office:value="76.0563178682385" calcext:value-type="float">
            <text:p>76.0563178682385</text:p>
          </table:table-cell>
          <table:table-cell office:value-type="float" office:value="79.5421232537855" calcext:value-type="float">
            <text:p>79.5421232537855</text:p>
          </table:table-cell>
          <table:table-cell office:value-type="float" office:value="84.4077481516037" calcext:value-type="float">
            <text:p>84.4077481516037</text:p>
          </table:table-cell>
          <table:table-cell office:value-type="float" office:value="88.5834632932863" calcext:value-type="float">
            <text:p>88.5834632932863</text:p>
          </table:table-cell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formula="of:=ROW() - 1" office:value-type="float" office:value="75" calcext:value-type="float">
            <text:p>75</text:p>
          </table:table-cell>
          <table:table-cell table:formula="of:=[.K76] - [.N76]" office:value-type="float" office:value="-195" calcext:value-type="float">
            <text:p>-195</text:p>
          </table:table-cell>
          <table:table-cell table:formula="of:=[.O76]-[.N76]" office:value-type="float" office:value="-186" calcext:value-type="float">
            <text:p>-186</text:p>
          </table:table-cell>
          <table:table-cell table:formula="of:=ABS([.Q76])" office:value-type="float" office:value="186" calcext:value-type="float">
            <text:p>186</text:p>
          </table:table-cell>
          <table:table-cell table:formula="of:=[.M76]-[.G76]" office:value-type="float" office:value="-79.5421232537855" calcext:value-type="float">
            <text:p>-79.5421232537855</text:p>
          </table:table-cell>
          <table:table-cell table:formula="of:=AND([.N76]&lt;=[.J76];[.N76]&gt;=[.L76])" office:value-type="boolean" office:boolean-value="false" calcext:value-type="boolean">
            <text:p>FALSE</text:p>
          </table:table-cell>
          <table:table-cell table:formula="of:=AND([.M76]&gt;=[.F76];[.M76]&lt;=[.H76])" office:value-type="boolean" office:boolean-value="false" calcext:value-type="boolean">
            <text:p>FALSE</text:p>
          </table:table-cell>
          <table:table-cell table:formula="of:=AND([.M76]&gt;=[.E76];[.M76]&lt;=[.I7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hton Hammond</text:p>
          </table:table-cell>
          <table:table-cell office:value-type="string" calcext:value-type="string">
            <text:p>A146508</text:p>
          </table:table-cell>
          <table:table-cell office:value-type="string" calcext:value-type="string">
            <text:p>A</text:p>
          </table:table-cell>
          <table:table-cell office:value-type="float" office:value="1329" calcext:value-type="float">
            <text:p>1329</text:p>
          </table:table-cell>
          <table:table-cell office:value-type="float" office:value="71.5290659386543" calcext:value-type="float">
            <text:p>71.5290659386543</text:p>
          </table:table-cell>
          <table:table-cell office:value-type="float" office:value="76.6203003540938" calcext:value-type="float">
            <text:p>76.6203003540938</text:p>
          </table:table-cell>
          <table:table-cell office:value-type="float" office:value="79.4204792825855" calcext:value-type="float">
            <text:p>79.4204792825855</text:p>
          </table:table-cell>
          <table:table-cell office:value-type="float" office:value="86.8027691849727" calcext:value-type="float">
            <text:p>86.8027691849727</text:p>
          </table:table-cell>
          <table:table-cell office:value-type="float" office:value="91.8940036004121" calcext:value-type="float">
            <text:p>91.8940036004121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32" calcext:value-type="float">
            <text:p>32</text:p>
          </table:table-cell>
          <table:table-cell office:value-type="float" office:value="86.0374946654187" calcext:value-type="float">
            <text:p>86.0374946654187</text:p>
          </table:table-cell>
          <table:table-cell office:value-type="float" office:value="16" calcext:value-type="float">
            <text:p>16</text:p>
          </table:table-cell>
          <table:table-cell table:formula="of:=ROW() - 1" office:value-type="float" office:value="76" calcext:value-type="float">
            <text:p>76</text:p>
          </table:table-cell>
          <table:table-cell table:formula="of:=[.K77] - [.N77]" office:value-type="float" office:value="51" calcext:value-type="float">
            <text:p>51</text:p>
          </table:table-cell>
          <table:table-cell table:formula="of:=[.O77]-[.N77]" office:value-type="float" office:value="60" calcext:value-type="float">
            <text:p>60</text:p>
          </table:table-cell>
          <table:table-cell table:formula="of:=ABS([.Q77])" office:value-type="float" office:value="60" calcext:value-type="float">
            <text:p>60</text:p>
          </table:table-cell>
          <table:table-cell table:formula="of:=[.M77]-[.G77]" office:value-type="float" office:value="6.6170153828332" calcext:value-type="float">
            <text:p>6.6170153828332</text:p>
          </table:table-cell>
          <table:table-cell table:formula="of:=AND([.N77]&lt;=[.J77];[.N77]&gt;=[.L77])" office:value-type="boolean" office:boolean-value="false" calcext:value-type="boolean">
            <text:p>FALSE</text:p>
          </table:table-cell>
          <table:table-cell table:formula="of:=AND([.M77]&gt;=[.F77];[.M77]&lt;=[.H77])" office:value-type="boolean" office:boolean-value="true" calcext:value-type="boolean">
            <text:p>TRUE</text:p>
          </table:table-cell>
          <table:table-cell table:formula="of:=AND([.M77]&gt;=[.E77];[.M77]&lt;=[.I7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ch Parker</text:p>
          </table:table-cell>
          <table:table-cell office:value-type="string" calcext:value-type="string">
            <text:p>L5894</text:p>
          </table:table-cell>
          <table:table-cell office:value-type="string" calcext:value-type="string">
            <text:p>A</text:p>
          </table:table-cell>
          <table:table-cell office:value-type="float" office:value="1334" calcext:value-type="float">
            <text:p>1334</text:p>
          </table:table-cell>
          <table:table-cell office:value-type="float" office:value="71.3233750136096" calcext:value-type="float">
            <text:p>71.3233750136096</text:p>
          </table:table-cell>
          <table:table-cell office:value-type="float" office:value="75.750154260915" calcext:value-type="float">
            <text:p>75.750154260915</text:p>
          </table:table-cell>
          <table:table-cell office:value-type="float" office:value="79.5009667577056" calcext:value-type="float">
            <text:p>79.5009667577056</text:p>
          </table:table-cell>
          <table:table-cell office:value-type="float" office:value="84.6037127555259" calcext:value-type="float">
            <text:p>84.6037127555259</text:p>
          </table:table-cell>
          <table:table-cell office:value-type="float" office:value="89.0304920028314" calcext:value-type="float">
            <text:p>89.0304920028314</text:p>
          </table:table-cell>
          <table:table-cell office:value-type="float" office:value="93" calcext:value-type="float">
            <text:p>93</text:p>
          </table:table-cell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75.0601994225125" calcext:value-type="float">
            <text:p>75.0601994225125</text:p>
          </table:table-cell>
          <table:table-cell office:value-type="float" office:value="75" calcext:value-type="float">
            <text:p>75</text:p>
          </table:table-cell>
          <table:table-cell table:formula="of:=ROW() - 1" office:value-type="float" office:value="77" calcext:value-type="float">
            <text:p>77</text:p>
          </table:table-cell>
          <table:table-cell table:formula="of:=[.K78] - [.N78]" office:value-type="float" office:value="-8" calcext:value-type="float">
            <text:p>-8</text:p>
          </table:table-cell>
          <table:table-cell table:formula="of:=[.O78]-[.N78]" office:value-type="float" office:value="2" calcext:value-type="float">
            <text:p>2</text:p>
          </table:table-cell>
          <table:table-cell table:formula="of:=ABS([.Q78])" office:value-type="float" office:value="2" calcext:value-type="float">
            <text:p>2</text:p>
          </table:table-cell>
          <table:table-cell table:formula="of:=[.M78]-[.G78]" office:value-type="float" office:value="-4.4407673351931" calcext:value-type="float">
            <text:p>-4.4407673351931</text:p>
          </table:table-cell>
          <table:table-cell table:formula="of:=AND([.N78]&lt;=[.J78];[.N78]&gt;=[.L78])" office:value-type="boolean" office:boolean-value="true" calcext:value-type="boolean">
            <text:p>TRUE</text:p>
          </table:table-cell>
          <table:table-cell table:formula="of:=AND([.M78]&gt;=[.F78];[.M78]&lt;=[.H78])" office:value-type="boolean" office:boolean-value="false" calcext:value-type="boolean">
            <text:p>FALSE</text:p>
          </table:table-cell>
          <table:table-cell table:formula="of:=AND([.M78]&gt;=[.E78];[.M78]&lt;=[.I7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an Holm</text:p>
          </table:table-cell>
          <table:table-cell office:value-type="string" calcext:value-type="string">
            <text:p>TY148641</text:p>
          </table:table-cell>
          <table:table-cell office:value-type="string" calcext:value-type="string">
            <text:p>A</text:p>
          </table:table-cell>
          <table:table-cell office:value-type="float" office:value="1308" calcext:value-type="float">
            <text:p>1308</text:p>
          </table:table-cell>
          <table:table-cell office:value-type="float" office:value="70.9267905339885" calcext:value-type="float">
            <text:p>70.9267905339885</text:p>
          </table:table-cell>
          <table:table-cell office:value-type="float" office:value="75.5349111145519" calcext:value-type="float">
            <text:p>75.5349111145519</text:p>
          </table:table-cell>
          <table:table-cell office:value-type="float" office:value="78.0693774338618" calcext:value-type="float">
            <text:p>78.0693774338618</text:p>
          </table:table-cell>
          <table:table-cell office:value-type="float" office:value="84.7511522756788" calcext:value-type="float">
            <text:p>84.7511522756788</text:p>
          </table:table-cell>
          <table:table-cell office:value-type="float" office:value="89.3592728562422" calcext:value-type="float">
            <text:p>89.3592728562422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77.7183554428169" calcext:value-type="float">
            <text:p>77.7183554428169</text:p>
          </table:table-cell>
          <table:table-cell office:value-type="float" office:value="59" calcext:value-type="float">
            <text:p>59</text:p>
          </table:table-cell>
          <table:table-cell table:formula="of:=ROW() - 1" office:value-type="float" office:value="78" calcext:value-type="float">
            <text:p>78</text:p>
          </table:table-cell>
          <table:table-cell table:formula="of:=[.K79] - [.N79]" office:value-type="float" office:value="16" calcext:value-type="float">
            <text:p>16</text:p>
          </table:table-cell>
          <table:table-cell table:formula="of:=[.O79]-[.N79]" office:value-type="float" office:value="19" calcext:value-type="float">
            <text:p>19</text:p>
          </table:table-cell>
          <table:table-cell table:formula="of:=ABS([.Q79])" office:value-type="float" office:value="19" calcext:value-type="float">
            <text:p>19</text:p>
          </table:table-cell>
          <table:table-cell table:formula="of:=[.M79]-[.G79]" office:value-type="float" office:value="-0.351021991044902" calcext:value-type="float">
            <text:p>-0.351021991044902</text:p>
          </table:table-cell>
          <table:table-cell table:formula="of:=AND([.N79]&lt;=[.J79];[.N79]&gt;=[.L79])" office:value-type="boolean" office:boolean-value="true" calcext:value-type="boolean">
            <text:p>TRUE</text:p>
          </table:table-cell>
          <table:table-cell table:formula="of:=AND([.M79]&gt;=[.F79];[.M79]&lt;=[.H79])" office:value-type="boolean" office:boolean-value="true" calcext:value-type="boolean">
            <text:p>TRUE</text:p>
          </table:table-cell>
          <table:table-cell table:formula="of:=AND([.M79]&gt;=[.E79];[.M79]&lt;=[.I7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ayla Hill</text:p>
          </table:table-cell>
          <table:table-cell office:value-type="string" calcext:value-type="string">
            <text:p>L4823</text:p>
          </table:table-cell>
          <table:table-cell office:value-type="string" calcext:value-type="string">
            <text:p>A</text:p>
          </table:table-cell>
          <table:table-cell office:value-type="float" office:value="1318" calcext:value-type="float">
            <text:p>1318</text:p>
          </table:table-cell>
          <table:table-cell office:value-type="float" office:value="70.8671978948763" calcext:value-type="float">
            <text:p>70.8671978948763</text:p>
          </table:table-cell>
          <table:table-cell office:value-type="float" office:value="75.1545401829513" calcext:value-type="float">
            <text:p>75.1545401829513</text:p>
          </table:table-cell>
          <table:table-cell office:value-type="float" office:value="78.6230987197181" calcext:value-type="float">
            <text:p>78.6230987197181</text:p>
          </table:table-cell>
          <table:table-cell office:value-type="float" office:value="83.7292247591011" calcext:value-type="float">
            <text:p>83.7292247591011</text:p>
          </table:table-cell>
          <table:table-cell office:value-type="float" office:value="88.016567047176" calcext:value-type="float">
            <text:p>88.016567047176</text:p>
          </table:table-cell>
          <table:table-cell office:value-type="float" office:value="96" calcext:value-type="float">
            <text:p>96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office:value-type="float" office:value="74.1368936778008" calcext:value-type="float">
            <text:p>74.1368936778008</text:p>
          </table:table-cell>
          <table:table-cell office:value-type="float" office:value="78" calcext:value-type="float">
            <text:p>78</text:p>
          </table:table-cell>
          <table:table-cell table:formula="of:=ROW() - 1" office:value-type="float" office:value="79" calcext:value-type="float">
            <text:p>79</text:p>
          </table:table-cell>
          <table:table-cell table:formula="of:=[.K80] - [.N80]" office:value-type="float" office:value="-5" calcext:value-type="float">
            <text:p>-5</text:p>
          </table:table-cell>
          <table:table-cell table:formula="of:=[.O80]-[.N80]" office:value-type="float" office:value="1" calcext:value-type="float">
            <text:p>1</text:p>
          </table:table-cell>
          <table:table-cell table:formula="of:=ABS([.Q80])" office:value-type="float" office:value="1" calcext:value-type="float">
            <text:p>1</text:p>
          </table:table-cell>
          <table:table-cell table:formula="of:=[.M80]-[.G80]" office:value-type="float" office:value="-4.4862050419173" calcext:value-type="float">
            <text:p>-4.4862050419173</text:p>
          </table:table-cell>
          <table:table-cell table:formula="of:=AND([.N80]&lt;=[.J80];[.N80]&gt;=[.L80])" office:value-type="boolean" office:boolean-value="true" calcext:value-type="boolean">
            <text:p>TRUE</text:p>
          </table:table-cell>
          <table:table-cell table:formula="of:=AND([.M80]&gt;=[.F80];[.M80]&lt;=[.H80])" office:value-type="boolean" office:boolean-value="false" calcext:value-type="boolean">
            <text:p>FALSE</text:p>
          </table:table-cell>
          <table:table-cell table:formula="of:=AND([.M80]&gt;=[.E80];[.M80]&lt;=[.I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bio Spinella</text:p>
          </table:table-cell>
          <table:table-cell office:value-type="string" calcext:value-type="string">
            <text:p>L5693</text:p>
          </table:table-cell>
          <table:table-cell office:value-type="string" calcext:value-type="string">
            <text:p>M</text:p>
          </table:table-cell>
          <table:table-cell office:value-type="float" office:value="1322" calcext:value-type="float">
            <text:p>1322</text:p>
          </table:table-cell>
          <table:table-cell office:value-type="float" office:value="70.7926203423158" calcext:value-type="float">
            <text:p>70.7926203423158</text:p>
          </table:table-cell>
          <table:table-cell office:value-type="float" office:value="75.1574635906174" calcext:value-type="float">
            <text:p>75.1574635906174</text:p>
          </table:table-cell>
          <table:table-cell office:value-type="float" office:value="78.8519918121905" calcext:value-type="float">
            <text:p>78.8519918121905</text:p>
          </table:table-cell>
          <table:table-cell office:value-type="float" office:value="83.8871500872207" calcext:value-type="float">
            <text:p>83.8871500872207</text:p>
          </table:table-cell>
          <table:table-cell office:value-type="float" office:value="88.2519933355224" calcext:value-type="float">
            <text:p>88.2519933355224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73.9403041440495" calcext:value-type="float">
            <text:p>73.9403041440495</text:p>
          </table:table-cell>
          <table:table-cell office:value-type="float" office:value="80" calcext:value-type="float">
            <text:p>80</text:p>
          </table:table-cell>
          <table:table-cell table:formula="of:=ROW() - 1" office:value-type="float" office:value="80" calcext:value-type="float">
            <text:p>80</text:p>
          </table:table-cell>
          <table:table-cell table:formula="of:=[.K81] - [.N81]" office:value-type="float" office:value="-9" calcext:value-type="float">
            <text:p>-9</text:p>
          </table:table-cell>
          <table:table-cell table:formula="of:=[.O81]-[.N81]" office:value-type="float" office:value="0" calcext:value-type="float">
            <text:p>0</text:p>
          </table:table-cell>
          <table:table-cell table:formula="of:=ABS([.Q81])" office:value-type="float" office:value="0" calcext:value-type="float">
            <text:p>0</text:p>
          </table:table-cell>
          <table:table-cell table:formula="of:=[.M81]-[.G81]" office:value-type="float" office:value="-4.911687668141" calcext:value-type="float">
            <text:p>-4.911687668141</text:p>
          </table:table-cell>
          <table:table-cell table:formula="of:=AND([.N81]&lt;=[.J81];[.N81]&gt;=[.L81])" office:value-type="boolean" office:boolean-value="true" calcext:value-type="boolean">
            <text:p>TRUE</text:p>
          </table:table-cell>
          <table:table-cell table:formula="of:=AND([.M81]&gt;=[.F81];[.M81]&lt;=[.H81])" office:value-type="boolean" office:boolean-value="false" calcext:value-type="boolean">
            <text:p>FALSE</text:p>
          </table:table-cell>
          <table:table-cell table:formula="of:=AND([.M81]&gt;=[.E81];[.M81]&lt;=[.I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 Nuguit</text:p>
          </table:table-cell>
          <table:table-cell office:value-type="string" calcext:value-type="string">
            <text:p>A83270</text:p>
          </table:table-cell>
          <table:table-cell office:value-type="string" calcext:value-type="string">
            <text:p>M</text:p>
          </table:table-cell>
          <table:table-cell office:value-type="float" office:value="1342" calcext:value-type="float">
            <text:p>1342</text:p>
          </table:table-cell>
          <table:table-cell office:value-type="float" office:value="70.6842737244644" calcext:value-type="float">
            <text:p>70.6842737244644</text:p>
          </table:table-cell>
          <table:table-cell office:value-type="float" office:value="75.0496645638414" calcext:value-type="float">
            <text:p>75.0496645638414</text:p>
          </table:table-cell>
          <table:table-cell office:value-type="float" office:value="79.9174484466013" calcext:value-type="float">
            <text:p>79.9174484466013</text:p>
          </table:table-cell>
          <table:table-cell office:value-type="float" office:value="83.7804462425954" calcext:value-type="float">
            <text:p>83.7804462425954</text:p>
          </table:table-cell>
          <table:table-cell office:value-type="float" office:value="88.1458370819724" calcext:value-type="float">
            <text:p>88.1458370819724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81.9087432675187" calcext:value-type="float">
            <text:p>81.9087432675187</text:p>
          </table:table-cell>
          <table:table-cell office:value-type="float" office:value="32" calcext:value-type="float">
            <text:p>32</text:p>
          </table:table-cell>
          <table:table-cell table:formula="of:=ROW() - 1" office:value-type="float" office:value="81" calcext:value-type="float">
            <text:p>81</text:p>
          </table:table-cell>
          <table:table-cell table:formula="of:=[.K82] - [.N82]" office:value-type="float" office:value="32" calcext:value-type="float">
            <text:p>32</text:p>
          </table:table-cell>
          <table:table-cell table:formula="of:=[.O82]-[.N82]" office:value-type="float" office:value="49" calcext:value-type="float">
            <text:p>49</text:p>
          </table:table-cell>
          <table:table-cell table:formula="of:=ABS([.Q82])" office:value-type="float" office:value="49" calcext:value-type="float">
            <text:p>49</text:p>
          </table:table-cell>
          <table:table-cell table:formula="of:=[.M82]-[.G82]" office:value-type="float" office:value="1.9912948209174" calcext:value-type="float">
            <text:p>1.9912948209174</text:p>
          </table:table-cell>
          <table:table-cell table:formula="of:=AND([.N82]&lt;=[.J82];[.N82]&gt;=[.L82])" office:value-type="boolean" office:boolean-value="false" calcext:value-type="boolean">
            <text:p>FALSE</text:p>
          </table:table-cell>
          <table:table-cell table:formula="of:=AND([.M82]&gt;=[.F82];[.M82]&lt;=[.H82])" office:value-type="boolean" office:boolean-value="true" calcext:value-type="boolean">
            <text:p>TRUE</text:p>
          </table:table-cell>
          <table:table-cell table:formula="of:=AND([.M82]&gt;=[.E82];[.M82]&lt;=[.I8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sh Blodgett</text:p>
          </table:table-cell>
          <table:table-cell office:value-type="string" calcext:value-type="string">
            <text:p>A87719</text:p>
          </table:table-cell>
          <table:table-cell office:value-type="string" calcext:value-type="string">
            <text:p>M</text:p>
          </table:table-cell>
          <table:table-cell office:value-type="float" office:value="1343" calcext:value-type="float">
            <text:p>1343</text:p>
          </table:table-cell>
          <table:table-cell office:value-type="float" office:value="70.6450220347414" calcext:value-type="float">
            <text:p>70.6450220347414</text:p>
          </table:table-cell>
          <table:table-cell office:value-type="float" office:value="74.9159126101173" calcext:value-type="float">
            <text:p>74.9159126101173</text:p>
          </table:table-cell>
          <table:table-cell office:value-type="float" office:value="79.8864081308384" calcext:value-type="float">
            <text:p>79.8864081308384</text:p>
          </table:table-cell>
          <table:table-cell office:value-type="float" office:value="83.457693760869" calcext:value-type="float">
            <text:p>83.457693760869</text:p>
          </table:table-cell>
          <table:table-cell office:value-type="float" office:value="87.7285843362448" calcext:value-type="float">
            <text:p>87.7285843362448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6.3654606344394" calcext:value-type="float">
            <text:p>76.3654606344394</text:p>
          </table:table-cell>
          <table:table-cell office:value-type="float" office:value="67" calcext:value-type="float">
            <text:p>67</text:p>
          </table:table-cell>
          <table:table-cell table:formula="of:=ROW() - 1" office:value-type="float" office:value="82" calcext:value-type="float">
            <text:p>82</text:p>
          </table:table-cell>
          <table:table-cell table:formula="of:=[.K83] - [.N83]" office:value-type="float" office:value="-3" calcext:value-type="float">
            <text:p>-3</text:p>
          </table:table-cell>
          <table:table-cell table:formula="of:=[.O83]-[.N83]" office:value-type="float" office:value="15" calcext:value-type="float">
            <text:p>15</text:p>
          </table:table-cell>
          <table:table-cell table:formula="of:=ABS([.Q83])" office:value-type="float" office:value="15" calcext:value-type="float">
            <text:p>15</text:p>
          </table:table-cell>
          <table:table-cell table:formula="of:=[.M83]-[.G83]" office:value-type="float" office:value="-3.520947496399" calcext:value-type="float">
            <text:p>-3.520947496399</text:p>
          </table:table-cell>
          <table:table-cell table:formula="of:=AND([.N83]&lt;=[.J83];[.N83]&gt;=[.L83])" office:value-type="boolean" office:boolean-value="true" calcext:value-type="boolean">
            <text:p>TRUE</text:p>
          </table:table-cell>
          <table:table-cell table:formula="of:=AND([.M83]&gt;=[.F83];[.M83]&lt;=[.H83])" office:value-type="boolean" office:boolean-value="true" calcext:value-type="boolean">
            <text:p>TRUE</text:p>
          </table:table-cell>
          <table:table-cell table:formula="of:=AND([.M83]&gt;=[.E83];[.M83]&lt;=[.I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Blosser</text:p>
          </table:table-cell>
          <table:table-cell office:value-type="string" calcext:value-type="string">
            <text:p>L4824</text:p>
          </table:table-cell>
          <table:table-cell office:value-type="string" calcext:value-type="string">
            <text:p>M</text:p>
          </table:table-cell>
          <table:table-cell office:value-type="float" office:value="1290" calcext:value-type="float">
            <text:p>1290</text:p>
          </table:table-cell>
          <table:table-cell office:value-type="float" office:value="69.7391311035983" calcext:value-type="float">
            <text:p>69.7391311035983</text:p>
          </table:table-cell>
          <table:table-cell office:value-type="float" office:value="73.3917928377546" calcext:value-type="float">
            <text:p>73.3917928377546</text:p>
          </table:table-cell>
          <table:table-cell office:value-type="float" office:value="76.7872905527724" calcext:value-type="float">
            <text:p>76.7872905527724</text:p>
          </table:table-cell>
          <table:table-cell office:value-type="float" office:value="80.6971163060672" calcext:value-type="float">
            <text:p>80.6971163060672</text:p>
          </table:table-cell>
          <table:table-cell office:value-type="float" office:value="84.3497780402234" calcext:value-type="float">
            <text:p>84.3497780402234</text:p>
          </table:table-cell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office:value-type="float" office:value="67.9299766970576" calcext:value-type="float">
            <text:p>67.9299766970576</text:p>
          </table:table-cell>
          <table:table-cell office:value-type="float" office:value="126" calcext:value-type="float">
            <text:p>126</text:p>
          </table:table-cell>
          <table:table-cell table:formula="of:=ROW() - 1" office:value-type="float" office:value="83" calcext:value-type="float">
            <text:p>83</text:p>
          </table:table-cell>
          <table:table-cell table:formula="of:=[.K84] - [.N84]" office:value-type="float" office:value="-43" calcext:value-type="float">
            <text:p>-43</text:p>
          </table:table-cell>
          <table:table-cell table:formula="of:=[.O84]-[.N84]" office:value-type="float" office:value="-43" calcext:value-type="float">
            <text:p>-43</text:p>
          </table:table-cell>
          <table:table-cell table:formula="of:=ABS([.Q84])" office:value-type="float" office:value="43" calcext:value-type="float">
            <text:p>43</text:p>
          </table:table-cell>
          <table:table-cell table:formula="of:=[.M84]-[.G84]" office:value-type="float" office:value="-8.85731385571481" calcext:value-type="float">
            <text:p>-8.85731385571481</text:p>
          </table:table-cell>
          <table:table-cell table:formula="of:=AND([.N84]&lt;=[.J84];[.N84]&gt;=[.L84])" office:value-type="boolean" office:boolean-value="false" calcext:value-type="boolean">
            <text:p>FALSE</text:p>
          </table:table-cell>
          <table:table-cell table:formula="of:=AND([.M84]&gt;=[.F84];[.M84]&lt;=[.H84])" office:value-type="boolean" office:boolean-value="false" calcext:value-type="boolean">
            <text:p>FALSE</text:p>
          </table:table-cell>
          <table:table-cell table:formula="of:=AND([.M84]&gt;=[.E84];[.M84]&lt;=[.I8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e Floutier</text:p>
          </table:table-cell>
          <table:table-cell office:value-type="string" calcext:value-type="string">
            <text:p>A135009</text:p>
          </table:table-cell>
          <table:table-cell office:value-type="string" calcext:value-type="string">
            <text:p>A</text:p>
          </table:table-cell>
          <table:table-cell office:value-type="float" office:value="1300" calcext:value-type="float">
            <text:p>1300</text:p>
          </table:table-cell>
          <table:table-cell office:value-type="float" office:value="69.6751215761899" calcext:value-type="float">
            <text:p>69.6751215761899</text:p>
          </table:table-cell>
          <table:table-cell office:value-type="float" office:value="74.082876669293" calcext:value-type="float">
            <text:p>74.082876669293</text:p>
          </table:table-cell>
          <table:table-cell office:value-type="float" office:value="77.5093622565531" calcext:value-type="float">
            <text:p>77.5093622565531</text:p>
          </table:table-cell>
          <table:table-cell office:value-type="float" office:value="82.8983868554991" calcext:value-type="float">
            <text:p>82.8983868554991</text:p>
          </table:table-cell>
          <table:table-cell office:value-type="float" office:value="87.3061419486021" calcext:value-type="float">
            <text:p>87.3061419486021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71.4954204998172" calcext:value-type="float">
            <text:p>71.4954204998172</text:p>
          </table:table-cell>
          <table:table-cell office:value-type="float" office:value="98" calcext:value-type="float">
            <text:p>98</text:p>
          </table:table-cell>
          <table:table-cell table:formula="of:=ROW() - 1" office:value-type="float" office:value="84" calcext:value-type="float">
            <text:p>84</text:p>
          </table:table-cell>
          <table:table-cell table:formula="of:=[.K85] - [.N85]" office:value-type="float" office:value="-20" calcext:value-type="float">
            <text:p>-20</text:p>
          </table:table-cell>
          <table:table-cell table:formula="of:=[.O85]-[.N85]" office:value-type="float" office:value="-14" calcext:value-type="float">
            <text:p>-14</text:p>
          </table:table-cell>
          <table:table-cell table:formula="of:=ABS([.Q85])" office:value-type="float" office:value="14" calcext:value-type="float">
            <text:p>14</text:p>
          </table:table-cell>
          <table:table-cell table:formula="of:=[.M85]-[.G85]" office:value-type="float" office:value="-6.0139417567359" calcext:value-type="float">
            <text:p>-6.0139417567359</text:p>
          </table:table-cell>
          <table:table-cell table:formula="of:=AND([.N85]&lt;=[.J85];[.N85]&gt;=[.L85])" office:value-type="boolean" office:boolean-value="true" calcext:value-type="boolean">
            <text:p>TRUE</text:p>
          </table:table-cell>
          <table:table-cell table:formula="of:=AND([.M85]&gt;=[.F85];[.M85]&lt;=[.H85])" office:value-type="boolean" office:boolean-value="false" calcext:value-type="boolean">
            <text:p>FALSE</text:p>
          </table:table-cell>
          <table:table-cell table:formula="of:=AND([.M85]&gt;=[.E85];[.M85]&lt;=[.I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andon Barajas</text:p>
          </table:table-cell>
          <table:table-cell office:value-type="string" calcext:value-type="string">
            <text:p>A142479</text:p>
          </table:table-cell>
          <table:table-cell office:value-type="string" calcext:value-type="string">
            <text:p>M</text:p>
          </table:table-cell>
          <table:table-cell office:value-type="float" office:value="1315" calcext:value-type="float">
            <text:p>1315</text:p>
          </table:table-cell>
          <table:table-cell office:value-type="float" office:value="69.5953951959598" calcext:value-type="float">
            <text:p>69.5953951959598</text:p>
          </table:table-cell>
          <table:table-cell office:value-type="float" office:value="74.4432166069932" calcext:value-type="float">
            <text:p>74.4432166069932</text:p>
          </table:table-cell>
          <table:table-cell office:value-type="float" office:value="78.7616212076425" calcext:value-type="float">
            <text:p>78.7616212076425</text:p>
          </table:table-cell>
          <table:table-cell office:value-type="float" office:value="84.13885942906" calcext:value-type="float">
            <text:p>84.13885942906</text:p>
          </table:table-cell>
          <table:table-cell office:value-type="float" office:value="88.9866808400934" calcext:value-type="float">
            <text:p>88.9866808400934</text:p>
          </table:table-cell>
          <table:table-cell office:value-type="float" office:value="102" calcext:value-type="float">
            <text:p>102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office:value-type="float" office:value="77.707891296402" calcext:value-type="float">
            <text:p>77.707891296402</text:p>
          </table:table-cell>
          <table:table-cell office:value-type="float" office:value="60" calcext:value-type="float">
            <text:p>60</text:p>
          </table:table-cell>
          <table:table-cell table:formula="of:=ROW() - 1" office:value-type="float" office:value="85" calcext:value-type="float">
            <text:p>85</text:p>
          </table:table-cell>
          <table:table-cell table:formula="of:=[.K86] - [.N86]" office:value-type="float" office:value="13" calcext:value-type="float">
            <text:p>13</text:p>
          </table:table-cell>
          <table:table-cell table:formula="of:=[.O86]-[.N86]" office:value-type="float" office:value="25" calcext:value-type="float">
            <text:p>25</text:p>
          </table:table-cell>
          <table:table-cell table:formula="of:=ABS([.Q86])" office:value-type="float" office:value="25" calcext:value-type="float">
            <text:p>25</text:p>
          </table:table-cell>
          <table:table-cell table:formula="of:=[.M86]-[.G86]" office:value-type="float" office:value="-1.05372991124051" calcext:value-type="float">
            <text:p>-1.05372991124051</text:p>
          </table:table-cell>
          <table:table-cell table:formula="of:=AND([.N86]&lt;=[.J86];[.N86]&gt;=[.L86])" office:value-type="boolean" office:boolean-value="true" calcext:value-type="boolean">
            <text:p>TRUE</text:p>
          </table:table-cell>
          <table:table-cell table:formula="of:=AND([.M86]&gt;=[.F86];[.M86]&lt;=[.H86])" office:value-type="boolean" office:boolean-value="true" calcext:value-type="boolean">
            <text:p>TRUE</text:p>
          </table:table-cell>
          <table:table-cell table:formula="of:=AND([.M86]&gt;=[.E86];[.M86]&lt;=[.I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 Waite</text:p>
          </table:table-cell>
          <table:table-cell office:value-type="string" calcext:value-type="string">
            <text:p>B119</text:p>
          </table:table-cell>
          <table:table-cell office:value-type="string" calcext:value-type="string">
            <text:p>A</text:p>
          </table:table-cell>
          <table:table-cell office:value-type="float" office:value="1279" calcext:value-type="float">
            <text:p>1279</text:p>
          </table:table-cell>
          <table:table-cell office:value-type="float" office:value="68.3519921753513" calcext:value-type="float">
            <text:p>68.3519921753513</text:p>
          </table:table-cell>
          <table:table-cell office:value-type="float" office:value="72.8001062687052" calcext:value-type="float">
            <text:p>72.8001062687052</text:p>
          </table:table-cell>
          <table:table-cell office:value-type="float" office:value="76.5453481417158" calcext:value-type="float">
            <text:p>76.5453481417158</text:p>
          </table:table-cell>
          <table:table-cell office:value-type="float" office:value="81.6963344554128" calcext:value-type="float">
            <text:p>81.6963344554128</text:p>
          </table:table-cell>
          <table:table-cell office:value-type="float" office:value="86.1444485487666" calcext:value-type="float">
            <text:p>86.1444485487666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70.346481048459" calcext:value-type="float">
            <text:p>70.346481048459</text:p>
          </table:table-cell>
          <table:table-cell office:value-type="float" office:value="105" calcext:value-type="float">
            <text:p>105</text:p>
          </table:table-cell>
          <table:table-cell table:formula="of:=ROW() - 1" office:value-type="float" office:value="86" calcext:value-type="float">
            <text:p>86</text:p>
          </table:table-cell>
          <table:table-cell table:formula="of:=[.K87] - [.N87]" office:value-type="float" office:value="-21" calcext:value-type="float">
            <text:p>-21</text:p>
          </table:table-cell>
          <table:table-cell table:formula="of:=[.O87]-[.N87]" office:value-type="float" office:value="-19" calcext:value-type="float">
            <text:p>-19</text:p>
          </table:table-cell>
          <table:table-cell table:formula="of:=ABS([.Q87])" office:value-type="float" office:value="19" calcext:value-type="float">
            <text:p>19</text:p>
          </table:table-cell>
          <table:table-cell table:formula="of:=[.M87]-[.G87]" office:value-type="float" office:value="-6.19886709325681" calcext:value-type="float">
            <text:p>-6.19886709325681</text:p>
          </table:table-cell>
          <table:table-cell table:formula="of:=AND([.N87]&lt;=[.J87];[.N87]&gt;=[.L87])" office:value-type="boolean" office:boolean-value="true" calcext:value-type="boolean">
            <text:p>TRUE</text:p>
          </table:table-cell>
          <table:table-cell table:formula="of:=AND([.M87]&gt;=[.F87];[.M87]&lt;=[.H87])" office:value-type="boolean" office:boolean-value="false" calcext:value-type="boolean">
            <text:p>FALSE</text:p>
          </table:table-cell>
          <table:table-cell table:formula="of:=AND([.M87]&gt;=[.E87];[.M87]&lt;=[.I8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yrus Yu</text:p>
          </table:table-cell>
          <table:table-cell office:value-type="string" calcext:value-type="string">
            <text:p>L5899</text:p>
          </table:table-cell>
          <table:table-cell office:value-type="string" calcext:value-type="string">
            <text:p>A</text:p>
          </table:table-cell>
          <table:table-cell office:value-type="float" office:value="1279" calcext:value-type="float">
            <text:p>1279</text:p>
          </table:table-cell>
          <table:table-cell office:value-type="float" office:value="68.3055970317567" calcext:value-type="float">
            <text:p>68.3055970317567</text:p>
          </table:table-cell>
          <table:table-cell office:value-type="float" office:value="72.3896814630843" calcext:value-type="float">
            <text:p>72.3896814630843</text:p>
          </table:table-cell>
          <table:table-cell office:value-type="float" office:value="76.3091662325909" calcext:value-type="float">
            <text:p>76.3091662325909</text:p>
          </table:table-cell>
          <table:table-cell office:value-type="float" office:value="80.5578503257395" calcext:value-type="float">
            <text:p>80.5578503257395</text:p>
          </table:table-cell>
          <table:table-cell office:value-type="float" office:value="84.6419347570671" calcext:value-type="float">
            <text:p>84.6419347570671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71.3717617141771" calcext:value-type="float">
            <text:p>71.3717617141771</text:p>
          </table:table-cell>
          <table:table-cell office:value-type="float" office:value="99" calcext:value-type="float">
            <text:p>99</text:p>
          </table:table-cell>
          <table:table-cell table:formula="of:=ROW() - 1" office:value-type="float" office:value="87" calcext:value-type="float">
            <text:p>87</text:p>
          </table:table-cell>
          <table:table-cell table:formula="of:=[.K88] - [.N88]" office:value-type="float" office:value="-15" calcext:value-type="float">
            <text:p>-15</text:p>
          </table:table-cell>
          <table:table-cell table:formula="of:=[.O88]-[.N88]" office:value-type="float" office:value="-12" calcext:value-type="float">
            <text:p>-12</text:p>
          </table:table-cell>
          <table:table-cell table:formula="of:=ABS([.Q88])" office:value-type="float" office:value="12" calcext:value-type="float">
            <text:p>12</text:p>
          </table:table-cell>
          <table:table-cell table:formula="of:=[.M88]-[.G88]" office:value-type="float" office:value="-4.9374045184138" calcext:value-type="float">
            <text:p>-4.9374045184138</text:p>
          </table:table-cell>
          <table:table-cell table:formula="of:=AND([.N88]&lt;=[.J88];[.N88]&gt;=[.L88])" office:value-type="boolean" office:boolean-value="true" calcext:value-type="boolean">
            <text:p>TRUE</text:p>
          </table:table-cell>
          <table:table-cell table:formula="of:=AND([.M88]&gt;=[.F88];[.M88]&lt;=[.H88])" office:value-type="boolean" office:boolean-value="false" calcext:value-type="boolean">
            <text:p>FALSE</text:p>
          </table:table-cell>
          <table:table-cell table:formula="of:=AND([.M88]&gt;=[.E88];[.M88]&lt;=[.I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go Reyna</text:p>
          </table:table-cell>
          <table:table-cell office:value-type="string" calcext:value-type="string">
            <text:p>L5860</text:p>
          </table:table-cell>
          <table:table-cell office:value-type="string" calcext:value-type="string">
            <text:p>A</text:p>
          </table:table-cell>
          <table:table-cell office:value-type="float" office:value="1290" calcext:value-type="float">
            <text:p>1290</text:p>
          </table:table-cell>
          <table:table-cell office:value-type="float" office:value="68.123959649591" calcext:value-type="float">
            <text:p>68.123959649591</text:p>
          </table:table-cell>
          <table:table-cell office:value-type="float" office:value="72.4066905865362" calcext:value-type="float">
            <text:p>72.4066905865362</text:p>
          </table:table-cell>
          <table:table-cell office:value-type="float" office:value="77.1421695745329" calcext:value-type="float">
            <text:p>77.1421695745329</text:p>
          </table:table-cell>
          <table:table-cell office:value-type="float" office:value="80.9721524604265" calcext:value-type="float">
            <text:p>80.9721524604265</text:p>
          </table:table-cell>
          <table:table-cell office:value-type="float" office:value="85.2548833973717" calcext:value-type="float">
            <text:p>85.2548833973717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75.9899409362642" calcext:value-type="float">
            <text:p>75.9899409362642</text:p>
          </table:table-cell>
          <table:table-cell office:value-type="float" office:value="69" calcext:value-type="float">
            <text:p>69</text:p>
          </table:table-cell>
          <table:table-cell table:formula="of:=ROW() - 1" office:value-type="float" office:value="88" calcext:value-type="float">
            <text:p>88</text:p>
          </table:table-cell>
          <table:table-cell table:formula="of:=[.K89] - [.N89]" office:value-type="float" office:value="11" calcext:value-type="float">
            <text:p>11</text:p>
          </table:table-cell>
          <table:table-cell table:formula="of:=[.O89]-[.N89]" office:value-type="float" office:value="19" calcext:value-type="float">
            <text:p>19</text:p>
          </table:table-cell>
          <table:table-cell table:formula="of:=ABS([.Q89])" office:value-type="float" office:value="19" calcext:value-type="float">
            <text:p>19</text:p>
          </table:table-cell>
          <table:table-cell table:formula="of:=[.M89]-[.G89]" office:value-type="float" office:value="-1.1522286382687" calcext:value-type="float">
            <text:p>-1.1522286382687</text:p>
          </table:table-cell>
          <table:table-cell table:formula="of:=AND([.N89]&lt;=[.J89];[.N89]&gt;=[.L89])" office:value-type="boolean" office:boolean-value="true" calcext:value-type="boolean">
            <text:p>TRUE</text:p>
          </table:table-cell>
          <table:table-cell table:formula="of:=AND([.M89]&gt;=[.F89];[.M89]&lt;=[.H89])" office:value-type="boolean" office:boolean-value="true" calcext:value-type="boolean">
            <text:p>TRUE</text:p>
          </table:table-cell>
          <table:table-cell table:formula="of:=AND([.M89]&gt;=[.E89];[.M89]&lt;=[.I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 Junco</text:p>
          </table:table-cell>
          <table:table-cell office:value-type="string" calcext:value-type="string">
            <text:p>FY34819</text:p>
          </table:table-cell>
          <table:table-cell office:value-type="string" calcext:value-type="string">
            <text:p>M</text:p>
          </table:table-cell>
          <table:table-cell office:value-type="float" office:value="1259" calcext:value-type="float">
            <text:p>1259</text:p>
          </table:table-cell>
          <table:table-cell office:value-type="float" office:value="68.0185127185094" calcext:value-type="float">
            <text:p>68.0185127185094</text:p>
          </table:table-cell>
          <table:table-cell office:value-type="float" office:value="71.5802556520882" calcext:value-type="float">
            <text:p>71.5802556520882</text:p>
          </table:table-cell>
          <table:table-cell office:value-type="float" office:value="74.9943456430365" calcext:value-type="float">
            <text:p>74.9943456430365</text:p>
          </table:table-cell>
          <table:table-cell office:value-type="float" office:value="78.7037415192458" calcext:value-type="float">
            <text:p>78.7037415192458</text:p>
          </table:table-cell>
          <table:table-cell office:value-type="float" office:value="82.2654844528247" calcext:value-type="float">
            <text:p>82.2654844528247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67.4713414947126" calcext:value-type="float">
            <text:p>67.4713414947126</text:p>
          </table:table-cell>
          <table:table-cell office:value-type="float" office:value="129" calcext:value-type="float">
            <text:p>129</text:p>
          </table:table-cell>
          <table:table-cell table:formula="of:=ROW() - 1" office:value-type="float" office:value="89" calcext:value-type="float">
            <text:p>89</text:p>
          </table:table-cell>
          <table:table-cell table:formula="of:=[.K90] - [.N90]" office:value-type="float" office:value="-43" calcext:value-type="float">
            <text:p>-43</text:p>
          </table:table-cell>
          <table:table-cell table:formula="of:=[.O90]-[.N90]" office:value-type="float" office:value="-40" calcext:value-type="float">
            <text:p>-40</text:p>
          </table:table-cell>
          <table:table-cell table:formula="of:=ABS([.Q90])" office:value-type="float" office:value="40" calcext:value-type="float">
            <text:p>40</text:p>
          </table:table-cell>
          <table:table-cell table:formula="of:=[.M90]-[.G90]" office:value-type="float" office:value="-7.52300414832389" calcext:value-type="float">
            <text:p>-7.52300414832389</text:p>
          </table:table-cell>
          <table:table-cell table:formula="of:=AND([.N90]&lt;=[.J90];[.N90]&gt;=[.L90])" office:value-type="boolean" office:boolean-value="false" calcext:value-type="boolean">
            <text:p>FALSE</text:p>
          </table:table-cell>
          <table:table-cell table:formula="of:=AND([.M90]&gt;=[.F90];[.M90]&lt;=[.H90])" office:value-type="boolean" office:boolean-value="false" calcext:value-type="boolean">
            <text:p>FALSE</text:p>
          </table:table-cell>
          <table:table-cell table:formula="of:=AND([.M90]&gt;=[.E90];[.M90]&lt;=[.I9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thew Tucker</text:p>
          </table:table-cell>
          <table:table-cell office:value-type="string" calcext:value-type="string">
            <text:p>A159302</text:p>
          </table:table-cell>
          <table:table-cell office:value-type="string" calcext:value-type="string">
            <text:p>A</text:p>
          </table:table-cell>
          <table:table-cell office:value-type="float" office:value="1273" calcext:value-type="float">
            <text:p>1273</text:p>
          </table:table-cell>
          <table:table-cell office:value-type="float" office:value="67.7259266455349" calcext:value-type="float">
            <text:p>67.7259266455349</text:p>
          </table:table-cell>
          <table:table-cell office:value-type="float" office:value="72.8607995473163" calcext:value-type="float">
            <text:p>72.8607995473163</text:p>
          </table:table-cell>
          <table:table-cell office:value-type="float" office:value="75.9961091784445" calcext:value-type="float">
            <text:p>75.9961091784445</text:p>
          </table:table-cell>
          <table:table-cell office:value-type="float" office:value="83.130545350879" calcext:value-type="float">
            <text:p>83.130545350879</text:p>
          </table:table-cell>
          <table:table-cell office:value-type="float" office:value="88.2654182526604" calcext:value-type="float">
            <text:p>88.2654182526604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71.5113415196503" calcext:value-type="float">
            <text:p>71.5113415196503</text:p>
          </table:table-cell>
          <table:table-cell office:value-type="float" office:value="97" calcext:value-type="float">
            <text:p>97</text:p>
          </table:table-cell>
          <table:table-cell table:formula="of:=ROW() - 1" office:value-type="float" office:value="90" calcext:value-type="float">
            <text:p>90</text:p>
          </table:table-cell>
          <table:table-cell table:formula="of:=[.K91] - [.N91]" office:value-type="float" office:value="-13" calcext:value-type="float">
            <text:p>-13</text:p>
          </table:table-cell>
          <table:table-cell table:formula="of:=[.O91]-[.N91]" office:value-type="float" office:value="-7" calcext:value-type="float">
            <text:p>-7</text:p>
          </table:table-cell>
          <table:table-cell table:formula="of:=ABS([.Q91])" office:value-type="float" office:value="7" calcext:value-type="float">
            <text:p>7</text:p>
          </table:table-cell>
          <table:table-cell table:formula="of:=[.M91]-[.G91]" office:value-type="float" office:value="-4.4847676587942" calcext:value-type="float">
            <text:p>-4.4847676587942</text:p>
          </table:table-cell>
          <table:table-cell table:formula="of:=AND([.N91]&lt;=[.J91];[.N91]&gt;=[.L91])" office:value-type="boolean" office:boolean-value="true" calcext:value-type="boolean">
            <text:p>TRUE</text:p>
          </table:table-cell>
          <table:table-cell table:formula="of:=AND([.M91]&gt;=[.F91];[.M91]&lt;=[.H91])" office:value-type="boolean" office:boolean-value="false" calcext:value-type="boolean">
            <text:p>FALSE</text:p>
          </table:table-cell>
          <table:table-cell table:formula="of:=AND([.M91]&gt;=[.E91];[.M91]&lt;=[.I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yan Walden</text:p>
          </table:table-cell>
          <table:table-cell office:value-type="string" calcext:value-type="string">
            <text:p>A147262</text:p>
          </table:table-cell>
          <table:table-cell office:value-type="string" calcext:value-type="string">
            <text:p>A</text:p>
          </table:table-cell>
          <table:table-cell office:value-type="float" office:value="1255" calcext:value-type="float">
            <text:p>1255</text:p>
          </table:table-cell>
          <table:table-cell office:value-type="float" office:value="66.5731631886646" calcext:value-type="float">
            <text:p>66.5731631886646</text:p>
          </table:table-cell>
          <table:table-cell office:value-type="float" office:value="70.838791860363" calcext:value-type="float">
            <text:p>70.838791860363</text:p>
          </table:table-cell>
          <table:table-cell office:value-type="float" office:value="75.0593848955546" calcext:value-type="float">
            <text:p>75.0593848955546</text:p>
          </table:table-cell>
          <table:table-cell office:value-type="float" office:value="79.3700492037598" calcext:value-type="float">
            <text:p>79.3700492037598</text:p>
          </table:table-cell>
          <table:table-cell office:value-type="float" office:value="83.6356778754582" calcext:value-type="float">
            <text:p>83.6356778754582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69.7017267149401" calcext:value-type="float">
            <text:p>69.7017267149401</text:p>
          </table:table-cell>
          <table:table-cell office:value-type="float" office:value="109" calcext:value-type="float">
            <text:p>109</text:p>
          </table:table-cell>
          <table:table-cell table:formula="of:=ROW() - 1" office:value-type="float" office:value="91" calcext:value-type="float">
            <text:p>91</text:p>
          </table:table-cell>
          <table:table-cell table:formula="of:=[.K92] - [.N92]" office:value-type="float" office:value="-23" calcext:value-type="float">
            <text:p>-23</text:p>
          </table:table-cell>
          <table:table-cell table:formula="of:=[.O92]-[.N92]" office:value-type="float" office:value="-18" calcext:value-type="float">
            <text:p>-18</text:p>
          </table:table-cell>
          <table:table-cell table:formula="of:=ABS([.Q92])" office:value-type="float" office:value="18" calcext:value-type="float">
            <text:p>18</text:p>
          </table:table-cell>
          <table:table-cell table:formula="of:=[.M92]-[.G92]" office:value-type="float" office:value="-5.35765818061451" calcext:value-type="float">
            <text:p>-5.35765818061451</text:p>
          </table:table-cell>
          <table:table-cell table:formula="of:=AND([.N92]&lt;=[.J92];[.N92]&gt;=[.L92])" office:value-type="boolean" office:boolean-value="true" calcext:value-type="boolean">
            <text:p>TRUE</text:p>
          </table:table-cell>
          <table:table-cell table:formula="of:=AND([.M92]&gt;=[.F92];[.M92]&lt;=[.H92])" office:value-type="boolean" office:boolean-value="false" calcext:value-type="boolean">
            <text:p>FALSE</text:p>
          </table:table-cell>
          <table:table-cell table:formula="of:=AND([.M92]&gt;=[.E92];[.M92]&lt;=[.I9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wasi Asante</text:p>
          </table:table-cell>
          <table:table-cell office:value-type="string" calcext:value-type="string">
            <text:p>A119940</text:p>
          </table:table-cell>
          <table:table-cell office:value-type="string" calcext:value-type="string">
            <text:p>M</text:p>
          </table:table-cell>
          <table:table-cell office:value-type="float" office:value="1268" calcext:value-type="float">
            <text:p>1268</text:p>
          </table:table-cell>
          <table:table-cell office:value-type="float" office:value="66.5414815293985" calcext:value-type="float">
            <text:p>66.5414815293985</text:p>
          </table:table-cell>
          <table:table-cell office:value-type="float" office:value="71.1577698175102" calcext:value-type="float">
            <text:p>71.1577698175102</text:p>
          </table:table-cell>
          <table:table-cell office:value-type="float" office:value="75.9683236140985" calcext:value-type="float">
            <text:p>75.9683236140985</text:p>
          </table:table-cell>
          <table:table-cell office:value-type="float" office:value="80.3903463937337" calcext:value-type="float">
            <text:p>80.3903463937337</text:p>
          </table:table-cell>
          <table:table-cell office:value-type="float" office:value="85.0066346818454" calcext:value-type="float">
            <text:p>85.0066346818454</text:p>
          </table:table-cell>
          <table:table-cell office:value-type="float" office:value="112" calcext:value-type="float">
            <text:p>112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72.3703700926315" calcext:value-type="float">
            <text:p>72.3703700926315</text:p>
          </table:table-cell>
          <table:table-cell office:value-type="float" office:value="91" calcext:value-type="float">
            <text:p>91</text:p>
          </table:table-cell>
          <table:table-cell table:formula="of:=ROW() - 1" office:value-type="float" office:value="92" calcext:value-type="float">
            <text:p>92</text:p>
          </table:table-cell>
          <table:table-cell table:formula="of:=[.K93] - [.N93]" office:value-type="float" office:value="-7" calcext:value-type="float">
            <text:p>-7</text:p>
          </table:table-cell>
          <table:table-cell table:formula="of:=[.O93]-[.N93]" office:value-type="float" office:value="1" calcext:value-type="float">
            <text:p>1</text:p>
          </table:table-cell>
          <table:table-cell table:formula="of:=ABS([.Q93])" office:value-type="float" office:value="1" calcext:value-type="float">
            <text:p>1</text:p>
          </table:table-cell>
          <table:table-cell table:formula="of:=[.M93]-[.G93]" office:value-type="float" office:value="-3.59795352146699" calcext:value-type="float">
            <text:p>-3.59795352146699</text:p>
          </table:table-cell>
          <table:table-cell table:formula="of:=AND([.N93]&lt;=[.J93];[.N93]&gt;=[.L93])" office:value-type="boolean" office:boolean-value="true" calcext:value-type="boolean">
            <text:p>TRUE</text:p>
          </table:table-cell>
          <table:table-cell table:formula="of:=AND([.M93]&gt;=[.F93];[.M93]&lt;=[.H93])" office:value-type="boolean" office:boolean-value="true" calcext:value-type="boolean">
            <text:p>TRUE</text:p>
          </table:table-cell>
          <table:table-cell table:formula="of:=AND([.M93]&gt;=[.E93];[.M93]&lt;=[.I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 “MAD” Casinillo</text:p>
          </table:table-cell>
          <table:table-cell office:value-type="string" calcext:value-type="string">
            <text:p>TY138827</text:p>
          </table:table-cell>
          <table:table-cell office:value-type="string" calcext:value-type="string">
            <text:p>A</text:p>
          </table:table-cell>
          <table:table-cell office:value-type="float" office:value="1260" calcext:value-type="float">
            <text:p>1260</text:p>
          </table:table-cell>
          <table:table-cell office:value-type="float" office:value="66.517010636333" calcext:value-type="float">
            <text:p>66.517010636333</text:p>
          </table:table-cell>
          <table:table-cell office:value-type="float" office:value="71.4361074503153" calcext:value-type="float">
            <text:p>71.4361074503153</text:p>
          </table:table-cell>
          <table:table-cell office:value-type="float" office:value="75.4151485909788" calcext:value-type="float">
            <text:p>75.4151485909788</text:p>
          </table:table-cell>
          <table:table-cell office:value-type="float" office:value="81.2743010782799" calcext:value-type="float">
            <text:p>81.2743010782799</text:p>
          </table:table-cell>
          <table:table-cell office:value-type="float" office:value="86.1933978922622" calcext:value-type="float">
            <text:p>86.1933978922622</text:p>
          </table:table-cell>
          <table:table-cell office:value-type="float" office:value="113" calcext:value-type="float">
            <text:p>113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72.7010978325586" calcext:value-type="float">
            <text:p>72.7010978325586</text:p>
          </table:table-cell>
          <table:table-cell office:value-type="float" office:value="89" calcext:value-type="float">
            <text:p>89</text:p>
          </table:table-cell>
          <table:table-cell table:formula="of:=ROW() - 1" office:value-type="float" office:value="93" calcext:value-type="float">
            <text:p>93</text:p>
          </table:table-cell>
          <table:table-cell table:formula="of:=[.K94] - [.N94]" office:value-type="float" office:value="-4" calcext:value-type="float">
            <text:p>-4</text:p>
          </table:table-cell>
          <table:table-cell table:formula="of:=[.O94]-[.N94]" office:value-type="float" office:value="4" calcext:value-type="float">
            <text:p>4</text:p>
          </table:table-cell>
          <table:table-cell table:formula="of:=ABS([.Q94])" office:value-type="float" office:value="4" calcext:value-type="float">
            <text:p>4</text:p>
          </table:table-cell>
          <table:table-cell table:formula="of:=[.M94]-[.G94]" office:value-type="float" office:value="-2.7140507584202" calcext:value-type="float">
            <text:p>-2.7140507584202</text:p>
          </table:table-cell>
          <table:table-cell table:formula="of:=AND([.N94]&lt;=[.J94];[.N94]&gt;=[.L94])" office:value-type="boolean" office:boolean-value="true" calcext:value-type="boolean">
            <text:p>TRUE</text:p>
          </table:table-cell>
          <table:table-cell table:formula="of:=AND([.M94]&gt;=[.F94];[.M94]&lt;=[.H94])" office:value-type="boolean" office:boolean-value="true" calcext:value-type="boolean">
            <text:p>TRUE</text:p>
          </table:table-cell>
          <table:table-cell table:formula="of:=AND([.M94]&gt;=[.E94];[.M94]&lt;=[.I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nnah Gaston</text:p>
          </table:table-cell>
          <table:table-cell office:value-type="string" calcext:value-type="string">
            <text:p>A137666</text:p>
          </table:table-cell>
          <table:table-cell office:value-type="string" calcext:value-type="string">
            <text:p>A</text:p>
          </table:table-cell>
          <table:table-cell office:value-type="float" office:value="1240" calcext:value-type="float">
            <text:p>1240</text:p>
          </table:table-cell>
          <table:table-cell office:value-type="float" office:value="66.2538762991022" calcext:value-type="float">
            <text:p>66.2538762991022</text:p>
          </table:table-cell>
          <table:table-cell office:value-type="float" office:value="70.706291262518" calcext:value-type="float">
            <text:p>70.706291262518</text:p>
          </table:table-cell>
          <table:table-cell office:value-type="float" office:value="74.1307046212914" calcext:value-type="float">
            <text:p>74.1307046212914</text:p>
          </table:table-cell>
          <table:table-cell office:value-type="float" office:value="79.6111211893496" calcext:value-type="float">
            <text:p>79.6111211893496</text:p>
          </table:table-cell>
          <table:table-cell office:value-type="float" office:value="84.0635361527654" calcext:value-type="float">
            <text:p>84.0635361527654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0.8132709310809" calcext:value-type="float">
            <text:p>70.8132709310809</text:p>
          </table:table-cell>
          <table:table-cell office:value-type="float" office:value="102" calcext:value-type="float">
            <text:p>102</text:p>
          </table:table-cell>
          <table:table-cell table:formula="of:=ROW() - 1" office:value-type="float" office:value="94" calcext:value-type="float">
            <text:p>94</text:p>
          </table:table-cell>
          <table:table-cell table:formula="of:=[.K95] - [.N95]" office:value-type="float" office:value="-12" calcext:value-type="float">
            <text:p>-12</text:p>
          </table:table-cell>
          <table:table-cell table:formula="of:=[.O95]-[.N95]" office:value-type="float" office:value="-8" calcext:value-type="float">
            <text:p>-8</text:p>
          </table:table-cell>
          <table:table-cell table:formula="of:=ABS([.Q95])" office:value-type="float" office:value="8" calcext:value-type="float">
            <text:p>8</text:p>
          </table:table-cell>
          <table:table-cell table:formula="of:=[.M95]-[.G95]" office:value-type="float" office:value="-3.31743369021051" calcext:value-type="float">
            <text:p>-3.31743369021051</text:p>
          </table:table-cell>
          <table:table-cell table:formula="of:=AND([.N95]&lt;=[.J95];[.N95]&gt;=[.L95])" office:value-type="boolean" office:boolean-value="true" calcext:value-type="boolean">
            <text:p>TRUE</text:p>
          </table:table-cell>
          <table:table-cell table:formula="of:=AND([.M95]&gt;=[.F95];[.M95]&lt;=[.H95])" office:value-type="boolean" office:boolean-value="true" calcext:value-type="boolean">
            <text:p>TRUE</text:p>
          </table:table-cell>
          <table:table-cell table:formula="of:=AND([.M95]&gt;=[.E95];[.M95]&lt;=[.I9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ynda Turnbull</text:p>
          </table:table-cell>
          <table:table-cell office:value-type="string" calcext:value-type="string">
            <text:p>TY78467</text:p>
          </table:table-cell>
          <table:table-cell office:value-type="string" calcext:value-type="string">
            <text:p>B</text:p>
          </table:table-cell>
          <table:table-cell office:value-type="float" office:value="1237" calcext:value-type="float">
            <text:p>1237</text:p>
          </table:table-cell>
          <table:table-cell office:value-type="float" office:value="65.9707872451509" calcext:value-type="float">
            <text:p>65.9707872451509</text:p>
          </table:table-cell>
          <table:table-cell office:value-type="float" office:value="70.4948973441276" calcext:value-type="float">
            <text:p>70.4948973441276</text:p>
          </table:table-cell>
          <table:table-cell office:value-type="float" office:value="74.0171265121294" calcext:value-type="float">
            <text:p>74.0171265121294</text:p>
          </table:table-cell>
          <table:table-cell office:value-type="float" office:value="79.543117542081" calcext:value-type="float">
            <text:p>79.543117542081</text:p>
          </table:table-cell>
          <table:table-cell office:value-type="float" office:value="84.0672276410578" calcext:value-type="float">
            <text:p>84.0672276410578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65.1164429983975" calcext:value-type="float">
            <text:p>65.1164429983975</text:p>
          </table:table-cell>
          <table:table-cell office:value-type="float" office:value="144" calcext:value-type="float">
            <text:p>144</text:p>
          </table:table-cell>
          <table:table-cell table:formula="of:=ROW() - 1" office:value-type="float" office:value="95" calcext:value-type="float">
            <text:p>95</text:p>
          </table:table-cell>
          <table:table-cell table:formula="of:=[.K96] - [.N96]" office:value-type="float" office:value="-54" calcext:value-type="float">
            <text:p>-54</text:p>
          </table:table-cell>
          <table:table-cell table:formula="of:=[.O96]-[.N96]" office:value-type="float" office:value="-49" calcext:value-type="float">
            <text:p>-49</text:p>
          </table:table-cell>
          <table:table-cell table:formula="of:=ABS([.Q96])" office:value-type="float" office:value="49" calcext:value-type="float">
            <text:p>49</text:p>
          </table:table-cell>
          <table:table-cell table:formula="of:=[.M96]-[.G96]" office:value-type="float" office:value="-8.90068351373189" calcext:value-type="float">
            <text:p>-8.90068351373189</text:p>
          </table:table-cell>
          <table:table-cell table:formula="of:=AND([.N96]&lt;=[.J96];[.N96]&gt;=[.L96])" office:value-type="boolean" office:boolean-value="false" calcext:value-type="boolean">
            <text:p>FALSE</text:p>
          </table:table-cell>
          <table:table-cell table:formula="of:=AND([.M96]&gt;=[.F96];[.M96]&lt;=[.H96])" office:value-type="boolean" office:boolean-value="false" calcext:value-type="boolean">
            <text:p>FALSE</text:p>
          </table:table-cell>
          <table:table-cell table:formula="of:=AND([.M96]&gt;=[.E96];[.M96]&lt;=[.I9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or Craig</text:p>
          </table:table-cell>
          <table:table-cell office:value-type="string" calcext:value-type="string">
            <text:p>FY136660</text:p>
          </table:table-cell>
          <table:table-cell office:value-type="string" calcext:value-type="string">
            <text:p>A</text:p>
          </table:table-cell>
          <table:table-cell office:value-type="float" office:value="1270" calcext:value-type="float">
            <text:p>1270</text:p>
          </table:table-cell>
          <table:table-cell office:value-type="float" office:value="65.9605828045956" calcext:value-type="float">
            <text:p>65.9605828045956</text:p>
          </table:table-cell>
          <table:table-cell office:value-type="float" office:value="71.5100179321887" calcext:value-type="float">
            <text:p>71.5100179321887</text:p>
          </table:table-cell>
          <table:table-cell office:value-type="float" office:value="76.5161628028444" calcext:value-type="float">
            <text:p>76.5161628028444</text:p>
          </table:table-cell>
          <table:table-cell office:value-type="float" office:value="82.6088881873748" calcext:value-type="float">
            <text:p>82.6088881873748</text:p>
          </table:table-cell>
          <table:table-cell office:value-type="float" office:value="88.1583233149679" calcext:value-type="float">
            <text:p>88.1583233149679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74.8773540896547" calcext:value-type="float">
            <text:p>74.8773540896547</text:p>
          </table:table-cell>
          <table:table-cell office:value-type="float" office:value="76" calcext:value-type="float">
            <text:p>76</text:p>
          </table:table-cell>
          <table:table-cell table:formula="of:=ROW() - 1" office:value-type="float" office:value="96" calcext:value-type="float">
            <text:p>96</text:p>
          </table:table-cell>
          <table:table-cell table:formula="of:=[.K97] - [.N97]" office:value-type="float" office:value="8" calcext:value-type="float">
            <text:p>8</text:p>
          </table:table-cell>
          <table:table-cell table:formula="of:=[.O97]-[.N97]" office:value-type="float" office:value="20" calcext:value-type="float">
            <text:p>20</text:p>
          </table:table-cell>
          <table:table-cell table:formula="of:=ABS([.Q97])" office:value-type="float" office:value="20" calcext:value-type="float">
            <text:p>20</text:p>
          </table:table-cell>
          <table:table-cell table:formula="of:=[.M97]-[.G97]" office:value-type="float" office:value="-1.6388087131897" calcext:value-type="float">
            <text:p>-1.6388087131897</text:p>
          </table:table-cell>
          <table:table-cell table:formula="of:=AND([.N97]&lt;=[.J97];[.N97]&gt;=[.L97])" office:value-type="boolean" office:boolean-value="true" calcext:value-type="boolean">
            <text:p>TRUE</text:p>
          </table:table-cell>
          <table:table-cell table:formula="of:=AND([.M97]&gt;=[.F97];[.M97]&lt;=[.H97])" office:value-type="boolean" office:boolean-value="true" calcext:value-type="boolean">
            <text:p>TRUE</text:p>
          </table:table-cell>
          <table:table-cell table:formula="of:=AND([.M97]&gt;=[.E97];[.M97]&lt;=[.I9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vin Lally</text:p>
          </table:table-cell>
          <table:table-cell office:value-type="string" calcext:value-type="string">
            <text:p>A104407</text:p>
          </table:table-cell>
          <table:table-cell office:value-type="string" calcext:value-type="string">
            <text:p>B</text:p>
          </table:table-cell>
          <table:table-cell office:value-type="float" office:value="1216" calcext:value-type="float">
            <text:p>1216</text:p>
          </table:table-cell>
          <table:table-cell office:value-type="float" office:value="65.8946850125697" calcext:value-type="float">
            <text:p>65.8946850125697</text:p>
          </table:table-cell>
          <table:table-cell office:value-type="float" office:value="70.3650611474354" calcext:value-type="float">
            <text:p>70.3650611474354</text:p>
          </table:table-cell>
          <table:table-cell office:value-type="float" office:value="72.8237680216115" calcext:value-type="float">
            <text:p>72.8237680216115</text:p>
          </table:table-cell>
          <table:table-cell office:value-type="float" office:value="79.3058134171668" calcext:value-type="float">
            <text:p>79.3058134171668</text:p>
          </table:table-cell>
          <table:table-cell office:value-type="float" office:value="83.7761895520325" calcext:value-type="float">
            <text:p>83.7761895520325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69.5499918442905" calcext:value-type="float">
            <text:p>69.5499918442905</text:p>
          </table:table-cell>
          <table:table-cell office:value-type="float" office:value="111" calcext:value-type="float">
            <text:p>111</text:p>
          </table:table-cell>
          <table:table-cell table:formula="of:=ROW() - 1" office:value-type="float" office:value="97" calcext:value-type="float">
            <text:p>97</text:p>
          </table:table-cell>
          <table:table-cell table:formula="of:=[.K98] - [.N98]" office:value-type="float" office:value="-15" calcext:value-type="float">
            <text:p>-15</text:p>
          </table:table-cell>
          <table:table-cell table:formula="of:=[.O98]-[.N98]" office:value-type="float" office:value="-14" calcext:value-type="float">
            <text:p>-14</text:p>
          </table:table-cell>
          <table:table-cell table:formula="of:=ABS([.Q98])" office:value-type="float" office:value="14" calcext:value-type="float">
            <text:p>14</text:p>
          </table:table-cell>
          <table:table-cell table:formula="of:=[.M98]-[.G98]" office:value-type="float" office:value="-3.273776177321" calcext:value-type="float">
            <text:p>-3.273776177321</text:p>
          </table:table-cell>
          <table:table-cell table:formula="of:=AND([.N98]&lt;=[.J98];[.N98]&gt;=[.L98])" office:value-type="boolean" office:boolean-value="true" calcext:value-type="boolean">
            <text:p>TRUE</text:p>
          </table:table-cell>
          <table:table-cell table:formula="of:=AND([.M98]&gt;=[.F98];[.M98]&lt;=[.H98])" office:value-type="boolean" office:boolean-value="false" calcext:value-type="boolean">
            <text:p>FALSE</text:p>
          </table:table-cell>
          <table:table-cell table:formula="of:=AND([.M98]&gt;=[.E98];[.M98]&lt;=[.I9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RY KOUNS</text:p>
          </table:table-cell>
          <table:table-cell office:value-type="string" calcext:value-type="string">
            <text:p>A134742</text:p>
          </table:table-cell>
          <table:table-cell office:value-type="string" calcext:value-type="string">
            <text:p>M</text:p>
          </table:table-cell>
          <table:table-cell office:value-type="float" office:value="1259" calcext:value-type="float">
            <text:p>1259</text:p>
          </table:table-cell>
          <table:table-cell office:value-type="float" office:value="65.8672113703863" calcext:value-type="float">
            <text:p>65.8672113703863</text:p>
          </table:table-cell>
          <table:table-cell office:value-type="float" office:value="70.5567845453143" calcext:value-type="float">
            <text:p>70.5567845453143</text:p>
          </table:table-cell>
          <table:table-cell office:value-type="float" office:value="75.3984845668578" calcext:value-type="float">
            <text:p>75.3984845668578</text:p>
          </table:table-cell>
          <table:table-cell office:value-type="float" office:value="79.9359308951702" calcext:value-type="float">
            <text:p>79.9359308951702</text:p>
          </table:table-cell>
          <table:table-cell office:value-type="float" office:value="84.6255040700982" calcext:value-type="float">
            <text:p>84.6255040700982</text:p>
          </table:table-cell>
          <table:table-cell office:value-type="float" office:value="114" calcext:value-type="float">
            <text:p>114</text:p>
          </table:table-cell>
          <table:table-cell office:value-type="float" office:value="85" calcext:value-type="float">
            <text:p>85</text:p>
          </table:table-cell>
          <table:table-cell office:value-type="float" office:value="64" calcext:value-type="float">
            <text:p>64</text:p>
          </table:table-cell>
          <table:table-cell office:value-type="float" office:value="69.7129463786764" calcext:value-type="float">
            <text:p>69.7129463786764</text:p>
          </table:table-cell>
          <table:table-cell office:value-type="float" office:value="108" calcext:value-type="float">
            <text:p>108</text:p>
          </table:table-cell>
          <table:table-cell table:formula="of:=ROW() - 1" office:value-type="float" office:value="98" calcext:value-type="float">
            <text:p>98</text:p>
          </table:table-cell>
          <table:table-cell table:formula="of:=[.K99] - [.N99]" office:value-type="float" office:value="-23" calcext:value-type="float">
            <text:p>-23</text:p>
          </table:table-cell>
          <table:table-cell table:formula="of:=[.O99]-[.N99]" office:value-type="float" office:value="-10" calcext:value-type="float">
            <text:p>-10</text:p>
          </table:table-cell>
          <table:table-cell table:formula="of:=ABS([.Q99])" office:value-type="float" office:value="10" calcext:value-type="float">
            <text:p>10</text:p>
          </table:table-cell>
          <table:table-cell table:formula="of:=[.M99]-[.G99]" office:value-type="float" office:value="-5.6855381881814" calcext:value-type="float">
            <text:p>-5.6855381881814</text:p>
          </table:table-cell>
          <table:table-cell table:formula="of:=AND([.N99]&lt;=[.J99];[.N99]&gt;=[.L99])" office:value-type="boolean" office:boolean-value="true" calcext:value-type="boolean">
            <text:p>TRUE</text:p>
          </table:table-cell>
          <table:table-cell table:formula="of:=AND([.M99]&gt;=[.F99];[.M99]&lt;=[.H99])" office:value-type="boolean" office:boolean-value="false" calcext:value-type="boolean">
            <text:p>FALSE</text:p>
          </table:table-cell>
          <table:table-cell table:formula="of:=AND([.M99]&gt;=[.E99];[.M99]&lt;=[.I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inic Rochotte</text:p>
          </table:table-cell>
          <table:table-cell office:value-type="string" calcext:value-type="string">
            <text:p>A146982</text:p>
          </table:table-cell>
          <table:table-cell office:value-type="string" calcext:value-type="string">
            <text:p>B</text:p>
          </table:table-cell>
          <table:table-cell office:value-type="float" office:value="1215" calcext:value-type="float">
            <text:p>1215</text:p>
          </table:table-cell>
          <table:table-cell office:value-type="float" office:value="65.8552073090368" calcext:value-type="float">
            <text:p>65.8552073090368</text:p>
          </table:table-cell>
          <table:table-cell office:value-type="float" office:value="69.5734901122676" calcext:value-type="float">
            <text:p>69.5734901122676</text:p>
          </table:table-cell>
          <table:table-cell office:value-type="float" office:value="72.7078203219041" calcext:value-type="float">
            <text:p>72.7078203219041</text:p>
          </table:table-cell>
          <table:table-cell office:value-type="float" office:value="77.0100557187292" calcext:value-type="float">
            <text:p>77.0100557187292</text:p>
          </table:table-cell>
          <table:table-cell office:value-type="float" office:value="80.7283385219599" calcext:value-type="float">
            <text:p>80.7283385219599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67.0375457611964" calcext:value-type="float">
            <text:p>67.0375457611964</text:p>
          </table:table-cell>
          <table:table-cell office:value-type="float" office:value="131" calcext:value-type="float">
            <text:p>131</text:p>
          </table:table-cell>
          <table:table-cell table:formula="of:=ROW() - 1" office:value-type="float" office:value="99" calcext:value-type="float">
            <text:p>99</text:p>
          </table:table-cell>
          <table:table-cell table:formula="of:=[.K100] - [.N100]" office:value-type="float" office:value="-35" calcext:value-type="float">
            <text:p>-35</text:p>
          </table:table-cell>
          <table:table-cell table:formula="of:=[.O100]-[.N100]" office:value-type="float" office:value="-32" calcext:value-type="float">
            <text:p>-32</text:p>
          </table:table-cell>
          <table:table-cell table:formula="of:=ABS([.Q100])" office:value-type="float" office:value="32" calcext:value-type="float">
            <text:p>32</text:p>
          </table:table-cell>
          <table:table-cell table:formula="of:=[.M100]-[.G100]" office:value-type="float" office:value="-5.6702745607077" calcext:value-type="float">
            <text:p>-5.6702745607077</text:p>
          </table:table-cell>
          <table:table-cell table:formula="of:=AND([.N100]&lt;=[.J100];[.N100]&gt;=[.L100])" office:value-type="boolean" office:boolean-value="false" calcext:value-type="boolean">
            <text:p>FALSE</text:p>
          </table:table-cell>
          <table:table-cell table:formula="of:=AND([.M100]&gt;=[.F100];[.M100]&lt;=[.H100])" office:value-type="boolean" office:boolean-value="false" calcext:value-type="boolean">
            <text:p>FALSE</text:p>
          </table:table-cell>
          <table:table-cell table:formula="of:=AND([.M100]&gt;=[.E100];[.M100]&lt;=[.I10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ang-Zhi Chen</text:p>
          </table:table-cell>
          <table:table-cell office:value-type="string" calcext:value-type="string">
            <text:p>L4532</text:p>
          </table:table-cell>
          <table:table-cell office:value-type="string" calcext:value-type="string">
            <text:p>B</text:p>
          </table:table-cell>
          <table:table-cell office:value-type="float" office:value="1244" calcext:value-type="float">
            <text:p>1244</text:p>
          </table:table-cell>
          <table:table-cell office:value-type="float" office:value="65.823776087113" calcext:value-type="float">
            <text:p>65.823776087113</text:p>
          </table:table-cell>
          <table:table-cell office:value-type="float" office:value="70.3801360260408" calcext:value-type="float">
            <text:p>70.3801360260408</text:p>
          </table:table-cell>
          <table:table-cell office:value-type="float" office:value="74.5751285407191" calcext:value-type="float">
            <text:p>74.5751285407191</text:p>
          </table:table-cell>
          <table:table-cell office:value-type="float" office:value="79.4928559038965" calcext:value-type="float">
            <text:p>79.4928559038965</text:p>
          </table:table-cell>
          <table:table-cell office:value-type="float" office:value="84.0492158428244" calcext:value-type="float">
            <text:p>84.0492158428244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67" calcext:value-type="float">
            <text:p>67</text:p>
          </table:table-cell>
          <table:table-cell office:value-type="float" office:value="68.4683288014102" calcext:value-type="float">
            <text:p>68.4683288014102</text:p>
          </table:table-cell>
          <table:table-cell office:value-type="float" office:value="117" calcext:value-type="float">
            <text:p>117</text:p>
          </table:table-cell>
          <table:table-cell table:formula="of:=ROW() - 1" office:value-type="float" office:value="100" calcext:value-type="float">
            <text:p>100</text:p>
          </table:table-cell>
          <table:table-cell table:formula="of:=[.K101] - [.N101]" office:value-type="float" office:value="-29" calcext:value-type="float">
            <text:p>-29</text:p>
          </table:table-cell>
          <table:table-cell table:formula="of:=[.O101]-[.N101]" office:value-type="float" office:value="-17" calcext:value-type="float">
            <text:p>-17</text:p>
          </table:table-cell>
          <table:table-cell table:formula="of:=ABS([.Q101])" office:value-type="float" office:value="17" calcext:value-type="float">
            <text:p>17</text:p>
          </table:table-cell>
          <table:table-cell table:formula="of:=[.M101]-[.G101]" office:value-type="float" office:value="-6.10679973930891" calcext:value-type="float">
            <text:p>-6.10679973930891</text:p>
          </table:table-cell>
          <table:table-cell table:formula="of:=AND([.N101]&lt;=[.J101];[.N101]&gt;=[.L101])" office:value-type="boolean" office:boolean-value="true" calcext:value-type="boolean">
            <text:p>TRUE</text:p>
          </table:table-cell>
          <table:table-cell table:formula="of:=AND([.M101]&gt;=[.F101];[.M101]&lt;=[.H101])" office:value-type="boolean" office:boolean-value="false" calcext:value-type="boolean">
            <text:p>FALSE</text:p>
          </table:table-cell>
          <table:table-cell table:formula="of:=AND([.M101]&gt;=[.E101];[.M101]&lt;=[.I10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yan Chau</text:p>
          </table:table-cell>
          <table:table-cell office:value-type="string" calcext:value-type="string">
            <text:p>L6339</text:p>
          </table:table-cell>
          <table:table-cell office:value-type="string" calcext:value-type="string">
            <text:p>B</text:p>
          </table:table-cell>
          <table:table-cell office:value-type="float" office:value="1207" calcext:value-type="float">
            <text:p>1207</text:p>
          </table:table-cell>
          <table:table-cell office:value-type="float" office:value="65.186352809623" calcext:value-type="float">
            <text:p>65.186352809623</text:p>
          </table:table-cell>
          <table:table-cell office:value-type="float" office:value="70.0716029290186" calcext:value-type="float">
            <text:p>70.0716029290186</text:p>
          </table:table-cell>
          <table:table-cell office:value-type="float" office:value="72.889257728102" calcext:value-type="float">
            <text:p>72.889257728102</text:p>
          </table:table-cell>
          <table:table-cell office:value-type="float" office:value="79.8421031678098" calcext:value-type="float">
            <text:p>79.8421031678098</text:p>
          </table:table-cell>
          <table:table-cell office:value-type="float" office:value="84.7273532872054" calcext:value-type="float">
            <text:p>84.7273532872054</text:p>
          </table:table-cell>
          <table:table-cell office:value-type="float" office:value="122" calcext:value-type="float">
            <text:p>122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76.5876230754978" calcext:value-type="float">
            <text:p>76.5876230754978</text:p>
          </table:table-cell>
          <table:table-cell office:value-type="float" office:value="65" calcext:value-type="float">
            <text:p>65</text:p>
          </table:table-cell>
          <table:table-cell table:formula="of:=ROW() - 1" office:value-type="float" office:value="101" calcext:value-type="float">
            <text:p>101</text:p>
          </table:table-cell>
          <table:table-cell table:formula="of:=[.K102] - [.N102]" office:value-type="float" office:value="31" calcext:value-type="float">
            <text:p>31</text:p>
          </table:table-cell>
          <table:table-cell table:formula="of:=[.O102]-[.N102]" office:value-type="float" office:value="36" calcext:value-type="float">
            <text:p>36</text:p>
          </table:table-cell>
          <table:table-cell table:formula="of:=ABS([.Q102])" office:value-type="float" office:value="36" calcext:value-type="float">
            <text:p>36</text:p>
          </table:table-cell>
          <table:table-cell table:formula="of:=[.M102]-[.G102]" office:value-type="float" office:value="3.69836534739581" calcext:value-type="float">
            <text:p>3.69836534739581</text:p>
          </table:table-cell>
          <table:table-cell table:formula="of:=AND([.N102]&lt;=[.J102];[.N102]&gt;=[.L102])" office:value-type="boolean" office:boolean-value="true" calcext:value-type="boolean">
            <text:p>TRUE</text:p>
          </table:table-cell>
          <table:table-cell table:formula="of:=AND([.M102]&gt;=[.F102];[.M102]&lt;=[.H102])" office:value-type="boolean" office:boolean-value="true" calcext:value-type="boolean">
            <text:p>TRUE</text:p>
          </table:table-cell>
          <table:table-cell table:formula="of:=AND([.M102]&gt;=[.E102];[.M102]&lt;=[.I10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Stanley</text:p>
          </table:table-cell>
          <table:table-cell office:value-type="string" calcext:value-type="string">
            <text:p>L2443</text:p>
          </table:table-cell>
          <table:table-cell office:value-type="string" calcext:value-type="string">
            <text:p>M</text:p>
          </table:table-cell>
          <table:table-cell office:value-type="float" office:value="1245" calcext:value-type="float">
            <text:p>1245</text:p>
          </table:table-cell>
          <table:table-cell office:value-type="float" office:value="65.0627457034772" calcext:value-type="float">
            <text:p>65.0627457034772</text:p>
          </table:table-cell>
          <table:table-cell office:value-type="float" office:value="69.9595202662104" calcext:value-type="float">
            <text:p>69.9595202662104</text:p>
          </table:table-cell>
          <table:table-cell office:value-type="float" office:value="74.8955732101522" calcext:value-type="float">
            <text:p>74.8955732101522</text:p>
          </table:table-cell>
          <table:table-cell office:value-type="float" office:value="79.7530693916767" calcext:value-type="float">
            <text:p>79.7530693916767</text:p>
          </table:table-cell>
          <table:table-cell office:value-type="float" office:value="84.6498439544098" calcext:value-type="float">
            <text:p>84.6498439544098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71.5932841476339" calcext:value-type="float">
            <text:p>71.5932841476339</text:p>
          </table:table-cell>
          <table:table-cell office:value-type="float" office:value="96" calcext:value-type="float">
            <text:p>96</text:p>
          </table:table-cell>
          <table:table-cell table:formula="of:=ROW() - 1" office:value-type="float" office:value="102" calcext:value-type="float">
            <text:p>102</text:p>
          </table:table-cell>
          <table:table-cell table:formula="of:=[.K103] - [.N103]" office:value-type="float" office:value="-10" calcext:value-type="float">
            <text:p>-10</text:p>
          </table:table-cell>
          <table:table-cell table:formula="of:=[.O103]-[.N103]" office:value-type="float" office:value="6" calcext:value-type="float">
            <text:p>6</text:p>
          </table:table-cell>
          <table:table-cell table:formula="of:=ABS([.Q103])" office:value-type="float" office:value="6" calcext:value-type="float">
            <text:p>6</text:p>
          </table:table-cell>
          <table:table-cell table:formula="of:=[.M103]-[.G103]" office:value-type="float" office:value="-3.3022890625183" calcext:value-type="float">
            <text:p>-3.3022890625183</text:p>
          </table:table-cell>
          <table:table-cell table:formula="of:=AND([.N103]&lt;=[.J103];[.N103]&gt;=[.L103])" office:value-type="boolean" office:boolean-value="true" calcext:value-type="boolean">
            <text:p>TRUE</text:p>
          </table:table-cell>
          <table:table-cell table:formula="of:=AND([.M103]&gt;=[.F103];[.M103]&lt;=[.H103])" office:value-type="boolean" office:boolean-value="true" calcext:value-type="boolean">
            <text:p>TRUE</text:p>
          </table:table-cell>
          <table:table-cell table:formula="of:=AND([.M103]&gt;=[.E103];[.M103]&lt;=[.I10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y Chen</text:p>
          </table:table-cell>
          <table:table-cell office:value-type="string" calcext:value-type="string">
            <text:p>A86721</text:p>
          </table:table-cell>
          <table:table-cell office:value-type="string" calcext:value-type="string">
            <text:p>M</text:p>
          </table:table-cell>
          <table:table-cell office:value-type="float" office:value="1236" calcext:value-type="float">
            <text:p>1236</text:p>
          </table:table-cell>
          <table:table-cell office:value-type="float" office:value="65.0613496897591" calcext:value-type="float">
            <text:p>65.0613496897591</text:p>
          </table:table-cell>
          <table:table-cell office:value-type="float" office:value="69.9385615047194" calcext:value-type="float">
            <text:p>69.9385615047194</text:p>
          </table:table-cell>
          <table:table-cell office:value-type="float" office:value="74.0241454601257" calcext:value-type="float">
            <text:p>74.0241454601257</text:p>
          </table:table-cell>
          <table:table-cell office:value-type="float" office:value="79.6929851346399" calcext:value-type="float">
            <text:p>79.6929851346399</text:p>
          </table:table-cell>
          <table:table-cell office:value-type="float" office:value="84.5701969496002" calcext:value-type="float">
            <text:p>84.5701969496002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76.306180499686" calcext:value-type="float">
            <text:p>76.306180499686</text:p>
          </table:table-cell>
          <table:table-cell office:value-type="float" office:value="68" calcext:value-type="float">
            <text:p>68</text:p>
          </table:table-cell>
          <table:table-cell table:formula="of:=ROW() - 1" office:value-type="float" office:value="103" calcext:value-type="float">
            <text:p>103</text:p>
          </table:table-cell>
          <table:table-cell table:formula="of:=[.K104] - [.N104]" office:value-type="float" office:value="22" calcext:value-type="float">
            <text:p>22</text:p>
          </table:table-cell>
          <table:table-cell table:formula="of:=[.O104]-[.N104]" office:value-type="float" office:value="35" calcext:value-type="float">
            <text:p>35</text:p>
          </table:table-cell>
          <table:table-cell table:formula="of:=ABS([.Q104])" office:value-type="float" office:value="35" calcext:value-type="float">
            <text:p>35</text:p>
          </table:table-cell>
          <table:table-cell table:formula="of:=[.M104]-[.G104]" office:value-type="float" office:value="2.2820350395603" calcext:value-type="float">
            <text:p>2.2820350395603</text:p>
          </table:table-cell>
          <table:table-cell table:formula="of:=AND([.N104]&lt;=[.J104];[.N104]&gt;=[.L104])" office:value-type="boolean" office:boolean-value="true" calcext:value-type="boolean">
            <text:p>TRUE</text:p>
          </table:table-cell>
          <table:table-cell table:formula="of:=AND([.M104]&gt;=[.F104];[.M104]&lt;=[.H104])" office:value-type="boolean" office:boolean-value="true" calcext:value-type="boolean">
            <text:p>TRUE</text:p>
          </table:table-cell>
          <table:table-cell table:formula="of:=AND([.M104]&gt;=[.E104];[.M104]&lt;=[.I10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ren Farinelli</text:p>
          </table:table-cell>
          <table:table-cell office:value-type="string" calcext:value-type="string">
            <text:p>A130292</text:p>
          </table:table-cell>
          <table:table-cell office:value-type="string" calcext:value-type="string">
            <text:p>A</text:p>
          </table:table-cell>
          <table:table-cell office:value-type="float" office:value="1234" calcext:value-type="float">
            <text:p>1234</text:p>
          </table:table-cell>
          <table:table-cell office:value-type="float" office:value="64.9907597187412" calcext:value-type="float">
            <text:p>64.9907597187412</text:p>
          </table:table-cell>
          <table:table-cell office:value-type="float" office:value="69.5066499291011" calcext:value-type="float">
            <text:p>69.5066499291011</text:p>
          </table:table-cell>
          <table:table-cell office:value-type="float" office:value="74.0192130467206" calcext:value-type="float">
            <text:p>74.0192130467206</text:p>
          </table:table-cell>
          <table:table-cell office:value-type="float" office:value="78.538430349821" calcext:value-type="float">
            <text:p>78.538430349821</text:p>
          </table:table-cell>
          <table:table-cell office:value-type="float" office:value="83.054320560181" calcext:value-type="float">
            <text:p>83.05432056018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70.1281992307124" calcext:value-type="float">
            <text:p>70.1281992307124</text:p>
          </table:table-cell>
          <table:table-cell office:value-type="float" office:value="106" calcext:value-type="float">
            <text:p>106</text:p>
          </table:table-cell>
          <table:table-cell table:formula="of:=ROW() - 1" office:value-type="float" office:value="104" calcext:value-type="float">
            <text:p>104</text:p>
          </table:table-cell>
          <table:table-cell table:formula="of:=[.K105] - [.N105]" office:value-type="float" office:value="-16" calcext:value-type="float">
            <text:p>-16</text:p>
          </table:table-cell>
          <table:table-cell table:formula="of:=[.O105]-[.N105]" office:value-type="float" office:value="-2" calcext:value-type="float">
            <text:p>-2</text:p>
          </table:table-cell>
          <table:table-cell table:formula="of:=ABS([.Q105])" office:value-type="float" office:value="2" calcext:value-type="float">
            <text:p>2</text:p>
          </table:table-cell>
          <table:table-cell table:formula="of:=[.M105]-[.G105]" office:value-type="float" office:value="-3.8910138160082" calcext:value-type="float">
            <text:p>-3.8910138160082</text:p>
          </table:table-cell>
          <table:table-cell table:formula="of:=AND([.N105]&lt;=[.J105];[.N105]&gt;=[.L105])" office:value-type="boolean" office:boolean-value="true" calcext:value-type="boolean">
            <text:p>TRUE</text:p>
          </table:table-cell>
          <table:table-cell table:formula="of:=AND([.M105]&gt;=[.F105];[.M105]&lt;=[.H105])" office:value-type="boolean" office:boolean-value="true" calcext:value-type="boolean">
            <text:p>TRUE</text:p>
          </table:table-cell>
          <table:table-cell table:formula="of:=AND([.M105]&gt;=[.E105];[.M105]&lt;=[.I10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stin Messenger</text:p>
          </table:table-cell>
          <table:table-cell office:value-type="string" calcext:value-type="string">
            <text:p>A117807</text:p>
          </table:table-cell>
          <table:table-cell office:value-type="string" calcext:value-type="string">
            <text:p>A</text:p>
          </table:table-cell>
          <table:table-cell office:value-type="float" office:value="1235" calcext:value-type="float">
            <text:p>1235</text:p>
          </table:table-cell>
          <table:table-cell office:value-type="float" office:value="64.9580530696206" calcext:value-type="float">
            <text:p>64.9580530696206</text:p>
          </table:table-cell>
          <table:table-cell office:value-type="float" office:value="69.8352468088284" calcext:value-type="float">
            <text:p>69.8352468088284</text:p>
          </table:table-cell>
          <table:table-cell office:value-type="float" office:value="74.1618348286858" calcext:value-type="float">
            <text:p>74.1618348286858</text:p>
          </table:table-cell>
          <table:table-cell office:value-type="float" office:value="79.589634287244" calcext:value-type="float">
            <text:p>79.589634287244</text:p>
          </table:table-cell>
          <table:table-cell office:value-type="float" office:value="84.4668280264518" calcext:value-type="float">
            <text:p>84.4668280264518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68.0769923471848" calcext:value-type="float">
            <text:p>68.0769923471848</text:p>
          </table:table-cell>
          <table:table-cell office:value-type="float" office:value="123" calcext:value-type="float">
            <text:p>123</text:p>
          </table:table-cell>
          <table:table-cell table:formula="of:=ROW() - 1" office:value-type="float" office:value="105" calcext:value-type="float">
            <text:p>105</text:p>
          </table:table-cell>
          <table:table-cell table:formula="of:=[.K106] - [.N106]" office:value-type="float" office:value="-33" calcext:value-type="float">
            <text:p>-33</text:p>
          </table:table-cell>
          <table:table-cell table:formula="of:=[.O106]-[.N106]" office:value-type="float" office:value="-18" calcext:value-type="float">
            <text:p>-18</text:p>
          </table:table-cell>
          <table:table-cell table:formula="of:=ABS([.Q106])" office:value-type="float" office:value="18" calcext:value-type="float">
            <text:p>18</text:p>
          </table:table-cell>
          <table:table-cell table:formula="of:=[.M106]-[.G106]" office:value-type="float" office:value="-6.084842481501" calcext:value-type="float">
            <text:p>-6.084842481501</text:p>
          </table:table-cell>
          <table:table-cell table:formula="of:=AND([.N106]&lt;=[.J106];[.N106]&gt;=[.L106])" office:value-type="boolean" office:boolean-value="false" calcext:value-type="boolean">
            <text:p>FALSE</text:p>
          </table:table-cell>
          <table:table-cell table:formula="of:=AND([.M106]&gt;=[.F106];[.M106]&lt;=[.H106])" office:value-type="boolean" office:boolean-value="false" calcext:value-type="boolean">
            <text:p>FALSE</text:p>
          </table:table-cell>
          <table:table-cell table:formula="of:=AND([.M106]&gt;=[.E106];[.M106]&lt;=[.I10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se Onia</text:p>
          </table:table-cell>
          <table:table-cell office:value-type="string" calcext:value-type="string">
            <text:p>A134359</text:p>
          </table:table-cell>
          <table:table-cell office:value-type="string" calcext:value-type="string">
            <text:p>B</text:p>
          </table:table-cell>
          <table:table-cell office:value-type="float" office:value="1233" calcext:value-type="float">
            <text:p>1233</text:p>
          </table:table-cell>
          <table:table-cell office:value-type="float" office:value="64.2403966590617" calcext:value-type="float">
            <text:p>64.2403966590617</text:p>
          </table:table-cell>
          <table:table-cell office:value-type="float" office:value="69.1795663035479" calcext:value-type="float">
            <text:p>69.1795663035479</text:p>
          </table:table-cell>
          <table:table-cell office:value-type="float" office:value="74.1648952684065" calcext:value-type="float">
            <text:p>74.1648952684065</text:p>
          </table:table-cell>
          <table:table-cell office:value-type="float" office:value="79.0579055925204" calcext:value-type="float">
            <text:p>79.0579055925204</text:p>
          </table:table-cell>
          <table:table-cell office:value-type="float" office:value="83.9970752370066" calcext:value-type="float">
            <text:p>83.9970752370066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73.2103326738122" calcext:value-type="float">
            <text:p>73.2103326738122</text:p>
          </table:table-cell>
          <table:table-cell office:value-type="float" office:value="85" calcext:value-type="float">
            <text:p>85</text:p>
          </table:table-cell>
          <table:table-cell table:formula="of:=ROW() - 1" office:value-type="float" office:value="106" calcext:value-type="float">
            <text:p>106</text:p>
          </table:table-cell>
          <table:table-cell table:formula="of:=[.K107] - [.N107]" office:value-type="float" office:value="5" calcext:value-type="float">
            <text:p>5</text:p>
          </table:table-cell>
          <table:table-cell table:formula="of:=[.O107]-[.N107]" office:value-type="float" office:value="21" calcext:value-type="float">
            <text:p>21</text:p>
          </table:table-cell>
          <table:table-cell table:formula="of:=ABS([.Q107])" office:value-type="float" office:value="21" calcext:value-type="float">
            <text:p>21</text:p>
          </table:table-cell>
          <table:table-cell table:formula="of:=[.M107]-[.G107]" office:value-type="float" office:value="-0.954562594594293" calcext:value-type="float">
            <text:p>-0.954562594594293</text:p>
          </table:table-cell>
          <table:table-cell table:formula="of:=AND([.N107]&lt;=[.J107];[.N107]&gt;=[.L107])" office:value-type="boolean" office:boolean-value="true" calcext:value-type="boolean">
            <text:p>TRUE</text:p>
          </table:table-cell>
          <table:table-cell table:formula="of:=AND([.M107]&gt;=[.F107];[.M107]&lt;=[.H107])" office:value-type="boolean" office:boolean-value="true" calcext:value-type="boolean">
            <text:p>TRUE</text:p>
          </table:table-cell>
          <table:table-cell table:formula="of:=AND([.M107]&gt;=[.E107];[.M107]&lt;=[.I10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xander “Tex” Cate</text:p>
          </table:table-cell>
          <table:table-cell office:value-type="string" calcext:value-type="string">
            <text:p>A136701</text:p>
          </table:table-cell>
          <table:table-cell office:value-type="string" calcext:value-type="string">
            <text:p>A</text:p>
          </table:table-cell>
          <table:table-cell office:value-type="float" office:value="1223" calcext:value-type="float">
            <text:p>1223</text:p>
          </table:table-cell>
          <table:table-cell office:value-type="float" office:value="64.1985787113592" calcext:value-type="float">
            <text:p>64.1985787113592</text:p>
          </table:table-cell>
          <table:table-cell office:value-type="float" office:value="69.0524810056134" calcext:value-type="float">
            <text:p>69.0524810056134</text:p>
          </table:table-cell>
          <table:table-cell office:value-type="float" office:value="73.6438730818271" calcext:value-type="float">
            <text:p>73.6438730818271</text:p>
          </table:table-cell>
          <table:table-cell office:value-type="float" office:value="78.7602855941218" calcext:value-type="float">
            <text:p>78.7602855941218</text:p>
          </table:table-cell>
          <table:table-cell office:value-type="float" office:value="83.6141878883761" calcext:value-type="float">
            <text:p>83.6141878883761</text:p>
          </table:table-cell>
          <table:table-cell office:value-type="float" office:value="123" calcext:value-type="float">
            <text:p>123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66.0641618678984" calcext:value-type="float">
            <text:p>66.0641618678984</text:p>
          </table:table-cell>
          <table:table-cell office:value-type="float" office:value="136" calcext:value-type="float">
            <text:p>136</text:p>
          </table:table-cell>
          <table:table-cell table:formula="of:=ROW() - 1" office:value-type="float" office:value="107" calcext:value-type="float">
            <text:p>107</text:p>
          </table:table-cell>
          <table:table-cell table:formula="of:=[.K108] - [.N108]" office:value-type="float" office:value="-45" calcext:value-type="float">
            <text:p>-45</text:p>
          </table:table-cell>
          <table:table-cell table:formula="of:=[.O108]-[.N108]" office:value-type="float" office:value="-29" calcext:value-type="float">
            <text:p>-29</text:p>
          </table:table-cell>
          <table:table-cell table:formula="of:=ABS([.Q108])" office:value-type="float" office:value="29" calcext:value-type="float">
            <text:p>29</text:p>
          </table:table-cell>
          <table:table-cell table:formula="of:=[.M108]-[.G108]" office:value-type="float" office:value="-7.57971121392869" calcext:value-type="float">
            <text:p>-7.57971121392869</text:p>
          </table:table-cell>
          <table:table-cell table:formula="of:=AND([.N108]&lt;=[.J108];[.N108]&gt;=[.L108])" office:value-type="boolean" office:boolean-value="false" calcext:value-type="boolean">
            <text:p>FALSE</text:p>
          </table:table-cell>
          <table:table-cell table:formula="of:=AND([.M108]&gt;=[.F108];[.M108]&lt;=[.H108])" office:value-type="boolean" office:boolean-value="false" calcext:value-type="boolean">
            <text:p>FALSE</text:p>
          </table:table-cell>
          <table:table-cell table:formula="of:=AND([.M108]&gt;=[.E108];[.M108]&lt;=[.I10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ak Kong</text:p>
          </table:table-cell>
          <table:table-cell office:value-type="string" calcext:value-type="string">
            <text:p>A137653</text:p>
          </table:table-cell>
          <table:table-cell office:value-type="string" calcext:value-type="string">
            <text:p>A</text:p>
          </table:table-cell>
          <table:table-cell office:value-type="float" office:value="1206" calcext:value-type="float">
            <text:p>1206</text:p>
          </table:table-cell>
          <table:table-cell office:value-type="float" office:value="63.4953821435011" calcext:value-type="float">
            <text:p>63.4953821435011</text:p>
          </table:table-cell>
          <table:table-cell office:value-type="float" office:value="68.0034321210691" calcext:value-type="float">
            <text:p>68.0034321210691</text:p>
          </table:table-cell>
          <table:table-cell office:value-type="float" office:value="72.3900892414378" calcext:value-type="float">
            <text:p>72.3900892414378</text:p>
          </table:table-cell>
          <table:table-cell office:value-type="float" office:value="77.019532076205" calcext:value-type="float">
            <text:p>77.019532076205</text:p>
          </table:table-cell>
          <table:table-cell office:value-type="float" office:value="81.5275820537731" calcext:value-type="float">
            <text:p>81.5275820537731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68.7319797558022" calcext:value-type="float">
            <text:p>68.7319797558022</text:p>
          </table:table-cell>
          <table:table-cell office:value-type="float" office:value="115" calcext:value-type="float">
            <text:p>115</text:p>
          </table:table-cell>
          <table:table-cell table:formula="of:=ROW() - 1" office:value-type="float" office:value="108" calcext:value-type="float">
            <text:p>108</text:p>
          </table:table-cell>
          <table:table-cell table:formula="of:=[.K109] - [.N109]" office:value-type="float" office:value="-16" calcext:value-type="float">
            <text:p>-16</text:p>
          </table:table-cell>
          <table:table-cell table:formula="of:=[.O109]-[.N109]" office:value-type="float" office:value="-7" calcext:value-type="float">
            <text:p>-7</text:p>
          </table:table-cell>
          <table:table-cell table:formula="of:=ABS([.Q109])" office:value-type="float" office:value="7" calcext:value-type="float">
            <text:p>7</text:p>
          </table:table-cell>
          <table:table-cell table:formula="of:=[.M109]-[.G109]" office:value-type="float" office:value="-3.65810948563561" calcext:value-type="float">
            <text:p>-3.65810948563561</text:p>
          </table:table-cell>
          <table:table-cell table:formula="of:=AND([.N109]&lt;=[.J109];[.N109]&gt;=[.L109])" office:value-type="boolean" office:boolean-value="true" calcext:value-type="boolean">
            <text:p>TRUE</text:p>
          </table:table-cell>
          <table:table-cell table:formula="of:=AND([.M109]&gt;=[.F109];[.M109]&lt;=[.H109])" office:value-type="boolean" office:boolean-value="true" calcext:value-type="boolean">
            <text:p>TRUE</text:p>
          </table:table-cell>
          <table:table-cell table:formula="of:=AND([.M109]&gt;=[.E109];[.M109]&lt;=[.I10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die Heater</text:p>
          </table:table-cell>
          <table:table-cell office:value-type="string" calcext:value-type="string">
            <text:p>TY138571</text:p>
          </table:table-cell>
          <table:table-cell office:value-type="string" calcext:value-type="string">
            <text:p>A</text:p>
          </table:table-cell>
          <table:table-cell office:value-type="float" office:value="1185" calcext:value-type="float">
            <text:p>1185</text:p>
          </table:table-cell>
          <table:table-cell office:value-type="float" office:value="63.0531898351456" calcext:value-type="float">
            <text:p>63.0531898351456</text:p>
          </table:table-cell>
          <table:table-cell office:value-type="float" office:value="68.0758524070067" calcext:value-type="float">
            <text:p>68.0758524070067</text:p>
          </table:table-cell>
          <table:table-cell office:value-type="float" office:value="71.4076448047923" calcext:value-type="float">
            <text:p>71.4076448047923</text:p>
          </table:table-cell>
          <table:table-cell office:value-type="float" office:value="78.1211775507289" calcext:value-type="float">
            <text:p>78.1211775507289</text:p>
          </table:table-cell>
          <table:table-cell office:value-type="float" office:value="83.14384012259" calcext:value-type="float">
            <text:p>83.14384012259</text:p>
          </table:table-cell>
          <table:table-cell office:value-type="float" office:value="132" calcext:value-type="float">
            <text:p>132</text:p>
          </table:table-cell>
          <table:table-cell office:value-type="float" office:value="106" calcext:value-type="float">
            <text:p>106</text:p>
          </table:table-cell>
          <table:table-cell office:value-type="float" office:value="75" calcext:value-type="float">
            <text:p>75</text:p>
          </table:table-cell>
          <table:table-cell office:value-type="float" office:value="68.3715753656627" calcext:value-type="float">
            <text:p>68.3715753656627</text:p>
          </table:table-cell>
          <table:table-cell office:value-type="float" office:value="120" calcext:value-type="float">
            <text:p>120</text:p>
          </table:table-cell>
          <table:table-cell table:formula="of:=ROW() - 1" office:value-type="float" office:value="109" calcext:value-type="float">
            <text:p>109</text:p>
          </table:table-cell>
          <table:table-cell table:formula="of:=[.K110] - [.N110]" office:value-type="float" office:value="-14" calcext:value-type="float">
            <text:p>-14</text:p>
          </table:table-cell>
          <table:table-cell table:formula="of:=[.O110]-[.N110]" office:value-type="float" office:value="-11" calcext:value-type="float">
            <text:p>-11</text:p>
          </table:table-cell>
          <table:table-cell table:formula="of:=ABS([.Q110])" office:value-type="float" office:value="11" calcext:value-type="float">
            <text:p>11</text:p>
          </table:table-cell>
          <table:table-cell table:formula="of:=[.M110]-[.G110]" office:value-type="float" office:value="-3.0360694391296" calcext:value-type="float">
            <text:p>-3.0360694391296</text:p>
          </table:table-cell>
          <table:table-cell table:formula="of:=AND([.N110]&lt;=[.J110];[.N110]&gt;=[.L110])" office:value-type="boolean" office:boolean-value="true" calcext:value-type="boolean">
            <text:p>TRUE</text:p>
          </table:table-cell>
          <table:table-cell table:formula="of:=AND([.M110]&gt;=[.F110];[.M110]&lt;=[.H110])" office:value-type="boolean" office:boolean-value="true" calcext:value-type="boolean">
            <text:p>TRUE</text:p>
          </table:table-cell>
          <table:table-cell table:formula="of:=AND([.M110]&gt;=[.E110];[.M110]&lt;=[.I1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er Chang</text:p>
          </table:table-cell>
          <table:table-cell office:value-type="string" calcext:value-type="string">
            <text:p>L5888</text:p>
          </table:table-cell>
          <table:table-cell office:value-type="string" calcext:value-type="string">
            <text:p>B</text:p>
          </table:table-cell>
          <table:table-cell office:value-type="float" office:value="1175" calcext:value-type="float">
            <text:p>1175</text:p>
          </table:table-cell>
          <table:table-cell office:value-type="float" office:value="63.0050485052224" calcext:value-type="float">
            <text:p>63.0050485052224</text:p>
          </table:table-cell>
          <table:table-cell office:value-type="float" office:value="67.8918371002994" calcext:value-type="float">
            <text:p>67.8918371002994</text:p>
          </table:table-cell>
          <table:table-cell office:value-type="float" office:value="71.0951942089919" calcext:value-type="float">
            <text:p>71.0951942089919</text:p>
          </table:table-cell>
          <table:table-cell office:value-type="float" office:value="77.6654142904534" calcext:value-type="float">
            <text:p>77.6654142904534</text:p>
          </table:table-cell>
          <table:table-cell office:value-type="float" office:value="82.5522028855304" calcext:value-type="float">
            <text:p>82.5522028855304</text:p>
          </table:table-cell>
          <table:table-cell office:value-type="float" office:value="132" calcext:value-type="float">
            <text:p>132</text:p>
          </table:table-cell>
          <table:table-cell office:value-type="float" office:value="108" calcext:value-type="float">
            <text:p>108</text:p>
          </table:table-cell>
          <table:table-cell office:value-type="float" office:value="77" calcext:value-type="float">
            <text:p>77</text:p>
          </table:table-cell>
          <table:table-cell office:value-type="float" office:value="66.9976199149072" calcext:value-type="float">
            <text:p>66.9976199149072</text:p>
          </table:table-cell>
          <table:table-cell office:value-type="float" office:value="132" calcext:value-type="float">
            <text:p>132</text:p>
          </table:table-cell>
          <table:table-cell table:formula="of:=ROW() - 1" office:value-type="float" office:value="110" calcext:value-type="float">
            <text:p>110</text:p>
          </table:table-cell>
          <table:table-cell table:formula="of:=[.K111] - [.N111]" office:value-type="float" office:value="-24" calcext:value-type="float">
            <text:p>-24</text:p>
          </table:table-cell>
          <table:table-cell table:formula="of:=[.O111]-[.N111]" office:value-type="float" office:value="-22" calcext:value-type="float">
            <text:p>-22</text:p>
          </table:table-cell>
          <table:table-cell table:formula="of:=ABS([.Q111])" office:value-type="float" office:value="22" calcext:value-type="float">
            <text:p>22</text:p>
          </table:table-cell>
          <table:table-cell table:formula="of:=[.M111]-[.G111]" office:value-type="float" office:value="-4.09757429408469" calcext:value-type="float">
            <text:p>-4.09757429408469</text:p>
          </table:table-cell>
          <table:table-cell table:formula="of:=AND([.N111]&lt;=[.J111];[.N111]&gt;=[.L111])" office:value-type="boolean" office:boolean-value="true" calcext:value-type="boolean">
            <text:p>TRUE</text:p>
          </table:table-cell>
          <table:table-cell table:formula="of:=AND([.M111]&gt;=[.F111];[.M111]&lt;=[.H111])" office:value-type="boolean" office:boolean-value="false" calcext:value-type="boolean">
            <text:p>FALSE</text:p>
          </table:table-cell>
          <table:table-cell table:formula="of:=AND([.M111]&gt;=[.E111];[.M111]&lt;=[.I1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Kha</text:p>
          </table:table-cell>
          <table:table-cell office:value-type="string" calcext:value-type="string">
            <text:p>A154660</text:p>
          </table:table-cell>
          <table:table-cell office:value-type="string" calcext:value-type="string">
            <text:p>C</text:p>
          </table:table-cell>
          <table:table-cell office:value-type="float" office:value="1150" calcext:value-type="float">
            <text:p>1150</text:p>
          </table:table-cell>
          <table:table-cell office:value-type="float" office:value="62.0346349792391" calcext:value-type="float">
            <text:p>62.0346349792391</text:p>
          </table:table-cell>
          <table:table-cell office:value-type="float" office:value="66.9138479435859" calcext:value-type="float">
            <text:p>66.9138479435859</text:p>
          </table:table-cell>
          <table:table-cell office:value-type="float" office:value="69.5974150739766" calcext:value-type="float">
            <text:p>69.5974150739766</text:p>
          </table:table-cell>
          <table:table-cell office:value-type="float" office:value="76.6722738722795" calcext:value-type="float">
            <text:p>76.6722738722795</text:p>
          </table:table-cell>
          <table:table-cell office:value-type="float" office:value="81.5514868366263" calcext:value-type="float">
            <text:p>81.5514868366263</text:p>
          </table:table-cell>
          <table:table-cell office:value-type="float" office:value="139" calcext:value-type="float">
            <text:p>139</text:p>
          </table:table-cell>
          <table:table-cell office:value-type="float" office:value="110" calcext:value-type="float">
            <text:p>110</text:p>
          </table:table-cell>
          <table:table-cell office:value-type="float" office:value="83" calcext:value-type="float">
            <text:p>83</text:p>
          </table:table-cell>
          <table:table-cell office:value-type="float" office:value="68.7111641657595" calcext:value-type="float">
            <text:p>68.7111641657595</text:p>
          </table:table-cell>
          <table:table-cell office:value-type="float" office:value="116" calcext:value-type="float">
            <text:p>116</text:p>
          </table:table-cell>
          <table:table-cell table:formula="of:=ROW() - 1" office:value-type="float" office:value="111" calcext:value-type="float">
            <text:p>111</text:p>
          </table:table-cell>
          <table:table-cell table:formula="of:=[.K112] - [.N112]" office:value-type="float" office:value="-6" calcext:value-type="float">
            <text:p>-6</text:p>
          </table:table-cell>
          <table:table-cell table:formula="of:=[.O112]-[.N112]" office:value-type="float" office:value="-5" calcext:value-type="float">
            <text:p>-5</text:p>
          </table:table-cell>
          <table:table-cell table:formula="of:=ABS([.Q112])" office:value-type="float" office:value="5" calcext:value-type="float">
            <text:p>5</text:p>
          </table:table-cell>
          <table:table-cell table:formula="of:=[.M112]-[.G112]" office:value-type="float" office:value="-0.886250908217107" calcext:value-type="float">
            <text:p>-0.886250908217107</text:p>
          </table:table-cell>
          <table:table-cell table:formula="of:=AND([.N112]&lt;=[.J112];[.N112]&gt;=[.L112])" office:value-type="boolean" office:boolean-value="true" calcext:value-type="boolean">
            <text:p>TRUE</text:p>
          </table:table-cell>
          <table:table-cell table:formula="of:=AND([.M112]&gt;=[.F112];[.M112]&lt;=[.H112])" office:value-type="boolean" office:boolean-value="true" calcext:value-type="boolean">
            <text:p>TRUE</text:p>
          </table:table-cell>
          <table:table-cell table:formula="of:=AND([.M112]&gt;=[.E112];[.M112]&lt;=[.I11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rdan Scott</text:p>
          </table:table-cell>
          <table:table-cell office:value-type="string" calcext:value-type="string">
            <text:p>TY114094</text:p>
          </table:table-cell>
          <table:table-cell office:value-type="string" calcext:value-type="string">
            <text:p>C</text:p>
          </table:table-cell>
          <table:table-cell office:value-type="float" office:value="1168" calcext:value-type="float">
            <text:p>1168</text:p>
          </table:table-cell>
          <table:table-cell office:value-type="float" office:value="61.8310087096163" calcext:value-type="float">
            <text:p>61.8310087096163</text:p>
          </table:table-cell>
          <table:table-cell office:value-type="float" office:value="66.9483438496352" calcext:value-type="float">
            <text:p>66.9483438496352</text:p>
          </table:table-cell>
          <table:table-cell office:value-type="float" office:value="70.6393767845138" calcext:value-type="float">
            <text:p>70.6393767845138</text:p>
          </table:table-cell>
          <table:table-cell office:value-type="float" office:value="77.183014129673" calcext:value-type="float">
            <text:p>77.183014129673</text:p>
          </table:table-cell>
          <table:table-cell office:value-type="float" office:value="82.3003492696918" calcext:value-type="float">
            <text:p>82.3003492696918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65.9900376377509" calcext:value-type="float">
            <text:p>65.9900376377509</text:p>
          </table:table-cell>
          <table:table-cell office:value-type="float" office:value="137" calcext:value-type="float">
            <text:p>137</text:p>
          </table:table-cell>
          <table:table-cell table:formula="of:=ROW() - 1" office:value-type="float" office:value="112" calcext:value-type="float">
            <text:p>112</text:p>
          </table:table-cell>
          <table:table-cell table:formula="of:=[.K113] - [.N113]" office:value-type="float" office:value="-29" calcext:value-type="float">
            <text:p>-29</text:p>
          </table:table-cell>
          <table:table-cell table:formula="of:=[.O113]-[.N113]" office:value-type="float" office:value="-25" calcext:value-type="float">
            <text:p>-25</text:p>
          </table:table-cell>
          <table:table-cell table:formula="of:=ABS([.Q113])" office:value-type="float" office:value="25" calcext:value-type="float">
            <text:p>25</text:p>
          </table:table-cell>
          <table:table-cell table:formula="of:=[.M113]-[.G113]" office:value-type="float" office:value="-4.6493391467629" calcext:value-type="float">
            <text:p>-4.6493391467629</text:p>
          </table:table-cell>
          <table:table-cell table:formula="of:=AND([.N113]&lt;=[.J113];[.N113]&gt;=[.L113])" office:value-type="boolean" office:boolean-value="true" calcext:value-type="boolean">
            <text:p>TRUE</text:p>
          </table:table-cell>
          <table:table-cell table:formula="of:=AND([.M113]&gt;=[.F113];[.M113]&lt;=[.H113])" office:value-type="boolean" office:boolean-value="false" calcext:value-type="boolean">
            <text:p>FALSE</text:p>
          </table:table-cell>
          <table:table-cell table:formula="of:=AND([.M113]&gt;=[.E113];[.M113]&lt;=[.I11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ge Davis</text:p>
          </table:table-cell>
          <table:table-cell office:value-type="string" calcext:value-type="string">
            <text:p>L6002</text:p>
          </table:table-cell>
          <table:table-cell office:value-type="string" calcext:value-type="string">
            <text:p>A</text:p>
          </table:table-cell>
          <table:table-cell office:value-type="float" office:value="1150" calcext:value-type="float">
            <text:p>1150</text:p>
          </table:table-cell>
          <table:table-cell office:value-type="float" office:value="61.4870722058184" calcext:value-type="float">
            <text:p>61.4870722058184</text:p>
          </table:table-cell>
          <table:table-cell office:value-type="float" office:value="65.6073798765237" calcext:value-type="float">
            <text:p>65.6073798765237</text:p>
          </table:table-cell>
          <table:table-cell office:value-type="float" office:value="69.0492562819472" calcext:value-type="float">
            <text:p>69.0492562819472</text:p>
          </table:table-cell>
          <table:table-cell office:value-type="float" office:value="73.8479952179342" calcext:value-type="float">
            <text:p>73.8479952179342</text:p>
          </table:table-cell>
          <table:table-cell office:value-type="float" office:value="77.9683028886395" calcext:value-type="float">
            <text:p>77.9683028886395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65.0723646508065" calcext:value-type="float">
            <text:p>65.0723646508065</text:p>
          </table:table-cell>
          <table:table-cell office:value-type="float" office:value="145" calcext:value-type="float">
            <text:p>145</text:p>
          </table:table-cell>
          <table:table-cell table:formula="of:=ROW() - 1" office:value-type="float" office:value="113" calcext:value-type="float">
            <text:p>113</text:p>
          </table:table-cell>
          <table:table-cell table:formula="of:=[.K114] - [.N114]" office:value-type="float" office:value="-34" calcext:value-type="float">
            <text:p>-34</text:p>
          </table:table-cell>
          <table:table-cell table:formula="of:=[.O114]-[.N114]" office:value-type="float" office:value="-32" calcext:value-type="float">
            <text:p>-32</text:p>
          </table:table-cell>
          <table:table-cell table:formula="of:=ABS([.Q114])" office:value-type="float" office:value="32" calcext:value-type="float">
            <text:p>32</text:p>
          </table:table-cell>
          <table:table-cell table:formula="of:=[.M114]-[.G114]" office:value-type="float" office:value="-3.97689163114069" calcext:value-type="float">
            <text:p>-3.97689163114069</text:p>
          </table:table-cell>
          <table:table-cell table:formula="of:=AND([.N114]&lt;=[.J114];[.N114]&gt;=[.L114])" office:value-type="boolean" office:boolean-value="false" calcext:value-type="boolean">
            <text:p>FALSE</text:p>
          </table:table-cell>
          <table:table-cell table:formula="of:=AND([.M114]&gt;=[.F114];[.M114]&lt;=[.H114])" office:value-type="boolean" office:boolean-value="false" calcext:value-type="boolean">
            <text:p>FALSE</text:p>
          </table:table-cell>
          <table:table-cell table:formula="of:=AND([.M114]&gt;=[.E114];[.M114]&lt;=[.I11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hew Dozier</text:p>
          </table:table-cell>
          <table:table-cell office:value-type="string" calcext:value-type="string">
            <text:p>FY101141</text:p>
          </table:table-cell>
          <table:table-cell office:value-type="string" calcext:value-type="string">
            <text:p>A</text:p>
          </table:table-cell>
          <table:table-cell office:value-type="float" office:value="1169" calcext:value-type="float">
            <text:p>1169</text:p>
          </table:table-cell>
          <table:table-cell office:value-type="float" office:value="61.4257073127573" calcext:value-type="float">
            <text:p>61.4257073127573</text:p>
          </table:table-cell>
          <table:table-cell office:value-type="float" office:value="66.4262475895536" calcext:value-type="float">
            <text:p>66.4262475895536</text:p>
          </table:table-cell>
          <table:table-cell office:value-type="float" office:value="70.6455021146908" calcext:value-type="float">
            <text:p>70.6455021146908</text:p>
          </table:table-cell>
          <table:table-cell office:value-type="float" office:value="76.4273281431463" calcext:value-type="float">
            <text:p>76.4273281431463</text:p>
          </table:table-cell>
          <table:table-cell office:value-type="float" office:value="81.4278684199426" calcext:value-type="float">
            <text:p>81.4278684199426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65.8768440009438" calcext:value-type="float">
            <text:p>65.8768440009438</text:p>
          </table:table-cell>
          <table:table-cell office:value-type="float" office:value="138" calcext:value-type="float">
            <text:p>138</text:p>
          </table:table-cell>
          <table:table-cell table:formula="of:=ROW() - 1" office:value-type="float" office:value="114" calcext:value-type="float">
            <text:p>114</text:p>
          </table:table-cell>
          <table:table-cell table:formula="of:=[.K115] - [.N115]" office:value-type="float" office:value="-30" calcext:value-type="float">
            <text:p>-30</text:p>
          </table:table-cell>
          <table:table-cell table:formula="of:=[.O115]-[.N115]" office:value-type="float" office:value="-24" calcext:value-type="float">
            <text:p>-24</text:p>
          </table:table-cell>
          <table:table-cell table:formula="of:=ABS([.Q115])" office:value-type="float" office:value="24" calcext:value-type="float">
            <text:p>24</text:p>
          </table:table-cell>
          <table:table-cell table:formula="of:=[.M115]-[.G115]" office:value-type="float" office:value="-4.76865811374699" calcext:value-type="float">
            <text:p>-4.76865811374699</text:p>
          </table:table-cell>
          <table:table-cell table:formula="of:=AND([.N115]&lt;=[.J115];[.N115]&gt;=[.L115])" office:value-type="boolean" office:boolean-value="false" calcext:value-type="boolean">
            <text:p>FALSE</text:p>
          </table:table-cell>
          <table:table-cell table:formula="of:=AND([.M115]&gt;=[.F115];[.M115]&lt;=[.H115])" office:value-type="boolean" office:boolean-value="false" calcext:value-type="boolean">
            <text:p>FALSE</text:p>
          </table:table-cell>
          <table:table-cell table:formula="of:=AND([.M115]&gt;=[.E115];[.M115]&lt;=[.I11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 Wells</text:p>
          </table:table-cell>
          <table:table-cell office:value-type="string" calcext:value-type="string">
            <text:p>L5218</text:p>
          </table:table-cell>
          <table:table-cell office:value-type="string" calcext:value-type="string">
            <text:p>A</text:p>
          </table:table-cell>
          <table:table-cell office:value-type="float" office:value="1174" calcext:value-type="float">
            <text:p>1174</text:p>
          </table:table-cell>
          <table:table-cell office:value-type="float" office:value="61.2217152231751" calcext:value-type="float">
            <text:p>61.2217152231751</text:p>
          </table:table-cell>
          <table:table-cell office:value-type="float" office:value="65.7631264721549" calcext:value-type="float">
            <text:p>65.7631264721549</text:p>
          </table:table-cell>
          <table:table-cell office:value-type="float" office:value="70.764472252667" calcext:value-type="float">
            <text:p>70.764472252667</text:p>
          </table:table-cell>
          <table:table-cell office:value-type="float" office:value="74.8459489701145" calcext:value-type="float">
            <text:p>74.8459489701145</text:p>
          </table:table-cell>
          <table:table-cell office:value-type="float" office:value="79.3873602190943" calcext:value-type="float">
            <text:p>79.3873602190943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65.6197753740579" calcext:value-type="float">
            <text:p>65.6197753740579</text:p>
          </table:table-cell>
          <table:table-cell office:value-type="float" office:value="140" calcext:value-type="float">
            <text:p>140</text:p>
          </table:table-cell>
          <table:table-cell table:formula="of:=ROW() - 1" office:value-type="float" office:value="115" calcext:value-type="float">
            <text:p>115</text:p>
          </table:table-cell>
          <table:table-cell table:formula="of:=[.K116] - [.N116]" office:value-type="float" office:value="-32" calcext:value-type="float">
            <text:p>-32</text:p>
          </table:table-cell>
          <table:table-cell table:formula="of:=[.O116]-[.N116]" office:value-type="float" office:value="-25" calcext:value-type="float">
            <text:p>-25</text:p>
          </table:table-cell>
          <table:table-cell table:formula="of:=ABS([.Q116])" office:value-type="float" office:value="25" calcext:value-type="float">
            <text:p>25</text:p>
          </table:table-cell>
          <table:table-cell table:formula="of:=[.M116]-[.G116]" office:value-type="float" office:value="-5.14469687860911" calcext:value-type="float">
            <text:p>-5.14469687860911</text:p>
          </table:table-cell>
          <table:table-cell table:formula="of:=AND([.N116]&lt;=[.J116];[.N116]&gt;=[.L116])" office:value-type="boolean" office:boolean-value="false" calcext:value-type="boolean">
            <text:p>FALSE</text:p>
          </table:table-cell>
          <table:table-cell table:formula="of:=AND([.M116]&gt;=[.F116];[.M116]&lt;=[.H116])" office:value-type="boolean" office:boolean-value="false" calcext:value-type="boolean">
            <text:p>FALSE</text:p>
          </table:table-cell>
          <table:table-cell table:formula="of:=AND([.M116]&gt;=[.E116];[.M116]&lt;=[.I1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Carlson</text:p>
          </table:table-cell>
          <table:table-cell office:value-type="string" calcext:value-type="string">
            <text:p>TY75573</text:p>
          </table:table-cell>
          <table:table-cell office:value-type="string" calcext:value-type="string">
            <text:p>M</text:p>
          </table:table-cell>
          <table:table-cell office:value-type="float" office:value="1191" calcext:value-type="float">
            <text:p>1191</text:p>
          </table:table-cell>
          <table:table-cell office:value-type="float" office:value="60.8600043812794" calcext:value-type="float">
            <text:p>60.8600043812794</text:p>
          </table:table-cell>
          <table:table-cell office:value-type="float" office:value="66.1096619013948" calcext:value-type="float">
            <text:p>66.1096619013948</text:p>
          </table:table-cell>
          <table:table-cell office:value-type="float" office:value="71.7892419475362" calcext:value-type="float">
            <text:p>71.7892419475362</text:p>
          </table:table-cell>
          <table:table-cell office:value-type="float" office:value="76.6089769416256" calcext:value-type="float">
            <text:p>76.6089769416256</text:p>
          </table:table-cell>
          <table:table-cell office:value-type="float" office:value="81.8586344617411" calcext:value-type="float">
            <text:p>81.8586344617411</text:p>
          </table:table-cell>
          <table:table-cell office:value-type="float" office:value="136" calcext:value-type="float">
            <text:p>136</text:p>
          </table:table-cell>
          <table:table-cell office:value-type="float" office:value="102" calcext:value-type="float">
            <text:p>102</text:p>
          </table:table-cell>
          <table:table-cell office:value-type="float" office:value="83" calcext:value-type="float">
            <text:p>83</text:p>
          </table:table-cell>
          <table:table-cell office:value-type="float" office:value="66.0934365672588" calcext:value-type="float">
            <text:p>66.0934365672588</text:p>
          </table:table-cell>
          <table:table-cell office:value-type="float" office:value="135" calcext:value-type="float">
            <text:p>135</text:p>
          </table:table-cell>
          <table:table-cell table:formula="of:=ROW() - 1" office:value-type="float" office:value="116" calcext:value-type="float">
            <text:p>116</text:p>
          </table:table-cell>
          <table:table-cell table:formula="of:=[.K117] - [.N117]" office:value-type="float" office:value="-33" calcext:value-type="float">
            <text:p>-33</text:p>
          </table:table-cell>
          <table:table-cell table:formula="of:=[.O117]-[.N117]" office:value-type="float" office:value="-19" calcext:value-type="float">
            <text:p>-19</text:p>
          </table:table-cell>
          <table:table-cell table:formula="of:=ABS([.Q117])" office:value-type="float" office:value="19" calcext:value-type="float">
            <text:p>19</text:p>
          </table:table-cell>
          <table:table-cell table:formula="of:=[.M117]-[.G117]" office:value-type="float" office:value="-5.69580538027739" calcext:value-type="float">
            <text:p>-5.69580538027739</text:p>
          </table:table-cell>
          <table:table-cell table:formula="of:=AND([.N117]&lt;=[.J117];[.N117]&gt;=[.L117])" office:value-type="boolean" office:boolean-value="true" calcext:value-type="boolean">
            <text:p>TRUE</text:p>
          </table:table-cell>
          <table:table-cell table:formula="of:=AND([.M117]&gt;=[.F117];[.M117]&lt;=[.H117])" office:value-type="boolean" office:boolean-value="false" calcext:value-type="boolean">
            <text:p>FALSE</text:p>
          </table:table-cell>
          <table:table-cell table:formula="of:=AND([.M117]&gt;=[.E117];[.M117]&lt;=[.I1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ric Foss</text:p>
          </table:table-cell>
          <table:table-cell office:value-type="string" calcext:value-type="string">
            <text:p>L5278</text:p>
          </table:table-cell>
          <table:table-cell office:value-type="string" calcext:value-type="string">
            <text:p>A</text:p>
          </table:table-cell>
          <table:table-cell office:value-type="float" office:value="1150" calcext:value-type="float">
            <text:p>1150</text:p>
          </table:table-cell>
          <table:table-cell office:value-type="float" office:value="60.4889623554561" calcext:value-type="float">
            <text:p>60.4889623554561</text:p>
          </table:table-cell>
          <table:table-cell office:value-type="float" office:value="65.3182968937778" calcext:value-type="float">
            <text:p>65.3182968937778</text:p>
          </table:table-cell>
          <table:table-cell office:value-type="float" office:value="69.4905922223721" calcext:value-type="float">
            <text:p>69.4905922223721</text:p>
          </table:table-cell>
          <table:table-cell office:value-type="float" office:value="74.9769659704211" calcext:value-type="float">
            <text:p>74.9769659704211</text:p>
          </table:table-cell>
          <table:table-cell office:value-type="float" office:value="79.8063005087428" calcext:value-type="float">
            <text:p>79.8063005087428</text:p>
          </table:table-cell>
          <table:table-cell office:value-type="float" office:value="141" calcext:value-type="float">
            <text:p>14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68.9315441615639" calcext:value-type="float">
            <text:p>68.9315441615639</text:p>
          </table:table-cell>
          <table:table-cell office:value-type="float" office:value="113" calcext:value-type="float">
            <text:p>113</text:p>
          </table:table-cell>
          <table:table-cell table:formula="of:=ROW() - 1" office:value-type="float" office:value="117" calcext:value-type="float">
            <text:p>117</text:p>
          </table:table-cell>
          <table:table-cell table:formula="of:=[.K118] - [.N118]" office:value-type="float" office:value="-2" calcext:value-type="float">
            <text:p>-2</text:p>
          </table:table-cell>
          <table:table-cell table:formula="of:=[.O118]-[.N118]" office:value-type="float" office:value="4" calcext:value-type="float">
            <text:p>4</text:p>
          </table:table-cell>
          <table:table-cell table:formula="of:=ABS([.Q118])" office:value-type="float" office:value="4" calcext:value-type="float">
            <text:p>4</text:p>
          </table:table-cell>
          <table:table-cell table:formula="of:=[.M118]-[.G118]" office:value-type="float" office:value="-0.559048060808195" calcext:value-type="float">
            <text:p>-0.559048060808195</text:p>
          </table:table-cell>
          <table:table-cell table:formula="of:=AND([.N118]&lt;=[.J118];[.N118]&gt;=[.L118])" office:value-type="boolean" office:boolean-value="true" calcext:value-type="boolean">
            <text:p>TRUE</text:p>
          </table:table-cell>
          <table:table-cell table:formula="of:=AND([.M118]&gt;=[.F118];[.M118]&lt;=[.H118])" office:value-type="boolean" office:boolean-value="true" calcext:value-type="boolean">
            <text:p>TRUE</text:p>
          </table:table-cell>
          <table:table-cell table:formula="of:=AND([.M118]&gt;=[.E118];[.M118]&lt;=[.I11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jandro De La Espriella</text:p>
          </table:table-cell>
          <table:table-cell office:value-type="string" calcext:value-type="string">
            <text:p>TY143843</text:p>
          </table:table-cell>
          <table:table-cell office:value-type="string" calcext:value-type="string">
            <text:p>B</text:p>
          </table:table-cell>
          <table:table-cell office:value-type="float" office:value="1129" calcext:value-type="float">
            <text:p>1129</text:p>
          </table:table-cell>
          <table:table-cell office:value-type="float" office:value="60.0803746518108" calcext:value-type="float">
            <text:p>60.0803746518108</text:p>
          </table:table-cell>
          <table:table-cell office:value-type="float" office:value="64.4449091616789" calcext:value-type="float">
            <text:p>64.4449091616789</text:p>
          </table:table-cell>
          <table:table-cell office:value-type="float" office:value="68.1672747071957" calcext:value-type="float">
            <text:p>68.1672747071957</text:p>
          </table:table-cell>
          <table:table-cell office:value-type="float" office:value="73.1739781814152" calcext:value-type="float">
            <text:p>73.1739781814152</text:p>
          </table:table-cell>
          <table:table-cell office:value-type="float" office:value="77.5385126912833" calcext:value-type="float">
            <text:p>77.5385126912833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66.55283684292" calcext:value-type="float">
            <text:p>66.55283684292</text:p>
          </table:table-cell>
          <table:table-cell office:value-type="float" office:value="133" calcext:value-type="float">
            <text:p>133</text:p>
          </table:table-cell>
          <table:table-cell table:formula="of:=ROW() - 1" office:value-type="float" office:value="118" calcext:value-type="float">
            <text:p>118</text:p>
          </table:table-cell>
          <table:table-cell table:formula="of:=[.K119] - [.N119]" office:value-type="float" office:value="-17" calcext:value-type="float">
            <text:p>-17</text:p>
          </table:table-cell>
          <table:table-cell table:formula="of:=[.O119]-[.N119]" office:value-type="float" office:value="-15" calcext:value-type="float">
            <text:p>-15</text:p>
          </table:table-cell>
          <table:table-cell table:formula="of:=ABS([.Q119])" office:value-type="float" office:value="15" calcext:value-type="float">
            <text:p>15</text:p>
          </table:table-cell>
          <table:table-cell table:formula="of:=[.M119]-[.G119]" office:value-type="float" office:value="-1.6144378642757" calcext:value-type="float">
            <text:p>-1.6144378642757</text:p>
          </table:table-cell>
          <table:table-cell table:formula="of:=AND([.N119]&lt;=[.J119];[.N119]&gt;=[.L119])" office:value-type="boolean" office:boolean-value="true" calcext:value-type="boolean">
            <text:p>TRUE</text:p>
          </table:table-cell>
          <table:table-cell table:formula="of:=AND([.M119]&gt;=[.F119];[.M119]&lt;=[.H119])" office:value-type="boolean" office:boolean-value="true" calcext:value-type="boolean">
            <text:p>TRUE</text:p>
          </table:table-cell>
          <table:table-cell table:formula="of:=AND([.M119]&gt;=[.E119];[.M119]&lt;=[.I1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Palma</text:p>
          </table:table-cell>
          <table:table-cell office:value-type="string" calcext:value-type="string">
            <text:p>A149423</text:p>
          </table:table-cell>
          <table:table-cell office:value-type="string" calcext:value-type="string">
            <text:p>A</text:p>
          </table:table-cell>
          <table:table-cell office:value-type="float" office:value="1164" calcext:value-type="float">
            <text:p>1164</text:p>
          </table:table-cell>
          <table:table-cell office:value-type="float" office:value="59.7797928517636" calcext:value-type="float">
            <text:p>59.7797928517636</text:p>
          </table:table-cell>
          <table:table-cell office:value-type="float" office:value="64.8189965143845" calcext:value-type="float">
            <text:p>64.8189965143845</text:p>
          </table:table-cell>
          <table:table-cell office:value-type="float" office:value="70.279557043713" calcext:value-type="float">
            <text:p>70.279557043713</text:p>
          </table:table-cell>
          <table:table-cell office:value-type="float" office:value="74.8974038396262" calcext:value-type="float">
            <text:p>74.8974038396262</text:p>
          </table:table-cell>
          <table:table-cell office:value-type="float" office:value="79.936607502247" calcext:value-type="float">
            <text:p>79.936607502247</text:p>
          </table:table-cell>
          <table:table-cell office:value-type="float" office:value="141" calcext:value-type="float">
            <text:p>141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table:formula="of:=ROW() - 1" office:value-type="float" office:value="119" calcext:value-type="float">
            <text:p>119</text:p>
          </table:table-cell>
          <table:table-cell table:formula="of:=[.K120] - [.N120]" office:value-type="float" office:value="-150" calcext:value-type="float">
            <text:p>-150</text:p>
          </table:table-cell>
          <table:table-cell table:formula="of:=[.O120]-[.N120]" office:value-type="float" office:value="-139" calcext:value-type="float">
            <text:p>-139</text:p>
          </table:table-cell>
          <table:table-cell table:formula="of:=ABS([.Q120])" office:value-type="float" office:value="139" calcext:value-type="float">
            <text:p>139</text:p>
          </table:table-cell>
          <table:table-cell table:formula="of:=[.M120]-[.G120]" office:value-type="float" office:value="-70.279557043713" calcext:value-type="float">
            <text:p>-70.279557043713</text:p>
          </table:table-cell>
          <table:table-cell table:formula="of:=AND([.N120]&lt;=[.J120];[.N120]&gt;=[.L120])" office:value-type="boolean" office:boolean-value="false" calcext:value-type="boolean">
            <text:p>FALSE</text:p>
          </table:table-cell>
          <table:table-cell table:formula="of:=AND([.M120]&gt;=[.F120];[.M120]&lt;=[.H120])" office:value-type="boolean" office:boolean-value="false" calcext:value-type="boolean">
            <text:p>FALSE</text:p>
          </table:table-cell>
          <table:table-cell table:formula="of:=AND([.M120]&gt;=[.E120];[.M120]&lt;=[.I1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y Maturani</text:p>
          </table:table-cell>
          <table:table-cell office:value-type="string" calcext:value-type="string">
            <text:p>A158181</text:p>
          </table:table-cell>
          <table:table-cell office:value-type="string" calcext:value-type="string">
            <text:p>B</text:p>
          </table:table-cell>
          <table:table-cell office:value-type="float" office:value="1121" calcext:value-type="float">
            <text:p>1121</text:p>
          </table:table-cell>
          <table:table-cell office:value-type="float" office:value="59.6841279854742" calcext:value-type="float">
            <text:p>59.6841279854742</text:p>
          </table:table-cell>
          <table:table-cell office:value-type="float" office:value="64.3145240668409" calcext:value-type="float">
            <text:p>64.3145240668409</text:p>
          </table:table-cell>
          <table:table-cell office:value-type="float" office:value="67.6878159447527" calcext:value-type="float">
            <text:p>67.6878159447527</text:p>
          </table:table-cell>
          <table:table-cell office:value-type="float" office:value="73.5753162295743" calcext:value-type="float">
            <text:p>73.5753162295743</text:p>
          </table:table-cell>
          <table:table-cell office:value-type="float" office:value="78.205712310941" calcext:value-type="float">
            <text:p>78.205712310941</text:p>
          </table:table-cell>
          <table:table-cell office:value-type="float" office:value="151" calcext:value-type="float">
            <text:p>151</text:p>
          </table:table-cell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office:value-type="float" office:value="73.5328079918783" calcext:value-type="float">
            <text:p>73.5328079918783</text:p>
          </table:table-cell>
          <table:table-cell office:value-type="float" office:value="83" calcext:value-type="float">
            <text:p>83</text:p>
          </table:table-cell>
          <table:table-cell table:formula="of:=ROW() - 1" office:value-type="float" office:value="120" calcext:value-type="float">
            <text:p>120</text:p>
          </table:table-cell>
          <table:table-cell table:formula="of:=[.K121] - [.N121]" office:value-type="float" office:value="33" calcext:value-type="float">
            <text:p>33</text:p>
          </table:table-cell>
          <table:table-cell table:formula="of:=[.O121]-[.N121]" office:value-type="float" office:value="37" calcext:value-type="float">
            <text:p>37</text:p>
          </table:table-cell>
          <table:table-cell table:formula="of:=ABS([.Q121])" office:value-type="float" office:value="37" calcext:value-type="float">
            <text:p>37</text:p>
          </table:table-cell>
          <table:table-cell table:formula="of:=[.M121]-[.G121]" office:value-type="float" office:value="5.8449920471256" calcext:value-type="float">
            <text:p>5.8449920471256</text:p>
          </table:table-cell>
          <table:table-cell table:formula="of:=AND([.N121]&lt;=[.J121];[.N121]&gt;=[.L121])" office:value-type="boolean" office:boolean-value="false" calcext:value-type="boolean">
            <text:p>FALSE</text:p>
          </table:table-cell>
          <table:table-cell table:formula="of:=AND([.M121]&gt;=[.F121];[.M121]&lt;=[.H121])" office:value-type="boolean" office:boolean-value="true" calcext:value-type="boolean">
            <text:p>TRUE</text:p>
          </table:table-cell>
          <table:table-cell table:formula="of:=AND([.M121]&gt;=[.E121];[.M121]&lt;=[.I12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ler Lavertu</text:p>
          </table:table-cell>
          <table:table-cell office:value-type="string" calcext:value-type="string">
            <text:p>TY144998</text:p>
          </table:table-cell>
          <table:table-cell office:value-type="string" calcext:value-type="string">
            <text:p>B</text:p>
          </table:table-cell>
          <table:table-cell office:value-type="float" office:value="1136" calcext:value-type="float">
            <text:p>1136</text:p>
          </table:table-cell>
          <table:table-cell office:value-type="float" office:value="59.5966371964104" calcext:value-type="float">
            <text:p>59.5966371964104</text:p>
          </table:table-cell>
          <table:table-cell office:value-type="float" office:value="64.7522765935599" calcext:value-type="float">
            <text:p>64.7522765935599</text:p>
          </table:table-cell>
          <table:table-cell office:value-type="float" office:value="68.6993464599223" calcext:value-type="float">
            <text:p>68.6993464599223</text:p>
          </table:table-cell>
          <table:table-cell office:value-type="float" office:value="75.0635553878589" calcext:value-type="float">
            <text:p>75.0635553878589</text:p>
          </table:table-cell>
          <table:table-cell office:value-type="float" office:value="80.2191947850085" calcext:value-type="float">
            <text:p>80.2191947850085</text:p>
          </table:table-cell>
          <table:table-cell office:value-type="float" office:value="144" calcext:value-type="float">
            <text:p>144</text:p>
          </table:table-cell>
          <table:table-cell office:value-type="float" office:value="113" calcext:value-type="float">
            <text:p>113</text:p>
          </table:table-cell>
          <table:table-cell office:value-type="float" office:value="86" calcext:value-type="float">
            <text:p>86</text:p>
          </table:table-cell>
          <table:table-cell office:value-type="float" office:value="71.3503513018703" calcext:value-type="float">
            <text:p>71.3503513018703</text:p>
          </table:table-cell>
          <table:table-cell office:value-type="float" office:value="100" calcext:value-type="float">
            <text:p>100</text:p>
          </table:table-cell>
          <table:table-cell table:formula="of:=ROW() - 1" office:value-type="float" office:value="121" calcext:value-type="float">
            <text:p>121</text:p>
          </table:table-cell>
          <table:table-cell table:formula="of:=[.K122] - [.N122]" office:value-type="float" office:value="13" calcext:value-type="float">
            <text:p>13</text:p>
          </table:table-cell>
          <table:table-cell table:formula="of:=[.O122]-[.N122]" office:value-type="float" office:value="21" calcext:value-type="float">
            <text:p>21</text:p>
          </table:table-cell>
          <table:table-cell table:formula="of:=ABS([.Q122])" office:value-type="float" office:value="21" calcext:value-type="float">
            <text:p>21</text:p>
          </table:table-cell>
          <table:table-cell table:formula="of:=[.M122]-[.G122]" office:value-type="float" office:value="2.65100484194801" calcext:value-type="float">
            <text:p>2.65100484194801</text:p>
          </table:table-cell>
          <table:table-cell table:formula="of:=AND([.N122]&lt;=[.J122];[.N122]&gt;=[.L122])" office:value-type="boolean" office:boolean-value="true" calcext:value-type="boolean">
            <text:p>TRUE</text:p>
          </table:table-cell>
          <table:table-cell table:formula="of:=AND([.M122]&gt;=[.F122];[.M122]&lt;=[.H122])" office:value-type="boolean" office:boolean-value="true" calcext:value-type="boolean">
            <text:p>TRUE</text:p>
          </table:table-cell>
          <table:table-cell table:formula="of:=AND([.M122]&gt;=[.E122];[.M122]&lt;=[.I12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Dukes</text:p>
          </table:table-cell>
          <table:table-cell office:value-type="string" calcext:value-type="string">
            <text:p>A87317</text:p>
          </table:table-cell>
          <table:table-cell office:value-type="string" calcext:value-type="string">
            <text:p>A</text:p>
          </table:table-cell>
          <table:table-cell office:value-type="float" office:value="1125" calcext:value-type="float">
            <text:p>1125</text:p>
          </table:table-cell>
          <table:table-cell office:value-type="float" office:value="59.3749435231659" calcext:value-type="float">
            <text:p>59.3749435231659</text:p>
          </table:table-cell>
          <table:table-cell office:value-type="float" office:value="63.6069520855325" calcext:value-type="float">
            <text:p>63.6069520855325</text:p>
          </table:table-cell>
          <table:table-cell office:value-type="float" office:value="67.8206966123257" calcext:value-type="float">
            <text:p>67.8206966123257</text:p>
          </table:table-cell>
          <table:table-cell office:value-type="float" office:value="72.0709692102658" calcext:value-type="float">
            <text:p>72.0709692102658</text:p>
          </table:table-cell>
          <table:table-cell office:value-type="float" office:value="76.3029777726324" calcext:value-type="float">
            <text:p>76.3029777726324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office:value-type="float" office:value="68.0098344786131" calcext:value-type="float">
            <text:p>68.0098344786131</text:p>
          </table:table-cell>
          <table:table-cell office:value-type="float" office:value="124" calcext:value-type="float">
            <text:p>124</text:p>
          </table:table-cell>
          <table:table-cell table:formula="of:=ROW() - 1" office:value-type="float" office:value="122" calcext:value-type="float">
            <text:p>122</text:p>
          </table:table-cell>
          <table:table-cell table:formula="of:=[.K123] - [.N123]" office:value-type="float" office:value="-8" calcext:value-type="float">
            <text:p>-8</text:p>
          </table:table-cell>
          <table:table-cell table:formula="of:=[.O123]-[.N123]" office:value-type="float" office:value="-2" calcext:value-type="float">
            <text:p>-2</text:p>
          </table:table-cell>
          <table:table-cell table:formula="of:=ABS([.Q123])" office:value-type="float" office:value="2" calcext:value-type="float">
            <text:p>2</text:p>
          </table:table-cell>
          <table:table-cell table:formula="of:=[.M123]-[.G123]" office:value-type="float" office:value="0.189137866287396" calcext:value-type="float">
            <text:p>0.189137866287396</text:p>
          </table:table-cell>
          <table:table-cell table:formula="of:=AND([.N123]&lt;=[.J123];[.N123]&gt;=[.L123])" office:value-type="boolean" office:boolean-value="true" calcext:value-type="boolean">
            <text:p>TRUE</text:p>
          </table:table-cell>
          <table:table-cell table:formula="of:=AND([.M123]&gt;=[.F123];[.M123]&lt;=[.H123])" office:value-type="boolean" office:boolean-value="true" calcext:value-type="boolean">
            <text:p>TRUE</text:p>
          </table:table-cell>
          <table:table-cell table:formula="of:=AND([.M123]&gt;=[.E123];[.M123]&lt;=[.I12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th Moore</text:p>
          </table:table-cell>
          <table:table-cell office:value-type="string" calcext:value-type="string">
            <text:p>L5810</text:p>
          </table:table-cell>
          <table:table-cell office:value-type="string" calcext:value-type="string">
            <text:p>A</text:p>
          </table:table-cell>
          <table:table-cell office:value-type="float" office:value="1158" calcext:value-type="float">
            <text:p>1158</text:p>
          </table:table-cell>
          <table:table-cell office:value-type="float" office:value="59.2843981533078" calcext:value-type="float">
            <text:p>59.2843981533078</text:p>
          </table:table-cell>
          <table:table-cell office:value-type="float" office:value="64.6155297335848" calcext:value-type="float">
            <text:p>64.6155297335848</text:p>
          </table:table-cell>
          <table:table-cell office:value-type="float" office:value="69.7907314580566" calcext:value-type="float">
            <text:p>69.7907314580566</text:p>
          </table:table-cell>
          <table:table-cell office:value-type="float" office:value="75.2777928941389" calcext:value-type="float">
            <text:p>75.2777928941389</text:p>
          </table:table-cell>
          <table:table-cell office:value-type="float" office:value="80.608924474416" calcext:value-type="float">
            <text:p>80.608924474416</text:p>
          </table:table-cell>
          <table:table-cell office:value-type="float" office:value="142" calcext:value-type="float">
            <text:p>142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64.9064926561465" calcext:value-type="float">
            <text:p>64.9064926561465</text:p>
          </table:table-cell>
          <table:table-cell office:value-type="float" office:value="147" calcext:value-type="float">
            <text:p>147</text:p>
          </table:table-cell>
          <table:table-cell table:formula="of:=ROW() - 1" office:value-type="float" office:value="123" calcext:value-type="float">
            <text:p>123</text:p>
          </table:table-cell>
          <table:table-cell table:formula="of:=[.K124] - [.N124]" office:value-type="float" office:value="-38" calcext:value-type="float">
            <text:p>-38</text:p>
          </table:table-cell>
          <table:table-cell table:formula="of:=[.O124]-[.N124]" office:value-type="float" office:value="-24" calcext:value-type="float">
            <text:p>-24</text:p>
          </table:table-cell>
          <table:table-cell table:formula="of:=ABS([.Q124])" office:value-type="float" office:value="24" calcext:value-type="float">
            <text:p>24</text:p>
          </table:table-cell>
          <table:table-cell table:formula="of:=[.M124]-[.G124]" office:value-type="float" office:value="-4.8842388019101" calcext:value-type="float">
            <text:p>-4.8842388019101</text:p>
          </table:table-cell>
          <table:table-cell table:formula="of:=AND([.N124]&lt;=[.J124];[.N124]&gt;=[.L124])" office:value-type="boolean" office:boolean-value="false" calcext:value-type="boolean">
            <text:p>FALSE</text:p>
          </table:table-cell>
          <table:table-cell table:formula="of:=AND([.M124]&gt;=[.F124];[.M124]&lt;=[.H124])" office:value-type="boolean" office:boolean-value="true" calcext:value-type="boolean">
            <text:p>TRUE</text:p>
          </table:table-cell>
          <table:table-cell table:formula="of:=AND([.M124]&gt;=[.E124];[.M124]&lt;=[.I1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 Schulte</text:p>
          </table:table-cell>
          <table:table-cell office:value-type="string" calcext:value-type="string">
            <text:p>L6267</text:p>
          </table:table-cell>
          <table:table-cell office:value-type="string" calcext:value-type="string">
            <text:p>A</text:p>
          </table:table-cell>
          <table:table-cell office:value-type="float" office:value="1147" calcext:value-type="float">
            <text:p>1147</text:p>
          </table:table-cell>
          <table:table-cell office:value-type="float" office:value="59.2723791311837" calcext:value-type="float">
            <text:p>59.2723791311837</text:p>
          </table:table-cell>
          <table:table-cell office:value-type="float" office:value="64.3337285704913" calcext:value-type="float">
            <text:p>64.3337285704913</text:p>
          </table:table-cell>
          <table:table-cell office:value-type="float" office:value="69.2783671938792" calcext:value-type="float">
            <text:p>69.2783671938792</text:p>
          </table:table-cell>
          <table:table-cell office:value-type="float" office:value="74.4564274491067" calcext:value-type="float">
            <text:p>74.4564274491067</text:p>
          </table:table-cell>
          <table:table-cell office:value-type="float" office:value="79.5177768884144" calcext:value-type="float">
            <text:p>79.5177768884144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88" calcext:value-type="float">
            <text:p>88</text:p>
          </table:table-cell>
          <table:table-cell office:value-type="float" office:value="72.6393583934083" calcext:value-type="float">
            <text:p>72.6393583934083</text:p>
          </table:table-cell>
          <table:table-cell office:value-type="float" office:value="90" calcext:value-type="float">
            <text:p>90</text:p>
          </table:table-cell>
          <table:table-cell table:formula="of:=ROW() - 1" office:value-type="float" office:value="124" calcext:value-type="float">
            <text:p>124</text:p>
          </table:table-cell>
          <table:table-cell table:formula="of:=[.K125] - [.N125]" office:value-type="float" office:value="21" calcext:value-type="float">
            <text:p>21</text:p>
          </table:table-cell>
          <table:table-cell table:formula="of:=[.O125]-[.N125]" office:value-type="float" office:value="34" calcext:value-type="float">
            <text:p>34</text:p>
          </table:table-cell>
          <table:table-cell table:formula="of:=ABS([.Q125])" office:value-type="float" office:value="34" calcext:value-type="float">
            <text:p>34</text:p>
          </table:table-cell>
          <table:table-cell table:formula="of:=[.M125]-[.G125]" office:value-type="float" office:value="3.3609911995291" calcext:value-type="float">
            <text:p>3.3609911995291</text:p>
          </table:table-cell>
          <table:table-cell table:formula="of:=AND([.N125]&lt;=[.J125];[.N125]&gt;=[.L125])" office:value-type="boolean" office:boolean-value="true" calcext:value-type="boolean">
            <text:p>TRUE</text:p>
          </table:table-cell>
          <table:table-cell table:formula="of:=AND([.M125]&gt;=[.F125];[.M125]&lt;=[.H125])" office:value-type="boolean" office:boolean-value="true" calcext:value-type="boolean">
            <text:p>TRUE</text:p>
          </table:table-cell>
          <table:table-cell table:formula="of:=AND([.M125]&gt;=[.E125];[.M125]&lt;=[.I12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ah Senra</text:p>
          </table:table-cell>
          <table:table-cell office:value-type="string" calcext:value-type="string">
            <text:p>A149552</text:p>
          </table:table-cell>
          <table:table-cell office:value-type="string" calcext:value-type="string">
            <text:p>B</text:p>
          </table:table-cell>
          <table:table-cell office:value-type="float" office:value="1116" calcext:value-type="float">
            <text:p>1116</text:p>
          </table:table-cell>
          <table:table-cell office:value-type="float" office:value="59.1302320955243" calcext:value-type="float">
            <text:p>59.1302320955243</text:p>
          </table:table-cell>
          <table:table-cell office:value-type="float" office:value="64.7913476585486" calcext:value-type="float">
            <text:p>64.7913476585486</text:p>
          </table:table-cell>
          <table:table-cell office:value-type="float" office:value="67.9049612182119" calcext:value-type="float">
            <text:p>67.9049612182119</text:p>
          </table:table-cell>
          <table:table-cell office:value-type="float" office:value="76.1135787845971" calcext:value-type="float">
            <text:p>76.1135787845971</text:p>
          </table:table-cell>
          <table:table-cell office:value-type="float" office:value="81.7746943476214" calcext:value-type="float">
            <text:p>81.7746943476214</text:p>
          </table:table-cell>
          <table:table-cell office:value-type="float" office:value="150" calcext:value-type="float">
            <text:p>150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69.8679425974294" calcext:value-type="float">
            <text:p>69.8679425974294</text:p>
          </table:table-cell>
          <table:table-cell office:value-type="float" office:value="107" calcext:value-type="float">
            <text:p>107</text:p>
          </table:table-cell>
          <table:table-cell table:formula="of:=ROW() - 1" office:value-type="float" office:value="125" calcext:value-type="float">
            <text:p>125</text:p>
          </table:table-cell>
          <table:table-cell table:formula="of:=[.K126] - [.N126]" office:value-type="float" office:value="9" calcext:value-type="float">
            <text:p>9</text:p>
          </table:table-cell>
          <table:table-cell table:formula="of:=[.O126]-[.N126]" office:value-type="float" office:value="18" calcext:value-type="float">
            <text:p>18</text:p>
          </table:table-cell>
          <table:table-cell table:formula="of:=ABS([.Q126])" office:value-type="float" office:value="18" calcext:value-type="float">
            <text:p>18</text:p>
          </table:table-cell>
          <table:table-cell table:formula="of:=[.M126]-[.G126]" office:value-type="float" office:value="1.96298137921751" calcext:value-type="float">
            <text:p>1.96298137921751</text:p>
          </table:table-cell>
          <table:table-cell table:formula="of:=AND([.N126]&lt;=[.J126];[.N126]&gt;=[.L126])" office:value-type="boolean" office:boolean-value="true" calcext:value-type="boolean">
            <text:p>TRUE</text:p>
          </table:table-cell>
          <table:table-cell table:formula="of:=AND([.M126]&gt;=[.F126];[.M126]&lt;=[.H126])" office:value-type="boolean" office:boolean-value="true" calcext:value-type="boolean">
            <text:p>TRUE</text:p>
          </table:table-cell>
          <table:table-cell table:formula="of:=AND([.M126]&gt;=[.E126];[.M126]&lt;=[.I12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os Davila</text:p>
          </table:table-cell>
          <table:table-cell office:value-type="string" calcext:value-type="string">
            <text:p>L5007</text:p>
          </table:table-cell>
          <table:table-cell office:value-type="string" calcext:value-type="string">
            <text:p>B</text:p>
          </table:table-cell>
          <table:table-cell office:value-type="float" office:value="1109" calcext:value-type="float">
            <text:p>1109</text:p>
          </table:table-cell>
          <table:table-cell office:value-type="float" office:value="58.6618615910191" calcext:value-type="float">
            <text:p>58.6618615910191</text:p>
          </table:table-cell>
          <table:table-cell office:value-type="float" office:value="63.378391427406" calcext:value-type="float">
            <text:p>63.378391427406</text:p>
          </table:table-cell>
          <table:table-cell office:value-type="float" office:value="67.2781787655079" calcext:value-type="float">
            <text:p>67.2781787655079</text:p>
          </table:table-cell>
          <table:table-cell office:value-type="float" office:value="72.8114511001798" calcext:value-type="float">
            <text:p>72.8114511001798</text:p>
          </table:table-cell>
          <table:table-cell office:value-type="float" office:value="77.5279809365667" calcext:value-type="float">
            <text:p>77.5279809365667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64.6072119663257" calcext:value-type="float">
            <text:p>64.6072119663257</text:p>
          </table:table-cell>
          <table:table-cell office:value-type="float" office:value="149" calcext:value-type="float">
            <text:p>149</text:p>
          </table:table-cell>
          <table:table-cell table:formula="of:=ROW() - 1" office:value-type="float" office:value="126" calcext:value-type="float">
            <text:p>126</text:p>
          </table:table-cell>
          <table:table-cell table:formula="of:=[.K127] - [.N127]" office:value-type="float" office:value="-30" calcext:value-type="float">
            <text:p>-30</text:p>
          </table:table-cell>
          <table:table-cell table:formula="of:=[.O127]-[.N127]" office:value-type="float" office:value="-23" calcext:value-type="float">
            <text:p>-23</text:p>
          </table:table-cell>
          <table:table-cell table:formula="of:=ABS([.Q127])" office:value-type="float" office:value="23" calcext:value-type="float">
            <text:p>23</text:p>
          </table:table-cell>
          <table:table-cell table:formula="of:=[.M127]-[.G127]" office:value-type="float" office:value="-2.6709667991822" calcext:value-type="float">
            <text:p>-2.6709667991822</text:p>
          </table:table-cell>
          <table:table-cell table:formula="of:=AND([.N127]&lt;=[.J127];[.N127]&gt;=[.L127])" office:value-type="boolean" office:boolean-value="true" calcext:value-type="boolean">
            <text:p>TRUE</text:p>
          </table:table-cell>
          <table:table-cell table:formula="of:=AND([.M127]&gt;=[.F127];[.M127]&lt;=[.H127])" office:value-type="boolean" office:boolean-value="true" calcext:value-type="boolean">
            <text:p>TRUE</text:p>
          </table:table-cell>
          <table:table-cell table:formula="of:=AND([.M127]&gt;=[.E127];[.M127]&lt;=[.I1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lbert Perez</text:p>
          </table:table-cell>
          <table:table-cell office:value-type="string" calcext:value-type="string">
            <text:p>TY32342</text:p>
          </table:table-cell>
          <table:table-cell office:value-type="string" calcext:value-type="string">
            <text:p>M</text:p>
          </table:table-cell>
          <table:table-cell office:value-type="float" office:value="1117" calcext:value-type="float">
            <text:p>1117</text:p>
          </table:table-cell>
          <table:table-cell office:value-type="float" office:value="58.6346462236025" calcext:value-type="float">
            <text:p>58.6346462236025</text:p>
          </table:table-cell>
          <table:table-cell office:value-type="float" office:value="63.767593592928" calcext:value-type="float">
            <text:p>63.767593592928</text:p>
          </table:table-cell>
          <table:table-cell office:value-type="float" office:value="67.6075339043883" calcext:value-type="float">
            <text:p>67.6075339043883</text:p>
          </table:table-cell>
          <table:table-cell office:value-type="float" office:value="74.0334883315791" calcext:value-type="float">
            <text:p>74.0334883315791</text:p>
          </table:table-cell>
          <table:table-cell office:value-type="float" office:value="79.1664357009046" calcext:value-type="float">
            <text:p>79.1664357009046</text:p>
          </table:table-cell>
          <table:table-cell office:value-type="float" office:value="152" calcext:value-type="float">
            <text:p>152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67.5142483178468" calcext:value-type="float">
            <text:p>67.5142483178468</text:p>
          </table:table-cell>
          <table:table-cell office:value-type="float" office:value="128" calcext:value-type="float">
            <text:p>128</text:p>
          </table:table-cell>
          <table:table-cell table:formula="of:=ROW() - 1" office:value-type="float" office:value="127" calcext:value-type="float">
            <text:p>127</text:p>
          </table:table-cell>
          <table:table-cell table:formula="of:=[.K128] - [.N128]" office:value-type="float" office:value="-12" calcext:value-type="float">
            <text:p>-12</text:p>
          </table:table-cell>
          <table:table-cell table:formula="of:=[.O128]-[.N128]" office:value-type="float" office:value="-1" calcext:value-type="float">
            <text:p>-1</text:p>
          </table:table-cell>
          <table:table-cell table:formula="of:=ABS([.Q128])" office:value-type="float" office:value="1" calcext:value-type="float">
            <text:p>1</text:p>
          </table:table-cell>
          <table:table-cell table:formula="of:=[.M128]-[.G128]" office:value-type="float" office:value="-0.0932855865414979" calcext:value-type="float">
            <text:p>-0.0932855865414979</text:p>
          </table:table-cell>
          <table:table-cell table:formula="of:=AND([.N128]&lt;=[.J128];[.N128]&gt;=[.L128])" office:value-type="boolean" office:boolean-value="true" calcext:value-type="boolean">
            <text:p>TRUE</text:p>
          </table:table-cell>
          <table:table-cell table:formula="of:=AND([.M128]&gt;=[.F128];[.M128]&lt;=[.H128])" office:value-type="boolean" office:boolean-value="true" calcext:value-type="boolean">
            <text:p>TRUE</text:p>
          </table:table-cell>
          <table:table-cell table:formula="of:=AND([.M128]&gt;=[.E128];[.M128]&lt;=[.I1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co Davis</text:p>
          </table:table-cell>
          <table:table-cell office:value-type="string" calcext:value-type="string">
            <text:p>L4332</text:p>
          </table:table-cell>
          <table:table-cell office:value-type="string" calcext:value-type="string">
            <text:p>A</text:p>
          </table:table-cell>
          <table:table-cell office:value-type="float" office:value="1147" calcext:value-type="float">
            <text:p>1147</text:p>
          </table:table-cell>
          <table:table-cell office:value-type="float" office:value="58.441652393591" calcext:value-type="float">
            <text:p>58.441652393591</text:p>
          </table:table-cell>
          <table:table-cell office:value-type="float" office:value="63.70691512885" calcext:value-type="float">
            <text:p>63.70691512885</text:p>
          </table:table-cell>
          <table:table-cell office:value-type="float" office:value="69.3293505571599" calcext:value-type="float">
            <text:p>69.3293505571599</text:p>
          </table:table-cell>
          <table:table-cell office:value-type="float" office:value="74.2374405993681" calcext:value-type="float">
            <text:p>74.2374405993681</text:p>
          </table:table-cell>
          <table:table-cell office:value-type="float" office:value="79.5027033346271" calcext:value-type="float">
            <text:p>79.5027033346271</text:p>
          </table:table-cell>
          <table:table-cell office:value-type="float" office:value="147" calcext:value-type="float">
            <text:p>147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65.2562017202674" calcext:value-type="float">
            <text:p>65.2562017202674</text:p>
          </table:table-cell>
          <table:table-cell office:value-type="float" office:value="143" calcext:value-type="float">
            <text:p>143</text:p>
          </table:table-cell>
          <table:table-cell table:formula="of:=ROW() - 1" office:value-type="float" office:value="128" calcext:value-type="float">
            <text:p>128</text:p>
          </table:table-cell>
          <table:table-cell table:formula="of:=[.K129] - [.N129]" office:value-type="float" office:value="-32" calcext:value-type="float">
            <text:p>-32</text:p>
          </table:table-cell>
          <table:table-cell table:formula="of:=[.O129]-[.N129]" office:value-type="float" office:value="-15" calcext:value-type="float">
            <text:p>-15</text:p>
          </table:table-cell>
          <table:table-cell table:formula="of:=ABS([.Q129])" office:value-type="float" office:value="15" calcext:value-type="float">
            <text:p>15</text:p>
          </table:table-cell>
          <table:table-cell table:formula="of:=[.M129]-[.G129]" office:value-type="float" office:value="-4.0731488368925" calcext:value-type="float">
            <text:p>-4.0731488368925</text:p>
          </table:table-cell>
          <table:table-cell table:formula="of:=AND([.N129]&lt;=[.J129];[.N129]&gt;=[.L129])" office:value-type="boolean" office:boolean-value="true" calcext:value-type="boolean">
            <text:p>TRUE</text:p>
          </table:table-cell>
          <table:table-cell table:formula="of:=AND([.M129]&gt;=[.F129];[.M129]&lt;=[.H129])" office:value-type="boolean" office:boolean-value="true" calcext:value-type="boolean">
            <text:p>TRUE</text:p>
          </table:table-cell>
          <table:table-cell table:formula="of:=AND([.M129]&gt;=[.E129];[.M129]&lt;=[.I12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uge Clark</text:p>
          </table:table-cell>
          <table:table-cell office:value-type="string" calcext:value-type="string">
            <text:p>L4892</text:p>
          </table:table-cell>
          <table:table-cell office:value-type="string" calcext:value-type="string">
            <text:p>B</text:p>
          </table:table-cell>
          <table:table-cell office:value-type="float" office:value="1097" calcext:value-type="float">
            <text:p>1097</text:p>
          </table:table-cell>
          <table:table-cell office:value-type="float" office:value="58.4123649547174" calcext:value-type="float">
            <text:p>58.4123649547174</text:p>
          </table:table-cell>
          <table:table-cell office:value-type="float" office:value="63.7806394781202" calcext:value-type="float">
            <text:p>63.7806394781202</text:p>
          </table:table-cell>
          <table:table-cell office:value-type="float" office:value="66.7331904659918" calcext:value-type="float">
            <text:p>66.7331904659918</text:p>
          </table:table-cell>
          <table:table-cell office:value-type="float" office:value="74.5171885249259" calcext:value-type="float">
            <text:p>74.5171885249259</text:p>
          </table:table-cell>
          <table:table-cell office:value-type="float" office:value="79.8854630483287" calcext:value-type="float">
            <text:p>79.8854630483287</text:p>
          </table:table-cell>
          <table:table-cell office:value-type="float" office:value="154" calcext:value-type="float">
            <text:p>154</text:p>
          </table:table-cell>
          <table:table-cell office:value-type="float" office:value="121" calcext:value-type="float">
            <text:p>121</text:p>
          </table:table-cell>
          <table:table-cell office:value-type="float" office:value="88" calcext:value-type="float">
            <text:p>88</text:p>
          </table:table-cell>
          <table:table-cell office:value-type="float" office:value="70.5496661168482" calcext:value-type="float">
            <text:p>70.5496661168482</text:p>
          </table:table-cell>
          <table:table-cell office:value-type="float" office:value="103" calcext:value-type="float">
            <text:p>103</text:p>
          </table:table-cell>
          <table:table-cell table:formula="of:=ROW() - 1" office:value-type="float" office:value="129" calcext:value-type="float">
            <text:p>129</text:p>
          </table:table-cell>
          <table:table-cell table:formula="of:=[.K130] - [.N130]" office:value-type="float" office:value="18" calcext:value-type="float">
            <text:p>18</text:p>
          </table:table-cell>
          <table:table-cell table:formula="of:=[.O130]-[.N130]" office:value-type="float" office:value="26" calcext:value-type="float">
            <text:p>26</text:p>
          </table:table-cell>
          <table:table-cell table:formula="of:=ABS([.Q130])" office:value-type="float" office:value="26" calcext:value-type="float">
            <text:p>26</text:p>
          </table:table-cell>
          <table:table-cell table:formula="of:=[.M130]-[.G130]" office:value-type="float" office:value="3.8164756508564" calcext:value-type="float">
            <text:p>3.8164756508564</text:p>
          </table:table-cell>
          <table:table-cell table:formula="of:=AND([.N130]&lt;=[.J130];[.N130]&gt;=[.L130])" office:value-type="boolean" office:boolean-value="true" calcext:value-type="boolean">
            <text:p>TRUE</text:p>
          </table:table-cell>
          <table:table-cell table:formula="of:=AND([.M130]&gt;=[.F130];[.M130]&lt;=[.H130])" office:value-type="boolean" office:boolean-value="true" calcext:value-type="boolean">
            <text:p>TRUE</text:p>
          </table:table-cell>
          <table:table-cell table:formula="of:=AND([.M130]&gt;=[.E130];[.M130]&lt;=[.I13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elle Viscusi</text:p>
          </table:table-cell>
          <table:table-cell office:value-type="string" calcext:value-type="string">
            <text:p>TY77765</text:p>
          </table:table-cell>
          <table:table-cell office:value-type="string" calcext:value-type="string">
            <text:p>B</text:p>
          </table:table-cell>
          <table:table-cell office:value-type="float" office:value="1109" calcext:value-type="float">
            <text:p>1109</text:p>
          </table:table-cell>
          <table:table-cell office:value-type="float" office:value="58.3524591701842" calcext:value-type="float">
            <text:p>58.3524591701842</text:p>
          </table:table-cell>
          <table:table-cell office:value-type="float" office:value="63.2590364075568" calcext:value-type="float">
            <text:p>63.2590364075568</text:p>
          </table:table-cell>
          <table:table-cell office:value-type="float" office:value="67.0776213848608" calcext:value-type="float">
            <text:p>67.0776213848608</text:p>
          </table:table-cell>
          <table:table-cell office:value-type="float" office:value="73.072190882302" calcext:value-type="float">
            <text:p>73.072190882302</text:p>
          </table:table-cell>
          <table:table-cell office:value-type="float" office:value="77.9787681196746" calcext:value-type="float">
            <text:p>77.9787681196746</text:p>
          </table:table-cell>
          <table:table-cell office:value-type="float" office:value="154" calcext:value-type="float">
            <text:p>154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65.456727081369" calcext:value-type="float">
            <text:p>65.456727081369</text:p>
          </table:table-cell>
          <table:table-cell office:value-type="float" office:value="141" calcext:value-type="float">
            <text:p>141</text:p>
          </table:table-cell>
          <table:table-cell table:formula="of:=ROW() - 1" office:value-type="float" office:value="130" calcext:value-type="float">
            <text:p>130</text:p>
          </table:table-cell>
          <table:table-cell table:formula="of:=[.K131] - [.N131]" office:value-type="float" office:value="-21" calcext:value-type="float">
            <text:p>-21</text:p>
          </table:table-cell>
          <table:table-cell table:formula="of:=[.O131]-[.N131]" office:value-type="float" office:value="-11" calcext:value-type="float">
            <text:p>-11</text:p>
          </table:table-cell>
          <table:table-cell table:formula="of:=ABS([.Q131])" office:value-type="float" office:value="11" calcext:value-type="float">
            <text:p>11</text:p>
          </table:table-cell>
          <table:table-cell table:formula="of:=[.M131]-[.G131]" office:value-type="float" office:value="-1.62089430349181" calcext:value-type="float">
            <text:p>-1.62089430349181</text:p>
          </table:table-cell>
          <table:table-cell table:formula="of:=AND([.N131]&lt;=[.J131];[.N131]&gt;=[.L131])" office:value-type="boolean" office:boolean-value="true" calcext:value-type="boolean">
            <text:p>TRUE</text:p>
          </table:table-cell>
          <table:table-cell table:formula="of:=AND([.M131]&gt;=[.F131];[.M131]&lt;=[.H131])" office:value-type="boolean" office:boolean-value="true" calcext:value-type="boolean">
            <text:p>TRUE</text:p>
          </table:table-cell>
          <table:table-cell table:formula="of:=AND([.M131]&gt;=[.E131];[.M131]&lt;=[.I1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int Levine</text:p>
          </table:table-cell>
          <table:table-cell office:value-type="string" calcext:value-type="string">
            <text:p>FY133229</text:p>
          </table:table-cell>
          <table:table-cell office:value-type="string" calcext:value-type="string">
            <text:p>A</text:p>
          </table:table-cell>
          <table:table-cell office:value-type="float" office:value="1108" calcext:value-type="float">
            <text:p>1108</text:p>
          </table:table-cell>
          <table:table-cell office:value-type="float" office:value="57.7462609282648" calcext:value-type="float">
            <text:p>57.7462609282648</text:p>
          </table:table-cell>
          <table:table-cell office:value-type="float" office:value="62.4036250349422" calcext:value-type="float">
            <text:p>62.4036250349422</text:p>
          </table:table-cell>
          <table:table-cell office:value-type="float" office:value="66.8698782618002" calcext:value-type="float">
            <text:p>66.8698782618002</text:p>
          </table:table-cell>
          <table:table-cell office:value-type="float" office:value="71.7183532482971" calcext:value-type="float">
            <text:p>71.7183532482971</text:p>
          </table:table-cell>
          <table:table-cell office:value-type="float" office:value="76.3757173549746" calcext:value-type="float">
            <text:p>76.3757173549746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office:value-type="float" office:value="68.3908611895448" calcext:value-type="float">
            <text:p>68.3908611895448</text:p>
          </table:table-cell>
          <table:table-cell office:value-type="float" office:value="119" calcext:value-type="float">
            <text:p>119</text:p>
          </table:table-cell>
          <table:table-cell table:formula="of:=ROW() - 1" office:value-type="float" office:value="131" calcext:value-type="float">
            <text:p>131</text:p>
          </table:table-cell>
          <table:table-cell table:formula="of:=[.K132] - [.N132]" office:value-type="float" office:value="1" calcext:value-type="float">
            <text:p>1</text:p>
          </table:table-cell>
          <table:table-cell table:formula="of:=[.O132]-[.N132]" office:value-type="float" office:value="12" calcext:value-type="float">
            <text:p>12</text:p>
          </table:table-cell>
          <table:table-cell table:formula="of:=ABS([.Q132])" office:value-type="float" office:value="12" calcext:value-type="float">
            <text:p>12</text:p>
          </table:table-cell>
          <table:table-cell table:formula="of:=[.M132]-[.G132]" office:value-type="float" office:value="1.5209829277446" calcext:value-type="float">
            <text:p>1.5209829277446</text:p>
          </table:table-cell>
          <table:table-cell table:formula="of:=AND([.N132]&lt;=[.J132];[.N132]&gt;=[.L132])" office:value-type="boolean" office:boolean-value="true" calcext:value-type="boolean">
            <text:p>TRUE</text:p>
          </table:table-cell>
          <table:table-cell table:formula="of:=AND([.M132]&gt;=[.F132];[.M132]&lt;=[.H132])" office:value-type="boolean" office:boolean-value="true" calcext:value-type="boolean">
            <text:p>TRUE</text:p>
          </table:table-cell>
          <table:table-cell table:formula="of:=AND([.M132]&gt;=[.E132];[.M132]&lt;=[.I1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le Arrington</text:p>
          </table:table-cell>
          <table:table-cell office:value-type="string" calcext:value-type="string">
            <text:p>TY127941</text:p>
          </table:table-cell>
          <table:table-cell office:value-type="string" calcext:value-type="string">
            <text:p>B</text:p>
          </table:table-cell>
          <table:table-cell office:value-type="float" office:value="1091" calcext:value-type="float">
            <text:p>1091</text:p>
          </table:table-cell>
          <table:table-cell office:value-type="float" office:value="57.6824826268194" calcext:value-type="float">
            <text:p>57.6824826268194</text:p>
          </table:table-cell>
          <table:table-cell office:value-type="float" office:value="62.706758916442" calcext:value-type="float">
            <text:p>62.706758916442</text:p>
          </table:table-cell>
          <table:table-cell office:value-type="float" office:value="66.1585288698349" calcext:value-type="float">
            <text:p>66.1585288698349</text:p>
          </table:table-cell>
          <table:table-cell office:value-type="float" office:value="72.7553114956874" calcext:value-type="float">
            <text:p>72.7553114956874</text:p>
          </table:table-cell>
          <table:table-cell office:value-type="float" office:value="77.7795877853101" calcext:value-type="float">
            <text:p>77.7795877853101</text:p>
          </table:table-cell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office:value-type="float" office:value="67.1567136460942" calcext:value-type="float">
            <text:p>67.1567136460942</text:p>
          </table:table-cell>
          <table:table-cell office:value-type="float" office:value="130" calcext:value-type="float">
            <text:p>130</text:p>
          </table:table-cell>
          <table:table-cell table:formula="of:=ROW() - 1" office:value-type="float" office:value="132" calcext:value-type="float">
            <text:p>132</text:p>
          </table:table-cell>
          <table:table-cell table:formula="of:=[.K133] - [.N133]" office:value-type="float" office:value="-5" calcext:value-type="float">
            <text:p>-5</text:p>
          </table:table-cell>
          <table:table-cell table:formula="of:=[.O133]-[.N133]" office:value-type="float" office:value="2" calcext:value-type="float">
            <text:p>2</text:p>
          </table:table-cell>
          <table:table-cell table:formula="of:=ABS([.Q133])" office:value-type="float" office:value="2" calcext:value-type="float">
            <text:p>2</text:p>
          </table:table-cell>
          <table:table-cell table:formula="of:=[.M133]-[.G133]" office:value-type="float" office:value="0.998184776259308" calcext:value-type="float">
            <text:p>0.998184776259308</text:p>
          </table:table-cell>
          <table:table-cell table:formula="of:=AND([.N133]&lt;=[.J133];[.N133]&gt;=[.L133])" office:value-type="boolean" office:boolean-value="true" calcext:value-type="boolean">
            <text:p>TRUE</text:p>
          </table:table-cell>
          <table:table-cell table:formula="of:=AND([.M133]&gt;=[.F133];[.M133]&lt;=[.H133])" office:value-type="boolean" office:boolean-value="true" calcext:value-type="boolean">
            <text:p>TRUE</text:p>
          </table:table-cell>
          <table:table-cell table:formula="of:=AND([.M133]&gt;=[.E133];[.M133]&lt;=[.I13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ngo Mike Palicte</text:p>
          </table:table-cell>
          <table:table-cell office:value-type="string" calcext:value-type="string">
            <text:p>TY133491</text:p>
          </table:table-cell>
          <table:table-cell office:value-type="string" calcext:value-type="string">
            <text:p>A</text:p>
          </table:table-cell>
          <table:table-cell office:value-type="float" office:value="1113" calcext:value-type="float">
            <text:p>1113</text:p>
          </table:table-cell>
          <table:table-cell office:value-type="float" office:value="57.6252115507845" calcext:value-type="float">
            <text:p>57.6252115507845</text:p>
          </table:table-cell>
          <table:table-cell office:value-type="float" office:value="62.5481068860959" calcext:value-type="float">
            <text:p>62.5481068860959</text:p>
          </table:table-cell>
          <table:table-cell office:value-type="float" office:value="67.2874083297105" calcext:value-type="float">
            <text:p>67.2874083297105</text:p>
          </table:table-cell>
          <table:table-cell office:value-type="float" office:value="72.3938975567187" calcext:value-type="float">
            <text:p>72.3938975567187</text:p>
          </table:table-cell>
          <table:table-cell office:value-type="float" office:value="77.3167928920301" calcext:value-type="float">
            <text:p>77.3167928920301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67.6405878047126" calcext:value-type="float">
            <text:p>67.6405878047126</text:p>
          </table:table-cell>
          <table:table-cell office:value-type="float" office:value="127" calcext:value-type="float">
            <text:p>127</text:p>
          </table:table-cell>
          <table:table-cell table:formula="of:=ROW() - 1" office:value-type="float" office:value="133" calcext:value-type="float">
            <text:p>133</text:p>
          </table:table-cell>
          <table:table-cell table:formula="of:=[.K134] - [.N134]" office:value-type="float" office:value="-8" calcext:value-type="float">
            <text:p>-8</text:p>
          </table:table-cell>
          <table:table-cell table:formula="of:=[.O134]-[.N134]" office:value-type="float" office:value="6" calcext:value-type="float">
            <text:p>6</text:p>
          </table:table-cell>
          <table:table-cell table:formula="of:=ABS([.Q134])" office:value-type="float" office:value="6" calcext:value-type="float">
            <text:p>6</text:p>
          </table:table-cell>
          <table:table-cell table:formula="of:=[.M134]-[.G134]" office:value-type="float" office:value="0.353179475002094" calcext:value-type="float">
            <text:p>0.353179475002094</text:p>
          </table:table-cell>
          <table:table-cell table:formula="of:=AND([.N134]&lt;=[.J134];[.N134]&gt;=[.L134])" office:value-type="boolean" office:boolean-value="true" calcext:value-type="boolean">
            <text:p>TRUE</text:p>
          </table:table-cell>
          <table:table-cell table:formula="of:=AND([.M134]&gt;=[.F134];[.M134]&lt;=[.H134])" office:value-type="boolean" office:boolean-value="true" calcext:value-type="boolean">
            <text:p>TRUE</text:p>
          </table:table-cell>
          <table:table-cell table:formula="of:=AND([.M134]&gt;=[.E134];[.M134]&lt;=[.I1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e Jarrett</text:p>
          </table:table-cell>
          <table:table-cell office:value-type="string" calcext:value-type="string">
            <text:p>FY62472</text:p>
          </table:table-cell>
          <table:table-cell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57.5258158635433" calcext:value-type="float">
            <text:p>57.5258158635433</text:p>
          </table:table-cell>
          <table:table-cell office:value-type="float" office:value="61.2399533026015" calcext:value-type="float">
            <text:p>61.2399533026015</text:p>
          </table:table-cell>
          <table:table-cell office:value-type="float" office:value="64.641745865597" calcext:value-type="float">
            <text:p>64.641745865597</text:p>
          </table:table-cell>
          <table:table-cell office:value-type="float" office:value="68.668228180718" calcext:value-type="float">
            <text:p>68.668228180718</text:p>
          </table:table-cell>
          <table:table-cell office:value-type="float" office:value="72.3823656197762" calcext:value-type="float">
            <text:p>72.3823656197762</text:p>
          </table:table-cell>
          <table:table-cell office:value-type="float" office:value="160" calcext:value-type="float">
            <text:p>160</text:p>
          </table:table-cell>
          <table:table-cell office:value-type="float" office:value="133" calcext:value-type="float">
            <text:p>133</text:p>
          </table:table-cell>
          <table:table-cell office:value-type="float" office:value="113" calcext:value-type="float">
            <text:p>113</text:p>
          </table:table-cell>
          <table:table-cell office:value-type="float" office:value="62.8795853223924" calcext:value-type="float">
            <text:p>62.8795853223924</text:p>
          </table:table-cell>
          <table:table-cell office:value-type="float" office:value="153" calcext:value-type="float">
            <text:p>153</text:p>
          </table:table-cell>
          <table:table-cell table:formula="of:=ROW() - 1" office:value-type="float" office:value="134" calcext:value-type="float">
            <text:p>134</text:p>
          </table:table-cell>
          <table:table-cell table:formula="of:=[.K135] - [.N135]" office:value-type="float" office:value="-20" calcext:value-type="float">
            <text:p>-20</text:p>
          </table:table-cell>
          <table:table-cell table:formula="of:=[.O135]-[.N135]" office:value-type="float" office:value="-19" calcext:value-type="float">
            <text:p>-19</text:p>
          </table:table-cell>
          <table:table-cell table:formula="of:=ABS([.Q135])" office:value-type="float" office:value="19" calcext:value-type="float">
            <text:p>19</text:p>
          </table:table-cell>
          <table:table-cell table:formula="of:=[.M135]-[.G135]" office:value-type="float" office:value="-1.7621605432046" calcext:value-type="float">
            <text:p>-1.7621605432046</text:p>
          </table:table-cell>
          <table:table-cell table:formula="of:=AND([.N135]&lt;=[.J135];[.N135]&gt;=[.L135])" office:value-type="boolean" office:boolean-value="true" calcext:value-type="boolean">
            <text:p>TRUE</text:p>
          </table:table-cell>
          <table:table-cell table:formula="of:=AND([.M135]&gt;=[.F135];[.M135]&lt;=[.H135])" office:value-type="boolean" office:boolean-value="true" calcext:value-type="boolean">
            <text:p>TRUE</text:p>
          </table:table-cell>
          <table:table-cell table:formula="of:=AND([.M135]&gt;=[.E135];[.M135]&lt;=[.I13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J Costello</text:p>
          </table:table-cell>
          <table:table-cell office:value-type="string" calcext:value-type="string">
            <text:p>TY143800</text:p>
          </table:table-cell>
          <table:table-cell office:value-type="string" calcext:value-type="string">
            <text:p>B</text:p>
          </table:table-cell>
          <table:table-cell office:value-type="float" office:value="1076" calcext:value-type="float">
            <text:p>1076</text:p>
          </table:table-cell>
          <table:table-cell office:value-type="float" office:value="57.4344393510698" calcext:value-type="float">
            <text:p>57.4344393510698</text:p>
          </table:table-cell>
          <table:table-cell office:value-type="float" office:value="62.4068767598577" calcext:value-type="float">
            <text:p>62.4068767598577</text:p>
          </table:table-cell>
          <table:table-cell office:value-type="float" office:value="65.4962318516263" calcext:value-type="float">
            <text:p>65.4962318516263</text:p>
          </table:table-cell>
          <table:table-cell office:value-type="float" office:value="72.3517515774335" calcext:value-type="float">
            <text:p>72.3517515774335</text:p>
          </table:table-cell>
          <table:table-cell office:value-type="float" office:value="77.3241889862214" calcext:value-type="float">
            <text:p>77.3241889862214</text:p>
          </table:table-cell>
          <table:table-cell office:value-type="float" office:value="157" calcext:value-type="float">
            <text:p>157</text:p>
          </table:table-cell>
          <table:table-cell office:value-type="float" office:value="128" calcext:value-type="float">
            <text:p>128</text:p>
          </table:table-cell>
          <table:table-cell office:value-type="float" office:value="99" calcext:value-type="float">
            <text:p>99</text:p>
          </table:table-cell>
          <table:table-cell office:value-type="float" office:value="68.2273474829931" calcext:value-type="float">
            <text:p>68.2273474829931</text:p>
          </table:table-cell>
          <table:table-cell office:value-type="float" office:value="122" calcext:value-type="float">
            <text:p>122</text:p>
          </table:table-cell>
          <table:table-cell table:formula="of:=ROW() - 1" office:value-type="float" office:value="135" calcext:value-type="float">
            <text:p>135</text:p>
          </table:table-cell>
          <table:table-cell table:formula="of:=[.K136] - [.N136]" office:value-type="float" office:value="6" calcext:value-type="float">
            <text:p>6</text:p>
          </table:table-cell>
          <table:table-cell table:formula="of:=[.O136]-[.N136]" office:value-type="float" office:value="13" calcext:value-type="float">
            <text:p>13</text:p>
          </table:table-cell>
          <table:table-cell table:formula="of:=ABS([.Q136])" office:value-type="float" office:value="13" calcext:value-type="float">
            <text:p>13</text:p>
          </table:table-cell>
          <table:table-cell table:formula="of:=[.M136]-[.G136]" office:value-type="float" office:value="2.73111563136679" calcext:value-type="float">
            <text:p>2.73111563136679</text:p>
          </table:table-cell>
          <table:table-cell table:formula="of:=AND([.N136]&lt;=[.J136];[.N136]&gt;=[.L136])" office:value-type="boolean" office:boolean-value="true" calcext:value-type="boolean">
            <text:p>TRUE</text:p>
          </table:table-cell>
          <table:table-cell table:formula="of:=AND([.M136]&gt;=[.F136];[.M136]&lt;=[.H136])" office:value-type="boolean" office:boolean-value="true" calcext:value-type="boolean">
            <text:p>TRUE</text:p>
          </table:table-cell>
          <table:table-cell table:formula="of:=AND([.M136]&gt;=[.E136];[.M136]&lt;=[.I13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yle ming</text:p>
          </table:table-cell>
          <table:table-cell office:value-type="string" calcext:value-type="string">
            <text:p>A152967</text:p>
          </table:table-cell>
          <table:table-cell office:value-type="string" calcext:value-type="string">
            <text:p>B</text:p>
          </table:table-cell>
          <table:table-cell office:value-type="float" office:value="1069" calcext:value-type="float">
            <text:p>1069</text:p>
          </table:table-cell>
          <table:table-cell office:value-type="float" office:value="57.2523444433065" calcext:value-type="float">
            <text:p>57.2523444433065</text:p>
          </table:table-cell>
          <table:table-cell office:value-type="float" office:value="61.1603209328176" calcext:value-type="float">
            <text:p>61.1603209328176</text:p>
          </table:table-cell>
          <table:table-cell office:value-type="float" office:value="64.4573231217631" calcext:value-type="float">
            <text:p>64.4573231217631</text:p>
          </table:table-cell>
          <table:table-cell office:value-type="float" office:value="68.9762739118398" calcext:value-type="float">
            <text:p>68.9762739118398</text:p>
          </table:table-cell>
          <table:table-cell office:value-type="float" office:value="72.8842504013509" calcext:value-type="float">
            <text:p>72.8842504013509</text:p>
          </table:table-cell>
          <table:table-cell office:value-type="float" office:value="161" calcext:value-type="float">
            <text:p>161</text:p>
          </table:table-cell>
          <table:table-cell office:value-type="float" office:value="134" calcext:value-type="float">
            <text:p>134</text:p>
          </table:table-cell>
          <table:table-cell office:value-type="float" office:value="111" calcext:value-type="float">
            <text:p>111</text:p>
          </table:table-cell>
          <table:table-cell office:value-type="float" office:value="57.4165203758382" calcext:value-type="float">
            <text:p>57.4165203758382</text:p>
          </table:table-cell>
          <table:table-cell office:value-type="float" office:value="181" calcext:value-type="float">
            <text:p>181</text:p>
          </table:table-cell>
          <table:table-cell table:formula="of:=ROW() - 1" office:value-type="float" office:value="136" calcext:value-type="float">
            <text:p>136</text:p>
          </table:table-cell>
          <table:table-cell table:formula="of:=[.K137] - [.N137]" office:value-type="float" office:value="-47" calcext:value-type="float">
            <text:p>-47</text:p>
          </table:table-cell>
          <table:table-cell table:formula="of:=[.O137]-[.N137]" office:value-type="float" office:value="-45" calcext:value-type="float">
            <text:p>-45</text:p>
          </table:table-cell>
          <table:table-cell table:formula="of:=ABS([.Q137])" office:value-type="float" office:value="45" calcext:value-type="float">
            <text:p>45</text:p>
          </table:table-cell>
          <table:table-cell table:formula="of:=[.M137]-[.G137]" office:value-type="float" office:value="-7.04080274592489" calcext:value-type="float">
            <text:p>-7.04080274592489</text:p>
          </table:table-cell>
          <table:table-cell table:formula="of:=AND([.N137]&lt;=[.J137];[.N137]&gt;=[.L137])" office:value-type="boolean" office:boolean-value="false" calcext:value-type="boolean">
            <text:p>FALSE</text:p>
          </table:table-cell>
          <table:table-cell table:formula="of:=AND([.M137]&gt;=[.F137];[.M137]&lt;=[.H137])" office:value-type="boolean" office:boolean-value="false" calcext:value-type="boolean">
            <text:p>FALSE</text:p>
          </table:table-cell>
          <table:table-cell table:formula="of:=AND([.M137]&gt;=[.E137];[.M137]&lt;=[.I13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ke Martens</text:p>
          </table:table-cell>
          <table:table-cell office:value-type="string" calcext:value-type="string">
            <text:p>L5050</text:p>
          </table:table-cell>
          <table:table-cell office:value-type="string" calcext:value-type="string">
            <text:p>M</text:p>
          </table:table-cell>
          <table:table-cell office:value-type="float" office:value="1130" calcext:value-type="float">
            <text:p>1130</text:p>
          </table:table-cell>
          <table:table-cell office:value-type="float" office:value="57.2207715958386" calcext:value-type="float">
            <text:p>57.2207715958386</text:p>
          </table:table-cell>
          <table:table-cell office:value-type="float" office:value="62.3125835318746" calcext:value-type="float">
            <text:p>62.3125835318746</text:p>
          </table:table-cell>
          <table:table-cell office:value-type="float" office:value="68.6638639421297" calcext:value-type="float">
            <text:p>68.6638639421297</text:p>
          </table:table-cell>
          <table:table-cell office:value-type="float" office:value="72.4962074039465" calcext:value-type="float">
            <text:p>72.4962074039465</text:p>
          </table:table-cell>
          <table:table-cell office:value-type="float" office:value="77.5880193399824" calcext:value-type="float">
            <text:p>77.5880193399824</text:p>
          </table:table-cell>
          <table:table-cell office:value-type="float" office:value="154" calcext:value-type="float">
            <text:p>154</text:p>
          </table:table-cell>
          <table:table-cell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68.2551768546542" calcext:value-type="float">
            <text:p>68.2551768546542</text:p>
          </table:table-cell>
          <table:table-cell office:value-type="float" office:value="121" calcext:value-type="float">
            <text:p>121</text:p>
          </table:table-cell>
          <table:table-cell table:formula="of:=ROW() - 1" office:value-type="float" office:value="137" calcext:value-type="float">
            <text:p>137</text:p>
          </table:table-cell>
          <table:table-cell table:formula="of:=[.K138] - [.N138]" office:value-type="float" office:value="-8" calcext:value-type="float">
            <text:p>-8</text:p>
          </table:table-cell>
          <table:table-cell table:formula="of:=[.O138]-[.N138]" office:value-type="float" office:value="16" calcext:value-type="float">
            <text:p>16</text:p>
          </table:table-cell>
          <table:table-cell table:formula="of:=ABS([.Q138])" office:value-type="float" office:value="16" calcext:value-type="float">
            <text:p>16</text:p>
          </table:table-cell>
          <table:table-cell table:formula="of:=[.M138]-[.G138]" office:value-type="float" office:value="-0.408687087475499" calcext:value-type="float">
            <text:p>-0.408687087475499</text:p>
          </table:table-cell>
          <table:table-cell table:formula="of:=AND([.N138]&lt;=[.J138];[.N138]&gt;=[.L138])" office:value-type="boolean" office:boolean-value="true" calcext:value-type="boolean">
            <text:p>TRUE</text:p>
          </table:table-cell>
          <table:table-cell table:formula="of:=AND([.M138]&gt;=[.F138];[.M138]&lt;=[.H138])" office:value-type="boolean" office:boolean-value="true" calcext:value-type="boolean">
            <text:p>TRUE</text:p>
          </table:table-cell>
          <table:table-cell table:formula="of:=AND([.M138]&gt;=[.E138];[.M138]&lt;=[.I13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y Boon</text:p>
          </table:table-cell>
          <table:table-cell office:value-type="string" calcext:value-type="string">
            <text:p>A153753</text:p>
          </table:table-cell>
          <table:table-cell office:value-type="string" calcext:value-type="string">
            <text:p>A</text:p>
          </table:table-cell>
          <table:table-cell office:value-type="float" office:value="1094" calcext:value-type="float">
            <text:p>1094</text:p>
          </table:table-cell>
          <table:table-cell office:value-type="float" office:value="57.1842871960497" calcext:value-type="float">
            <text:p>57.1842871960497</text:p>
          </table:table-cell>
          <table:table-cell office:value-type="float" office:value="62.215442684921" calcext:value-type="float">
            <text:p>62.215442684921</text:p>
          </table:table-cell>
          <table:table-cell office:value-type="float" office:value="66.2471433175052" calcext:value-type="float">
            <text:p>66.2471433175052</text:p>
          </table:table-cell>
          <table:table-cell office:value-type="float" office:value="72.2777536626634" calcext:value-type="float">
            <text:p>72.2777536626634</text:p>
          </table:table-cell>
          <table:table-cell office:value-type="float" office:value="77.3089091515346" calcext:value-type="float">
            <text:p>77.3089091515346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64.8728114849133" calcext:value-type="float">
            <text:p>64.8728114849133</text:p>
          </table:table-cell>
          <table:table-cell office:value-type="float" office:value="148" calcext:value-type="float">
            <text:p>148</text:p>
          </table:table-cell>
          <table:table-cell table:formula="of:=ROW() - 1" office:value-type="float" office:value="138" calcext:value-type="float">
            <text:p>138</text:p>
          </table:table-cell>
          <table:table-cell table:formula="of:=[.K139] - [.N139]" office:value-type="float" office:value="-23" calcext:value-type="float">
            <text:p>-23</text:p>
          </table:table-cell>
          <table:table-cell table:formula="of:=[.O139]-[.N139]" office:value-type="float" office:value="-10" calcext:value-type="float">
            <text:p>-10</text:p>
          </table:table-cell>
          <table:table-cell table:formula="of:=ABS([.Q139])" office:value-type="float" office:value="10" calcext:value-type="float">
            <text:p>10</text:p>
          </table:table-cell>
          <table:table-cell table:formula="of:=[.M139]-[.G139]" office:value-type="float" office:value="-1.37433183259191" calcext:value-type="float">
            <text:p>-1.37433183259191</text:p>
          </table:table-cell>
          <table:table-cell table:formula="of:=AND([.N139]&lt;=[.J139];[.N139]&gt;=[.L139])" office:value-type="boolean" office:boolean-value="true" calcext:value-type="boolean">
            <text:p>TRUE</text:p>
          </table:table-cell>
          <table:table-cell table:formula="of:=AND([.M139]&gt;=[.F139];[.M139]&lt;=[.H139])" office:value-type="boolean" office:boolean-value="true" calcext:value-type="boolean">
            <text:p>TRUE</text:p>
          </table:table-cell>
          <table:table-cell table:formula="of:=AND([.M139]&gt;=[.E139];[.M139]&lt;=[.I13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oper Runyan</text:p>
          </table:table-cell>
          <table:table-cell office:value-type="string" calcext:value-type="string">
            <text:p>A150672</text:p>
          </table:table-cell>
          <table:table-cell office:value-type="string" calcext:value-type="string">
            <text:p>B</text:p>
          </table:table-cell>
          <table:table-cell office:value-type="float" office:value="1078" calcext:value-type="float">
            <text:p>1078</text:p>
          </table:table-cell>
          <table:table-cell office:value-type="float" office:value="57.1590574776223" calcext:value-type="float">
            <text:p>57.1590574776223</text:p>
          </table:table-cell>
          <table:table-cell office:value-type="float" office:value="62.0265086281736" calcext:value-type="float">
            <text:p>62.0265086281736</text:p>
          </table:table-cell>
          <table:table-cell office:value-type="float" office:value="65.1943228544267" calcext:value-type="float">
            <text:p>65.1943228544267</text:p>
          </table:table-cell>
          <table:table-cell office:value-type="float" office:value="71.7614109292763" calcext:value-type="float">
            <text:p>71.7614109292763</text:p>
          </table:table-cell>
          <table:table-cell office:value-type="float" office:value="76.6288620798276" calcext:value-type="float">
            <text:p>76.6288620798276</text:p>
          </table:table-cell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103" calcext:value-type="float">
            <text:p>103</text:p>
          </table:table-cell>
          <table:table-cell office:value-type="float" office:value="69.1469178313794" calcext:value-type="float">
            <text:p>69.1469178313794</text:p>
          </table:table-cell>
          <table:table-cell office:value-type="float" office:value="112" calcext:value-type="float">
            <text:p>112</text:p>
          </table:table-cell>
          <table:table-cell table:formula="of:=ROW() - 1" office:value-type="float" office:value="139" calcext:value-type="float">
            <text:p>139</text:p>
          </table:table-cell>
          <table:table-cell table:formula="of:=[.K140] - [.N140]" office:value-type="float" office:value="19" calcext:value-type="float">
            <text:p>19</text:p>
          </table:table-cell>
          <table:table-cell table:formula="of:=[.O140]-[.N140]" office:value-type="float" office:value="27" calcext:value-type="float">
            <text:p>27</text:p>
          </table:table-cell>
          <table:table-cell table:formula="of:=ABS([.Q140])" office:value-type="float" office:value="27" calcext:value-type="float">
            <text:p>27</text:p>
          </table:table-cell>
          <table:table-cell table:formula="of:=[.M140]-[.G140]" office:value-type="float" office:value="3.9525949769527" calcext:value-type="float">
            <text:p>3.9525949769527</text:p>
          </table:table-cell>
          <table:table-cell table:formula="of:=AND([.N140]&lt;=[.J140];[.N140]&gt;=[.L140])" office:value-type="boolean" office:boolean-value="true" calcext:value-type="boolean">
            <text:p>TRUE</text:p>
          </table:table-cell>
          <table:table-cell table:formula="of:=AND([.M140]&gt;=[.F140];[.M140]&lt;=[.H140])" office:value-type="boolean" office:boolean-value="true" calcext:value-type="boolean">
            <text:p>TRUE</text:p>
          </table:table-cell>
          <table:table-cell table:formula="of:=AND([.M140]&gt;=[.E140];[.M140]&lt;=[.I14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vis Vogel</text:p>
          </table:table-cell>
          <table:table-cell office:value-type="string" calcext:value-type="string">
            <text:p>TY131373</text:p>
          </table:table-cell>
          <table:table-cell office:value-type="string" calcext:value-type="string">
            <text:p>B</text:p>
          </table:table-cell>
          <table:table-cell office:value-type="float" office:value="1073" calcext:value-type="float">
            <text:p>1073</text:p>
          </table:table-cell>
          <table:table-cell office:value-type="float" office:value="56.9487464828208" calcext:value-type="float">
            <text:p>56.9487464828208</text:p>
          </table:table-cell>
          <table:table-cell office:value-type="float" office:value="61.1131267962409" calcext:value-type="float">
            <text:p>61.1131267962409</text:p>
          </table:table-cell>
          <table:table-cell office:value-type="float" office:value="64.9786659690371" calcext:value-type="float">
            <text:p>64.9786659690371</text:p>
          </table:table-cell>
          <table:table-cell office:value-type="float" office:value="69.4418874230812" calcext:value-type="float">
            <text:p>69.4418874230812</text:p>
          </table:table-cell>
          <table:table-cell office:value-type="float" office:value="73.6062677365013" calcext:value-type="float">
            <text:p>73.6062677365013</text:p>
          </table:table-cell>
          <table:table-cell office:value-type="float" office:value="159" calcext:value-type="float">
            <text:p>159</text:p>
          </table:table-cell>
          <table:table-cell office:value-type="float" office:value="132" calcext:value-type="float">
            <text:p>132</text:p>
          </table:table-cell>
          <table:table-cell office:value-type="float" office:value="111" calcext:value-type="float">
            <text:p>111</text:p>
          </table:table-cell>
          <table:table-cell office:value-type="float" office:value="58.6918807696726" calcext:value-type="float">
            <text:p>58.6918807696726</text:p>
          </table:table-cell>
          <table:table-cell office:value-type="float" office:value="174" calcext:value-type="float">
            <text:p>174</text:p>
          </table:table-cell>
          <table:table-cell table:formula="of:=ROW() - 1" office:value-type="float" office:value="140" calcext:value-type="float">
            <text:p>140</text:p>
          </table:table-cell>
          <table:table-cell table:formula="of:=[.K141] - [.N141]" office:value-type="float" office:value="-42" calcext:value-type="float">
            <text:p>-42</text:p>
          </table:table-cell>
          <table:table-cell table:formula="of:=[.O141]-[.N141]" office:value-type="float" office:value="-34" calcext:value-type="float">
            <text:p>-34</text:p>
          </table:table-cell>
          <table:table-cell table:formula="of:=ABS([.Q141])" office:value-type="float" office:value="34" calcext:value-type="float">
            <text:p>34</text:p>
          </table:table-cell>
          <table:table-cell table:formula="of:=[.M141]-[.G141]" office:value-type="float" office:value="-6.2867851993645" calcext:value-type="float">
            <text:p>-6.2867851993645</text:p>
          </table:table-cell>
          <table:table-cell table:formula="of:=AND([.N141]&lt;=[.J141];[.N141]&gt;=[.L141])" office:value-type="boolean" office:boolean-value="false" calcext:value-type="boolean">
            <text:p>FALSE</text:p>
          </table:table-cell>
          <table:table-cell table:formula="of:=AND([.M141]&gt;=[.F141];[.M141]&lt;=[.H141])" office:value-type="boolean" office:boolean-value="false" calcext:value-type="boolean">
            <text:p>FALSE</text:p>
          </table:table-cell>
          <table:table-cell table:formula="of:=AND([.M141]&gt;=[.E141];[.M141]&lt;=[.I14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 Zheng</text:p>
          </table:table-cell>
          <table:table-cell office:value-type="string" calcext:value-type="string">
            <text:p>A118307</text:p>
          </table:table-cell>
          <table:table-cell office:value-type="string" calcext:value-type="string">
            <text:p>B</text:p>
          </table:table-cell>
          <table:table-cell office:value-type="float" office:value="1102" calcext:value-type="float">
            <text:p>1102</text:p>
          </table:table-cell>
          <table:table-cell office:value-type="float" office:value="56.8293132653096" calcext:value-type="float">
            <text:p>56.8293132653096</text:p>
          </table:table-cell>
          <table:table-cell office:value-type="float" office:value="61.8738667595857" calcext:value-type="float">
            <text:p>61.8738667595857</text:p>
          </table:table-cell>
          <table:table-cell office:value-type="float" office:value="66.8363501107647" calcext:value-type="float">
            <text:p>66.8363501107647</text:p>
          </table:table-cell>
          <table:table-cell office:value-type="float" office:value="71.9629737481379" calcext:value-type="float">
            <text:p>71.9629737481379</text:p>
          </table:table-cell>
          <table:table-cell office:value-type="float" office:value="77.007527242414" calcext:value-type="float">
            <text:p>77.007527242414</text:p>
          </table:table-cell>
          <table:table-cell office:value-type="float" office:value="156" calcext:value-type="float">
            <text:p>15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formula="of:=ROW() - 1" office:value-type="float" office:value="141" calcext:value-type="float">
            <text:p>141</text:p>
          </table:table-cell>
          <table:table-cell table:formula="of:=[.K142] - [.N142]" office:value-type="float" office:value="-135" calcext:value-type="float">
            <text:p>-135</text:p>
          </table:table-cell>
          <table:table-cell table:formula="of:=[.O142]-[.N142]" office:value-type="float" office:value="-114" calcext:value-type="float">
            <text:p>-114</text:p>
          </table:table-cell>
          <table:table-cell table:formula="of:=ABS([.Q142])" office:value-type="float" office:value="114" calcext:value-type="float">
            <text:p>114</text:p>
          </table:table-cell>
          <table:table-cell table:formula="of:=[.M142]-[.G142]" office:value-type="float" office:value="-66.8363501107647" calcext:value-type="float">
            <text:p>-66.8363501107647</text:p>
          </table:table-cell>
          <table:table-cell table:formula="of:=AND([.N142]&lt;=[.J142];[.N142]&gt;=[.L142])" office:value-type="boolean" office:boolean-value="false" calcext:value-type="boolean">
            <text:p>FALSE</text:p>
          </table:table-cell>
          <table:table-cell table:formula="of:=AND([.M142]&gt;=[.F142];[.M142]&lt;=[.H142])" office:value-type="boolean" office:boolean-value="false" calcext:value-type="boolean">
            <text:p>FALSE</text:p>
          </table:table-cell>
          <table:table-cell table:formula="of:=AND([.M142]&gt;=[.E142];[.M142]&lt;=[.I14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bby Scirica</text:p>
          </table:table-cell>
          <table:table-cell office:value-type="string" calcext:value-type="string">
            <text:p>A115530</text:p>
          </table:table-cell>
          <table:table-cell office:value-type="string" calcext:value-type="string">
            <text:p>C</text:p>
          </table:table-cell>
          <table:table-cell office:value-type="float" office:value="1067" calcext:value-type="float">
            <text:p>1067</text:p>
          </table:table-cell>
          <table:table-cell office:value-type="float" office:value="56.0472804939743" calcext:value-type="float">
            <text:p>56.0472804939743</text:p>
          </table:table-cell>
          <table:table-cell office:value-type="float" office:value="60.8929235637228" calcext:value-type="float">
            <text:p>60.8929235637228</text:p>
          </table:table-cell>
          <table:table-cell office:value-type="float" office:value="64.744305059568" calcext:value-type="float">
            <text:p>64.744305059568</text:p>
          </table:table-cell>
          <table:table-cell office:value-type="float" office:value="70.5842097032198" calcext:value-type="float">
            <text:p>70.5842097032198</text:p>
          </table:table-cell>
          <table:table-cell office:value-type="float" office:value="75.4298527729682" calcext:value-type="float">
            <text:p>75.4298527729682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30.4575918432722" calcext:value-type="float">
            <text:p>30.4575918432722</text:p>
          </table:table-cell>
          <table:table-cell office:value-type="float" office:value="248" calcext:value-type="float">
            <text:p>248</text:p>
          </table:table-cell>
          <table:table-cell table:formula="of:=ROW() - 1" office:value-type="float" office:value="142" calcext:value-type="float">
            <text:p>142</text:p>
          </table:table-cell>
          <table:table-cell table:formula="of:=[.K143] - [.N143]" office:value-type="float" office:value="-115" calcext:value-type="float">
            <text:p>-115</text:p>
          </table:table-cell>
          <table:table-cell table:formula="of:=[.O143]-[.N143]" office:value-type="float" office:value="-106" calcext:value-type="float">
            <text:p>-106</text:p>
          </table:table-cell>
          <table:table-cell table:formula="of:=ABS([.Q143])" office:value-type="float" office:value="106" calcext:value-type="float">
            <text:p>106</text:p>
          </table:table-cell>
          <table:table-cell table:formula="of:=[.M143]-[.G143]" office:value-type="float" office:value="-34.2867132162958" calcext:value-type="float">
            <text:p>-34.2867132162958</text:p>
          </table:table-cell>
          <table:table-cell table:formula="of:=AND([.N143]&lt;=[.J143];[.N143]&gt;=[.L143])" office:value-type="boolean" office:boolean-value="false" calcext:value-type="boolean">
            <text:p>FALSE</text:p>
          </table:table-cell>
          <table:table-cell table:formula="of:=AND([.M143]&gt;=[.F143];[.M143]&lt;=[.H143])" office:value-type="boolean" office:boolean-value="false" calcext:value-type="boolean">
            <text:p>FALSE</text:p>
          </table:table-cell>
          <table:table-cell table:formula="of:=AND([.M143]&gt;=[.E143];[.M143]&lt;=[.I14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son Stock</text:p>
          </table:table-cell>
          <table:table-cell office:value-type="string" calcext:value-type="string">
            <text:p>A132777</text:p>
          </table:table-cell>
          <table:table-cell office:value-type="string" calcext:value-type="string">
            <text:p>B</text:p>
          </table:table-cell>
          <table:table-cell office:value-type="float" office:value="1074" calcext:value-type="float">
            <text:p>1074</text:p>
          </table:table-cell>
          <table:table-cell office:value-type="float" office:value="55.8953693745061" calcext:value-type="float">
            <text:p>55.8953693745061</text:p>
          </table:table-cell>
          <table:table-cell office:value-type="float" office:value="61.1746512753991" calcext:value-type="float">
            <text:p>61.1746512753991</text:p>
          </table:table-cell>
          <table:table-cell office:value-type="float" office:value="65.2605316831899" calcext:value-type="float">
            <text:p>65.2605316831899</text:p>
          </table:table-cell>
          <table:table-cell office:value-type="float" office:value="71.7332150771852" calcext:value-type="float">
            <text:p>71.7332150771852</text:p>
          </table:table-cell>
          <table:table-cell office:value-type="float" office:value="77.0124969780782" calcext:value-type="float">
            <text:p>77.0124969780782</text:p>
          </table:table-cell>
          <table:table-cell office:value-type="float" office:value="159" calcext:value-type="float">
            <text:p>159</text:p>
          </table:table-cell>
          <table:table-cell office:value-type="float" office:value="130" calcext:value-type="float">
            <text:p>130</text:p>
          </table:table-cell>
          <table:table-cell office:value-type="float" office:value="103" calcext:value-type="float">
            <text:p>103</text:p>
          </table:table-cell>
          <table:table-cell office:value-type="float" office:value="61.0437929382506" calcext:value-type="float">
            <text:p>61.0437929382506</text:p>
          </table:table-cell>
          <table:table-cell office:value-type="float" office:value="161" calcext:value-type="float">
            <text:p>161</text:p>
          </table:table-cell>
          <table:table-cell table:formula="of:=ROW() - 1" office:value-type="float" office:value="143" calcext:value-type="float">
            <text:p>143</text:p>
          </table:table-cell>
          <table:table-cell table:formula="of:=[.K144] - [.N144]" office:value-type="float" office:value="-31" calcext:value-type="float">
            <text:p>-31</text:p>
          </table:table-cell>
          <table:table-cell table:formula="of:=[.O144]-[.N144]" office:value-type="float" office:value="-18" calcext:value-type="float">
            <text:p>-18</text:p>
          </table:table-cell>
          <table:table-cell table:formula="of:=ABS([.Q144])" office:value-type="float" office:value="18" calcext:value-type="float">
            <text:p>18</text:p>
          </table:table-cell>
          <table:table-cell table:formula="of:=[.M144]-[.G144]" office:value-type="float" office:value="-4.2167387449393" calcext:value-type="float">
            <text:p>-4.2167387449393</text:p>
          </table:table-cell>
          <table:table-cell table:formula="of:=AND([.N144]&lt;=[.J144];[.N144]&gt;=[.L144])" office:value-type="boolean" office:boolean-value="false" calcext:value-type="boolean">
            <text:p>FALSE</text:p>
          </table:table-cell>
          <table:table-cell table:formula="of:=AND([.M144]&gt;=[.F144];[.M144]&lt;=[.H144])" office:value-type="boolean" office:boolean-value="false" calcext:value-type="boolean">
            <text:p>FALSE</text:p>
          </table:table-cell>
          <table:table-cell table:formula="of:=AND([.M144]&gt;=[.E144];[.M144]&lt;=[.I14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sica Mauro</text:p>
          </table:table-cell>
          <table:table-cell office:value-type="string" calcext:value-type="string">
            <text:p>L5310</text:p>
          </table:table-cell>
          <table:table-cell office:value-type="string" calcext:value-type="string">
            <text:p>A</text:p>
          </table:table-cell>
          <table:table-cell office:value-type="float" office:value="1080" calcext:value-type="float">
            <text:p>1080</text:p>
          </table:table-cell>
          <table:table-cell office:value-type="float" office:value="55.7429951332516" calcext:value-type="float">
            <text:p>55.7429951332516</text:p>
          </table:table-cell>
          <table:table-cell office:value-type="float" office:value="60.1369525193476" calcext:value-type="float">
            <text:p>60.1369525193476</text:p>
          </table:table-cell>
          <table:table-cell office:value-type="float" office:value="65.1866660454702" calcext:value-type="float">
            <text:p>65.1866660454702</text:p>
          </table:table-cell>
          <table:table-cell office:value-type="float" office:value="68.9248672915393" calcext:value-type="float">
            <text:p>68.9248672915393</text:p>
          </table:table-cell>
          <table:table-cell office:value-type="float" office:value="73.3188246776353" calcext:value-type="float">
            <text:p>73.3188246776353</text:p>
          </table:table-cell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62.3194245644697" calcext:value-type="float">
            <text:p>62.3194245644697</text:p>
          </table:table-cell>
          <table:table-cell office:value-type="float" office:value="156" calcext:value-type="float">
            <text:p>156</text:p>
          </table:table-cell>
          <table:table-cell table:formula="of:=ROW() - 1" office:value-type="float" office:value="144" calcext:value-type="float">
            <text:p>144</text:p>
          </table:table-cell>
          <table:table-cell table:formula="of:=[.K145] - [.N145]" office:value-type="float" office:value="-25" calcext:value-type="float">
            <text:p>-25</text:p>
          </table:table-cell>
          <table:table-cell table:formula="of:=[.O145]-[.N145]" office:value-type="float" office:value="-12" calcext:value-type="float">
            <text:p>-12</text:p>
          </table:table-cell>
          <table:table-cell table:formula="of:=ABS([.Q145])" office:value-type="float" office:value="12" calcext:value-type="float">
            <text:p>12</text:p>
          </table:table-cell>
          <table:table-cell table:formula="of:=[.M145]-[.G145]" office:value-type="float" office:value="-2.86724148100051" calcext:value-type="float">
            <text:p>-2.86724148100051</text:p>
          </table:table-cell>
          <table:table-cell table:formula="of:=AND([.N145]&lt;=[.J145];[.N145]&gt;=[.L145])" office:value-type="boolean" office:boolean-value="true" calcext:value-type="boolean">
            <text:p>TRUE</text:p>
          </table:table-cell>
          <table:table-cell table:formula="of:=AND([.M145]&gt;=[.F145];[.M145]&lt;=[.H145])" office:value-type="boolean" office:boolean-value="true" calcext:value-type="boolean">
            <text:p>TRUE</text:p>
          </table:table-cell>
          <table:table-cell table:formula="of:=AND([.M145]&gt;=[.E145];[.M145]&lt;=[.I14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al Smith</text:p>
          </table:table-cell>
          <table:table-cell office:value-type="string" calcext:value-type="string">
            <text:p>A144646</text:p>
          </table:table-cell>
          <table:table-cell office:value-type="string" calcext:value-type="string">
            <text:p>C</text:p>
          </table:table-cell>
          <table:table-cell office:value-type="float" office:value="1044" calcext:value-type="float">
            <text:p>1044</text:p>
          </table:table-cell>
          <table:table-cell office:value-type="float" office:value="55.3365437894881" calcext:value-type="float">
            <text:p>55.3365437894881</text:p>
          </table:table-cell>
          <table:table-cell office:value-type="float" office:value="60.160243539028" calcext:value-type="float">
            <text:p>60.160243539028</text:p>
          </table:table-cell>
          <table:table-cell office:value-type="float" office:value="63.4189500830462" calcext:value-type="float">
            <text:p>63.4189500830462</text:p>
          </table:table-cell>
          <table:table-cell office:value-type="float" office:value="69.8076430381078" calcext:value-type="float">
            <text:p>69.8076430381078</text:p>
          </table:table-cell>
          <table:table-cell office:value-type="float" office:value="74.6313427876478" calcext:value-type="float">
            <text:p>74.6313427876478</text:p>
          </table:table-cell>
          <table:table-cell office:value-type="float" office:value="162" calcext:value-type="float">
            <text:p>162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float" office:value="65.0720979827303" calcext:value-type="float">
            <text:p>65.0720979827303</text:p>
          </table:table-cell>
          <table:table-cell office:value-type="float" office:value="146" calcext:value-type="float">
            <text:p>146</text:p>
          </table:table-cell>
          <table:table-cell table:formula="of:=ROW() - 1" office:value-type="float" office:value="145" calcext:value-type="float">
            <text:p>145</text:p>
          </table:table-cell>
          <table:table-cell table:formula="of:=[.K146] - [.N146]" office:value-type="float" office:value="-7" calcext:value-type="float">
            <text:p>-7</text:p>
          </table:table-cell>
          <table:table-cell table:formula="of:=[.O146]-[.N146]" office:value-type="float" office:value="-1" calcext:value-type="float">
            <text:p>-1</text:p>
          </table:table-cell>
          <table:table-cell table:formula="of:=ABS([.Q146])" office:value-type="float" office:value="1" calcext:value-type="float">
            <text:p>1</text:p>
          </table:table-cell>
          <table:table-cell table:formula="of:=[.M146]-[.G146]" office:value-type="float" office:value="1.6531478996841" calcext:value-type="float">
            <text:p>1.6531478996841</text:p>
          </table:table-cell>
          <table:table-cell table:formula="of:=AND([.N146]&lt;=[.J146];[.N146]&gt;=[.L146])" office:value-type="boolean" office:boolean-value="true" calcext:value-type="boolean">
            <text:p>TRUE</text:p>
          </table:table-cell>
          <table:table-cell table:formula="of:=AND([.M146]&gt;=[.F146];[.M146]&lt;=[.H146])" office:value-type="boolean" office:boolean-value="true" calcext:value-type="boolean">
            <text:p>TRUE</text:p>
          </table:table-cell>
          <table:table-cell table:formula="of:=AND([.M146]&gt;=[.E146];[.M146]&lt;=[.I14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nnon Campbell</text:p>
          </table:table-cell>
          <table:table-cell office:value-type="string" calcext:value-type="string">
            <text:p>A45556</text:p>
          </table:table-cell>
          <table:table-cell office:value-type="string" calcext:value-type="string">
            <text:p>A</text:p>
          </table:table-cell>
          <table:table-cell office:value-type="float" office:value="1066" calcext:value-type="float">
            <text:p>1066</text:p>
          </table:table-cell>
          <table:table-cell office:value-type="float" office:value="55.0173936788418" calcext:value-type="float">
            <text:p>55.0173936788418</text:p>
          </table:table-cell>
          <table:table-cell office:value-type="float" office:value="60.2477550387135" calcext:value-type="float">
            <text:p>60.2477550387135</text:p>
          </table:table-cell>
          <table:table-cell office:value-type="float" office:value="64.817016227709" calcext:value-type="float">
            <text:p>64.817016227709</text:p>
          </table:table-cell>
          <table:table-cell office:value-type="float" office:value="70.7084777584571" calcext:value-type="float">
            <text:p>70.7084777584571</text:p>
          </table:table-cell>
          <table:table-cell office:value-type="float" office:value="75.9388391183289" calcext:value-type="float">
            <text:p>75.9388391183289</text:p>
          </table:table-cell>
          <table:table-cell office:value-type="float" office:value="161" calcext:value-type="float">
            <text:p>161</text:p>
          </table:table-cell>
          <table:table-cell office:value-type="float" office:value="133" calcext:value-type="float">
            <text:p>133</text:p>
          </table:table-cell>
          <table:table-cell office:value-type="float" office:value="108" calcext:value-type="float">
            <text:p>108</text:p>
          </table:table-cell>
          <table:table-cell office:value-type="float" office:value="59.5852799716915" calcext:value-type="float">
            <text:p>59.5852799716915</text:p>
          </table:table-cell>
          <table:table-cell office:value-type="float" office:value="166" calcext:value-type="float">
            <text:p>166</text:p>
          </table:table-cell>
          <table:table-cell table:formula="of:=ROW() - 1" office:value-type="float" office:value="146" calcext:value-type="float">
            <text:p>146</text:p>
          </table:table-cell>
          <table:table-cell table:formula="of:=[.K147] - [.N147]" office:value-type="float" office:value="-33" calcext:value-type="float">
            <text:p>-33</text:p>
          </table:table-cell>
          <table:table-cell table:formula="of:=[.O147]-[.N147]" office:value-type="float" office:value="-20" calcext:value-type="float">
            <text:p>-20</text:p>
          </table:table-cell>
          <table:table-cell table:formula="of:=ABS([.Q147])" office:value-type="float" office:value="20" calcext:value-type="float">
            <text:p>20</text:p>
          </table:table-cell>
          <table:table-cell table:formula="of:=[.M147]-[.G147]" office:value-type="float" office:value="-5.23173625601751" calcext:value-type="float">
            <text:p>-5.23173625601751</text:p>
          </table:table-cell>
          <table:table-cell table:formula="of:=AND([.N147]&lt;=[.J147];[.N147]&gt;=[.L147])" office:value-type="boolean" office:boolean-value="false" calcext:value-type="boolean">
            <text:p>FALSE</text:p>
          </table:table-cell>
          <table:table-cell table:formula="of:=AND([.M147]&gt;=[.F147];[.M147]&lt;=[.H147])" office:value-type="boolean" office:boolean-value="false" calcext:value-type="boolean">
            <text:p>FALSE</text:p>
          </table:table-cell>
          <table:table-cell table:formula="of:=AND([.M147]&gt;=[.E147];[.M147]&lt;=[.I14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Goodwald</text:p>
          </table:table-cell>
          <table:table-cell office:value-type="string" calcext:value-type="string">
            <text:p>A122100</text:p>
          </table:table-cell>
          <table:table-cell office:value-type="string" calcext:value-type="string">
            <text:p>B</text:p>
          </table:table-cell>
          <table:table-cell office:value-type="float" office:value="1049" calcext:value-type="float">
            <text:p>1049</text:p>
          </table:table-cell>
          <table:table-cell office:value-type="float" office:value="54.9143316606318" calcext:value-type="float">
            <text:p>54.9143316606318</text:p>
          </table:table-cell>
          <table:table-cell office:value-type="float" office:value="59.6981468467861" calcext:value-type="float">
            <text:p>59.6981468467861</text:p>
          </table:table-cell>
          <table:table-cell office:value-type="float" office:value="63.5553279194139" calcext:value-type="float">
            <text:p>63.5553279194139</text:p>
          </table:table-cell>
          <table:table-cell office:value-type="float" office:value="69.2657772190946" calcext:value-type="float">
            <text:p>69.2657772190946</text:p>
          </table:table-cell>
          <table:table-cell office:value-type="float" office:value="74.0495924052488" calcext:value-type="float">
            <text:p>74.0495924052488</text:p>
          </table:table-cell>
          <table:table-cell office:value-type="float" office:value="163" calcext:value-type="float">
            <text:p>163</text:p>
          </table:table-cell>
          <table:table-cell office:value-type="float" office:value="139" calcext:value-type="float">
            <text:p>139</text:p>
          </table:table-cell>
          <table:table-cell office:value-type="float" office:value="111" calcext:value-type="float">
            <text:p>111</text:p>
          </table:table-cell>
          <table:table-cell office:value-type="float" office:value="62.3129022225592" calcext:value-type="float">
            <text:p>62.3129022225592</text:p>
          </table:table-cell>
          <table:table-cell office:value-type="float" office:value="157" calcext:value-type="float">
            <text:p>157</text:p>
          </table:table-cell>
          <table:table-cell table:formula="of:=ROW() - 1" office:value-type="float" office:value="147" calcext:value-type="float">
            <text:p>147</text:p>
          </table:table-cell>
          <table:table-cell table:formula="of:=[.K148] - [.N148]" office:value-type="float" office:value="-18" calcext:value-type="float">
            <text:p>-18</text:p>
          </table:table-cell>
          <table:table-cell table:formula="of:=[.O148]-[.N148]" office:value-type="float" office:value="-10" calcext:value-type="float">
            <text:p>-10</text:p>
          </table:table-cell>
          <table:table-cell table:formula="of:=ABS([.Q148])" office:value-type="float" office:value="10" calcext:value-type="float">
            <text:p>10</text:p>
          </table:table-cell>
          <table:table-cell table:formula="of:=[.M148]-[.G148]" office:value-type="float" office:value="-1.2424256968547" calcext:value-type="float">
            <text:p>-1.2424256968547</text:p>
          </table:table-cell>
          <table:table-cell table:formula="of:=AND([.N148]&lt;=[.J148];[.N148]&gt;=[.L148])" office:value-type="boolean" office:boolean-value="true" calcext:value-type="boolean">
            <text:p>TRUE</text:p>
          </table:table-cell>
          <table:table-cell table:formula="of:=AND([.M148]&gt;=[.F148];[.M148]&lt;=[.H148])" office:value-type="boolean" office:boolean-value="true" calcext:value-type="boolean">
            <text:p>TRUE</text:p>
          </table:table-cell>
          <table:table-cell table:formula="of:=AND([.M148]&gt;=[.E148];[.M148]&lt;=[.I14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emy Hughes</text:p>
          </table:table-cell>
          <table:table-cell office:value-type="string" calcext:value-type="string">
            <text:p>TY148629</text:p>
          </table:table-cell>
          <table:table-cell office:value-type="string" calcext:value-type="string">
            <text:p>B</text:p>
          </table:table-cell>
          <table:table-cell office:value-type="float" office:value="1039" calcext:value-type="float">
            <text:p>1039</text:p>
          </table:table-cell>
          <table:table-cell office:value-type="float" office:value="54.6222531486223" calcext:value-type="float">
            <text:p>54.6222531486223</text:p>
          </table:table-cell>
          <table:table-cell office:value-type="float" office:value="58.7268004850873" calcext:value-type="float">
            <text:p>58.7268004850873</text:p>
          </table:table-cell>
          <table:table-cell office:value-type="float" office:value="62.8732628693381" calcext:value-type="float">
            <text:p>62.8732628693381</text:p>
          </table:table-cell>
          <table:table-cell office:value-type="float" office:value="66.9358951580175" calcext:value-type="float">
            <text:p>66.9358951580175</text:p>
          </table:table-cell>
          <table:table-cell office:value-type="float" office:value="71.0404424944826" calcext:value-type="float">
            <text:p>71.0404424944826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20" calcext:value-type="float">
            <text:p>120</text:p>
          </table:table-cell>
          <table:table-cell office:value-type="float" office:value="64.1844797661073" calcext:value-type="float">
            <text:p>64.1844797661073</text:p>
          </table:table-cell>
          <table:table-cell office:value-type="float" office:value="151" calcext:value-type="float">
            <text:p>151</text:p>
          </table:table-cell>
          <table:table-cell table:formula="of:=ROW() - 1" office:value-type="float" office:value="148" calcext:value-type="float">
            <text:p>148</text:p>
          </table:table-cell>
          <table:table-cell table:formula="of:=[.K149] - [.N149]" office:value-type="float" office:value="-9" calcext:value-type="float">
            <text:p>-9</text:p>
          </table:table-cell>
          <table:table-cell table:formula="of:=[.O149]-[.N149]" office:value-type="float" office:value="-3" calcext:value-type="float">
            <text:p>-3</text:p>
          </table:table-cell>
          <table:table-cell table:formula="of:=ABS([.Q149])" office:value-type="float" office:value="3" calcext:value-type="float">
            <text:p>3</text:p>
          </table:table-cell>
          <table:table-cell table:formula="of:=[.M149]-[.G149]" office:value-type="float" office:value="1.3112168967692" calcext:value-type="float">
            <text:p>1.3112168967692</text:p>
          </table:table-cell>
          <table:table-cell table:formula="of:=AND([.N149]&lt;=[.J149];[.N149]&gt;=[.L149])" office:value-type="boolean" office:boolean-value="true" calcext:value-type="boolean">
            <text:p>TRUE</text:p>
          </table:table-cell>
          <table:table-cell table:formula="of:=AND([.M149]&gt;=[.F149];[.M149]&lt;=[.H149])" office:value-type="boolean" office:boolean-value="true" calcext:value-type="boolean">
            <text:p>TRUE</text:p>
          </table:table-cell>
          <table:table-cell table:formula="of:=AND([.M149]&gt;=[.E149];[.M149]&lt;=[.I14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tin Reyna</text:p>
          </table:table-cell>
          <table:table-cell office:value-type="string" calcext:value-type="string">
            <text:p>L6325</text:p>
          </table:table-cell>
          <table:table-cell office:value-type="string" calcext:value-type="string">
            <text:p>B</text:p>
          </table:table-cell>
          <table:table-cell office:value-type="float" office:value="1058" calcext:value-type="float">
            <text:p>1058</text:p>
          </table:table-cell>
          <table:table-cell office:value-type="float" office:value="54.3335794914196" calcext:value-type="float">
            <text:p>54.3335794914196</text:p>
          </table:table-cell>
          <table:table-cell office:value-type="float" office:value="59.1780064009058" calcext:value-type="float">
            <text:p>59.1780064009058</text:p>
          </table:table-cell>
          <table:table-cell office:value-type="float" office:value="64.0846220012965" calcext:value-type="float">
            <text:p>64.0846220012965</text:p>
          </table:table-cell>
          <table:table-cell office:value-type="float" office:value="68.866860219878" calcext:value-type="float">
            <text:p>68.866860219878</text:p>
          </table:table-cell>
          <table:table-cell office:value-type="float" office:value="73.7112871293642" calcext:value-type="float">
            <text:p>73.7112871293642</text:p>
          </table:table-cell>
          <table:table-cell office:value-type="float" office:value="163" calcext:value-type="float">
            <text:p>163</text:p>
          </table:table-cell>
          <table:table-cell office:value-type="float" office:value="137" calcext:value-type="float">
            <text:p>137</text:p>
          </table:table-cell>
          <table:table-cell office:value-type="float" office:value="112" calcext:value-type="float">
            <text:p>112</text:p>
          </table:table-cell>
          <table:table-cell office:value-type="float" office:value="65.6345379599605" calcext:value-type="float">
            <text:p>65.6345379599605</text:p>
          </table:table-cell>
          <table:table-cell office:value-type="float" office:value="139" calcext:value-type="float">
            <text:p>139</text:p>
          </table:table-cell>
          <table:table-cell table:formula="of:=ROW() - 1" office:value-type="float" office:value="149" calcext:value-type="float">
            <text:p>149</text:p>
          </table:table-cell>
          <table:table-cell table:formula="of:=[.K150] - [.N150]" office:value-type="float" office:value="-2" calcext:value-type="float">
            <text:p>-2</text:p>
          </table:table-cell>
          <table:table-cell table:formula="of:=[.O150]-[.N150]" office:value-type="float" office:value="10" calcext:value-type="float">
            <text:p>10</text:p>
          </table:table-cell>
          <table:table-cell table:formula="of:=ABS([.Q150])" office:value-type="float" office:value="10" calcext:value-type="float">
            <text:p>10</text:p>
          </table:table-cell>
          <table:table-cell table:formula="of:=[.M150]-[.G150]" office:value-type="float" office:value="1.549915958664" calcext:value-type="float">
            <text:p>1.549915958664</text:p>
          </table:table-cell>
          <table:table-cell table:formula="of:=AND([.N150]&lt;=[.J150];[.N150]&gt;=[.L150])" office:value-type="boolean" office:boolean-value="true" calcext:value-type="boolean">
            <text:p>TRUE</text:p>
          </table:table-cell>
          <table:table-cell table:formula="of:=AND([.M150]&gt;=[.F150];[.M150]&lt;=[.H150])" office:value-type="boolean" office:boolean-value="true" calcext:value-type="boolean">
            <text:p>TRUE</text:p>
          </table:table-cell>
          <table:table-cell table:formula="of:=AND([.M150]&gt;=[.E150];[.M150]&lt;=[.I15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iel Gottlieb</text:p>
          </table:table-cell>
          <table:table-cell office:value-type="string" calcext:value-type="string">
            <text:p>A98498</text:p>
          </table:table-cell>
          <table:table-cell office:value-type="string" calcext:value-type="string">
            <text:p>B</text:p>
          </table:table-cell>
          <table:table-cell office:value-type="float" office:value="1037" calcext:value-type="float">
            <text:p>1037</text:p>
          </table:table-cell>
          <table:table-cell office:value-type="float" office:value="54.0368705471396" calcext:value-type="float">
            <text:p>54.0368705471396</text:p>
          </table:table-cell>
          <table:table-cell office:value-type="float" office:value="58.7566649451021" calcext:value-type="float">
            <text:p>58.7566649451021</text:p>
          </table:table-cell>
          <table:table-cell office:value-type="float" office:value="63.0869704186242" calcext:value-type="float">
            <text:p>63.0869704186242</text:p>
          </table:table-cell>
          <table:table-cell office:value-type="float" office:value="68.196253741027" calcext:value-type="float">
            <text:p>68.196253741027</text:p>
          </table:table-cell>
          <table:table-cell office:value-type="float" office:value="72.9160481389895" calcext:value-type="float">
            <text:p>72.9160481389895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16" calcext:value-type="float">
            <text:p>116</text:p>
          </table:table-cell>
          <table:table-cell office:value-type="float" office:value="62.6469388390754" calcext:value-type="float">
            <text:p>62.6469388390754</text:p>
          </table:table-cell>
          <table:table-cell office:value-type="float" office:value="154" calcext:value-type="float">
            <text:p>154</text:p>
          </table:table-cell>
          <table:table-cell table:formula="of:=ROW() - 1" office:value-type="float" office:value="150" calcext:value-type="float">
            <text:p>150</text:p>
          </table:table-cell>
          <table:table-cell table:formula="of:=[.K151] - [.N151]" office:value-type="float" office:value="-14" calcext:value-type="float">
            <text:p>-14</text:p>
          </table:table-cell>
          <table:table-cell table:formula="of:=[.O151]-[.N151]" office:value-type="float" office:value="-4" calcext:value-type="float">
            <text:p>-4</text:p>
          </table:table-cell>
          <table:table-cell table:formula="of:=ABS([.Q151])" office:value-type="float" office:value="4" calcext:value-type="float">
            <text:p>4</text:p>
          </table:table-cell>
          <table:table-cell table:formula="of:=[.M151]-[.G151]" office:value-type="float" office:value="-0.440031579548794" calcext:value-type="float">
            <text:p>-0.440031579548794</text:p>
          </table:table-cell>
          <table:table-cell table:formula="of:=AND([.N151]&lt;=[.J151];[.N151]&gt;=[.L151])" office:value-type="boolean" office:boolean-value="true" calcext:value-type="boolean">
            <text:p>TRUE</text:p>
          </table:table-cell>
          <table:table-cell table:formula="of:=AND([.M151]&gt;=[.F151];[.M151]&lt;=[.H151])" office:value-type="boolean" office:boolean-value="true" calcext:value-type="boolean">
            <text:p>TRUE</text:p>
          </table:table-cell>
          <table:table-cell table:formula="of:=AND([.M151]&gt;=[.E151];[.M151]&lt;=[.I15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ny Seto</text:p>
          </table:table-cell>
          <table:table-cell office:value-type="string" calcext:value-type="string">
            <text:p>A138242</text:p>
          </table:table-cell>
          <table:table-cell office:value-type="string" calcext:value-type="string">
            <text:p>B</text:p>
          </table:table-cell>
          <table:table-cell office:value-type="float" office:value="1041" calcext:value-type="float">
            <text:p>1041</text:p>
          </table:table-cell>
          <table:table-cell office:value-type="float" office:value="53.8931587716396" calcext:value-type="float">
            <text:p>53.8931587716396</text:p>
          </table:table-cell>
          <table:table-cell office:value-type="float" office:value="58.6918483875962" calcext:value-type="float">
            <text:p>58.6918483875962</text:p>
          </table:table-cell>
          <table:table-cell office:value-type="float" office:value="62.9677045357435" calcext:value-type="float">
            <text:p>62.9677045357435</text:p>
          </table:table-cell>
          <table:table-cell office:value-type="float" office:value="68.2892276195095" calcext:value-type="float">
            <text:p>68.2892276195095</text:p>
          </table:table-cell>
          <table:table-cell office:value-type="float" office:value="73.0879172354661" calcext:value-type="float">
            <text:p>73.0879172354661</text:p>
          </table:table-cell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66.1191350711959" calcext:value-type="float">
            <text:p>66.1191350711959</text:p>
          </table:table-cell>
          <table:table-cell office:value-type="float" office:value="134" calcext:value-type="float">
            <text:p>134</text:p>
          </table:table-cell>
          <table:table-cell table:formula="of:=ROW() - 1" office:value-type="float" office:value="151" calcext:value-type="float">
            <text:p>151</text:p>
          </table:table-cell>
          <table:table-cell table:formula="of:=[.K152] - [.N152]" office:value-type="float" office:value="7" calcext:value-type="float">
            <text:p>7</text:p>
          </table:table-cell>
          <table:table-cell table:formula="of:=[.O152]-[.N152]" office:value-type="float" office:value="17" calcext:value-type="float">
            <text:p>17</text:p>
          </table:table-cell>
          <table:table-cell table:formula="of:=ABS([.Q152])" office:value-type="float" office:value="17" calcext:value-type="float">
            <text:p>17</text:p>
          </table:table-cell>
          <table:table-cell table:formula="of:=[.M152]-[.G152]" office:value-type="float" office:value="3.1514305354524" calcext:value-type="float">
            <text:p>3.1514305354524</text:p>
          </table:table-cell>
          <table:table-cell table:formula="of:=AND([.N152]&lt;=[.J152];[.N152]&gt;=[.L152])" office:value-type="boolean" office:boolean-value="true" calcext:value-type="boolean">
            <text:p>TRUE</text:p>
          </table:table-cell>
          <table:table-cell table:formula="of:=AND([.M152]&gt;=[.F152];[.M152]&lt;=[.H152])" office:value-type="boolean" office:boolean-value="true" calcext:value-type="boolean">
            <text:p>TRUE</text:p>
          </table:table-cell>
          <table:table-cell table:formula="of:=AND([.M152]&gt;=[.E152];[.M152]&lt;=[.I15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ham Cochrane</text:p>
          </table:table-cell>
          <table:table-cell office:value-type="string" calcext:value-type="string">
            <text:p>FY80762</text:p>
          </table:table-cell>
          <table:table-cell office:value-type="string" calcext:value-type="string">
            <text:p>A</text:p>
          </table:table-cell>
          <table:table-cell office:value-type="float" office:value="1056" calcext:value-type="float">
            <text:p>1056</text:p>
          </table:table-cell>
          <table:table-cell office:value-type="float" office:value="53.8536390928668" calcext:value-type="float">
            <text:p>53.8536390928668</text:p>
          </table:table-cell>
          <table:table-cell office:value-type="float" office:value="58.6689315675331" calcext:value-type="float">
            <text:p>58.6689315675331</text:p>
          </table:table-cell>
          <table:table-cell office:value-type="float" office:value="63.9638534571926" calcext:value-type="float">
            <text:p>63.9638534571926</text:p>
          </table:table-cell>
          <table:table-cell office:value-type="float" office:value="68.2995165168659" calcext:value-type="float">
            <text:p>68.2995165168659</text:p>
          </table:table-cell>
          <table:table-cell office:value-type="float" office:value="73.1148089915322" calcext:value-type="float">
            <text:p>73.1148089915322</text:p>
          </table:table-cell>
          <table:table-cell office:value-type="float" office:value="164" calcext:value-type="float">
            <text:p>164</text:p>
          </table:table-cell>
          <table:table-cell office:value-type="float" office:value="137" calcext:value-type="float">
            <text:p>137</text:p>
          </table:table-cell>
          <table:table-cell office:value-type="float" office:value="114" calcext:value-type="float">
            <text:p>114</text:p>
          </table:table-cell>
          <table:table-cell office:value-type="float" office:value="61.9624369316734" calcext:value-type="float">
            <text:p>61.9624369316734</text:p>
          </table:table-cell>
          <table:table-cell office:value-type="float" office:value="158" calcext:value-type="float">
            <text:p>158</text:p>
          </table:table-cell>
          <table:table-cell table:formula="of:=ROW() - 1" office:value-type="float" office:value="152" calcext:value-type="float">
            <text:p>152</text:p>
          </table:table-cell>
          <table:table-cell table:formula="of:=[.K153] - [.N153]" office:value-type="float" office:value="-21" calcext:value-type="float">
            <text:p>-21</text:p>
          </table:table-cell>
          <table:table-cell table:formula="of:=[.O153]-[.N153]" office:value-type="float" office:value="-6" calcext:value-type="float">
            <text:p>-6</text:p>
          </table:table-cell>
          <table:table-cell table:formula="of:=ABS([.Q153])" office:value-type="float" office:value="6" calcext:value-type="float">
            <text:p>6</text:p>
          </table:table-cell>
          <table:table-cell table:formula="of:=[.M153]-[.G153]" office:value-type="float" office:value="-2.0014165255192" calcext:value-type="float">
            <text:p>-2.0014165255192</text:p>
          </table:table-cell>
          <table:table-cell table:formula="of:=AND([.N153]&lt;=[.J153];[.N153]&gt;=[.L153])" office:value-type="boolean" office:boolean-value="true" calcext:value-type="boolean">
            <text:p>TRUE</text:p>
          </table:table-cell>
          <table:table-cell table:formula="of:=AND([.M153]&gt;=[.F153];[.M153]&lt;=[.H153])" office:value-type="boolean" office:boolean-value="true" calcext:value-type="boolean">
            <text:p>TRUE</text:p>
          </table:table-cell>
          <table:table-cell table:formula="of:=AND([.M153]&gt;=[.E153];[.M153]&lt;=[.I15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ke Howell</text:p>
          </table:table-cell>
          <table:table-cell office:value-type="string" calcext:value-type="string">
            <text:p>B75</text:p>
          </table:table-cell>
          <table:table-cell office:value-type="string" calcext:value-type="string">
            <text:p>A</text:p>
          </table:table-cell>
          <table:table-cell office:value-type="float" office:value="1063" calcext:value-type="float">
            <text:p>1063</text:p>
          </table:table-cell>
          <table:table-cell office:value-type="float" office:value="53.7939265546946" calcext:value-type="float">
            <text:p>53.7939265546946</text:p>
          </table:table-cell>
          <table:table-cell office:value-type="float" office:value="58.6510363060977" calcext:value-type="float">
            <text:p>58.6510363060977</text:p>
          </table:table-cell>
          <table:table-cell office:value-type="float" office:value="64.5281778774948" calcext:value-type="float">
            <text:p>64.5281778774948</text:p>
          </table:table-cell>
          <table:table-cell office:value-type="float" office:value="68.3652558089041" calcext:value-type="float">
            <text:p>68.3652558089041</text:p>
          </table:table-cell>
          <table:table-cell office:value-type="float" office:value="73.2223655603072" calcext:value-type="float">
            <text:p>73.2223655603072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14" calcext:value-type="float">
            <text:p>114</text:p>
          </table:table-cell>
          <table:table-cell office:value-type="float" office:value="60.9820605718591" calcext:value-type="float">
            <text:p>60.9820605718591</text:p>
          </table:table-cell>
          <table:table-cell office:value-type="float" office:value="163" calcext:value-type="float">
            <text:p>163</text:p>
          </table:table-cell>
          <table:table-cell table:formula="of:=ROW() - 1" office:value-type="float" office:value="153" calcext:value-type="float">
            <text:p>153</text:p>
          </table:table-cell>
          <table:table-cell table:formula="of:=[.K154] - [.N154]" office:value-type="float" office:value="-29" calcext:value-type="float">
            <text:p>-29</text:p>
          </table:table-cell>
          <table:table-cell table:formula="of:=[.O154]-[.N154]" office:value-type="float" office:value="-10" calcext:value-type="float">
            <text:p>-10</text:p>
          </table:table-cell>
          <table:table-cell table:formula="of:=ABS([.Q154])" office:value-type="float" office:value="10" calcext:value-type="float">
            <text:p>10</text:p>
          </table:table-cell>
          <table:table-cell table:formula="of:=[.M154]-[.G154]" office:value-type="float" office:value="-3.5461173056357" calcext:value-type="float">
            <text:p>-3.5461173056357</text:p>
          </table:table-cell>
          <table:table-cell table:formula="of:=AND([.N154]&lt;=[.J154];[.N154]&gt;=[.L154])" office:value-type="boolean" office:boolean-value="true" calcext:value-type="boolean">
            <text:p>TRUE</text:p>
          </table:table-cell>
          <table:table-cell table:formula="of:=AND([.M154]&gt;=[.F154];[.M154]&lt;=[.H154])" office:value-type="boolean" office:boolean-value="true" calcext:value-type="boolean">
            <text:p>TRUE</text:p>
          </table:table-cell>
          <table:table-cell table:formula="of:=AND([.M154]&gt;=[.E154];[.M154]&lt;=[.I15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y Goff</text:p>
          </table:table-cell>
          <table:table-cell office:value-type="string" calcext:value-type="string">
            <text:p>FY102188</text:p>
          </table:table-cell>
          <table:table-cell office:value-type="string" calcext:value-type="string">
            <text:p>B</text:p>
          </table:table-cell>
          <table:table-cell office:value-type="float" office:value="1025" calcext:value-type="float">
            <text:p>1025</text:p>
          </table:table-cell>
          <table:table-cell office:value-type="float" office:value="53.2197494793939" calcext:value-type="float">
            <text:p>53.2197494793939</text:p>
          </table:table-cell>
          <table:table-cell office:value-type="float" office:value="57.7937572119633" calcext:value-type="float">
            <text:p>57.7937572119633</text:p>
          </table:table-cell>
          <table:table-cell office:value-type="float" office:value="62.1018680133197" calcext:value-type="float">
            <text:p>62.1018680133197</text:p>
          </table:table-cell>
          <table:table-cell office:value-type="float" office:value="66.9417726771021" calcext:value-type="float">
            <text:p>66.9417726771021</text:p>
          </table:table-cell>
          <table:table-cell office:value-type="float" office:value="71.5157804096715" calcext:value-type="float">
            <text:p>71.5157804096715</text:p>
          </table:table-cell>
          <table:table-cell office:value-type="float" office:value="173" calcext:value-type="float">
            <text:p>173</text:p>
          </table:table-cell>
          <table:table-cell office:value-type="float" office:value="146" calcext:value-type="float">
            <text:p>146</text:p>
          </table:table-cell>
          <table:table-cell office:value-type="float" office:value="120" calcext:value-type="float">
            <text:p>120</text:p>
          </table:table-cell>
          <table:table-cell office:value-type="float" office:value="54.3446943075189" calcext:value-type="float">
            <text:p>54.3446943075189</text:p>
          </table:table-cell>
          <table:table-cell office:value-type="float" office:value="193" calcext:value-type="float">
            <text:p>193</text:p>
          </table:table-cell>
          <table:table-cell table:formula="of:=ROW() - 1" office:value-type="float" office:value="154" calcext:value-type="float">
            <text:p>154</text:p>
          </table:table-cell>
          <table:table-cell table:formula="of:=[.K155] - [.N155]" office:value-type="float" office:value="-47" calcext:value-type="float">
            <text:p>-47</text:p>
          </table:table-cell>
          <table:table-cell table:formula="of:=[.O155]-[.N155]" office:value-type="float" office:value="-39" calcext:value-type="float">
            <text:p>-39</text:p>
          </table:table-cell>
          <table:table-cell table:formula="of:=ABS([.Q155])" office:value-type="float" office:value="39" calcext:value-type="float">
            <text:p>39</text:p>
          </table:table-cell>
          <table:table-cell table:formula="of:=[.M155]-[.G155]" office:value-type="float" office:value="-7.7571737058008" calcext:value-type="float">
            <text:p>-7.7571737058008</text:p>
          </table:table-cell>
          <table:table-cell table:formula="of:=AND([.N155]&lt;=[.J155];[.N155]&gt;=[.L155])" office:value-type="boolean" office:boolean-value="false" calcext:value-type="boolean">
            <text:p>FALSE</text:p>
          </table:table-cell>
          <table:table-cell table:formula="of:=AND([.M155]&gt;=[.F155];[.M155]&lt;=[.H155])" office:value-type="boolean" office:boolean-value="false" calcext:value-type="boolean">
            <text:p>FALSE</text:p>
          </table:table-cell>
          <table:table-cell table:formula="of:=AND([.M155]&gt;=[.E155];[.M155]&lt;=[.I15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ew Prevost</text:p>
          </table:table-cell>
          <table:table-cell office:value-type="string" calcext:value-type="string">
            <text:p>A133205</text:p>
          </table:table-cell>
          <table:table-cell office:value-type="string" calcext:value-type="string">
            <text:p>C</text:p>
          </table:table-cell>
          <table:table-cell office:value-type="float" office:value="972" calcext:value-type="float">
            <text:p>972</text:p>
          </table:table-cell>
          <table:table-cell office:value-type="float" office:value="53.2114298829991" calcext:value-type="float">
            <text:p>53.2114298829991</text:p>
          </table:table-cell>
          <table:table-cell office:value-type="float" office:value="56.265616940648" calcext:value-type="float">
            <text:p>56.265616940648</text:p>
          </table:table-cell>
          <table:table-cell office:value-type="float" office:value="58.8255102589825" calcext:value-type="float">
            <text:p>58.8255102589825</text:p>
          </table:table-cell>
          <table:table-cell office:value-type="float" office:value="62.3739910559456" calcext:value-type="float">
            <text:p>62.3739910559456</text:p>
          </table:table-cell>
          <table:table-cell office:value-type="float" office:value="65.4281781135944" calcext:value-type="float">
            <text:p>65.4281781135944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61.1117780170489" calcext:value-type="float">
            <text:p>61.1117780170489</text:p>
          </table:table-cell>
          <table:table-cell office:value-type="float" office:value="160" calcext:value-type="float">
            <text:p>160</text:p>
          </table:table-cell>
          <table:table-cell table:formula="of:=ROW() - 1" office:value-type="float" office:value="155" calcext:value-type="float">
            <text:p>155</text:p>
          </table:table-cell>
          <table:table-cell table:formula="of:=[.K156] - [.N156]" office:value-type="float" office:value="0" calcext:value-type="float">
            <text:p>0</text:p>
          </table:table-cell>
          <table:table-cell table:formula="of:=[.O156]-[.N156]" office:value-type="float" office:value="-5" calcext:value-type="float">
            <text:p>-5</text:p>
          </table:table-cell>
          <table:table-cell table:formula="of:=ABS([.Q156])" office:value-type="float" office:value="5" calcext:value-type="float">
            <text:p>5</text:p>
          </table:table-cell>
          <table:table-cell table:formula="of:=[.M156]-[.G156]" office:value-type="float" office:value="2.2862677580664" calcext:value-type="float">
            <text:p>2.2862677580664</text:p>
          </table:table-cell>
          <table:table-cell table:formula="of:=AND([.N156]&lt;=[.J156];[.N156]&gt;=[.L156])" office:value-type="boolean" office:boolean-value="true" calcext:value-type="boolean">
            <text:p>TRUE</text:p>
          </table:table-cell>
          <table:table-cell table:formula="of:=AND([.M156]&gt;=[.F156];[.M156]&lt;=[.H156])" office:value-type="boolean" office:boolean-value="true" calcext:value-type="boolean">
            <text:p>TRUE</text:p>
          </table:table-cell>
          <table:table-cell table:formula="of:=AND([.M156]&gt;=[.E156];[.M156]&lt;=[.I15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Yuan</text:p>
          </table:table-cell>
          <table:table-cell office:value-type="string" calcext:value-type="string">
            <text:p>L5639</text:p>
          </table:table-cell>
          <table:table-cell office:value-type="string" calcext:value-type="string">
            <text:p>B</text:p>
          </table:table-cell>
          <table:table-cell office:value-type="float" office:value="1058" calcext:value-type="float">
            <text:p>1058</text:p>
          </table:table-cell>
          <table:table-cell office:value-type="float" office:value="52.7868252426507" calcext:value-type="float">
            <text:p>52.7868252426507</text:p>
          </table:table-cell>
          <table:table-cell office:value-type="float" office:value="58.4618311443144" calcext:value-type="float">
            <text:p>58.4618311443144</text:p>
          </table:table-cell>
          <table:table-cell office:value-type="float" office:value="64.5379868890694" calcext:value-type="float">
            <text:p>64.5379868890694</text:p>
          </table:table-cell>
          <table:table-cell office:value-type="float" office:value="69.8118429476416" calcext:value-type="float">
            <text:p>69.8118429476416</text:p>
          </table:table-cell>
          <table:table-cell office:value-type="float" office:value="75.4868488493052" calcext:value-type="float">
            <text:p>75.4868488493052</text:p>
          </table:table-cell>
          <table:table-cell office:value-type="float" office:value="164" calcext:value-type="float">
            <text:p>164</text:p>
          </table:table-cell>
          <table:table-cell office:value-type="float" office:value="134" calcext:value-type="float">
            <text:p>134</text:p>
          </table:table-cell>
          <table:table-cell office:value-type="float" office:value="109" calcext:value-type="float">
            <text:p>109</text:p>
          </table:table-cell>
          <table:table-cell office:value-type="float" office:value="68.7356606810321" calcext:value-type="float">
            <text:p>68.7356606810321</text:p>
          </table:table-cell>
          <table:table-cell office:value-type="float" office:value="114" calcext:value-type="float">
            <text:p>114</text:p>
          </table:table-cell>
          <table:table-cell table:formula="of:=ROW() - 1" office:value-type="float" office:value="156" calcext:value-type="float">
            <text:p>156</text:p>
          </table:table-cell>
          <table:table-cell table:formula="of:=[.K157] - [.N157]" office:value-type="float" office:value="20" calcext:value-type="float">
            <text:p>20</text:p>
          </table:table-cell>
          <table:table-cell table:formula="of:=[.O157]-[.N157]" office:value-type="float" office:value="42" calcext:value-type="float">
            <text:p>42</text:p>
          </table:table-cell>
          <table:table-cell table:formula="of:=ABS([.Q157])" office:value-type="float" office:value="42" calcext:value-type="float">
            <text:p>42</text:p>
          </table:table-cell>
          <table:table-cell table:formula="of:=[.M157]-[.G157]" office:value-type="float" office:value="4.1976737919627" calcext:value-type="float">
            <text:p>4.1976737919627</text:p>
          </table:table-cell>
          <table:table-cell table:formula="of:=AND([.N157]&lt;=[.J157];[.N157]&gt;=[.L157])" office:value-type="boolean" office:boolean-value="true" calcext:value-type="boolean">
            <text:p>TRUE</text:p>
          </table:table-cell>
          <table:table-cell table:formula="of:=AND([.M157]&gt;=[.F157];[.M157]&lt;=[.H157])" office:value-type="boolean" office:boolean-value="true" calcext:value-type="boolean">
            <text:p>TRUE</text:p>
          </table:table-cell>
          <table:table-cell table:formula="of:=AND([.M157]&gt;=[.E157];[.M157]&lt;=[.I15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Guizar</text:p>
          </table:table-cell>
          <table:table-cell office:value-type="string" calcext:value-type="string">
            <text:p>A139575</text:p>
          </table:table-cell>
          <table:table-cell office:value-type="string" calcext:value-type="string">
            <text:p>A</text:p>
          </table:table-cell>
          <table:table-cell office:value-type="float" office:value="989" calcext:value-type="float">
            <text:p>989</text:p>
          </table:table-cell>
          <table:table-cell office:value-type="float" office:value="52.6715817083633" calcext:value-type="float">
            <text:p>52.6715817083633</text:p>
          </table:table-cell>
          <table:table-cell office:value-type="float" office:value="57.3127062785341" calcext:value-type="float">
            <text:p>57.3127062785341</text:p>
          </table:table-cell>
          <table:table-cell office:value-type="float" office:value="60.5781610306411" calcext:value-type="float">
            <text:p>60.5781610306411</text:p>
          </table:table-cell>
          <table:table-cell office:value-type="float" office:value="66.5949554188756" calcext:value-type="float">
            <text:p>66.5949554188756</text:p>
          </table:table-cell>
          <table:table-cell office:value-type="float" office:value="71.2360799890464" calcext:value-type="float">
            <text:p>71.2360799890464</text:p>
          </table:table-cell>
          <table:table-cell office:value-type="float" office:value="174" calcext:value-type="float">
            <text:p>174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float" office:value="56.6661258147606" calcext:value-type="float">
            <text:p>56.6661258147606</text:p>
          </table:table-cell>
          <table:table-cell office:value-type="float" office:value="186" calcext:value-type="float">
            <text:p>186</text:p>
          </table:table-cell>
          <table:table-cell table:formula="of:=ROW() - 1" office:value-type="float" office:value="157" calcext:value-type="float">
            <text:p>157</text:p>
          </table:table-cell>
          <table:table-cell table:formula="of:=[.K158] - [.N158]" office:value-type="float" office:value="-31" calcext:value-type="float">
            <text:p>-31</text:p>
          </table:table-cell>
          <table:table-cell table:formula="of:=[.O158]-[.N158]" office:value-type="float" office:value="-29" calcext:value-type="float">
            <text:p>-29</text:p>
          </table:table-cell>
          <table:table-cell table:formula="of:=ABS([.Q158])" office:value-type="float" office:value="29" calcext:value-type="float">
            <text:p>29</text:p>
          </table:table-cell>
          <table:table-cell table:formula="of:=[.M158]-[.G158]" office:value-type="float" office:value="-3.9120352158805" calcext:value-type="float">
            <text:p>-3.9120352158805</text:p>
          </table:table-cell>
          <table:table-cell table:formula="of:=AND([.N158]&lt;=[.J158];[.N158]&gt;=[.L158])" office:value-type="boolean" office:boolean-value="false" calcext:value-type="boolean">
            <text:p>FALSE</text:p>
          </table:table-cell>
          <table:table-cell table:formula="of:=AND([.M158]&gt;=[.F158];[.M158]&lt;=[.H158])" office:value-type="boolean" office:boolean-value="false" calcext:value-type="boolean">
            <text:p>FALSE</text:p>
          </table:table-cell>
          <table:table-cell table:formula="of:=AND([.M158]&gt;=[.E158];[.M158]&lt;=[.I15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ry Guthrie</text:p>
          </table:table-cell>
          <table:table-cell office:value-type="string" calcext:value-type="string">
            <text:p>A134739</text:p>
          </table:table-cell>
          <table:table-cell office:value-type="string" calcext:value-type="string">
            <text:p>B</text:p>
          </table:table-cell>
          <table:table-cell office:value-type="float" office:value="1028" calcext:value-type="float">
            <text:p>1028</text:p>
          </table:table-cell>
          <table:table-cell office:value-type="float" office:value="52.3286249963083" calcext:value-type="float">
            <text:p>52.3286249963083</text:p>
          </table:table-cell>
          <table:table-cell office:value-type="float" office:value="57.9122132606596" calcext:value-type="float">
            <text:p>57.9122132606596</text:p>
          </table:table-cell>
          <table:table-cell office:value-type="float" office:value="62.6940731673872" calcext:value-type="float">
            <text:p>62.6940731673872</text:p>
          </table:table-cell>
          <table:table-cell office:value-type="float" office:value="69.0793897893623" calcext:value-type="float">
            <text:p>69.0793897893623</text:p>
          </table:table-cell>
          <table:table-cell office:value-type="float" office:value="74.6629780537136" calcext:value-type="float">
            <text:p>74.6629780537136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82.6399993938257" calcext:value-type="float">
            <text:p>82.6399993938257</text:p>
          </table:table-cell>
          <table:table-cell office:value-type="float" office:value="30" calcext:value-type="float">
            <text:p>30</text:p>
          </table:table-cell>
          <table:table-cell table:formula="of:=ROW() - 1" office:value-type="float" office:value="158" calcext:value-type="float">
            <text:p>158</text:p>
          </table:table-cell>
          <table:table-cell table:formula="of:=[.K159] - [.N159]" office:value-type="float" office:value="114" calcext:value-type="float">
            <text:p>114</text:p>
          </table:table-cell>
          <table:table-cell table:formula="of:=[.O159]-[.N159]" office:value-type="float" office:value="128" calcext:value-type="float">
            <text:p>128</text:p>
          </table:table-cell>
          <table:table-cell table:formula="of:=ABS([.Q159])" office:value-type="float" office:value="128" calcext:value-type="float">
            <text:p>128</text:p>
          </table:table-cell>
          <table:table-cell table:formula="of:=[.M159]-[.G159]" office:value-type="float" office:value="19.9459262264385" calcext:value-type="float">
            <text:p>19.9459262264385</text:p>
          </table:table-cell>
          <table:table-cell table:formula="of:=AND([.N159]&lt;=[.J159];[.N159]&gt;=[.L159])" office:value-type="boolean" office:boolean-value="false" calcext:value-type="boolean">
            <text:p>FALSE</text:p>
          </table:table-cell>
          <table:table-cell table:formula="of:=AND([.M159]&gt;=[.F159];[.M159]&lt;=[.H159])" office:value-type="boolean" office:boolean-value="false" calcext:value-type="boolean">
            <text:p>FALSE</text:p>
          </table:table-cell>
          <table:table-cell table:formula="of:=AND([.M159]&gt;=[.E159];[.M159]&lt;=[.I15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sie Lane</text:p>
          </table:table-cell>
          <table:table-cell office:value-type="string" calcext:value-type="string">
            <text:p>TY125646</text:p>
          </table:table-cell>
          <table:table-cell office:value-type="string" calcext:value-type="string">
            <text:p>B</text:p>
          </table:table-cell>
          <table:table-cell office:value-type="float" office:value="942" calcext:value-type="float">
            <text:p>942</text:p>
          </table:table-cell>
          <table:table-cell office:value-type="float" office:value="52.2417413620914" calcext:value-type="float">
            <text:p>52.2417413620914</text:p>
          </table:table-cell>
          <table:table-cell office:value-type="float" office:value="54.7544623633697" calcext:value-type="float">
            <text:p>54.7544623633697</text:p>
          </table:table-cell>
          <table:table-cell office:value-type="float" office:value="56.8915562902872" calcext:value-type="float">
            <text:p>56.8915562902872</text:p>
          </table:table-cell>
          <table:table-cell office:value-type="float" office:value="59.7799043659261" calcext:value-type="float">
            <text:p>59.7799043659261</text:p>
          </table:table-cell>
          <table:table-cell office:value-type="float" office:value="62.2926253672044" calcext:value-type="float">
            <text:p>62.2926253672044</text:p>
          </table:table-cell>
          <table:table-cell office:value-type="float" office:value="187" calcext:value-type="float">
            <text:p>187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7.1159748625373" calcext:value-type="float">
            <text:p>57.1159748625373</text:p>
          </table:table-cell>
          <table:table-cell office:value-type="float" office:value="182" calcext:value-type="float">
            <text:p>182</text:p>
          </table:table-cell>
          <table:table-cell table:formula="of:=ROW() - 1" office:value-type="float" office:value="159" calcext:value-type="float">
            <text:p>159</text:p>
          </table:table-cell>
          <table:table-cell table:formula="of:=[.K160] - [.N160]" office:value-type="float" office:value="-16" calcext:value-type="float">
            <text:p>-16</text:p>
          </table:table-cell>
          <table:table-cell table:formula="of:=[.O160]-[.N160]" office:value-type="float" office:value="-23" calcext:value-type="float">
            <text:p>-23</text:p>
          </table:table-cell>
          <table:table-cell table:formula="of:=ABS([.Q160])" office:value-type="float" office:value="23" calcext:value-type="float">
            <text:p>23</text:p>
          </table:table-cell>
          <table:table-cell table:formula="of:=[.M160]-[.G160]" office:value-type="float" office:value="0.224418572250102" calcext:value-type="float">
            <text:p>0.224418572250102</text:p>
          </table:table-cell>
          <table:table-cell table:formula="of:=AND([.N160]&lt;=[.J160];[.N160]&gt;=[.L160])" office:value-type="boolean" office:boolean-value="true" calcext:value-type="boolean">
            <text:p>TRUE</text:p>
          </table:table-cell>
          <table:table-cell table:formula="of:=AND([.M160]&gt;=[.F160];[.M160]&lt;=[.H160])" office:value-type="boolean" office:boolean-value="true" calcext:value-type="boolean">
            <text:p>TRUE</text:p>
          </table:table-cell>
          <table:table-cell table:formula="of:=AND([.M160]&gt;=[.E160];[.M160]&lt;=[.I16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lipe Senra</text:p>
          </table:table-cell>
          <table:table-cell office:value-type="string" calcext:value-type="string">
            <text:p>A149551</text:p>
          </table:table-cell>
          <table:table-cell office:value-type="string" calcext:value-type="string">
            <text:p>A</text:p>
          </table:table-cell>
          <table:table-cell office:value-type="float" office:value="994" calcext:value-type="float">
            <text:p>994</text:p>
          </table:table-cell>
          <table:table-cell office:value-type="float" office:value="52.2369766410843" calcext:value-type="float">
            <text:p>52.2369766410843</text:p>
          </table:table-cell>
          <table:table-cell office:value-type="float" office:value="57.3668032310234" calcext:value-type="float">
            <text:p>57.3668032310234</text:p>
          </table:table-cell>
          <table:table-cell office:value-type="float" office:value="60.9090443490355" calcext:value-type="float">
            <text:p>60.9090443490355</text:p>
          </table:table-cell>
          <table:table-cell office:value-type="float" office:value="67.6264564109016" calcext:value-type="float">
            <text:p>67.6264564109016</text:p>
          </table:table-cell>
          <table:table-cell office:value-type="float" office:value="72.7562830008408" calcext:value-type="float">
            <text:p>72.7562830008408</text:p>
          </table:table-cell>
          <table:table-cell office:value-type="float" office:value="174" calcext:value-type="float">
            <text:p>174</text:p>
          </table:table-cell>
          <table:table-cell office:value-type="float" office:value="153" calcext:value-type="float">
            <text:p>153</text:p>
          </table:table-cell>
          <table:table-cell office:value-type="float" office:value="116" calcext:value-type="float">
            <text:p>116</text:p>
          </table:table-cell>
          <table:table-cell office:value-type="float" office:value="65.3464371642228" calcext:value-type="float">
            <text:p>65.3464371642228</text:p>
          </table:table-cell>
          <table:table-cell office:value-type="float" office:value="142" calcext:value-type="float">
            <text:p>142</text:p>
          </table:table-cell>
          <table:table-cell table:formula="of:=ROW() - 1" office:value-type="float" office:value="160" calcext:value-type="float">
            <text:p>160</text:p>
          </table:table-cell>
          <table:table-cell table:formula="of:=[.K161] - [.N161]" office:value-type="float" office:value="11" calcext:value-type="float">
            <text:p>11</text:p>
          </table:table-cell>
          <table:table-cell table:formula="of:=[.O161]-[.N161]" office:value-type="float" office:value="18" calcext:value-type="float">
            <text:p>18</text:p>
          </table:table-cell>
          <table:table-cell table:formula="of:=ABS([.Q161])" office:value-type="float" office:value="18" calcext:value-type="float">
            <text:p>18</text:p>
          </table:table-cell>
          <table:table-cell table:formula="of:=[.M161]-[.G161]" office:value-type="float" office:value="4.43739281518731" calcext:value-type="float">
            <text:p>4.43739281518731</text:p>
          </table:table-cell>
          <table:table-cell table:formula="of:=AND([.N161]&lt;=[.J161];[.N161]&gt;=[.L161])" office:value-type="boolean" office:boolean-value="true" calcext:value-type="boolean">
            <text:p>TRUE</text:p>
          </table:table-cell>
          <table:table-cell table:formula="of:=AND([.M161]&gt;=[.F161];[.M161]&lt;=[.H161])" office:value-type="boolean" office:boolean-value="true" calcext:value-type="boolean">
            <text:p>TRUE</text:p>
          </table:table-cell>
          <table:table-cell table:formula="of:=AND([.M161]&gt;=[.E161];[.M161]&lt;=[.I16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n Kroon</text:p>
          </table:table-cell>
          <table:table-cell office:value-type="string" calcext:value-type="string">
            <text:p>A149850</text:p>
          </table:table-cell>
          <table:table-cell office:value-type="string" calcext:value-type="string">
            <text:p>B</text:p>
          </table:table-cell>
          <table:table-cell office:value-type="float" office:value="1014" calcext:value-type="float">
            <text:p>1014</text:p>
          </table:table-cell>
          <table:table-cell office:value-type="float" office:value="52.2283170192727" calcext:value-type="float">
            <text:p>52.2283170192727</text:p>
          </table:table-cell>
          <table:table-cell office:value-type="float" office:value="56.9057103165775" calcext:value-type="float">
            <text:p>56.9057103165775</text:p>
          </table:table-cell>
          <table:table-cell office:value-type="float" office:value="61.4733430302854" calcext:value-type="float">
            <text:p>61.4733430302854</text:p>
          </table:table-cell>
          <table:table-cell office:value-type="float" office:value="66.2604969111872" calcext:value-type="float">
            <text:p>66.2604969111872</text:p>
          </table:table-cell>
          <table:table-cell office:value-type="float" office:value="70.937890208492" calcext:value-type="float">
            <text:p>70.937890208492</text:p>
          </table:table-cell>
          <table:table-cell office:value-type="float" office:value="174" calcext:value-type="float">
            <text:p>174</text:p>
          </table:table-cell>
          <table:table-cell office:value-type="float" office:value="151" calcext:value-type="float">
            <text:p>15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table:formula="of:=ROW() - 1" office:value-type="float" office:value="161" calcext:value-type="float">
            <text:p>161</text:p>
          </table:table-cell>
          <table:table-cell table:formula="of:=[.K162] - [.N162]" office:value-type="float" office:value="-106" calcext:value-type="float">
            <text:p>-106</text:p>
          </table:table-cell>
          <table:table-cell table:formula="of:=[.O162]-[.N162]" office:value-type="float" office:value="-96" calcext:value-type="float">
            <text:p>-96</text:p>
          </table:table-cell>
          <table:table-cell table:formula="of:=ABS([.Q162])" office:value-type="float" office:value="96" calcext:value-type="float">
            <text:p>96</text:p>
          </table:table-cell>
          <table:table-cell table:formula="of:=[.M162]-[.G162]" office:value-type="float" office:value="-61.4733430302854" calcext:value-type="float">
            <text:p>-61.4733430302854</text:p>
          </table:table-cell>
          <table:table-cell table:formula="of:=AND([.N162]&lt;=[.J162];[.N162]&gt;=[.L162])" office:value-type="boolean" office:boolean-value="false" calcext:value-type="boolean">
            <text:p>FALSE</text:p>
          </table:table-cell>
          <table:table-cell table:formula="of:=AND([.M162]&gt;=[.F162];[.M162]&lt;=[.H162])" office:value-type="boolean" office:boolean-value="false" calcext:value-type="boolean">
            <text:p>FALSE</text:p>
          </table:table-cell>
          <table:table-cell table:formula="of:=AND([.M162]&gt;=[.E162];[.M162]&lt;=[.I16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ig Rubenstein</text:p>
          </table:table-cell>
          <table:table-cell office:value-type="string" calcext:value-type="string">
            <text:p>L5897</text:p>
          </table:table-cell>
          <table:table-cell office:value-type="string" calcext:value-type="string">
            <text:p>A</text:p>
          </table:table-cell>
          <table:table-cell office:value-type="float" office:value="1006" calcext:value-type="float">
            <text:p>1006</text:p>
          </table:table-cell>
          <table:table-cell office:value-type="float" office:value="51.3084726382523" calcext:value-type="float">
            <text:p>51.3084726382523</text:p>
          </table:table-cell>
          <table:table-cell office:value-type="float" office:value="55.8142667057171" calcext:value-type="float">
            <text:p>55.8142667057171</text:p>
          </table:table-cell>
          <table:table-cell office:value-type="float" office:value="61.0729971814395" calcext:value-type="float">
            <text:p>61.0729971814395</text:p>
          </table:table-cell>
          <table:table-cell office:value-type="float" office:value="64.8258548406468" calcext:value-type="float">
            <text:p>64.8258548406468</text:p>
          </table:table-cell>
          <table:table-cell office:value-type="float" office:value="69.3316489081116" calcext:value-type="float">
            <text:p>69.3316489081116</text:p>
          </table:table-cell>
          <table:table-cell office:value-type="float" office:value="175" calcext:value-type="float">
            <text:p>175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59.094908972613" calcext:value-type="float">
            <text:p>59.094908972613</text:p>
          </table:table-cell>
          <table:table-cell office:value-type="float" office:value="172" calcext:value-type="float">
            <text:p>172</text:p>
          </table:table-cell>
          <table:table-cell table:formula="of:=ROW() - 1" office:value-type="float" office:value="162" calcext:value-type="float">
            <text:p>162</text:p>
          </table:table-cell>
          <table:table-cell table:formula="of:=[.K163] - [.N163]" office:value-type="float" office:value="-20" calcext:value-type="float">
            <text:p>-20</text:p>
          </table:table-cell>
          <table:table-cell table:formula="of:=[.O163]-[.N163]" office:value-type="float" office:value="-10" calcext:value-type="float">
            <text:p>-10</text:p>
          </table:table-cell>
          <table:table-cell table:formula="of:=ABS([.Q163])" office:value-type="float" office:value="10" calcext:value-type="float">
            <text:p>10</text:p>
          </table:table-cell>
          <table:table-cell table:formula="of:=[.M163]-[.G163]" office:value-type="float" office:value="-1.9780882088265" calcext:value-type="float">
            <text:p>-1.9780882088265</text:p>
          </table:table-cell>
          <table:table-cell table:formula="of:=AND([.N163]&lt;=[.J163];[.N163]&gt;=[.L163])" office:value-type="boolean" office:boolean-value="true" calcext:value-type="boolean">
            <text:p>TRUE</text:p>
          </table:table-cell>
          <table:table-cell table:formula="of:=AND([.M163]&gt;=[.F163];[.M163]&lt;=[.H163])" office:value-type="boolean" office:boolean-value="true" calcext:value-type="boolean">
            <text:p>TRUE</text:p>
          </table:table-cell>
          <table:table-cell table:formula="of:=AND([.M163]&gt;=[.E163];[.M163]&lt;=[.I16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l Laberge</text:p>
          </table:table-cell>
          <table:table-cell office:value-type="string" calcext:value-type="string">
            <text:p>TY111576</text:p>
          </table:table-cell>
          <table:table-cell office:value-type="string" calcext:value-type="string">
            <text:p>C</text:p>
          </table:table-cell>
          <table:table-cell office:value-type="float" office:value="969" calcext:value-type="float">
            <text:p>969</text:p>
          </table:table-cell>
          <table:table-cell office:value-type="float" office:value="51.2165109383361" calcext:value-type="float">
            <text:p>51.2165109383361</text:p>
          </table:table-cell>
          <table:table-cell office:value-type="float" office:value="55.2215580218716" calcext:value-type="float">
            <text:p>55.2215580218716</text:p>
          </table:table-cell>
          <table:table-cell office:value-type="float" office:value="59.0531164314923" calcext:value-type="float">
            <text:p>59.0531164314923</text:p>
          </table:table-cell>
          <table:table-cell office:value-type="float" office:value="63.2316521889427" calcext:value-type="float">
            <text:p>63.2316521889427</text:p>
          </table:table-cell>
          <table:table-cell office:value-type="float" office:value="67.2366992724783" calcext:value-type="float">
            <text:p>67.2366992724783</text:p>
          </table:table-cell>
          <table:table-cell office:value-type="float" office:value="178" calcext:value-type="float">
            <text:p>178</text:p>
          </table:table-cell>
          <table:table-cell office:value-type="float" office:value="159" calcext:value-type="float">
            <text:p>15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table:formula="of:=ROW() - 1" office:value-type="float" office:value="163" calcext:value-type="float">
            <text:p>163</text:p>
          </table:table-cell>
          <table:table-cell table:formula="of:=[.K164] - [.N164]" office:value-type="float" office:value="-97" calcext:value-type="float">
            <text:p>-97</text:p>
          </table:table-cell>
          <table:table-cell table:formula="of:=[.O164]-[.N164]" office:value-type="float" office:value="-93" calcext:value-type="float">
            <text:p>-93</text:p>
          </table:table-cell>
          <table:table-cell table:formula="of:=ABS([.Q164])" office:value-type="float" office:value="93" calcext:value-type="float">
            <text:p>93</text:p>
          </table:table-cell>
          <table:table-cell table:formula="of:=[.M164]-[.G164]" office:value-type="float" office:value="-59.0531164314923" calcext:value-type="float">
            <text:p>-59.0531164314923</text:p>
          </table:table-cell>
          <table:table-cell table:formula="of:=AND([.N164]&lt;=[.J164];[.N164]&gt;=[.L164])" office:value-type="boolean" office:boolean-value="false" calcext:value-type="boolean">
            <text:p>FALSE</text:p>
          </table:table-cell>
          <table:table-cell table:formula="of:=AND([.M164]&gt;=[.F164];[.M164]&lt;=[.H164])" office:value-type="boolean" office:boolean-value="false" calcext:value-type="boolean">
            <text:p>FALSE</text:p>
          </table:table-cell>
          <table:table-cell table:formula="of:=AND([.M164]&gt;=[.E164];[.M164]&lt;=[.I16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 Paxhia</text:p>
          </table:table-cell>
          <table:table-cell office:value-type="string" calcext:value-type="string">
            <text:p>L4986</text:p>
          </table:table-cell>
          <table:table-cell office:value-type="string" calcext:value-type="string">
            <text:p>B</text:p>
          </table:table-cell>
          <table:table-cell office:value-type="float" office:value="961" calcext:value-type="float">
            <text:p>961</text:p>
          </table:table-cell>
          <table:table-cell office:value-type="float" office:value="51.0770410281262" calcext:value-type="float">
            <text:p>51.0770410281262</text:p>
          </table:table-cell>
          <table:table-cell office:value-type="float" office:value="54.6815493544307" calcext:value-type="float">
            <text:p>54.6815493544307</text:p>
          </table:table-cell>
          <table:table-cell office:value-type="float" office:value="58.1924873197968" calcext:value-type="float">
            <text:p>58.1924873197968</text:p>
          </table:table-cell>
          <table:table-cell office:value-type="float" office:value="61.8905660070396" calcext:value-type="float">
            <text:p>61.8905660070396</text:p>
          </table:table-cell>
          <table:table-cell office:value-type="float" office:value="65.4950743333441" calcext:value-type="float">
            <text:p>65.4950743333441</text:p>
          </table:table-cell>
          <table:table-cell office:value-type="float" office:value="182" calcext:value-type="float">
            <text:p>182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59.5749886230724" calcext:value-type="float">
            <text:p>59.5749886230724</text:p>
          </table:table-cell>
          <table:table-cell office:value-type="float" office:value="167" calcext:value-type="float">
            <text:p>167</text:p>
          </table:table-cell>
          <table:table-cell table:formula="of:=ROW() - 1" office:value-type="float" office:value="164" calcext:value-type="float">
            <text:p>164</text:p>
          </table:table-cell>
          <table:table-cell table:formula="of:=[.K165] - [.N165]" office:value-type="float" office:value="-5" calcext:value-type="float">
            <text:p>-5</text:p>
          </table:table-cell>
          <table:table-cell table:formula="of:=[.O165]-[.N165]" office:value-type="float" office:value="-3" calcext:value-type="float">
            <text:p>-3</text:p>
          </table:table-cell>
          <table:table-cell table:formula="of:=ABS([.Q165])" office:value-type="float" office:value="3" calcext:value-type="float">
            <text:p>3</text:p>
          </table:table-cell>
          <table:table-cell table:formula="of:=[.M165]-[.G165]" office:value-type="float" office:value="1.3825013032756" calcext:value-type="float">
            <text:p>1.3825013032756</text:p>
          </table:table-cell>
          <table:table-cell table:formula="of:=AND([.N165]&lt;=[.J165];[.N165]&gt;=[.L165])" office:value-type="boolean" office:boolean-value="true" calcext:value-type="boolean">
            <text:p>TRUE</text:p>
          </table:table-cell>
          <table:table-cell table:formula="of:=AND([.M165]&gt;=[.F165];[.M165]&lt;=[.H165])" office:value-type="boolean" office:boolean-value="true" calcext:value-type="boolean">
            <text:p>TRUE</text:p>
          </table:table-cell>
          <table:table-cell table:formula="of:=AND([.M165]&gt;=[.E165];[.M165]&lt;=[.I16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rry Nguyen</text:p>
          </table:table-cell>
          <table:table-cell office:value-type="string" calcext:value-type="string">
            <text:p>L5647</text:p>
          </table:table-cell>
          <table:table-cell office:value-type="string" calcext:value-type="string">
            <text:p>GM</text:p>
          </table:table-cell>
          <table:table-cell office:value-type="float" office:value="996" calcext:value-type="float">
            <text:p>996</text:p>
          </table:table-cell>
          <table:table-cell office:value-type="float" office:value="51.024914729105" calcext:value-type="float">
            <text:p>51.024914729105</text:p>
          </table:table-cell>
          <table:table-cell office:value-type="float" office:value="55.6588335712507" calcext:value-type="float">
            <text:p>55.6588335712507</text:p>
          </table:table-cell>
          <table:table-cell office:value-type="float" office:value="60.7572938675988" calcext:value-type="float">
            <text:p>60.7572938675988</text:p>
          </table:table-cell>
          <table:table-cell office:value-type="float" office:value="64.9266712555423" calcext:value-type="float">
            <text:p>64.9266712555423</text:p>
          </table:table-cell>
          <table:table-cell office:value-type="float" office:value="69.560590097688" calcext:value-type="float">
            <text:p>69.560590097688</text:p>
          </table:table-cell>
          <table:table-cell office:value-type="float" office:value="176" calcext:value-type="float">
            <text:p>176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59.3479944312957" calcext:value-type="float">
            <text:p>59.3479944312957</text:p>
          </table:table-cell>
          <table:table-cell office:value-type="float" office:value="170" calcext:value-type="float">
            <text:p>170</text:p>
          </table:table-cell>
          <table:table-cell table:formula="of:=ROW() - 1" office:value-type="float" office:value="165" calcext:value-type="float">
            <text:p>165</text:p>
          </table:table-cell>
          <table:table-cell table:formula="of:=[.K166] - [.N166]" office:value-type="float" office:value="-15" calcext:value-type="float">
            <text:p>-15</text:p>
          </table:table-cell>
          <table:table-cell table:formula="of:=[.O166]-[.N166]" office:value-type="float" office:value="-5" calcext:value-type="float">
            <text:p>-5</text:p>
          </table:table-cell>
          <table:table-cell table:formula="of:=ABS([.Q166])" office:value-type="float" office:value="5" calcext:value-type="float">
            <text:p>5</text:p>
          </table:table-cell>
          <table:table-cell table:formula="of:=[.M166]-[.G166]" office:value-type="float" office:value="-1.40929943630309" calcext:value-type="float">
            <text:p>-1.40929943630309</text:p>
          </table:table-cell>
          <table:table-cell table:formula="of:=AND([.N166]&lt;=[.J166];[.N166]&gt;=[.L166])" office:value-type="boolean" office:boolean-value="true" calcext:value-type="boolean">
            <text:p>TRUE</text:p>
          </table:table-cell>
          <table:table-cell table:formula="of:=AND([.M166]&gt;=[.F166];[.M166]&lt;=[.H166])" office:value-type="boolean" office:boolean-value="true" calcext:value-type="boolean">
            <text:p>TRUE</text:p>
          </table:table-cell>
          <table:table-cell table:formula="of:=AND([.M166]&gt;=[.E166];[.M166]&lt;=[.I16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a Hall</text:p>
          </table:table-cell>
          <table:table-cell office:value-type="string" calcext:value-type="string">
            <text:p>TY124186</text:p>
          </table:table-cell>
          <table:table-cell office:value-type="string" calcext:value-type="string">
            <text:p>B</text:p>
          </table:table-cell>
          <table:table-cell office:value-type="float" office:value="965" calcext:value-type="float">
            <text:p>965</text:p>
          </table:table-cell>
          <table:table-cell office:value-type="float" office:value="50.7876137621004" calcext:value-type="float">
            <text:p>50.7876137621004</text:p>
          </table:table-cell>
          <table:table-cell office:value-type="float" office:value="54.7676092647183" calcext:value-type="float">
            <text:p>54.7676092647183</text:p>
          </table:table-cell>
          <table:table-cell office:value-type="float" office:value="58.8003942675019" calcext:value-type="float">
            <text:p>58.8003942675019</text:p>
          </table:table-cell>
          <table:table-cell office:value-type="float" office:value="62.7276002699542" calcext:value-type="float">
            <text:p>62.7276002699542</text:p>
          </table:table-cell>
          <table:table-cell office:value-type="float" office:value="66.7075957725721" calcext:value-type="float">
            <text:p>66.7075957725721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44" calcext:value-type="float">
            <text:p>144</text:p>
          </table:table-cell>
          <table:table-cell office:value-type="float" office:value="57.7746653888521" calcext:value-type="float">
            <text:p>57.7746653888521</text:p>
          </table:table-cell>
          <table:table-cell office:value-type="float" office:value="179" calcext:value-type="float">
            <text:p>179</text:p>
          </table:table-cell>
          <table:table-cell table:formula="of:=ROW() - 1" office:value-type="float" office:value="166" calcext:value-type="float">
            <text:p>166</text:p>
          </table:table-cell>
          <table:table-cell table:formula="of:=[.K167] - [.N167]" office:value-type="float" office:value="-19" calcext:value-type="float">
            <text:p>-19</text:p>
          </table:table-cell>
          <table:table-cell table:formula="of:=[.O167]-[.N167]" office:value-type="float" office:value="-13" calcext:value-type="float">
            <text:p>-13</text:p>
          </table:table-cell>
          <table:table-cell table:formula="of:=ABS([.Q167])" office:value-type="float" office:value="13" calcext:value-type="float">
            <text:p>13</text:p>
          </table:table-cell>
          <table:table-cell table:formula="of:=[.M167]-[.G167]" office:value-type="float" office:value="-1.0257288786498" calcext:value-type="float">
            <text:p>-1.0257288786498</text:p>
          </table:table-cell>
          <table:table-cell table:formula="of:=AND([.N167]&lt;=[.J167];[.N167]&gt;=[.L167])" office:value-type="boolean" office:boolean-value="true" calcext:value-type="boolean">
            <text:p>TRUE</text:p>
          </table:table-cell>
          <table:table-cell table:formula="of:=AND([.M167]&gt;=[.F167];[.M167]&lt;=[.H167])" office:value-type="boolean" office:boolean-value="true" calcext:value-type="boolean">
            <text:p>TRUE</text:p>
          </table:table-cell>
          <table:table-cell table:formula="of:=AND([.M167]&gt;=[.E167];[.M167]&lt;=[.I16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wald Gouws</text:p>
          </table:table-cell>
          <table:table-cell office:value-type="string" calcext:value-type="string">
            <text:p>A144424</text:p>
          </table:table-cell>
          <table:table-cell office:value-type="string" calcext:value-type="string">
            <text:p>B</text:p>
          </table:table-cell>
          <table:table-cell office:value-type="float" office:value="951" calcext:value-type="float">
            <text:p>951</text:p>
          </table:table-cell>
          <table:table-cell office:value-type="float" office:value="50.5052050400871" calcext:value-type="float">
            <text:p>50.5052050400871</text:p>
          </table:table-cell>
          <table:table-cell office:value-type="float" office:value="55.6157795070812" calcext:value-type="float">
            <text:p>55.6157795070812</text:p>
          </table:table-cell>
          <table:table-cell office:value-type="float" office:value="58.4323225696186" calcext:value-type="float">
            <text:p>58.4323225696186</text:p>
          </table:table-cell>
          <table:table-cell office:value-type="float" office:value="65.8369284410693" calcext:value-type="float">
            <text:p>65.8369284410693</text:p>
          </table:table-cell>
          <table:table-cell office:value-type="float" office:value="70.9475029080634" calcext:value-type="float">
            <text:p>70.9475029080634</text:p>
          </table:table-cell>
          <table:table-cell office:value-type="float" office:value="178" calcext:value-type="float">
            <text:p>178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58.979436786715" calcext:value-type="float">
            <text:p>58.979436786715</text:p>
          </table:table-cell>
          <table:table-cell office:value-type="float" office:value="173" calcext:value-type="float">
            <text:p>173</text:p>
          </table:table-cell>
          <table:table-cell table:formula="of:=ROW() - 1" office:value-type="float" office:value="167" calcext:value-type="float">
            <text:p>167</text:p>
          </table:table-cell>
          <table:table-cell table:formula="of:=[.K168] - [.N168]" office:value-type="float" office:value="-12" calcext:value-type="float">
            <text:p>-12</text:p>
          </table:table-cell>
          <table:table-cell table:formula="of:=[.O168]-[.N168]" office:value-type="float" office:value="-6" calcext:value-type="float">
            <text:p>-6</text:p>
          </table:table-cell>
          <table:table-cell table:formula="of:=ABS([.Q168])" office:value-type="float" office:value="6" calcext:value-type="float">
            <text:p>6</text:p>
          </table:table-cell>
          <table:table-cell table:formula="of:=[.M168]-[.G168]" office:value-type="float" office:value="0.5471142170964" calcext:value-type="float">
            <text:p>0.5471142170964</text:p>
          </table:table-cell>
          <table:table-cell table:formula="of:=AND([.N168]&lt;=[.J168];[.N168]&gt;=[.L168])" office:value-type="boolean" office:boolean-value="true" calcext:value-type="boolean">
            <text:p>TRUE</text:p>
          </table:table-cell>
          <table:table-cell table:formula="of:=AND([.M168]&gt;=[.F168];[.M168]&lt;=[.H168])" office:value-type="boolean" office:boolean-value="true" calcext:value-type="boolean">
            <text:p>TRUE</text:p>
          </table:table-cell>
          <table:table-cell table:formula="of:=AND([.M168]&gt;=[.E168];[.M168]&lt;=[.I16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ayton Paschal</text:p>
          </table:table-cell>
          <table:table-cell office:value-type="string" calcext:value-type="string">
            <text:p>L5407</text:p>
          </table:table-cell>
          <table:table-cell office:value-type="string" calcext:value-type="string">
            <text:p>B</text:p>
          </table:table-cell>
          <table:table-cell office:value-type="float" office:value="957" calcext:value-type="float">
            <text:p>957</text:p>
          </table:table-cell>
          <table:table-cell office:value-type="float" office:value="50.2931472976446" calcext:value-type="float">
            <text:p>50.2931472976446</text:p>
          </table:table-cell>
          <table:table-cell office:value-type="float" office:value="55.0350987746455" calcext:value-type="float">
            <text:p>55.0350987746455</text:p>
          </table:table-cell>
          <table:table-cell office:value-type="float" office:value="58.699612390024" calcext:value-type="float">
            <text:p>58.699612390024</text:p>
          </table:table-cell>
          <table:table-cell office:value-type="float" office:value="64.5190017286473" calcext:value-type="float">
            <text:p>64.5190017286473</text:p>
          </table:table-cell>
          <table:table-cell office:value-type="float" office:value="69.2609532056482" calcext:value-type="float">
            <text:p>69.2609532056482</text:p>
          </table:table-cell>
          <table:table-cell office:value-type="float" office:value="179" calcext:value-type="float">
            <text:p>179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62.3776111359384" calcext:value-type="float">
            <text:p>62.3776111359384</text:p>
          </table:table-cell>
          <table:table-cell office:value-type="float" office:value="155" calcext:value-type="float">
            <text:p>155</text:p>
          </table:table-cell>
          <table:table-cell table:formula="of:=ROW() - 1" office:value-type="float" office:value="168" calcext:value-type="float">
            <text:p>168</text:p>
          </table:table-cell>
          <table:table-cell table:formula="of:=[.K169] - [.N169]" office:value-type="float" office:value="5" calcext:value-type="float">
            <text:p>5</text:p>
          </table:table-cell>
          <table:table-cell table:formula="of:=[.O169]-[.N169]" office:value-type="float" office:value="13" calcext:value-type="float">
            <text:p>13</text:p>
          </table:table-cell>
          <table:table-cell table:formula="of:=ABS([.Q169])" office:value-type="float" office:value="13" calcext:value-type="float">
            <text:p>13</text:p>
          </table:table-cell>
          <table:table-cell table:formula="of:=[.M169]-[.G169]" office:value-type="float" office:value="3.6779987459144" calcext:value-type="float">
            <text:p>3.6779987459144</text:p>
          </table:table-cell>
          <table:table-cell table:formula="of:=AND([.N169]&lt;=[.J169];[.N169]&gt;=[.L169])" office:value-type="boolean" office:boolean-value="true" calcext:value-type="boolean">
            <text:p>TRUE</text:p>
          </table:table-cell>
          <table:table-cell table:formula="of:=AND([.M169]&gt;=[.F169];[.M169]&lt;=[.H169])" office:value-type="boolean" office:boolean-value="true" calcext:value-type="boolean">
            <text:p>TRUE</text:p>
          </table:table-cell>
          <table:table-cell table:formula="of:=AND([.M169]&gt;=[.E169];[.M169]&lt;=[.I16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 Click</text:p>
          </table:table-cell>
          <table:table-cell office:value-type="string" calcext:value-type="string">
            <text:p>L3670</text:p>
          </table:table-cell>
          <table:table-cell office:value-type="string" calcext:value-type="string">
            <text:p>A</text:p>
          </table:table-cell>
          <table:table-cell office:value-type="float" office:value="972" calcext:value-type="float">
            <text:p>972</text:p>
          </table:table-cell>
          <table:table-cell office:value-type="float" office:value="50.1845840444527" calcext:value-type="float">
            <text:p>50.1845840444527</text:p>
          </table:table-cell>
          <table:table-cell office:value-type="float" office:value="54.7693570447519" calcext:value-type="float">
            <text:p>54.7693570447519</text:p>
          </table:table-cell>
          <table:table-cell office:value-type="float" office:value="59.4063365221006" calcext:value-type="float">
            <text:p>59.4063365221006</text:p>
          </table:table-cell>
          <table:table-cell office:value-type="float" office:value="63.9389030453502" calcext:value-type="float">
            <text:p>63.9389030453502</text:p>
          </table:table-cell>
          <table:table-cell office:value-type="float" office:value="68.5236760456493" calcext:value-type="float">
            <text:p>68.5236760456493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office:value-type="float" office:value="138" calcext:value-type="float">
            <text:p>138</text:p>
          </table:table-cell>
          <table:table-cell office:value-type="float" office:value="57.0973899373844" calcext:value-type="float">
            <text:p>57.0973899373844</text:p>
          </table:table-cell>
          <table:table-cell office:value-type="float" office:value="183" calcext:value-type="float">
            <text:p>183</text:p>
          </table:table-cell>
          <table:table-cell table:formula="of:=ROW() - 1" office:value-type="float" office:value="169" calcext:value-type="float">
            <text:p>169</text:p>
          </table:table-cell>
          <table:table-cell table:formula="of:=[.K170] - [.N170]" office:value-type="float" office:value="-26" calcext:value-type="float">
            <text:p>-26</text:p>
          </table:table-cell>
          <table:table-cell table:formula="of:=[.O170]-[.N170]" office:value-type="float" office:value="-14" calcext:value-type="float">
            <text:p>-14</text:p>
          </table:table-cell>
          <table:table-cell table:formula="of:=ABS([.Q170])" office:value-type="float" office:value="14" calcext:value-type="float">
            <text:p>14</text:p>
          </table:table-cell>
          <table:table-cell table:formula="of:=[.M170]-[.G170]" office:value-type="float" office:value="-2.3089465847162" calcext:value-type="float">
            <text:p>-2.3089465847162</text:p>
          </table:table-cell>
          <table:table-cell table:formula="of:=AND([.N170]&lt;=[.J170];[.N170]&gt;=[.L170])" office:value-type="boolean" office:boolean-value="false" calcext:value-type="boolean">
            <text:p>FALSE</text:p>
          </table:table-cell>
          <table:table-cell table:formula="of:=AND([.M170]&gt;=[.F170];[.M170]&lt;=[.H170])" office:value-type="boolean" office:boolean-value="true" calcext:value-type="boolean">
            <text:p>TRUE</text:p>
          </table:table-cell>
          <table:table-cell table:formula="of:=AND([.M170]&gt;=[.E170];[.M170]&lt;=[.I17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ham Gregory</text:p>
          </table:table-cell>
          <table:table-cell office:value-type="string" calcext:value-type="string">
            <text:p>FY139007</text:p>
          </table:table-cell>
          <table:table-cell office:value-type="string" calcext:value-type="string">
            <text:p>B</text:p>
          </table:table-cell>
          <table:table-cell office:value-type="float" office:value="952" calcext:value-type="float">
            <text:p>952</text:p>
          </table:table-cell>
          <table:table-cell office:value-type="float" office:value="49.2664126805584" calcext:value-type="float">
            <text:p>49.2664126805584</text:p>
          </table:table-cell>
          <table:table-cell office:value-type="float" office:value="53.3071170024482" calcext:value-type="float">
            <text:p>53.3071170024482</text:p>
          </table:table-cell>
          <table:table-cell office:value-type="float" office:value="57.7862161836934" calcext:value-type="float">
            <text:p>57.7862161836934</text:p>
          </table:table-cell>
          <table:table-cell office:value-type="float" office:value="61.3885256462278" calcext:value-type="float">
            <text:p>61.3885256462278</text:p>
          </table:table-cell>
          <table:table-cell office:value-type="float" office:value="65.4292299681176" calcext:value-type="float">
            <text:p>65.4292299681176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51" calcext:value-type="float">
            <text:p>151</text:p>
          </table:table-cell>
          <table:table-cell office:value-type="float" office:value="61.5603245844023" calcext:value-type="float">
            <text:p>61.5603245844023</text:p>
          </table:table-cell>
          <table:table-cell office:value-type="float" office:value="159" calcext:value-type="float">
            <text:p>159</text:p>
          </table:table-cell>
          <table:table-cell table:formula="of:=ROW() - 1" office:value-type="float" office:value="170" calcext:value-type="float">
            <text:p>170</text:p>
          </table:table-cell>
          <table:table-cell table:formula="of:=[.K171] - [.N171]" office:value-type="float" office:value="3" calcext:value-type="float">
            <text:p>3</text:p>
          </table:table-cell>
          <table:table-cell table:formula="of:=[.O171]-[.N171]" office:value-type="float" office:value="11" calcext:value-type="float">
            <text:p>11</text:p>
          </table:table-cell>
          <table:table-cell table:formula="of:=ABS([.Q171])" office:value-type="float" office:value="11" calcext:value-type="float">
            <text:p>11</text:p>
          </table:table-cell>
          <table:table-cell table:formula="of:=[.M171]-[.G171]" office:value-type="float" office:value="3.7741084007089" calcext:value-type="float">
            <text:p>3.7741084007089</text:p>
          </table:table-cell>
          <table:table-cell table:formula="of:=AND([.N171]&lt;=[.J171];[.N171]&gt;=[.L171])" office:value-type="boolean" office:boolean-value="true" calcext:value-type="boolean">
            <text:p>TRUE</text:p>
          </table:table-cell>
          <table:table-cell table:formula="of:=AND([.M171]&gt;=[.F171];[.M171]&lt;=[.H171])" office:value-type="boolean" office:boolean-value="false" calcext:value-type="boolean">
            <text:p>FALSE</text:p>
          </table:table-cell>
          <table:table-cell table:formula="of:=AND([.M171]&gt;=[.E171];[.M171]&lt;=[.I17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y Wood</text:p>
          </table:table-cell>
          <table:table-cell office:value-type="string" calcext:value-type="string">
            <text:p>A54411</text:p>
          </table:table-cell>
          <table:table-cell office:value-type="string" calcext:value-type="string">
            <text:p>M</text:p>
          </table:table-cell>
          <table:table-cell office:value-type="float" office:value="976" calcext:value-type="float">
            <text:p>976</text:p>
          </table:table-cell>
          <table:table-cell office:value-type="float" office:value="49.1742139294588" calcext:value-type="float">
            <text:p>49.1742139294588</text:p>
          </table:table-cell>
          <table:table-cell office:value-type="float" office:value="53.8094289827525" calcext:value-type="float">
            <text:p>53.8094289827525</text:p>
          </table:table-cell>
          <table:table-cell office:value-type="float" office:value="59.4284072513525" calcext:value-type="float">
            <text:p>59.4284072513525</text:p>
          </table:table-cell>
          <table:table-cell office:value-type="float" office:value="63.0798590893397" calcext:value-type="float">
            <text:p>63.0798590893397</text:p>
          </table:table-cell>
          <table:table-cell office:value-type="float" office:value="67.7150741426334" calcext:value-type="float">
            <text:p>67.7150741426334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office:value-type="float" office:value="63.3522791213347" calcext:value-type="float">
            <text:p>63.3522791213347</text:p>
          </table:table-cell>
          <table:table-cell office:value-type="float" office:value="152" calcext:value-type="float">
            <text:p>152</text:p>
          </table:table-cell>
          <table:table-cell table:formula="of:=ROW() - 1" office:value-type="float" office:value="171" calcext:value-type="float">
            <text:p>171</text:p>
          </table:table-cell>
          <table:table-cell table:formula="of:=[.K172] - [.N172]" office:value-type="float" office:value="5" calcext:value-type="float">
            <text:p>5</text:p>
          </table:table-cell>
          <table:table-cell table:formula="of:=[.O172]-[.N172]" office:value-type="float" office:value="19" calcext:value-type="float">
            <text:p>19</text:p>
          </table:table-cell>
          <table:table-cell table:formula="of:=ABS([.Q172])" office:value-type="float" office:value="19" calcext:value-type="float">
            <text:p>19</text:p>
          </table:table-cell>
          <table:table-cell table:formula="of:=[.M172]-[.G172]" office:value-type="float" office:value="3.9238718699822" calcext:value-type="float">
            <text:p>3.9238718699822</text:p>
          </table:table-cell>
          <table:table-cell table:formula="of:=AND([.N172]&lt;=[.J172];[.N172]&gt;=[.L172])" office:value-type="boolean" office:boolean-value="true" calcext:value-type="boolean">
            <text:p>TRUE</text:p>
          </table:table-cell>
          <table:table-cell table:formula="of:=AND([.M172]&gt;=[.F172];[.M172]&lt;=[.H172])" office:value-type="boolean" office:boolean-value="false" calcext:value-type="boolean">
            <text:p>FALSE</text:p>
          </table:table-cell>
          <table:table-cell table:formula="of:=AND([.M172]&gt;=[.E172];[.M172]&lt;=[.I17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ctor Superales</text:p>
          </table:table-cell>
          <table:table-cell office:value-type="string" calcext:value-type="string">
            <text:p>L5174</text:p>
          </table:table-cell>
          <table:table-cell office:value-type="string" calcext:value-type="string">
            <text:p>B</text:p>
          </table:table-cell>
          <table:table-cell office:value-type="float" office:value="966" calcext:value-type="float">
            <text:p>966</text:p>
          </table:table-cell>
          <table:table-cell office:value-type="float" office:value="49.0780363333577" calcext:value-type="float">
            <text:p>49.0780363333577</text:p>
          </table:table-cell>
          <table:table-cell office:value-type="float" office:value="53.8636677419507" calcext:value-type="float">
            <text:p>53.8636677419507</text:p>
          </table:table-cell>
          <table:table-cell office:value-type="float" office:value="59.1491034663639" calcext:value-type="float">
            <text:p>59.1491034663639</text:p>
          </table:table-cell>
          <table:table-cell office:value-type="float" office:value="63.4349305591369" calcext:value-type="float">
            <text:p>63.4349305591369</text:p>
          </table:table-cell>
          <table:table-cell office:value-type="float" office:value="68.22056196773" calcext:value-type="float">
            <text:p>68.22056196773</text:p>
          </table:table-cell>
          <table:table-cell office:value-type="float" office:value="182" calcext:value-type="float">
            <text:p>182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60.9440843300573" calcext:value-type="float">
            <text:p>60.9440843300573</text:p>
          </table:table-cell>
          <table:table-cell office:value-type="float" office:value="164" calcext:value-type="float">
            <text:p>164</text:p>
          </table:table-cell>
          <table:table-cell table:formula="of:=ROW() - 1" office:value-type="float" office:value="172" calcext:value-type="float">
            <text:p>172</text:p>
          </table:table-cell>
          <table:table-cell table:formula="of:=[.K173] - [.N173]" office:value-type="float" office:value="-6" calcext:value-type="float">
            <text:p>-6</text:p>
          </table:table-cell>
          <table:table-cell table:formula="of:=[.O173]-[.N173]" office:value-type="float" office:value="8" calcext:value-type="float">
            <text:p>8</text:p>
          </table:table-cell>
          <table:table-cell table:formula="of:=ABS([.Q173])" office:value-type="float" office:value="8" calcext:value-type="float">
            <text:p>8</text:p>
          </table:table-cell>
          <table:table-cell table:formula="of:=[.M173]-[.G173]" office:value-type="float" office:value="1.7949808636934" calcext:value-type="float">
            <text:p>1.7949808636934</text:p>
          </table:table-cell>
          <table:table-cell table:formula="of:=AND([.N173]&lt;=[.J173];[.N173]&gt;=[.L173])" office:value-type="boolean" office:boolean-value="true" calcext:value-type="boolean">
            <text:p>TRUE</text:p>
          </table:table-cell>
          <table:table-cell table:formula="of:=AND([.M173]&gt;=[.F173];[.M173]&lt;=[.H173])" office:value-type="boolean" office:boolean-value="true" calcext:value-type="boolean">
            <text:p>TRUE</text:p>
          </table:table-cell>
          <table:table-cell table:formula="of:=AND([.M173]&gt;=[.E173];[.M173]&lt;=[.I17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Wills</text:p>
          </table:table-cell>
          <table:table-cell office:value-type="string" calcext:value-type="string">
            <text:p>A53930</text:p>
          </table:table-cell>
          <table:table-cell office:value-type="string" calcext:value-type="string">
            <text:p>A</text:p>
          </table:table-cell>
          <table:table-cell office:value-type="float" office:value="969" calcext:value-type="float">
            <text:p>969</text:p>
          </table:table-cell>
          <table:table-cell office:value-type="float" office:value="48.9918047967207" calcext:value-type="float">
            <text:p>48.9918047967207</text:p>
          </table:table-cell>
          <table:table-cell office:value-type="float" office:value="53.5047500032011" calcext:value-type="float">
            <text:p>53.5047500032011</text:p>
          </table:table-cell>
          <table:table-cell office:value-type="float" office:value="59.3466865900389" calcext:value-type="float">
            <text:p>59.3466865900389</text:p>
          </table:table-cell>
          <table:table-cell office:value-type="float" office:value="62.530640416162" calcext:value-type="float">
            <text:p>62.530640416162</text:p>
          </table:table-cell>
          <table:table-cell office:value-type="float" office:value="67.0435856226425" calcext:value-type="float">
            <text:p>67.0435856226425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44.6305616425177" calcext:value-type="float">
            <text:p>44.6305616425177</text:p>
          </table:table-cell>
          <table:table-cell office:value-type="float" office:value="217" calcext:value-type="float">
            <text:p>217</text:p>
          </table:table-cell>
          <table:table-cell table:formula="of:=ROW() - 1" office:value-type="float" office:value="173" calcext:value-type="float">
            <text:p>173</text:p>
          </table:table-cell>
          <table:table-cell table:formula="of:=[.K174] - [.N174]" office:value-type="float" office:value="-60" calcext:value-type="float">
            <text:p>-60</text:p>
          </table:table-cell>
          <table:table-cell table:formula="of:=[.O174]-[.N174]" office:value-type="float" office:value="-44" calcext:value-type="float">
            <text:p>-44</text:p>
          </table:table-cell>
          <table:table-cell table:formula="of:=ABS([.Q174])" office:value-type="float" office:value="44" calcext:value-type="float">
            <text:p>44</text:p>
          </table:table-cell>
          <table:table-cell table:formula="of:=[.M174]-[.G174]" office:value-type="float" office:value="-14.7161249475212" calcext:value-type="float">
            <text:p>-14.7161249475212</text:p>
          </table:table-cell>
          <table:table-cell table:formula="of:=AND([.N174]&lt;=[.J174];[.N174]&gt;=[.L174])" office:value-type="boolean" office:boolean-value="false" calcext:value-type="boolean">
            <text:p>FALSE</text:p>
          </table:table-cell>
          <table:table-cell table:formula="of:=AND([.M174]&gt;=[.F174];[.M174]&lt;=[.H174])" office:value-type="boolean" office:boolean-value="false" calcext:value-type="boolean">
            <text:p>FALSE</text:p>
          </table:table-cell>
          <table:table-cell table:formula="of:=AND([.M174]&gt;=[.E174];[.M174]&lt;=[.I174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y Macklin</text:p>
          </table:table-cell>
          <table:table-cell office:value-type="string" calcext:value-type="string">
            <text:p>A155827</text:p>
          </table:table-cell>
          <table:table-cell office:value-type="string" calcext:value-type="string">
            <text:p>C</text:p>
          </table:table-cell>
          <table:table-cell office:value-type="float" office:value="943" calcext:value-type="float">
            <text:p>943</text:p>
          </table:table-cell>
          <table:table-cell office:value-type="float" office:value="48.7831812112738" calcext:value-type="float">
            <text:p>48.7831812112738</text:p>
          </table:table-cell>
          <table:table-cell office:value-type="float" office:value="53.5410148631215" calcext:value-type="float">
            <text:p>53.5410148631215</text:p>
          </table:table-cell>
          <table:table-cell office:value-type="float" office:value="57.8370359717416" calcext:value-type="float">
            <text:p>57.8370359717416</text:p>
          </table:table-cell>
          <table:table-cell office:value-type="float" office:value="63.056682166817" calcext:value-type="float">
            <text:p>63.056682166817</text:p>
          </table:table-cell>
          <table:table-cell office:value-type="float" office:value="67.8145158186648" calcext:value-type="float">
            <text:p>67.8145158186648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67.968157929413" calcext:value-type="float">
            <text:p>67.968157929413</text:p>
          </table:table-cell>
          <table:table-cell office:value-type="float" office:value="125" calcext:value-type="float">
            <text:p>125</text:p>
          </table:table-cell>
          <table:table-cell table:formula="of:=ROW() - 1" office:value-type="float" office:value="174" calcext:value-type="float">
            <text:p>174</text:p>
          </table:table-cell>
          <table:table-cell table:formula="of:=[.K175] - [.N175]" office:value-type="float" office:value="37" calcext:value-type="float">
            <text:p>37</text:p>
          </table:table-cell>
          <table:table-cell table:formula="of:=[.O175]-[.N175]" office:value-type="float" office:value="49" calcext:value-type="float">
            <text:p>49</text:p>
          </table:table-cell>
          <table:table-cell table:formula="of:=ABS([.Q175])" office:value-type="float" office:value="49" calcext:value-type="float">
            <text:p>49</text:p>
          </table:table-cell>
          <table:table-cell table:formula="of:=[.M175]-[.G175]" office:value-type="float" office:value="10.1311219576714" calcext:value-type="float">
            <text:p>10.1311219576714</text:p>
          </table:table-cell>
          <table:table-cell table:formula="of:=AND([.N175]&lt;=[.J175];[.N175]&gt;=[.L175])" office:value-type="boolean" office:boolean-value="false" calcext:value-type="boolean">
            <text:p>FALSE</text:p>
          </table:table-cell>
          <table:table-cell table:formula="of:=AND([.M175]&gt;=[.F175];[.M175]&lt;=[.H175])" office:value-type="boolean" office:boolean-value="false" calcext:value-type="boolean">
            <text:p>FALSE</text:p>
          </table:table-cell>
          <table:table-cell table:formula="of:=AND([.M175]&gt;=[.E175];[.M175]&lt;=[.I17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eve Trafton</text:p>
          </table:table-cell>
          <table:table-cell office:value-type="string" calcext:value-type="string">
            <text:p>TY124934</text:p>
          </table:table-cell>
          <table:table-cell office:value-type="string" calcext:value-type="string">
            <text:p>C</text:p>
          </table:table-cell>
          <table:table-cell office:value-type="float" office:value="888" calcext:value-type="float">
            <text:p>888</text:p>
          </table:table-cell>
          <table:table-cell office:value-type="float" office:value="48.7728622069909" calcext:value-type="float">
            <text:p>48.7728622069909</text:p>
          </table:table-cell>
          <table:table-cell office:value-type="float" office:value="51.314358243372" calcext:value-type="float">
            <text:p>51.314358243372</text:p>
          </table:table-cell>
          <table:table-cell office:value-type="float" office:value="53.9248793138037" calcext:value-type="float">
            <text:p>53.9248793138037</text:p>
          </table:table-cell>
          <table:table-cell office:value-type="float" office:value="56.3973503161342" calcext:value-type="float">
            <text:p>56.3973503161342</text:p>
          </table:table-cell>
          <table:table-cell office:value-type="float" office:value="58.9388463525153" calcext:value-type="float">
            <text:p>58.9388463525153</text:p>
          </table:table-cell>
          <table:table-cell office:value-type="float" office:value="196" calcext:value-type="float">
            <text:p>196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50.4301106514352" calcext:value-type="float">
            <text:p>50.4301106514352</text:p>
          </table:table-cell>
          <table:table-cell office:value-type="float" office:value="200" calcext:value-type="float">
            <text:p>200</text:p>
          </table:table-cell>
          <table:table-cell table:formula="of:=ROW() - 1" office:value-type="float" office:value="175" calcext:value-type="float">
            <text:p>175</text:p>
          </table:table-cell>
          <table:table-cell table:formula="of:=[.K176] - [.N176]" office:value-type="float" office:value="-22" calcext:value-type="float">
            <text:p>-22</text:p>
          </table:table-cell>
          <table:table-cell table:formula="of:=[.O176]-[.N176]" office:value-type="float" office:value="-25" calcext:value-type="float">
            <text:p>-25</text:p>
          </table:table-cell>
          <table:table-cell table:formula="of:=ABS([.Q176])" office:value-type="float" office:value="25" calcext:value-type="float">
            <text:p>25</text:p>
          </table:table-cell>
          <table:table-cell table:formula="of:=[.M176]-[.G176]" office:value-type="float" office:value="-3.4947686623685" calcext:value-type="float">
            <text:p>-3.4947686623685</text:p>
          </table:table-cell>
          <table:table-cell table:formula="of:=AND([.N176]&lt;=[.J176];[.N176]&gt;=[.L176])" office:value-type="boolean" office:boolean-value="false" calcext:value-type="boolean">
            <text:p>FALSE</text:p>
          </table:table-cell>
          <table:table-cell table:formula="of:=AND([.M176]&gt;=[.F176];[.M176]&lt;=[.H176])" office:value-type="boolean" office:boolean-value="false" calcext:value-type="boolean">
            <text:p>FALSE</text:p>
          </table:table-cell>
          <table:table-cell table:formula="of:=AND([.M176]&gt;=[.E176];[.M176]&lt;=[.I17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ianna Nuguit</text:p>
          </table:table-cell>
          <table:table-cell office:value-type="string" calcext:value-type="string">
            <text:p>A89116</text:p>
          </table:table-cell>
          <table:table-cell office:value-type="string" calcext:value-type="string">
            <text:p>B</text:p>
          </table:table-cell>
          <table:table-cell office:value-type="float" office:value="947" calcext:value-type="float">
            <text:p>947</text:p>
          </table:table-cell>
          <table:table-cell office:value-type="float" office:value="48.6960163298979" calcext:value-type="float">
            <text:p>48.6960163298979</text:p>
          </table:table-cell>
          <table:table-cell office:value-type="float" office:value="53.139650312215" calcext:value-type="float">
            <text:p>53.139650312215</text:p>
          </table:table-cell>
          <table:table-cell office:value-type="float" office:value="57.9156967070697" calcext:value-type="float">
            <text:p>57.9156967070697</text:p>
          </table:table-cell>
          <table:table-cell office:value-type="float" office:value="62.0269182768492" calcext:value-type="float">
            <text:p>62.0269182768492</text:p>
          </table:table-cell>
          <table:table-cell office:value-type="float" office:value="66.4705522591664" calcext:value-type="float">
            <text:p>66.4705522591664</text:p>
          </table:table-cell>
          <table:table-cell office:value-type="float" office:value="187" calcext:value-type="float">
            <text:p>187</text:p>
          </table:table-cell>
          <table:table-cell office:value-type="float" office:value="162" calcext:value-type="float">
            <text:p>162</text:p>
          </table:table-cell>
          <table:table-cell office:value-type="float" office:value="146" calcext:value-type="float">
            <text:p>146</text:p>
          </table:table-cell>
          <table:table-cell office:value-type="float" office:value="59.4234829576541" calcext:value-type="float">
            <text:p>59.4234829576541</text:p>
          </table:table-cell>
          <table:table-cell office:value-type="float" office:value="169" calcext:value-type="float">
            <text:p>169</text:p>
          </table:table-cell>
          <table:table-cell table:formula="of:=ROW() - 1" office:value-type="float" office:value="176" calcext:value-type="float">
            <text:p>176</text:p>
          </table:table-cell>
          <table:table-cell table:formula="of:=[.K177] - [.N177]" office:value-type="float" office:value="-7" calcext:value-type="float">
            <text:p>-7</text:p>
          </table:table-cell>
          <table:table-cell table:formula="of:=[.O177]-[.N177]" office:value-type="float" office:value="7" calcext:value-type="float">
            <text:p>7</text:p>
          </table:table-cell>
          <table:table-cell table:formula="of:=ABS([.Q177])" office:value-type="float" office:value="7" calcext:value-type="float">
            <text:p>7</text:p>
          </table:table-cell>
          <table:table-cell table:formula="of:=[.M177]-[.G177]" office:value-type="float" office:value="1.5077862505844" calcext:value-type="float">
            <text:p>1.5077862505844</text:p>
          </table:table-cell>
          <table:table-cell table:formula="of:=AND([.N177]&lt;=[.J177];[.N177]&gt;=[.L177])" office:value-type="boolean" office:boolean-value="true" calcext:value-type="boolean">
            <text:p>TRUE</text:p>
          </table:table-cell>
          <table:table-cell table:formula="of:=AND([.M177]&gt;=[.F177];[.M177]&lt;=[.H177])" office:value-type="boolean" office:boolean-value="true" calcext:value-type="boolean">
            <text:p>TRUE</text:p>
          </table:table-cell>
          <table:table-cell table:formula="of:=AND([.M177]&gt;=[.E177];[.M177]&lt;=[.I17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fredo Molina</text:p>
          </table:table-cell>
          <table:table-cell office:value-type="string" calcext:value-type="string">
            <text:p>TY88921</text:p>
          </table:table-cell>
          <table:table-cell office:value-type="string" calcext:value-type="string">
            <text:p>B</text:p>
          </table:table-cell>
          <table:table-cell office:value-type="float" office:value="898" calcext:value-type="float">
            <text:p>898</text:p>
          </table:table-cell>
          <table:table-cell office:value-type="float" office:value="48.5310548597061" calcext:value-type="float">
            <text:p>48.5310548597061</text:p>
          </table:table-cell>
          <table:table-cell office:value-type="float" office:value="51.8225567618109" calcext:value-type="float">
            <text:p>51.8225567618109</text:p>
          </table:table-cell>
          <table:table-cell office:value-type="float" office:value="55.1608469868414" calcext:value-type="float">
            <text:p>55.1608469868414</text:p>
          </table:table-cell>
          <table:table-cell office:value-type="float" office:value="58.4055605660205" calcext:value-type="float">
            <text:p>58.4055605660205</text:p>
          </table:table-cell>
          <table:table-cell office:value-type="float" office:value="61.6970624681253" calcext:value-type="float">
            <text:p>61.6970624681253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56.7987821776251" calcext:value-type="float">
            <text:p>56.7987821776251</text:p>
          </table:table-cell>
          <table:table-cell office:value-type="float" office:value="185" calcext:value-type="float">
            <text:p>185</text:p>
          </table:table-cell>
          <table:table-cell table:formula="of:=ROW() - 1" office:value-type="float" office:value="177" calcext:value-type="float">
            <text:p>177</text:p>
          </table:table-cell>
          <table:table-cell table:formula="of:=[.K178] - [.N178]" office:value-type="float" office:value="-9" calcext:value-type="float">
            <text:p>-9</text:p>
          </table:table-cell>
          <table:table-cell table:formula="of:=[.O178]-[.N178]" office:value-type="float" office:value="-8" calcext:value-type="float">
            <text:p>-8</text:p>
          </table:table-cell>
          <table:table-cell table:formula="of:=ABS([.Q178])" office:value-type="float" office:value="8" calcext:value-type="float">
            <text:p>8</text:p>
          </table:table-cell>
          <table:table-cell table:formula="of:=[.M178]-[.G178]" office:value-type="float" office:value="1.6379351907837" calcext:value-type="float">
            <text:p>1.6379351907837</text:p>
          </table:table-cell>
          <table:table-cell table:formula="of:=AND([.N178]&lt;=[.J178];[.N178]&gt;=[.L178])" office:value-type="boolean" office:boolean-value="true" calcext:value-type="boolean">
            <text:p>TRUE</text:p>
          </table:table-cell>
          <table:table-cell table:formula="of:=AND([.M178]&gt;=[.F178];[.M178]&lt;=[.H178])" office:value-type="boolean" office:boolean-value="true" calcext:value-type="boolean">
            <text:p>TRUE</text:p>
          </table:table-cell>
          <table:table-cell table:formula="of:=AND([.M178]&gt;=[.E178];[.M178]&lt;=[.I17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uren Carse</text:p>
          </table:table-cell>
          <table:table-cell office:value-type="string" calcext:value-type="string">
            <text:p>TY147970</text:p>
          </table:table-cell>
          <table:table-cell office:value-type="string" calcext:value-type="string">
            <text:p>B</text:p>
          </table:table-cell>
          <table:table-cell office:value-type="float" office:value="893" calcext:value-type="float">
            <text:p>893</text:p>
          </table:table-cell>
          <table:table-cell office:value-type="float" office:value="48.229062297048" calcext:value-type="float">
            <text:p>48.229062297048</text:p>
          </table:table-cell>
          <table:table-cell office:value-type="float" office:value="51.3793979541978" calcext:value-type="float">
            <text:p>51.3793979541978</text:p>
          </table:table-cell>
          <table:table-cell office:value-type="float" office:value="54.5057122070724" calcext:value-type="float">
            <text:p>54.5057122070724</text:p>
          </table:table-cell>
          <table:table-cell office:value-type="float" office:value="57.6800692684972" calcext:value-type="float">
            <text:p>57.6800692684972</text:p>
          </table:table-cell>
          <table:table-cell office:value-type="float" office:value="60.830404925647" calcext:value-type="float">
            <text:p>60.830404925647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8.88516003116803" calcext:value-type="float">
            <text:p>8.88516003116803</text:p>
          </table:table-cell>
          <table:table-cell office:value-type="float" office:value="254" calcext:value-type="float">
            <text:p>254</text:p>
          </table:table-cell>
          <table:table-cell table:formula="of:=ROW() - 1" office:value-type="float" office:value="178" calcext:value-type="float">
            <text:p>178</text:p>
          </table:table-cell>
          <table:table-cell table:formula="of:=[.K179] - [.N179]" office:value-type="float" office:value="-78" calcext:value-type="float">
            <text:p>-78</text:p>
          </table:table-cell>
          <table:table-cell table:formula="of:=[.O179]-[.N179]" office:value-type="float" office:value="-76" calcext:value-type="float">
            <text:p>-76</text:p>
          </table:table-cell>
          <table:table-cell table:formula="of:=ABS([.Q179])" office:value-type="float" office:value="76" calcext:value-type="float">
            <text:p>76</text:p>
          </table:table-cell>
          <table:table-cell table:formula="of:=[.M179]-[.G179]" office:value-type="float" office:value="-45.6205521759044" calcext:value-type="float">
            <text:p>-45.6205521759044</text:p>
          </table:table-cell>
          <table:table-cell table:formula="of:=AND([.N179]&lt;=[.J179];[.N179]&gt;=[.L179])" office:value-type="boolean" office:boolean-value="false" calcext:value-type="boolean">
            <text:p>FALSE</text:p>
          </table:table-cell>
          <table:table-cell table:formula="of:=AND([.M179]&gt;=[.F179];[.M179]&lt;=[.H179])" office:value-type="boolean" office:boolean-value="false" calcext:value-type="boolean">
            <text:p>FALSE</text:p>
          </table:table-cell>
          <table:table-cell table:formula="of:=AND([.M179]&gt;=[.E179];[.M179]&lt;=[.I179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ck Rohrbach</text:p>
          </table:table-cell>
          <table:table-cell office:value-type="string" calcext:value-type="string">
            <text:p>A155464</text:p>
          </table:table-cell>
          <table:table-cell office:value-type="string" calcext:value-type="string">
            <text:p>C</text:p>
          </table:table-cell>
          <table:table-cell office:value-type="float" office:value="913" calcext:value-type="float">
            <text:p>913</text:p>
          </table:table-cell>
          <table:table-cell office:value-type="float" office:value="47.9503468946771" calcext:value-type="float">
            <text:p>47.9503468946771</text:p>
          </table:table-cell>
          <table:table-cell office:value-type="float" office:value="52.0420385798628" calcext:value-type="float">
            <text:p>52.0420385798628</text:p>
          </table:table-cell>
          <table:table-cell office:value-type="float" office:value="56.0169172061204" calcext:value-type="float">
            <text:p>56.0169172061204</text:p>
          </table:table-cell>
          <table:table-cell office:value-type="float" office:value="60.2254219502341" calcext:value-type="float">
            <text:p>60.2254219502341</text:p>
          </table:table-cell>
          <table:table-cell office:value-type="float" office:value="64.3171136354197" calcext:value-type="float">
            <text:p>64.3171136354197</text:p>
          </table:table-cell>
          <table:table-cell office:value-type="float" office:value="194" calcext:value-type="float">
            <text:p>194</text:p>
          </table:table-cell>
          <table:table-cell office:value-type="float" office:value="172" calcext:value-type="float">
            <text:p>172</text:p>
          </table:table-cell>
          <table:table-cell office:value-type="float" office:value="156" calcext:value-type="float">
            <text:p>156</text:p>
          </table:table-cell>
          <table:table-cell office:value-type="float" office:value="51.4600300718811" calcext:value-type="float">
            <text:p>51.4600300718811</text:p>
          </table:table-cell>
          <table:table-cell office:value-type="float" office:value="198" calcext:value-type="float">
            <text:p>198</text:p>
          </table:table-cell>
          <table:table-cell table:formula="of:=ROW() - 1" office:value-type="float" office:value="179" calcext:value-type="float">
            <text:p>179</text:p>
          </table:table-cell>
          <table:table-cell table:formula="of:=[.K180] - [.N180]" office:value-type="float" office:value="-26" calcext:value-type="float">
            <text:p>-26</text:p>
          </table:table-cell>
          <table:table-cell table:formula="of:=[.O180]-[.N180]" office:value-type="float" office:value="-19" calcext:value-type="float">
            <text:p>-19</text:p>
          </table:table-cell>
          <table:table-cell table:formula="of:=ABS([.Q180])" office:value-type="float" office:value="19" calcext:value-type="float">
            <text:p>19</text:p>
          </table:table-cell>
          <table:table-cell table:formula="of:=[.M180]-[.G180]" office:value-type="float" office:value="-4.5568871342393" calcext:value-type="float">
            <text:p>-4.5568871342393</text:p>
          </table:table-cell>
          <table:table-cell table:formula="of:=AND([.N180]&lt;=[.J180];[.N180]&gt;=[.L180])" office:value-type="boolean" office:boolean-value="false" calcext:value-type="boolean">
            <text:p>FALSE</text:p>
          </table:table-cell>
          <table:table-cell table:formula="of:=AND([.M180]&gt;=[.F180];[.M180]&lt;=[.H180])" office:value-type="boolean" office:boolean-value="false" calcext:value-type="boolean">
            <text:p>FALSE</text:p>
          </table:table-cell>
          <table:table-cell table:formula="of:=AND([.M180]&gt;=[.E180];[.M180]&lt;=[.I18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Mahoney</text:p>
          </table:table-cell>
          <table:table-cell office:value-type="string" calcext:value-type="string">
            <text:p>FL5819</text:p>
          </table:table-cell>
          <table:table-cell office:value-type="string" calcext:value-type="string">
            <text:p>U</text:p>
          </table:table-cell>
          <table:table-cell office:value-type="float" office:value="888" calcext:value-type="float">
            <text:p>888</text:p>
          </table:table-cell>
          <table:table-cell office:value-type="float" office:value="47.6752856185148" calcext:value-type="float">
            <text:p>47.6752856185148</text:p>
          </table:table-cell>
          <table:table-cell office:value-type="float" office:value="51.0219690030049" calcext:value-type="float">
            <text:p>51.0219690030049</text:p>
          </table:table-cell>
          <table:table-cell office:value-type="float" office:value="54.3837139587817" calcext:value-type="float">
            <text:p>54.3837139587817</text:p>
          </table:table-cell>
          <table:table-cell office:value-type="float" office:value="57.715335771985" calcext:value-type="float">
            <text:p>57.715335771985</text:p>
          </table:table-cell>
          <table:table-cell office:value-type="float" office:value="61.0620191564751" calcext:value-type="float">
            <text:p>61.0620191564751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54.6454826971406" calcext:value-type="float">
            <text:p>54.6454826971406</text:p>
          </table:table-cell>
          <table:table-cell office:value-type="float" office:value="192" calcext:value-type="float">
            <text:p>192</text:p>
          </table:table-cell>
          <table:table-cell table:formula="of:=ROW() - 1" office:value-type="float" office:value="180" calcext:value-type="float">
            <text:p>180</text:p>
          </table:table-cell>
          <table:table-cell table:formula="of:=[.K181] - [.N181]" office:value-type="float" office:value="-16" calcext:value-type="float">
            <text:p>-16</text:p>
          </table:table-cell>
          <table:table-cell table:formula="of:=[.O181]-[.N181]" office:value-type="float" office:value="-12" calcext:value-type="float">
            <text:p>-12</text:p>
          </table:table-cell>
          <table:table-cell table:formula="of:=ABS([.Q181])" office:value-type="float" office:value="12" calcext:value-type="float">
            <text:p>12</text:p>
          </table:table-cell>
          <table:table-cell table:formula="of:=[.M181]-[.G181]" office:value-type="float" office:value="0.261768738358903" calcext:value-type="float">
            <text:p>0.261768738358903</text:p>
          </table:table-cell>
          <table:table-cell table:formula="of:=AND([.N181]&lt;=[.J181];[.N181]&gt;=[.L181])" office:value-type="boolean" office:boolean-value="true" calcext:value-type="boolean">
            <text:p>TRUE</text:p>
          </table:table-cell>
          <table:table-cell table:formula="of:=AND([.M181]&gt;=[.F181];[.M181]&lt;=[.H181])" office:value-type="boolean" office:boolean-value="true" calcext:value-type="boolean">
            <text:p>TRUE</text:p>
          </table:table-cell>
          <table:table-cell table:formula="of:=AND([.M181]&gt;=[.E181];[.M181]&lt;=[.I18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ssell Fortney</text:p>
          </table:table-cell>
          <table:table-cell office:value-type="string" calcext:value-type="string">
            <text:p>B89</text:p>
          </table:table-cell>
          <table:table-cell office:value-type="string" calcext:value-type="string">
            <text:p>A</text:p>
          </table:table-cell>
          <table:table-cell office:value-type="float" office:value="896" calcext:value-type="float">
            <text:p>896</text:p>
          </table:table-cell>
          <table:table-cell office:value-type="float" office:value="47.5975794456721" calcext:value-type="float">
            <text:p>47.5975794456721</text:p>
          </table:table-cell>
          <table:table-cell office:value-type="float" office:value="51.1991694859951" calcext:value-type="float">
            <text:p>51.1991694859951</text:p>
          </table:table-cell>
          <table:table-cell office:value-type="float" office:value="54.8685538373147" calcext:value-type="float">
            <text:p>54.8685538373147</text:p>
          </table:table-cell>
          <table:table-cell office:value-type="float" office:value="58.4023495666412" calcext:value-type="float">
            <text:p>58.4023495666412</text:p>
          </table:table-cell>
          <table:table-cell office:value-type="float" office:value="62.0039396069642" calcext:value-type="float">
            <text:p>62.0039396069642</text:p>
          </table:table-cell>
          <table:table-cell office:value-type="float" office:value="195" calcext:value-type="float">
            <text:p>195</text:p>
          </table:table-cell>
          <table:table-cell office:value-type="float" office:value="176" calcext:value-type="float">
            <text:p>176</text:p>
          </table:table-cell>
          <table:table-cell office:value-type="float" office:value="161" calcext:value-type="float">
            <text:p>161</text:p>
          </table:table-cell>
          <table:table-cell office:value-type="float" office:value="35.3431383530661" calcext:value-type="float">
            <text:p>35.3431383530661</text:p>
          </table:table-cell>
          <table:table-cell office:value-type="float" office:value="240" calcext:value-type="float">
            <text:p>240</text:p>
          </table:table-cell>
          <table:table-cell table:formula="of:=ROW() - 1" office:value-type="float" office:value="181" calcext:value-type="float">
            <text:p>181</text:p>
          </table:table-cell>
          <table:table-cell table:formula="of:=[.K182] - [.N182]" office:value-type="float" office:value="-64" calcext:value-type="float">
            <text:p>-64</text:p>
          </table:table-cell>
          <table:table-cell table:formula="of:=[.O182]-[.N182]" office:value-type="float" office:value="-59" calcext:value-type="float">
            <text:p>-59</text:p>
          </table:table-cell>
          <table:table-cell table:formula="of:=ABS([.Q182])" office:value-type="float" office:value="59" calcext:value-type="float">
            <text:p>59</text:p>
          </table:table-cell>
          <table:table-cell table:formula="of:=[.M182]-[.G182]" office:value-type="float" office:value="-19.5254154842486" calcext:value-type="float">
            <text:p>-19.5254154842486</text:p>
          </table:table-cell>
          <table:table-cell table:formula="of:=AND([.N182]&lt;=[.J182];[.N182]&gt;=[.L182])" office:value-type="boolean" office:boolean-value="false" calcext:value-type="boolean">
            <text:p>FALSE</text:p>
          </table:table-cell>
          <table:table-cell table:formula="of:=AND([.M182]&gt;=[.F182];[.M182]&lt;=[.H182])" office:value-type="boolean" office:boolean-value="false" calcext:value-type="boolean">
            <text:p>FALSE</text:p>
          </table:table-cell>
          <table:table-cell table:formula="of:=AND([.M182]&gt;=[.E182];[.M182]&lt;=[.I182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ec Laub</text:p>
          </table:table-cell>
          <table:table-cell office:value-type="string" calcext:value-type="string">
            <text:p>L4796</text:p>
          </table:table-cell>
          <table:table-cell office:value-type="string" calcext:value-type="string">
            <text:p>B</text:p>
          </table:table-cell>
          <table:table-cell office:value-type="float" office:value="918" calcext:value-type="float">
            <text:p>918</text:p>
          </table:table-cell>
          <table:table-cell office:value-type="float" office:value="47.3238118907544" calcext:value-type="float">
            <text:p>47.3238118907544</text:p>
          </table:table-cell>
          <table:table-cell office:value-type="float" office:value="51.6994951219331" calcext:value-type="float">
            <text:p>51.6994951219331</text:p>
          </table:table-cell>
          <table:table-cell office:value-type="float" office:value="56.5368881694245" calcext:value-type="float">
            <text:p>56.5368881694245</text:p>
          </table:table-cell>
          <table:table-cell office:value-type="float" office:value="60.4508615842904" calcext:value-type="float">
            <text:p>60.4508615842904</text:p>
          </table:table-cell>
          <table:table-cell office:value-type="float" office:value="64.8265448154691" calcext:value-type="float">
            <text:p>64.8265448154691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155" calcext:value-type="float">
            <text:p>155</text:p>
          </table:table-cell>
          <table:table-cell office:value-type="float" office:value="61.014396084665" calcext:value-type="float">
            <text:p>61.014396084665</text:p>
          </table:table-cell>
          <table:table-cell office:value-type="float" office:value="162" calcext:value-type="float">
            <text:p>162</text:p>
          </table:table-cell>
          <table:table-cell table:formula="of:=ROW() - 1" office:value-type="float" office:value="182" calcext:value-type="float">
            <text:p>182</text:p>
          </table:table-cell>
          <table:table-cell table:formula="of:=[.K183] - [.N183]" office:value-type="float" office:value="7" calcext:value-type="float">
            <text:p>7</text:p>
          </table:table-cell>
          <table:table-cell table:formula="of:=[.O183]-[.N183]" office:value-type="float" office:value="20" calcext:value-type="float">
            <text:p>20</text:p>
          </table:table-cell>
          <table:table-cell table:formula="of:=ABS([.Q183])" office:value-type="float" office:value="20" calcext:value-type="float">
            <text:p>20</text:p>
          </table:table-cell>
          <table:table-cell table:formula="of:=[.M183]-[.G183]" office:value-type="float" office:value="4.4775079152405" calcext:value-type="float">
            <text:p>4.4775079152405</text:p>
          </table:table-cell>
          <table:table-cell table:formula="of:=AND([.N183]&lt;=[.J183];[.N183]&gt;=[.L183])" office:value-type="boolean" office:boolean-value="true" calcext:value-type="boolean">
            <text:p>TRUE</text:p>
          </table:table-cell>
          <table:table-cell table:formula="of:=AND([.M183]&gt;=[.F183];[.M183]&lt;=[.H183])" office:value-type="boolean" office:boolean-value="false" calcext:value-type="boolean">
            <text:p>FALSE</text:p>
          </table:table-cell>
          <table:table-cell table:formula="of:=AND([.M183]&gt;=[.E183];[.M183]&lt;=[.I18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red Maples</text:p>
          </table:table-cell>
          <table:table-cell office:value-type="string" calcext:value-type="string">
            <text:p>L5304</text:p>
          </table:table-cell>
          <table:table-cell office:value-type="string" calcext:value-type="string">
            <text:p>B</text:p>
          </table:table-cell>
          <table:table-cell office:value-type="float" office:value="884" calcext:value-type="float">
            <text:p>884</text:p>
          </table:table-cell>
          <table:table-cell office:value-type="float" office:value="45.9029830344767" calcext:value-type="float">
            <text:p>45.9029830344767</text:p>
          </table:table-cell>
          <table:table-cell office:value-type="float" office:value="50.4056692193738" calcext:value-type="float">
            <text:p>50.4056692193738</text:p>
          </table:table-cell>
          <table:table-cell office:value-type="float" office:value="54.8775749756276" calcext:value-type="float">
            <text:p>54.8775749756276</text:p>
          </table:table-cell>
          <table:table-cell office:value-type="float" office:value="59.4110415891679" calcext:value-type="float">
            <text:p>59.4110415891679</text:p>
          </table:table-cell>
          <table:table-cell office:value-type="float" office:value="63.913727774065" calcext:value-type="float">
            <text:p>63.913727774065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57" calcext:value-type="float">
            <text:p>157</text:p>
          </table:table-cell>
          <table:table-cell office:value-type="float" office:value="59.2972255246951" calcext:value-type="float">
            <text:p>59.2972255246951</text:p>
          </table:table-cell>
          <table:table-cell office:value-type="float" office:value="171" calcext:value-type="float">
            <text:p>171</text:p>
          </table:table-cell>
          <table:table-cell table:formula="of:=ROW() - 1" office:value-type="float" office:value="183" calcext:value-type="float">
            <text:p>183</text:p>
          </table:table-cell>
          <table:table-cell table:formula="of:=[.K184] - [.N184]" office:value-type="float" office:value="5" calcext:value-type="float">
            <text:p>5</text:p>
          </table:table-cell>
          <table:table-cell table:formula="of:=[.O184]-[.N184]" office:value-type="float" office:value="12" calcext:value-type="float">
            <text:p>12</text:p>
          </table:table-cell>
          <table:table-cell table:formula="of:=ABS([.Q184])" office:value-type="float" office:value="12" calcext:value-type="float">
            <text:p>12</text:p>
          </table:table-cell>
          <table:table-cell table:formula="of:=[.M184]-[.G184]" office:value-type="float" office:value="4.4196505490675" calcext:value-type="float">
            <text:p>4.4196505490675</text:p>
          </table:table-cell>
          <table:table-cell table:formula="of:=AND([.N184]&lt;=[.J184];[.N184]&gt;=[.L184])" office:value-type="boolean" office:boolean-value="true" calcext:value-type="boolean">
            <text:p>TRUE</text:p>
          </table:table-cell>
          <table:table-cell table:formula="of:=AND([.M184]&gt;=[.F184];[.M184]&lt;=[.H184])" office:value-type="boolean" office:boolean-value="true" calcext:value-type="boolean">
            <text:p>TRUE</text:p>
          </table:table-cell>
          <table:table-cell table:formula="of:=AND([.M184]&gt;=[.E184];[.M184]&lt;=[.I18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n Blosser</text:p>
          </table:table-cell>
          <table:table-cell office:value-type="string" calcext:value-type="string">
            <text:p>L4822</text:p>
          </table:table-cell>
          <table:table-cell office:value-type="string" calcext:value-type="string">
            <text:p>A</text:p>
          </table:table-cell>
          <table:table-cell office:value-type="float" office:value="896" calcext:value-type="float">
            <text:p>896</text:p>
          </table:table-cell>
          <table:table-cell office:value-type="float" office:value="45.9027134938174" calcext:value-type="float">
            <text:p>45.9027134938174</text:p>
          </table:table-cell>
          <table:table-cell office:value-type="float" office:value="50.1668199177082" calcext:value-type="float">
            <text:p>50.1668199177082</text:p>
          </table:table-cell>
          <table:table-cell office:value-type="float" office:value="55.2132801946512" calcext:value-type="float">
            <text:p>55.2132801946512</text:p>
          </table:table-cell>
          <table:table-cell office:value-type="float" office:value="58.6950327654897" calcext:value-type="float">
            <text:p>58.6950327654897</text:p>
          </table:table-cell>
          <table:table-cell office:value-type="float" office:value="62.9591391893805" calcext:value-type="float">
            <text:p>62.9591391893805</text:p>
          </table:table-cell>
          <table:table-cell office:value-type="float" office:value="196" calcext:value-type="float">
            <text:p>196</text:p>
          </table:table-cell>
          <table:table-cell office:value-type="float" office:value="176" calcext:value-type="float">
            <text:p>176</text:p>
          </table:table-cell>
          <table:table-cell office:value-type="float" office:value="160" calcext:value-type="float">
            <text:p>160</text:p>
          </table:table-cell>
          <table:table-cell office:value-type="float" office:value="58.0302989920965" calcext:value-type="float">
            <text:p>58.0302989920965</text:p>
          </table:table-cell>
          <table:table-cell office:value-type="float" office:value="177" calcext:value-type="float">
            <text:p>177</text:p>
          </table:table-cell>
          <table:table-cell table:formula="of:=ROW() - 1" office:value-type="float" office:value="184" calcext:value-type="float">
            <text:p>184</text:p>
          </table:table-cell>
          <table:table-cell table:formula="of:=[.K185] - [.N185]" office:value-type="float" office:value="-1" calcext:value-type="float">
            <text:p>-1</text:p>
          </table:table-cell>
          <table:table-cell table:formula="of:=[.O185]-[.N185]" office:value-type="float" office:value="7" calcext:value-type="float">
            <text:p>7</text:p>
          </table:table-cell>
          <table:table-cell table:formula="of:=ABS([.Q185])" office:value-type="float" office:value="7" calcext:value-type="float">
            <text:p>7</text:p>
          </table:table-cell>
          <table:table-cell table:formula="of:=[.M185]-[.G185]" office:value-type="float" office:value="2.8170187974453" calcext:value-type="float">
            <text:p>2.8170187974453</text:p>
          </table:table-cell>
          <table:table-cell table:formula="of:=AND([.N185]&lt;=[.J185];[.N185]&gt;=[.L185])" office:value-type="boolean" office:boolean-value="true" calcext:value-type="boolean">
            <text:p>TRUE</text:p>
          </table:table-cell>
          <table:table-cell table:formula="of:=AND([.M185]&gt;=[.F185];[.M185]&lt;=[.H185])" office:value-type="boolean" office:boolean-value="true" calcext:value-type="boolean">
            <text:p>TRUE</text:p>
          </table:table-cell>
          <table:table-cell table:formula="of:=AND([.M185]&gt;=[.E185];[.M185]&lt;=[.I18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 Glickstein</text:p>
          </table:table-cell>
          <table:table-cell office:value-type="string" calcext:value-type="string">
            <text:p>TY131689</text:p>
          </table:table-cell>
          <table:table-cell office:value-type="string" calcext:value-type="string">
            <text:p>B</text:p>
          </table:table-cell>
          <table:table-cell office:value-type="float" office:value="887" calcext:value-type="float">
            <text:p>887</text:p>
          </table:table-cell>
          <table:table-cell office:value-type="float" office:value="45.8406448941119" calcext:value-type="float">
            <text:p>45.8406448941119</text:p>
          </table:table-cell>
          <table:table-cell office:value-type="float" office:value="49.9213542416291" calcext:value-type="float">
            <text:p>49.9213542416291</text:p>
          </table:table-cell>
          <table:table-cell office:value-type="float" office:value="54.7639102408544" calcext:value-type="float">
            <text:p>54.7639102408544</text:p>
          </table:table-cell>
          <table:table-cell office:value-type="float" office:value="58.0827729366636" calcext:value-type="float">
            <text:p>58.0827729366636</text:p>
          </table:table-cell>
          <table:table-cell office:value-type="float" office:value="62.1634822841809" calcext:value-type="float">
            <text:p>62.1634822841809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54.0630489805165" calcext:value-type="float">
            <text:p>54.0630489805165</text:p>
          </table:table-cell>
          <table:table-cell office:value-type="float" office:value="194" calcext:value-type="float">
            <text:p>194</text:p>
          </table:table-cell>
          <table:table-cell table:formula="of:=ROW() - 1" office:value-type="float" office:value="185" calcext:value-type="float">
            <text:p>185</text:p>
          </table:table-cell>
          <table:table-cell table:formula="of:=[.K186] - [.N186]" office:value-type="float" office:value="-18" calcext:value-type="float">
            <text:p>-18</text:p>
          </table:table-cell>
          <table:table-cell table:formula="of:=[.O186]-[.N186]" office:value-type="float" office:value="-9" calcext:value-type="float">
            <text:p>-9</text:p>
          </table:table-cell>
          <table:table-cell table:formula="of:=ABS([.Q186])" office:value-type="float" office:value="9" calcext:value-type="float">
            <text:p>9</text:p>
          </table:table-cell>
          <table:table-cell table:formula="of:=[.M186]-[.G186]" office:value-type="float" office:value="-0.700861260337902" calcext:value-type="float">
            <text:p>-0.700861260337902</text:p>
          </table:table-cell>
          <table:table-cell table:formula="of:=AND([.N186]&lt;=[.J186];[.N186]&gt;=[.L186])" office:value-type="boolean" office:boolean-value="true" calcext:value-type="boolean">
            <text:p>TRUE</text:p>
          </table:table-cell>
          <table:table-cell table:formula="of:=AND([.M186]&gt;=[.F186];[.M186]&lt;=[.H186])" office:value-type="boolean" office:boolean-value="true" calcext:value-type="boolean">
            <text:p>TRUE</text:p>
          </table:table-cell>
          <table:table-cell table:formula="of:=AND([.M186]&gt;=[.E186];[.M186]&lt;=[.I18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 Baker</text:p>
          </table:table-cell>
          <table:table-cell office:value-type="string" calcext:value-type="string">
            <text:p>A107651</text:p>
          </table:table-cell>
          <table:table-cell office:value-type="string" calcext:value-type="string">
            <text:p>C</text:p>
          </table:table-cell>
          <table:table-cell office:value-type="float" office:value="837" calcext:value-type="float">
            <text:p>837</text:p>
          </table:table-cell>
          <table:table-cell office:value-type="float" office:value="45.6820659588701" calcext:value-type="float">
            <text:p>45.6820659588701</text:p>
          </table:table-cell>
          <table:table-cell office:value-type="float" office:value="48.8253478229501" calcext:value-type="float">
            <text:p>48.8253478229501</text:p>
          </table:table-cell>
          <table:table-cell office:value-type="float" office:value="51.7874172009782" calcext:value-type="float">
            <text:p>51.7874172009782</text:p>
          </table:table-cell>
          <table:table-cell office:value-type="float" office:value="55.1119115511102" calcext:value-type="float">
            <text:p>55.1119115511102</text:p>
          </table:table-cell>
          <table:table-cell office:value-type="float" office:value="58.2551934151902" calcext:value-type="float">
            <text:p>58.2551934151902</text:p>
          </table:table-cell>
          <table:table-cell office:value-type="float" office:value="200" calcext:value-type="float">
            <text:p>200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table:formula="of:=ROW() - 1" office:value-type="float" office:value="186" calcext:value-type="float">
            <text:p>186</text:p>
          </table:table-cell>
          <table:table-cell table:formula="of:=[.K187] - [.N187]" office:value-type="float" office:value="-75" calcext:value-type="float">
            <text:p>-75</text:p>
          </table:table-cell>
          <table:table-cell table:formula="of:=[.O187]-[.N187]" office:value-type="float" office:value="-76" calcext:value-type="float">
            <text:p>-76</text:p>
          </table:table-cell>
          <table:table-cell table:formula="of:=ABS([.Q187])" office:value-type="float" office:value="76" calcext:value-type="float">
            <text:p>76</text:p>
          </table:table-cell>
          <table:table-cell table:formula="of:=[.M187]-[.G187]" office:value-type="float" office:value="-51.7874172009782" calcext:value-type="float">
            <text:p>-51.7874172009782</text:p>
          </table:table-cell>
          <table:table-cell table:formula="of:=AND([.N187]&lt;=[.J187];[.N187]&gt;=[.L187])" office:value-type="boolean" office:boolean-value="false" calcext:value-type="boolean">
            <text:p>FALSE</text:p>
          </table:table-cell>
          <table:table-cell table:formula="of:=AND([.M187]&gt;=[.F187];[.M187]&lt;=[.H187])" office:value-type="boolean" office:boolean-value="false" calcext:value-type="boolean">
            <text:p>FALSE</text:p>
          </table:table-cell>
          <table:table-cell table:formula="of:=AND([.M187]&gt;=[.E187];[.M187]&lt;=[.I18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 Bernard</text:p>
          </table:table-cell>
          <table:table-cell office:value-type="string" calcext:value-type="string">
            <text:p>L5962</text:p>
          </table:table-cell>
          <table:table-cell office:value-type="string" calcext:value-type="string">
            <text:p>B</text:p>
          </table:table-cell>
          <table:table-cell office:value-type="float" office:value="835" calcext:value-type="float">
            <text:p>835</text:p>
          </table:table-cell>
          <table:table-cell office:value-type="float" office:value="45.6492602095687" calcext:value-type="float">
            <text:p>45.6492602095687</text:p>
          </table:table-cell>
          <table:table-cell office:value-type="float" office:value="48.3661907441067" calcext:value-type="float">
            <text:p>48.3661907441067</text:p>
          </table:table-cell>
          <table:table-cell office:value-type="float" office:value="51.4208661966138" calcext:value-type="float">
            <text:p>51.4208661966138</text:p>
          </table:table-cell>
          <table:table-cell office:value-type="float" office:value="53.8000518131827" calcext:value-type="float">
            <text:p>53.8000518131827</text:p>
          </table:table-cell>
          <table:table-cell office:value-type="float" office:value="56.5169823477207" calcext:value-type="float">
            <text:p>56.5169823477207</text:p>
          </table:table-cell>
          <table:table-cell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178" calcext:value-type="float">
            <text:p>178</text:p>
          </table:table-cell>
          <table:table-cell office:value-type="float" office:value="54.0088446696639" calcext:value-type="float">
            <text:p>54.0088446696639</text:p>
          </table:table-cell>
          <table:table-cell office:value-type="float" office:value="195" calcext:value-type="float">
            <text:p>195</text:p>
          </table:table-cell>
          <table:table-cell table:formula="of:=ROW() - 1" office:value-type="float" office:value="187" calcext:value-type="float">
            <text:p>187</text:p>
          </table:table-cell>
          <table:table-cell table:formula="of:=[.K188] - [.N188]" office:value-type="float" office:value="-6" calcext:value-type="float">
            <text:p>-6</text:p>
          </table:table-cell>
          <table:table-cell table:formula="of:=[.O188]-[.N188]" office:value-type="float" office:value="-8" calcext:value-type="float">
            <text:p>-8</text:p>
          </table:table-cell>
          <table:table-cell table:formula="of:=ABS([.Q188])" office:value-type="float" office:value="8" calcext:value-type="float">
            <text:p>8</text:p>
          </table:table-cell>
          <table:table-cell table:formula="of:=[.M188]-[.G188]" office:value-type="float" office:value="2.5879784730501" calcext:value-type="float">
            <text:p>2.5879784730501</text:p>
          </table:table-cell>
          <table:table-cell table:formula="of:=AND([.N188]&lt;=[.J188];[.N188]&gt;=[.L188])" office:value-type="boolean" office:boolean-value="true" calcext:value-type="boolean">
            <text:p>TRUE</text:p>
          </table:table-cell>
          <table:table-cell table:formula="of:=AND([.M188]&gt;=[.F188];[.M188]&lt;=[.H188])" office:value-type="boolean" office:boolean-value="false" calcext:value-type="boolean">
            <text:p>FALSE</text:p>
          </table:table-cell>
          <table:table-cell table:formula="of:=AND([.M188]&gt;=[.E188];[.M188]&lt;=[.I18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hard Kavanagh</text:p>
          </table:table-cell>
          <table:table-cell office:value-type="string" calcext:value-type="string">
            <text:p>TY59462</text:p>
          </table:table-cell>
          <table:table-cell office:value-type="string" calcext:value-type="string">
            <text:p>B</text:p>
          </table:table-cell>
          <table:table-cell office:value-type="float" office:value="855" calcext:value-type="float">
            <text:p>855</text:p>
          </table:table-cell>
          <table:table-cell office:value-type="float" office:value="45.261062873199" calcext:value-type="float">
            <text:p>45.261062873199</text:p>
          </table:table-cell>
          <table:table-cell office:value-type="float" office:value="48.816607113189" calcext:value-type="float">
            <text:p>48.816607113189</text:p>
          </table:table-cell>
          <table:table-cell office:value-type="float" office:value="52.8652617004896" calcext:value-type="float">
            <text:p>52.8652617004896</text:p>
          </table:table-cell>
          <table:table-cell office:value-type="float" office:value="55.9276955931691" calcext:value-type="float">
            <text:p>55.9276955931691</text:p>
          </table:table-cell>
          <table:table-cell office:value-type="float" office:value="59.4832398331591" calcext:value-type="float">
            <text:p>59.4832398331591</text:p>
          </table:table-cell>
          <table:table-cell office:value-type="float" office:value="198" calcext:value-type="float">
            <text:p>198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49.3304765458908" calcext:value-type="float">
            <text:p>49.3304765458908</text:p>
          </table:table-cell>
          <table:table-cell office:value-type="float" office:value="204" calcext:value-type="float">
            <text:p>204</text:p>
          </table:table-cell>
          <table:table-cell table:formula="of:=ROW() - 1" office:value-type="float" office:value="188" calcext:value-type="float">
            <text:p>188</text:p>
          </table:table-cell>
          <table:table-cell table:formula="of:=[.K189] - [.N189]" office:value-type="float" office:value="-23" calcext:value-type="float">
            <text:p>-23</text:p>
          </table:table-cell>
          <table:table-cell table:formula="of:=[.O189]-[.N189]" office:value-type="float" office:value="-16" calcext:value-type="float">
            <text:p>-16</text:p>
          </table:table-cell>
          <table:table-cell table:formula="of:=ABS([.Q189])" office:value-type="float" office:value="16" calcext:value-type="float">
            <text:p>16</text:p>
          </table:table-cell>
          <table:table-cell table:formula="of:=[.M189]-[.G189]" office:value-type="float" office:value="-3.5347851545988" calcext:value-type="float">
            <text:p>-3.5347851545988</text:p>
          </table:table-cell>
          <table:table-cell table:formula="of:=AND([.N189]&lt;=[.J189];[.N189]&gt;=[.L189])" office:value-type="boolean" office:boolean-value="false" calcext:value-type="boolean">
            <text:p>FALSE</text:p>
          </table:table-cell>
          <table:table-cell table:formula="of:=AND([.M189]&gt;=[.F189];[.M189]&lt;=[.H189])" office:value-type="boolean" office:boolean-value="true" calcext:value-type="boolean">
            <text:p>TRUE</text:p>
          </table:table-cell>
          <table:table-cell table:formula="of:=AND([.M189]&gt;=[.E189];[.M189]&lt;=[.I18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rys Bellamy</text:p>
          </table:table-cell>
          <table:table-cell office:value-type="string" calcext:value-type="string">
            <text:p>TY130774</text:p>
          </table:table-cell>
          <table:table-cell office:value-type="string" calcext:value-type="string">
            <text:p>B</text:p>
          </table:table-cell>
          <table:table-cell office:value-type="float" office:value="863" calcext:value-type="float">
            <text:p>863</text:p>
          </table:table-cell>
          <table:table-cell office:value-type="float" office:value="44.7903995933462" calcext:value-type="float">
            <text:p>44.7903995933462</text:p>
          </table:table-cell>
          <table:table-cell office:value-type="float" office:value="49.3824163723332" calcext:value-type="float">
            <text:p>49.3824163723332</text:p>
          </table:table-cell>
          <table:table-cell office:value-type="float" office:value="53.5215126202525" calcext:value-type="float">
            <text:p>53.5215126202525</text:p>
          </table:table-cell>
          <table:table-cell office:value-type="float" office:value="58.5664499303073" calcext:value-type="float">
            <text:p>58.5664499303073</text:p>
          </table:table-cell>
          <table:table-cell office:value-type="float" office:value="63.1584667092943" calcext:value-type="float">
            <text:p>63.1584667092943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60" calcext:value-type="float">
            <text:p>160</text:p>
          </table:table-cell>
          <table:table-cell office:value-type="float" office:value="59.5095579344572" calcext:value-type="float">
            <text:p>59.5095579344572</text:p>
          </table:table-cell>
          <table:table-cell office:value-type="float" office:value="168" calcext:value-type="float">
            <text:p>168</text:p>
          </table:table-cell>
          <table:table-cell table:formula="of:=ROW() - 1" office:value-type="float" office:value="189" calcext:value-type="float">
            <text:p>189</text:p>
          </table:table-cell>
          <table:table-cell table:formula="of:=[.K190] - [.N190]" office:value-type="float" office:value="10" calcext:value-type="float">
            <text:p>10</text:p>
          </table:table-cell>
          <table:table-cell table:formula="of:=[.O190]-[.N190]" office:value-type="float" office:value="21" calcext:value-type="float">
            <text:p>21</text:p>
          </table:table-cell>
          <table:table-cell table:formula="of:=ABS([.Q190])" office:value-type="float" office:value="21" calcext:value-type="float">
            <text:p>21</text:p>
          </table:table-cell>
          <table:table-cell table:formula="of:=[.M190]-[.G190]" office:value-type="float" office:value="5.9880453142047" calcext:value-type="float">
            <text:p>5.9880453142047</text:p>
          </table:table-cell>
          <table:table-cell table:formula="of:=AND([.N190]&lt;=[.J190];[.N190]&gt;=[.L190])" office:value-type="boolean" office:boolean-value="true" calcext:value-type="boolean">
            <text:p>TRUE</text:p>
          </table:table-cell>
          <table:table-cell table:formula="of:=AND([.M190]&gt;=[.F190];[.M190]&lt;=[.H190])" office:value-type="boolean" office:boolean-value="false" calcext:value-type="boolean">
            <text:p>FALSE</text:p>
          </table:table-cell>
          <table:table-cell table:formula="of:=AND([.M190]&gt;=[.E190];[.M190]&lt;=[.I19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ny Dunlap</text:p>
          </table:table-cell>
          <table:table-cell office:value-type="string" calcext:value-type="string">
            <text:p>A124589</text:p>
          </table:table-cell>
          <table:table-cell office:value-type="string" calcext:value-type="string">
            <text:p>A</text:p>
          </table:table-cell>
          <table:table-cell office:value-type="float" office:value="867" calcext:value-type="float">
            <text:p>867</text:p>
          </table:table-cell>
          <table:table-cell office:value-type="float" office:value="44.7447695253495" calcext:value-type="float">
            <text:p>44.7447695253495</text:p>
          </table:table-cell>
          <table:table-cell office:value-type="float" office:value="49.5080893284439" calcext:value-type="float">
            <text:p>49.5080893284439</text:p>
          </table:table-cell>
          <table:table-cell office:value-type="float" office:value="54.1715021463194" calcext:value-type="float">
            <text:p>54.1715021463194</text:p>
          </table:table-cell>
          <table:table-cell office:value-type="float" office:value="59.0347289346327" calcext:value-type="float">
            <text:p>59.0347289346327</text:p>
          </table:table-cell>
          <table:table-cell office:value-type="float" office:value="63.7980487377271" calcext:value-type="float">
            <text:p>63.7980487377271</text:p>
          </table:table-cell>
          <table:table-cell office:value-type="float" office:value="197" calcext:value-type="float">
            <text:p>197</text:p>
          </table:table-cell>
          <table:table-cell office:value-type="float" office:value="176" calcext:value-type="float">
            <text:p>176</text:p>
          </table:table-cell>
          <table:table-cell office:value-type="float" office:value="159" calcext:value-type="float">
            <text:p>159</text:p>
          </table:table-cell>
          <table:table-cell office:value-type="float" office:value="57.6668586231306" calcext:value-type="float">
            <text:p>57.6668586231306</text:p>
          </table:table-cell>
          <table:table-cell office:value-type="float" office:value="180" calcext:value-type="float">
            <text:p>180</text:p>
          </table:table-cell>
          <table:table-cell table:formula="of:=ROW() - 1" office:value-type="float" office:value="190" calcext:value-type="float">
            <text:p>190</text:p>
          </table:table-cell>
          <table:table-cell table:formula="of:=[.K191] - [.N191]" office:value-type="float" office:value="-4" calcext:value-type="float">
            <text:p>-4</text:p>
          </table:table-cell>
          <table:table-cell table:formula="of:=[.O191]-[.N191]" office:value-type="float" office:value="10" calcext:value-type="float">
            <text:p>10</text:p>
          </table:table-cell>
          <table:table-cell table:formula="of:=ABS([.Q191])" office:value-type="float" office:value="10" calcext:value-type="float">
            <text:p>10</text:p>
          </table:table-cell>
          <table:table-cell table:formula="of:=[.M191]-[.G191]" office:value-type="float" office:value="3.4953564768112" calcext:value-type="float">
            <text:p>3.4953564768112</text:p>
          </table:table-cell>
          <table:table-cell table:formula="of:=AND([.N191]&lt;=[.J191];[.N191]&gt;=[.L191])" office:value-type="boolean" office:boolean-value="true" calcext:value-type="boolean">
            <text:p>TRUE</text:p>
          </table:table-cell>
          <table:table-cell table:formula="of:=AND([.M191]&gt;=[.F191];[.M191]&lt;=[.H191])" office:value-type="boolean" office:boolean-value="true" calcext:value-type="boolean">
            <text:p>TRUE</text:p>
          </table:table-cell>
          <table:table-cell table:formula="of:=AND([.M191]&gt;=[.E191];[.M191]&lt;=[.I19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ce Poteet</text:p>
          </table:table-cell>
          <table:table-cell office:value-type="string" calcext:value-type="string">
            <text:p>A111476</text:p>
          </table:table-cell>
          <table:table-cell office:value-type="string" calcext:value-type="string">
            <text:p>B</text:p>
          </table:table-cell>
          <table:table-cell office:value-type="float" office:value="860" calcext:value-type="float">
            <text:p>860</text:p>
          </table:table-cell>
          <table:table-cell office:value-type="float" office:value="44.6276196620771" calcext:value-type="float">
            <text:p>44.6276196620771</text:p>
          </table:table-cell>
          <table:table-cell office:value-type="float" office:value="48.9421379234983" calcext:value-type="float">
            <text:p>48.9421379234983</text:p>
          </table:table-cell>
          <table:table-cell office:value-type="float" office:value="53.3160101338944" calcext:value-type="float">
            <text:p>53.3160101338944</text:p>
          </table:table-cell>
          <table:table-cell office:value-type="float" office:value="57.5711744463407" calcext:value-type="float">
            <text:p>57.5711744463407</text:p>
          </table:table-cell>
          <table:table-cell office:value-type="float" office:value="61.8856927077619" calcext:value-type="float">
            <text:p>61.8856927077619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 office:value-type="float" office:value="162" calcext:value-type="float">
            <text:p>162</text:p>
          </table:table-cell>
          <table:table-cell office:value-type="float" office:value="56.1736729167382" calcext:value-type="float">
            <text:p>56.1736729167382</text:p>
          </table:table-cell>
          <table:table-cell office:value-type="float" office:value="188" calcext:value-type="float">
            <text:p>188</text:p>
          </table:table-cell>
          <table:table-cell table:formula="of:=ROW() - 1" office:value-type="float" office:value="191" calcext:value-type="float">
            <text:p>191</text:p>
          </table:table-cell>
          <table:table-cell table:formula="of:=[.K192] - [.N192]" office:value-type="float" office:value="-9" calcext:value-type="float">
            <text:p>-9</text:p>
          </table:table-cell>
          <table:table-cell table:formula="of:=[.O192]-[.N192]" office:value-type="float" office:value="3" calcext:value-type="float">
            <text:p>3</text:p>
          </table:table-cell>
          <table:table-cell table:formula="of:=ABS([.Q192])" office:value-type="float" office:value="3" calcext:value-type="float">
            <text:p>3</text:p>
          </table:table-cell>
          <table:table-cell table:formula="of:=[.M192]-[.G192]" office:value-type="float" office:value="2.8576627828438" calcext:value-type="float">
            <text:p>2.8576627828438</text:p>
          </table:table-cell>
          <table:table-cell table:formula="of:=AND([.N192]&lt;=[.J192];[.N192]&gt;=[.L192])" office:value-type="boolean" office:boolean-value="true" calcext:value-type="boolean">
            <text:p>TRUE</text:p>
          </table:table-cell>
          <table:table-cell table:formula="of:=AND([.M192]&gt;=[.F192];[.M192]&lt;=[.H192])" office:value-type="boolean" office:boolean-value="true" calcext:value-type="boolean">
            <text:p>TRUE</text:p>
          </table:table-cell>
          <table:table-cell table:formula="of:=AND([.M192]&gt;=[.E192];[.M192]&lt;=[.I19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ry McBride</text:p>
          </table:table-cell>
          <table:table-cell office:value-type="string" calcext:value-type="string">
            <text:p>A100877</text:p>
          </table:table-cell>
          <table:table-cell office:value-type="string" calcext:value-type="string">
            <text:p>U</text:p>
          </table:table-cell>
          <table:table-cell office:value-type="float" office:value="870" calcext:value-type="float">
            <text:p>870</text:p>
          </table:table-cell>
          <table:table-cell office:value-type="float" office:value="44.5579049532923" calcext:value-type="float">
            <text:p>44.5579049532923</text:p>
          </table:table-cell>
          <table:table-cell office:value-type="float" office:value="49.0999919054605" calcext:value-type="float">
            <text:p>49.0999919054605</text:p>
          </table:table-cell>
          <table:table-cell office:value-type="float" office:value="53.9437426809261" calcext:value-type="float">
            <text:p>53.9437426809261</text:p>
          </table:table-cell>
          <table:table-cell office:value-type="float" office:value="58.1841658097968" calcext:value-type="float">
            <text:p>58.1841658097968</text:p>
          </table:table-cell>
          <table:table-cell office:value-type="float" office:value="62.726252761965" calcext:value-type="float">
            <text:p>62.726252761965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62" calcext:value-type="float">
            <text:p>162</text:p>
          </table:table-cell>
          <table:table-cell office:value-type="float" office:value="45.619994907443" calcext:value-type="float">
            <text:p>45.619994907443</text:p>
          </table:table-cell>
          <table:table-cell office:value-type="float" office:value="214" calcext:value-type="float">
            <text:p>214</text:p>
          </table:table-cell>
          <table:table-cell table:formula="of:=ROW() - 1" office:value-type="float" office:value="192" calcext:value-type="float">
            <text:p>192</text:p>
          </table:table-cell>
          <table:table-cell table:formula="of:=[.K193] - [.N193]" office:value-type="float" office:value="-36" calcext:value-type="float">
            <text:p>-36</text:p>
          </table:table-cell>
          <table:table-cell table:formula="of:=[.O193]-[.N193]" office:value-type="float" office:value="-22" calcext:value-type="float">
            <text:p>-22</text:p>
          </table:table-cell>
          <table:table-cell table:formula="of:=ABS([.Q193])" office:value-type="float" office:value="22" calcext:value-type="float">
            <text:p>22</text:p>
          </table:table-cell>
          <table:table-cell table:formula="of:=[.M193]-[.G193]" office:value-type="float" office:value="-8.3237477734831" calcext:value-type="float">
            <text:p>-8.3237477734831</text:p>
          </table:table-cell>
          <table:table-cell table:formula="of:=AND([.N193]&lt;=[.J193];[.N193]&gt;=[.L193])" office:value-type="boolean" office:boolean-value="false" calcext:value-type="boolean">
            <text:p>FALSE</text:p>
          </table:table-cell>
          <table:table-cell table:formula="of:=AND([.M193]&gt;=[.F193];[.M193]&lt;=[.H193])" office:value-type="boolean" office:boolean-value="false" calcext:value-type="boolean">
            <text:p>FALSE</text:p>
          </table:table-cell>
          <table:table-cell table:formula="of:=AND([.M193]&gt;=[.E193];[.M193]&lt;=[.I19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mes Palmer</text:p>
          </table:table-cell>
          <table:table-cell office:value-type="string" calcext:value-type="string">
            <text:p>TY95298</text:p>
          </table:table-cell>
          <table:table-cell office:value-type="string" calcext:value-type="string">
            <text:p>A</text:p>
          </table:table-cell>
          <table:table-cell office:value-type="float" office:value="842" calcext:value-type="float">
            <text:p>842</text:p>
          </table:table-cell>
          <table:table-cell office:value-type="float" office:value="44.2999275007252" calcext:value-type="float">
            <text:p>44.2999275007252</text:p>
          </table:table-cell>
          <table:table-cell office:value-type="float" office:value="48.5022939175836" calcext:value-type="float">
            <text:p>48.5022939175836</text:p>
          </table:table-cell>
          <table:table-cell office:value-type="float" office:value="52.6017963602137" calcext:value-type="float">
            <text:p>52.6017963602137</text:p>
          </table:table-cell>
          <table:table-cell office:value-type="float" office:value="56.9070267513005" calcext:value-type="float">
            <text:p>56.9070267513005</text:p>
          </table:table-cell>
          <table:table-cell office:value-type="float" office:value="61.1093931681589" calcext:value-type="float">
            <text:p>61.1093931681589</text:p>
          </table:table-cell>
          <table:table-cell office:value-type="float" office:value="200" calcext:value-type="float">
            <text:p>200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55.2921759106633" calcext:value-type="float">
            <text:p>55.2921759106633</text:p>
          </table:table-cell>
          <table:table-cell office:value-type="float" office:value="191" calcext:value-type="float">
            <text:p>191</text:p>
          </table:table-cell>
          <table:table-cell table:formula="of:=ROW() - 1" office:value-type="float" office:value="193" calcext:value-type="float">
            <text:p>193</text:p>
          </table:table-cell>
          <table:table-cell table:formula="of:=[.K194] - [.N194]" office:value-type="float" office:value="-6" calcext:value-type="float">
            <text:p>-6</text:p>
          </table:table-cell>
          <table:table-cell table:formula="of:=[.O194]-[.N194]" office:value-type="float" office:value="2" calcext:value-type="float">
            <text:p>2</text:p>
          </table:table-cell>
          <table:table-cell table:formula="of:=ABS([.Q194])" office:value-type="float" office:value="2" calcext:value-type="float">
            <text:p>2</text:p>
          </table:table-cell>
          <table:table-cell table:formula="of:=[.M194]-[.G194]" office:value-type="float" office:value="2.69037955044961" calcext:value-type="float">
            <text:p>2.69037955044961</text:p>
          </table:table-cell>
          <table:table-cell table:formula="of:=AND([.N194]&lt;=[.J194];[.N194]&gt;=[.L194])" office:value-type="boolean" office:boolean-value="true" calcext:value-type="boolean">
            <text:p>TRUE</text:p>
          </table:table-cell>
          <table:table-cell table:formula="of:=AND([.M194]&gt;=[.F194];[.M194]&lt;=[.H194])" office:value-type="boolean" office:boolean-value="true" calcext:value-type="boolean">
            <text:p>TRUE</text:p>
          </table:table-cell>
          <table:table-cell table:formula="of:=AND([.M194]&gt;=[.E194];[.M194]&lt;=[.I19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id Phillips</text:p>
          </table:table-cell>
          <table:table-cell office:value-type="string" calcext:value-type="string">
            <text:p>B107</text:p>
          </table:table-cell>
          <table:table-cell office:value-type="string" calcext:value-type="string">
            <text:p>B</text:p>
          </table:table-cell>
          <table:table-cell office:value-type="float" office:value="798" calcext:value-type="float">
            <text:p>798</text:p>
          </table:table-cell>
          <table:table-cell office:value-type="float" office:value="44.2906617901628" calcext:value-type="float">
            <text:p>44.2906617901628</text:p>
          </table:table-cell>
          <table:table-cell office:value-type="float" office:value="46.8809175462772" calcext:value-type="float">
            <text:p>46.8809175462772</text:p>
          </table:table-cell>
          <table:table-cell office:value-type="float" office:value="49.6775871210214" calcext:value-type="float">
            <text:p>49.6775871210214</text:p>
          </table:table-cell>
          <table:table-cell office:value-type="float" office:value="52.061429058506" calcext:value-type="float">
            <text:p>52.061429058506</text:p>
          </table:table-cell>
          <table:table-cell office:value-type="float" office:value="54.6516848146204" calcext:value-type="float">
            <text:p>54.6516848146204</text:p>
          </table:table-cell>
          <table:table-cell office:value-type="float" office:value="207" calcext:value-type="float">
            <text:p>207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52.1443713377432" calcext:value-type="float">
            <text:p>52.1443713377432</text:p>
          </table:table-cell>
          <table:table-cell office:value-type="float" office:value="196" calcext:value-type="float">
            <text:p>196</text:p>
          </table:table-cell>
          <table:table-cell table:formula="of:=ROW() - 1" office:value-type="float" office:value="194" calcext:value-type="float">
            <text:p>194</text:p>
          </table:table-cell>
          <table:table-cell table:formula="of:=[.K195] - [.N195]" office:value-type="float" office:value="1" calcext:value-type="float">
            <text:p>1</text:p>
          </table:table-cell>
          <table:table-cell table:formula="of:=[.O195]-[.N195]" office:value-type="float" office:value="-2" calcext:value-type="float">
            <text:p>-2</text:p>
          </table:table-cell>
          <table:table-cell table:formula="of:=ABS([.Q195])" office:value-type="float" office:value="2" calcext:value-type="float">
            <text:p>2</text:p>
          </table:table-cell>
          <table:table-cell table:formula="of:=[.M195]-[.G195]" office:value-type="float" office:value="2.4667842167218" calcext:value-type="float">
            <text:p>2.4667842167218</text:p>
          </table:table-cell>
          <table:table-cell table:formula="of:=AND([.N195]&lt;=[.J195];[.N195]&gt;=[.L195])" office:value-type="boolean" office:boolean-value="true" calcext:value-type="boolean">
            <text:p>TRUE</text:p>
          </table:table-cell>
          <table:table-cell table:formula="of:=AND([.M195]&gt;=[.F195];[.M195]&lt;=[.H195])" office:value-type="boolean" office:boolean-value="false" calcext:value-type="boolean">
            <text:p>FALSE</text:p>
          </table:table-cell>
          <table:table-cell table:formula="of:=AND([.M195]&gt;=[.E195];[.M195]&lt;=[.I19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man Reynolds</text:p>
          </table:table-cell>
          <table:table-cell office:value-type="string" calcext:value-type="string">
            <text:p>A133389</text:p>
          </table:table-cell>
          <table:table-cell office:value-type="string" calcext:value-type="string">
            <text:p>B</text:p>
          </table:table-cell>
          <table:table-cell office:value-type="float" office:value="822" calcext:value-type="float">
            <text:p>822</text:p>
          </table:table-cell>
          <table:table-cell office:value-type="float" office:value="43.7564685975754" calcext:value-type="float">
            <text:p>43.7564685975754</text:p>
          </table:table-cell>
          <table:table-cell office:value-type="float" office:value="48.4509024670838" calcext:value-type="float">
            <text:p>48.4509024670838</text:p>
          </table:table-cell>
          <table:table-cell office:value-type="float" office:value="51.98141463148" calcext:value-type="float">
            <text:p>51.98141463148</text:p>
          </table:table-cell>
          <table:table-cell office:value-type="float" office:value="57.8397702061006" calcext:value-type="float">
            <text:p>57.8397702061006</text:p>
          </table:table-cell>
          <table:table-cell office:value-type="float" office:value="62.534204075609" calcext:value-type="float">
            <text:p>62.534204075609</text:p>
          </table:table-cell>
          <table:table-cell office:value-type="float" office:value="200" calcext:value-type="float">
            <text:p>200</text:p>
          </table:table-cell>
          <table:table-cell office:value-type="float" office:value="186" calcext:value-type="float">
            <text:p>186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 table:formula="of:=ROW() - 1" office:value-type="float" office:value="195" calcext:value-type="float">
            <text:p>195</text:p>
          </table:table-cell>
          <table:table-cell table:formula="of:=[.K196] - [.N196]" office:value-type="float" office:value="-73" calcext:value-type="float">
            <text:p>-73</text:p>
          </table:table-cell>
          <table:table-cell table:formula="of:=[.O196]-[.N196]" office:value-type="float" office:value="-64" calcext:value-type="float">
            <text:p>-64</text:p>
          </table:table-cell>
          <table:table-cell table:formula="of:=ABS([.Q196])" office:value-type="float" office:value="64" calcext:value-type="float">
            <text:p>64</text:p>
          </table:table-cell>
          <table:table-cell table:formula="of:=[.M196]-[.G196]" office:value-type="float" office:value="-51.98141463148" calcext:value-type="float">
            <text:p>-51.98141463148</text:p>
          </table:table-cell>
          <table:table-cell table:formula="of:=AND([.N196]&lt;=[.J196];[.N196]&gt;=[.L196])" office:value-type="boolean" office:boolean-value="false" calcext:value-type="boolean">
            <text:p>FALSE</text:p>
          </table:table-cell>
          <table:table-cell table:formula="of:=AND([.M196]&gt;=[.F196];[.M196]&lt;=[.H196])" office:value-type="boolean" office:boolean-value="false" calcext:value-type="boolean">
            <text:p>FALSE</text:p>
          </table:table-cell>
          <table:table-cell table:formula="of:=AND([.M196]&gt;=[.E196];[.M196]&lt;=[.I19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d Napier</text:p>
          </table:table-cell>
          <table:table-cell office:value-type="string" calcext:value-type="string">
            <text:p>TY123097</text:p>
          </table:table-cell>
          <table:table-cell office:value-type="string" calcext:value-type="string">
            <text:p>B</text:p>
          </table:table-cell>
          <table:table-cell office:value-type="float" office:value="834" calcext:value-type="float">
            <text:p>834</text:p>
          </table:table-cell>
          <table:table-cell office:value-type="float" office:value="43.2462032889298" calcext:value-type="float">
            <text:p>43.2462032889298</text:p>
          </table:table-cell>
          <table:table-cell office:value-type="float" office:value="47.6671541825463" calcext:value-type="float">
            <text:p>47.6671541825463</text:p>
          </table:table-cell>
          <table:table-cell office:value-type="float" office:value="52.0851873513157" calcext:value-type="float">
            <text:p>52.0851873513157</text:p>
          </table:table-cell>
          <table:table-cell office:value-type="float" office:value="56.5090559697793" calcext:value-type="float">
            <text:p>56.5090559697793</text:p>
          </table:table-cell>
          <table:table-cell office:value-type="float" office:value="60.9300068633958" calcext:value-type="float">
            <text:p>60.9300068633958</text:p>
          </table:table-cell>
          <table:table-cell office:value-type="float" office:value="201" calcext:value-type="float">
            <text:p>201</text:p>
          </table:table-cell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office:value-type="float" office:value="42.6495204020109" calcext:value-type="float">
            <text:p>42.6495204020109</text:p>
          </table:table-cell>
          <table:table-cell office:value-type="float" office:value="222" calcext:value-type="float">
            <text:p>222</text:p>
          </table:table-cell>
          <table:table-cell table:formula="of:=ROW() - 1" office:value-type="float" office:value="196" calcext:value-type="float">
            <text:p>196</text:p>
          </table:table-cell>
          <table:table-cell table:formula="of:=[.K197] - [.N197]" office:value-type="float" office:value="-36" calcext:value-type="float">
            <text:p>-36</text:p>
          </table:table-cell>
          <table:table-cell table:formula="of:=[.O197]-[.N197]" office:value-type="float" office:value="-26" calcext:value-type="float">
            <text:p>-26</text:p>
          </table:table-cell>
          <table:table-cell table:formula="of:=ABS([.Q197])" office:value-type="float" office:value="26" calcext:value-type="float">
            <text:p>26</text:p>
          </table:table-cell>
          <table:table-cell table:formula="of:=[.M197]-[.G197]" office:value-type="float" office:value="-9.4356669493048" calcext:value-type="float">
            <text:p>-9.4356669493048</text:p>
          </table:table-cell>
          <table:table-cell table:formula="of:=AND([.N197]&lt;=[.J197];[.N197]&gt;=[.L197])" office:value-type="boolean" office:boolean-value="false" calcext:value-type="boolean">
            <text:p>FALSE</text:p>
          </table:table-cell>
          <table:table-cell table:formula="of:=AND([.M197]&gt;=[.F197];[.M197]&lt;=[.H197])" office:value-type="boolean" office:boolean-value="false" calcext:value-type="boolean">
            <text:p>FALSE</text:p>
          </table:table-cell>
          <table:table-cell table:formula="of:=AND([.M197]&gt;=[.E197];[.M197]&lt;=[.I19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Mason</text:p>
          </table:table-cell>
          <table:table-cell office:value-type="string" calcext:value-type="string">
            <text:p>A151711</text:p>
          </table:table-cell>
          <table:table-cell office:value-type="string" calcext:value-type="string">
            <text:p>B</text:p>
          </table:table-cell>
          <table:table-cell office:value-type="float" office:value="841" calcext:value-type="float">
            <text:p>841</text:p>
          </table:table-cell>
          <table:table-cell office:value-type="float" office:value="42.9433219559639" calcext:value-type="float">
            <text:p>42.9433219559639</text:p>
          </table:table-cell>
          <table:table-cell office:value-type="float" office:value="47.5581959891717" calcext:value-type="float">
            <text:p>47.5581959891717</text:p>
          </table:table-cell>
          <table:table-cell office:value-type="float" office:value="52.8242321181926" calcext:value-type="float">
            <text:p>52.8242321181926</text:p>
          </table:table-cell>
          <table:table-cell office:value-type="float" office:value="56.7879440555873" calcext:value-type="float">
            <text:p>56.7879440555873</text:p>
          </table:table-cell>
          <table:table-cell office:value-type="float" office:value="61.4028180887951" calcext:value-type="float">
            <text:p>61.4028180887951</text:p>
          </table:table-cell>
          <table:table-cell office:value-type="float" office:value="200" calcext:value-type="float">
            <text:p>200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58.5800301768446" calcext:value-type="float">
            <text:p>58.5800301768446</text:p>
          </table:table-cell>
          <table:table-cell office:value-type="float" office:value="176" calcext:value-type="float">
            <text:p>176</text:p>
          </table:table-cell>
          <table:table-cell table:formula="of:=ROW() - 1" office:value-type="float" office:value="197" calcext:value-type="float">
            <text:p>197</text:p>
          </table:table-cell>
          <table:table-cell table:formula="of:=[.K198] - [.N198]" office:value-type="float" office:value="5" calcext:value-type="float">
            <text:p>5</text:p>
          </table:table-cell>
          <table:table-cell table:formula="of:=[.O198]-[.N198]" office:value-type="float" office:value="21" calcext:value-type="float">
            <text:p>21</text:p>
          </table:table-cell>
          <table:table-cell table:formula="of:=ABS([.Q198])" office:value-type="float" office:value="21" calcext:value-type="float">
            <text:p>21</text:p>
          </table:table-cell>
          <table:table-cell table:formula="of:=[.M198]-[.G198]" office:value-type="float" office:value="5.755798058652" calcext:value-type="float">
            <text:p>5.755798058652</text:p>
          </table:table-cell>
          <table:table-cell table:formula="of:=AND([.N198]&lt;=[.J198];[.N198]&gt;=[.L198])" office:value-type="boolean" office:boolean-value="true" calcext:value-type="boolean">
            <text:p>TRUE</text:p>
          </table:table-cell>
          <table:table-cell table:formula="of:=AND([.M198]&gt;=[.F198];[.M198]&lt;=[.H198])" office:value-type="boolean" office:boolean-value="false" calcext:value-type="boolean">
            <text:p>FALSE</text:p>
          </table:table-cell>
          <table:table-cell table:formula="of:=AND([.M198]&gt;=[.E198];[.M198]&lt;=[.I19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 Weber</text:p>
          </table:table-cell>
          <table:table-cell office:value-type="string" calcext:value-type="string">
            <text:p>TY101812</text:p>
          </table:table-cell>
          <table:table-cell office:value-type="string" calcext:value-type="string">
            <text:p>C</text:p>
          </table:table-cell>
          <table:table-cell office:value-type="float" office:value="781" calcext:value-type="float">
            <text:p>781</text:p>
          </table:table-cell>
          <table:table-cell office:value-type="float" office:value="42.4332877344008" calcext:value-type="float">
            <text:p>42.4332877344008</text:p>
          </table:table-cell>
          <table:table-cell office:value-type="float" office:value="45.7369959062814" calcext:value-type="float">
            <text:p>45.7369959062814</text:p>
          </table:table-cell>
          <table:table-cell office:value-type="float" office:value="49.2955700668299" calcext:value-type="float">
            <text:p>49.2955700668299</text:p>
          </table:table-cell>
          <table:table-cell office:value-type="float" office:value="52.3444122500426" calcext:value-type="float">
            <text:p>52.3444122500426</text:p>
          </table:table-cell>
          <table:table-cell office:value-type="float" office:value="55.6481204219232" calcext:value-type="float">
            <text:p>55.6481204219232</text:p>
          </table:table-cell>
          <table:table-cell office:value-type="float" office:value="210" calcext:value-type="float">
            <text:p>210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47.7506961273675" calcext:value-type="float">
            <text:p>47.7506961273675</text:p>
          </table:table-cell>
          <table:table-cell office:value-type="float" office:value="209" calcext:value-type="float">
            <text:p>209</text:p>
          </table:table-cell>
          <table:table-cell table:formula="of:=ROW() - 1" office:value-type="float" office:value="198" calcext:value-type="float">
            <text:p>198</text:p>
          </table:table-cell>
          <table:table-cell table:formula="of:=[.K199] - [.N199]" office:value-type="float" office:value="-12" calcext:value-type="float">
            <text:p>-12</text:p>
          </table:table-cell>
          <table:table-cell table:formula="of:=[.O199]-[.N199]" office:value-type="float" office:value="-11" calcext:value-type="float">
            <text:p>-11</text:p>
          </table:table-cell>
          <table:table-cell table:formula="of:=ABS([.Q199])" office:value-type="float" office:value="11" calcext:value-type="float">
            <text:p>11</text:p>
          </table:table-cell>
          <table:table-cell table:formula="of:=[.M199]-[.G199]" office:value-type="float" office:value="-1.54487393946241" calcext:value-type="float">
            <text:p>-1.54487393946241</text:p>
          </table:table-cell>
          <table:table-cell table:formula="of:=AND([.N199]&lt;=[.J199];[.N199]&gt;=[.L199])" office:value-type="boolean" office:boolean-value="true" calcext:value-type="boolean">
            <text:p>TRUE</text:p>
          </table:table-cell>
          <table:table-cell table:formula="of:=AND([.M199]&gt;=[.F199];[.M199]&lt;=[.H199])" office:value-type="boolean" office:boolean-value="true" calcext:value-type="boolean">
            <text:p>TRUE</text:p>
          </table:table-cell>
          <table:table-cell table:formula="of:=AND([.M199]&gt;=[.E199];[.M199]&lt;=[.I19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ssica Hook</text:p>
          </table:table-cell>
          <table:table-cell office:value-type="string" calcext:value-type="string">
            <text:p>L5873</text:p>
          </table:table-cell>
          <table:table-cell office:value-type="string" calcext:value-type="string">
            <text:p>A</text:p>
          </table:table-cell>
          <table:table-cell office:value-type="float" office:value="807" calcext:value-type="float">
            <text:p>807</text:p>
          </table:table-cell>
          <table:table-cell office:value-type="float" office:value="42.1224728873979" calcext:value-type="float">
            <text:p>42.1224728873979</text:p>
          </table:table-cell>
          <table:table-cell office:value-type="float" office:value="46.324363501741" calcext:value-type="float">
            <text:p>46.324363501741</text:p>
          </table:table-cell>
          <table:table-cell office:value-type="float" office:value="51.0181456472261" calcext:value-type="float">
            <text:p>51.0181456472261</text:p>
          </table:table-cell>
          <table:table-cell office:value-type="float" office:value="54.7281447304271" calcext:value-type="float">
            <text:p>54.7281447304271</text:p>
          </table:table-cell>
          <table:table-cell office:value-type="float" office:value="58.9300353447702" calcext:value-type="float">
            <text:p>58.9300353447702</text:p>
          </table:table-cell>
          <table:table-cell office:value-type="float" office:value="205" calcext:value-type="float">
            <text:p>205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55.4848761578661" calcext:value-type="float">
            <text:p>55.4848761578661</text:p>
          </table:table-cell>
          <table:table-cell office:value-type="float" office:value="190" calcext:value-type="float">
            <text:p>190</text:p>
          </table:table-cell>
          <table:table-cell table:formula="of:=ROW() - 1" office:value-type="float" office:value="199" calcext:value-type="float">
            <text:p>199</text:p>
          </table:table-cell>
          <table:table-cell table:formula="of:=[.K200] - [.N200]" office:value-type="float" office:value="0" calcext:value-type="float">
            <text:p>0</text:p>
          </table:table-cell>
          <table:table-cell table:formula="of:=[.O200]-[.N200]" office:value-type="float" office:value="9" calcext:value-type="float">
            <text:p>9</text:p>
          </table:table-cell>
          <table:table-cell table:formula="of:=ABS([.Q200])" office:value-type="float" office:value="9" calcext:value-type="float">
            <text:p>9</text:p>
          </table:table-cell>
          <table:table-cell table:formula="of:=[.M200]-[.G200]" office:value-type="float" office:value="4.46673051064" calcext:value-type="float">
            <text:p>4.46673051064</text:p>
          </table:table-cell>
          <table:table-cell table:formula="of:=AND([.N200]&lt;=[.J200];[.N200]&gt;=[.L200])" office:value-type="boolean" office:boolean-value="true" calcext:value-type="boolean">
            <text:p>TRUE</text:p>
          </table:table-cell>
          <table:table-cell table:formula="of:=AND([.M200]&gt;=[.F200];[.M200]&lt;=[.H200])" office:value-type="boolean" office:boolean-value="false" calcext:value-type="boolean">
            <text:p>FALSE</text:p>
          </table:table-cell>
          <table:table-cell table:formula="of:=AND([.M200]&gt;=[.E200];[.M200]&lt;=[.I20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yatt Gray</text:p>
          </table:table-cell>
          <table:table-cell office:value-type="string" calcext:value-type="string">
            <text:p>TY155954</text:p>
          </table:table-cell>
          <table:table-cell office:value-type="string" calcext:value-type="string">
            <text:p>C</text:p>
          </table:table-cell>
          <table:table-cell office:value-type="float" office:value="753" calcext:value-type="float">
            <text:p>753</text:p>
          </table:table-cell>
          <table:table-cell office:value-type="float" office:value="41.9264704354393" calcext:value-type="float">
            <text:p>41.9264704354393</text:p>
          </table:table-cell>
          <table:table-cell office:value-type="float" office:value="44.4141811815524" calcext:value-type="float">
            <text:p>44.4141811815524</text:p>
          </table:table-cell>
          <table:table-cell office:value-type="float" office:value="47.7224460905912" calcext:value-type="float">
            <text:p>47.7224460905912</text:p>
          </table:table-cell>
          <table:table-cell office:value-type="float" office:value="49.3896026737786" calcext:value-type="float">
            <text:p>49.3896026737786</text:p>
          </table:table-cell>
          <table:table-cell office:value-type="float" office:value="51.8773134198917" calcext:value-type="float">
            <text:p>51.8773134198917</text:p>
          </table:table-cell>
          <table:table-cell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office:value-type="float" office:value="47.9529925884903" calcext:value-type="float">
            <text:p>47.9529925884903</text:p>
          </table:table-cell>
          <table:table-cell office:value-type="float" office:value="207" calcext:value-type="float">
            <text:p>207</text:p>
          </table:table-cell>
          <table:table-cell table:formula="of:=ROW() - 1" office:value-type="float" office:value="200" calcext:value-type="float">
            <text:p>200</text:p>
          </table:table-cell>
          <table:table-cell table:formula="of:=[.K201] - [.N201]" office:value-type="float" office:value="-8" calcext:value-type="float">
            <text:p>-8</text:p>
          </table:table-cell>
          <table:table-cell table:formula="of:=[.O201]-[.N201]" office:value-type="float" office:value="-7" calcext:value-type="float">
            <text:p>-7</text:p>
          </table:table-cell>
          <table:table-cell table:formula="of:=ABS([.Q201])" office:value-type="float" office:value="7" calcext:value-type="float">
            <text:p>7</text:p>
          </table:table-cell>
          <table:table-cell table:formula="of:=[.M201]-[.G201]" office:value-type="float" office:value="0.230546497899098" calcext:value-type="float">
            <text:p>0.230546497899098</text:p>
          </table:table-cell>
          <table:table-cell table:formula="of:=AND([.N201]&lt;=[.J201];[.N201]&gt;=[.L201])" office:value-type="boolean" office:boolean-value="true" calcext:value-type="boolean">
            <text:p>TRUE</text:p>
          </table:table-cell>
          <table:table-cell table:formula="of:=AND([.M201]&gt;=[.F201];[.M201]&lt;=[.H201])" office:value-type="boolean" office:boolean-value="true" calcext:value-type="boolean">
            <text:p>TRUE</text:p>
          </table:table-cell>
          <table:table-cell table:formula="of:=AND([.M201]&gt;=[.E201];[.M201]&lt;=[.I20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y Hirst</text:p>
          </table:table-cell>
          <table:table-cell office:value-type="string" calcext:value-type="string">
            <text:p>L485</text:p>
          </table:table-cell>
          <table:table-cell office:value-type="string" calcext:value-type="string">
            <text:p>B</text:p>
          </table:table-cell>
          <table:table-cell office:value-type="float" office:value="754" calcext:value-type="float">
            <text:p>754</text:p>
          </table:table-cell>
          <table:table-cell office:value-type="float" office:value="41.5079450090353" calcext:value-type="float">
            <text:p>41.5079450090353</text:p>
          </table:table-cell>
          <table:table-cell office:value-type="float" office:value="44.757352075094" calcext:value-type="float">
            <text:p>44.757352075094</text:p>
          </table:table-cell>
          <table:table-cell office:value-type="float" office:value="48.0661892399017" calcext:value-type="float">
            <text:p>48.0661892399017</text:p>
          </table:table-cell>
          <table:table-cell office:value-type="float" office:value="51.2561662072115" calcext:value-type="float">
            <text:p>51.2561662072115</text:p>
          </table:table-cell>
          <table:table-cell office:value-type="float" office:value="54.5055732732702" calcext:value-type="float">
            <text:p>54.5055732732702</text:p>
          </table:table-cell>
          <table:table-cell office:value-type="float" office:value="213" calcext:value-type="float">
            <text:p>213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49.2911540941504" calcext:value-type="float">
            <text:p>49.2911540941504</text:p>
          </table:table-cell>
          <table:table-cell office:value-type="float" office:value="205" calcext:value-type="float">
            <text:p>205</text:p>
          </table:table-cell>
          <table:table-cell table:formula="of:=ROW() - 1" office:value-type="float" office:value="201" calcext:value-type="float">
            <text:p>201</text:p>
          </table:table-cell>
          <table:table-cell table:formula="of:=[.K202] - [.N202]" office:value-type="float" office:value="-6" calcext:value-type="float">
            <text:p>-6</text:p>
          </table:table-cell>
          <table:table-cell table:formula="of:=[.O202]-[.N202]" office:value-type="float" office:value="-4" calcext:value-type="float">
            <text:p>-4</text:p>
          </table:table-cell>
          <table:table-cell table:formula="of:=ABS([.Q202])" office:value-type="float" office:value="4" calcext:value-type="float">
            <text:p>4</text:p>
          </table:table-cell>
          <table:table-cell table:formula="of:=[.M202]-[.G202]" office:value-type="float" office:value="1.2249648542487" calcext:value-type="float">
            <text:p>1.2249648542487</text:p>
          </table:table-cell>
          <table:table-cell table:formula="of:=AND([.N202]&lt;=[.J202];[.N202]&gt;=[.L202])" office:value-type="boolean" office:boolean-value="true" calcext:value-type="boolean">
            <text:p>TRUE</text:p>
          </table:table-cell>
          <table:table-cell table:formula="of:=AND([.M202]&gt;=[.F202];[.M202]&lt;=[.H202])" office:value-type="boolean" office:boolean-value="true" calcext:value-type="boolean">
            <text:p>TRUE</text:p>
          </table:table-cell>
          <table:table-cell table:formula="of:=AND([.M202]&gt;=[.E202];[.M202]&lt;=[.I20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Dudley Zoeller</text:p>
          </table:table-cell>
          <table:table-cell office:value-type="string" calcext:value-type="string">
            <text:p>TY150314</text:p>
          </table:table-cell>
          <table:table-cell office:value-type="string" calcext:value-type="string">
            <text:p>B</text:p>
          </table:table-cell>
          <table:table-cell office:value-type="float" office:value="726" calcext:value-type="float">
            <text:p>726</text:p>
          </table:table-cell>
          <table:table-cell office:value-type="float" office:value="41.0983530034395" calcext:value-type="float">
            <text:p>41.0983530034395</text:p>
          </table:table-cell>
          <table:table-cell office:value-type="float" office:value="43.6455610916759" calcext:value-type="float">
            <text:p>43.6455610916759</text:p>
          </table:table-cell>
          <table:table-cell office:value-type="float" office:value="46.3705674188716" calcext:value-type="float">
            <text:p>46.3705674188716</text:p>
          </table:table-cell>
          <table:table-cell office:value-type="float" office:value="48.7399772681488" calcext:value-type="float">
            <text:p>48.7399772681488</text:p>
          </table:table-cell>
          <table:table-cell office:value-type="float" office:value="51.2871853563852" calcext:value-type="float">
            <text:p>51.2871853563852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46.9158758375792" calcext:value-type="float">
            <text:p>46.9158758375792</text:p>
          </table:table-cell>
          <table:table-cell office:value-type="float" office:value="210" calcext:value-type="float">
            <text:p>210</text:p>
          </table:table-cell>
          <table:table-cell table:formula="of:=ROW() - 1" office:value-type="float" office:value="202" calcext:value-type="float">
            <text:p>202</text:p>
          </table:table-cell>
          <table:table-cell table:formula="of:=[.K203] - [.N203]" office:value-type="float" office:value="-8" calcext:value-type="float">
            <text:p>-8</text:p>
          </table:table-cell>
          <table:table-cell table:formula="of:=[.O203]-[.N203]" office:value-type="float" office:value="-8" calcext:value-type="float">
            <text:p>-8</text:p>
          </table:table-cell>
          <table:table-cell table:formula="of:=ABS([.Q203])" office:value-type="float" office:value="8" calcext:value-type="float">
            <text:p>8</text:p>
          </table:table-cell>
          <table:table-cell table:formula="of:=[.M203]-[.G203]" office:value-type="float" office:value="0.545308418707599" calcext:value-type="float">
            <text:p>0.545308418707599</text:p>
          </table:table-cell>
          <table:table-cell table:formula="of:=AND([.N203]&lt;=[.J203];[.N203]&gt;=[.L203])" office:value-type="boolean" office:boolean-value="true" calcext:value-type="boolean">
            <text:p>TRUE</text:p>
          </table:table-cell>
          <table:table-cell table:formula="of:=AND([.M203]&gt;=[.F203];[.M203]&lt;=[.H203])" office:value-type="boolean" office:boolean-value="true" calcext:value-type="boolean">
            <text:p>TRUE</text:p>
          </table:table-cell>
          <table:table-cell table:formula="of:=AND([.M203]&gt;=[.E203];[.M203]&lt;=[.I20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oy McManus</text:p>
          </table:table-cell>
          <table:table-cell office:value-type="string" calcext:value-type="string">
            <text:p>L2345</text:p>
          </table:table-cell>
          <table:table-cell office:value-type="string" calcext:value-type="string">
            <text:p>B</text:p>
          </table:table-cell>
          <table:table-cell office:value-type="float" office:value="719" calcext:value-type="float">
            <text:p>719</text:p>
          </table:table-cell>
          <table:table-cell office:value-type="float" office:value="40.8114883821303" calcext:value-type="float">
            <text:p>40.8114883821303</text:p>
          </table:table-cell>
          <table:table-cell office:value-type="float" office:value="43.6668161773114" calcext:value-type="float">
            <text:p>43.6668161773114</text:p>
          </table:table-cell>
          <table:table-cell office:value-type="float" office:value="46.3763350906453" calcext:value-type="float">
            <text:p>46.3763350906453</text:p>
          </table:table-cell>
          <table:table-cell office:value-type="float" office:value="49.3774717676735" calcext:value-type="float">
            <text:p>49.3774717676735</text:p>
          </table:table-cell>
          <table:table-cell office:value-type="float" office:value="52.2327995628546" calcext:value-type="float">
            <text:p>52.2327995628546</text:p>
          </table:table-cell>
          <table:table-cell office:value-type="float" office:value="215" calcext:value-type="float">
            <text:p>215</text:p>
          </table:table-cell>
          <table:table-cell office:value-type="float" office:value="202" calcext:value-type="float">
            <text:p>202</text:p>
          </table:table-cell>
          <table:table-cell office:value-type="float" office:value="197" calcext:value-type="float">
            <text:p>197</text:p>
          </table:table-cell>
          <table:table-cell office:value-type="float" office:value="43.6744198061128" calcext:value-type="float">
            <text:p>43.6744198061128</text:p>
          </table:table-cell>
          <table:table-cell office:value-type="float" office:value="220" calcext:value-type="float">
            <text:p>220</text:p>
          </table:table-cell>
          <table:table-cell table:formula="of:=ROW() - 1" office:value-type="float" office:value="203" calcext:value-type="float">
            <text:p>203</text:p>
          </table:table-cell>
          <table:table-cell table:formula="of:=[.K204] - [.N204]" office:value-type="float" office:value="-18" calcext:value-type="float">
            <text:p>-18</text:p>
          </table:table-cell>
          <table:table-cell table:formula="of:=[.O204]-[.N204]" office:value-type="float" office:value="-17" calcext:value-type="float">
            <text:p>-17</text:p>
          </table:table-cell>
          <table:table-cell table:formula="of:=ABS([.Q204])" office:value-type="float" office:value="17" calcext:value-type="float">
            <text:p>17</text:p>
          </table:table-cell>
          <table:table-cell table:formula="of:=[.M204]-[.G204]" office:value-type="float" office:value="-2.7019152845325" calcext:value-type="float">
            <text:p>-2.7019152845325</text:p>
          </table:table-cell>
          <table:table-cell table:formula="of:=AND([.N204]&lt;=[.J204];[.N204]&gt;=[.L204])" office:value-type="boolean" office:boolean-value="false" calcext:value-type="boolean">
            <text:p>FALSE</text:p>
          </table:table-cell>
          <table:table-cell table:formula="of:=AND([.M204]&gt;=[.F204];[.M204]&lt;=[.H204])" office:value-type="boolean" office:boolean-value="true" calcext:value-type="boolean">
            <text:p>TRUE</text:p>
          </table:table-cell>
          <table:table-cell table:formula="of:=AND([.M204]&gt;=[.E204];[.M204]&lt;=[.I20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rto Fernandes Pedra</text:p>
          </table:table-cell>
          <table:table-cell office:value-type="string" calcext:value-type="string">
            <text:p>TY44018</text:p>
          </table:table-cell>
          <table:table-cell office:value-type="string" calcext:value-type="string">
            <text:p>C</text:p>
          </table:table-cell>
          <table:table-cell office:value-type="float" office:value="739" calcext:value-type="float">
            <text:p>739</text:p>
          </table:table-cell>
          <table:table-cell office:value-type="float" office:value="40.7964353527677" calcext:value-type="float">
            <text:p>40.7964353527677</text:p>
          </table:table-cell>
          <table:table-cell office:value-type="float" office:value="44.1274305292143" calcext:value-type="float">
            <text:p>44.1274305292143</text:p>
          </table:table-cell>
          <table:table-cell office:value-type="float" office:value="47.4043504429486" calcext:value-type="float">
            <text:p>47.4043504429486</text:p>
          </table:table-cell>
          <table:table-cell office:value-type="float" office:value="50.7894208821076" calcext:value-type="float">
            <text:p>50.7894208821076</text:p>
          </table:table-cell>
          <table:table-cell office:value-type="float" office:value="54.1204160585542" calcext:value-type="float">
            <text:p>54.1204160585542</text:p>
          </table:table-cell>
          <table:table-cell office:value-type="float" office:value="214" calcext:value-type="float">
            <text:p>214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50.1204684290506" calcext:value-type="float">
            <text:p>50.1204684290506</text:p>
          </table:table-cell>
          <table:table-cell office:value-type="float" office:value="202" calcext:value-type="float">
            <text:p>202</text:p>
          </table:table-cell>
          <table:table-cell table:formula="of:=ROW() - 1" office:value-type="float" office:value="204" calcext:value-type="float">
            <text:p>204</text:p>
          </table:table-cell>
          <table:table-cell table:formula="of:=[.K205] - [.N205]" office:value-type="float" office:value="-2" calcext:value-type="float">
            <text:p>-2</text:p>
          </table:table-cell>
          <table:table-cell table:formula="of:=[.O205]-[.N205]" office:value-type="float" office:value="2" calcext:value-type="float">
            <text:p>2</text:p>
          </table:table-cell>
          <table:table-cell table:formula="of:=ABS([.Q205])" office:value-type="float" office:value="2" calcext:value-type="float">
            <text:p>2</text:p>
          </table:table-cell>
          <table:table-cell table:formula="of:=[.M205]-[.G205]" office:value-type="float" office:value="2.716117986102" calcext:value-type="float">
            <text:p>2.716117986102</text:p>
          </table:table-cell>
          <table:table-cell table:formula="of:=AND([.N205]&lt;=[.J205];[.N205]&gt;=[.L205])" office:value-type="boolean" office:boolean-value="true" calcext:value-type="boolean">
            <text:p>TRUE</text:p>
          </table:table-cell>
          <table:table-cell table:formula="of:=AND([.M205]&gt;=[.F205];[.M205]&lt;=[.H205])" office:value-type="boolean" office:boolean-value="true" calcext:value-type="boolean">
            <text:p>TRUE</text:p>
          </table:table-cell>
          <table:table-cell table:formula="of:=AND([.M205]&gt;=[.E205];[.M205]&lt;=[.I205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k Steele</text:p>
          </table:table-cell>
          <table:table-cell office:value-type="string" calcext:value-type="string">
            <text:p>L2137</text:p>
          </table:table-cell>
          <table:table-cell office:value-type="string" calcext:value-type="string">
            <text:p>C</text:p>
          </table:table-cell>
          <table:table-cell office:value-type="float" office:value="700" calcext:value-type="float">
            <text:p>700</text:p>
          </table:table-cell>
          <table:table-cell office:value-type="float" office:value="40.6256157935187" calcext:value-type="float">
            <text:p>40.6256157935187</text:p>
          </table:table-cell>
          <table:table-cell office:value-type="float" office:value="43.0578246075768" calcext:value-type="float">
            <text:p>43.0578246075768</text:p>
          </table:table-cell>
          <table:table-cell office:value-type="float" office:value="45.3796694551097" calcext:value-type="float">
            <text:p>45.3796694551097</text:p>
          </table:table-cell>
          <table:table-cell office:value-type="float" office:value="47.922242235693" calcext:value-type="float">
            <text:p>47.922242235693</text:p>
          </table:table-cell>
          <table:table-cell office:value-type="float" office:value="50.3544510497511" calcext:value-type="float">
            <text:p>50.3544510497511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office:value-type="float" office:value="43.7817246688889" calcext:value-type="float">
            <text:p>43.7817246688889</text:p>
          </table:table-cell>
          <table:table-cell office:value-type="float" office:value="219" calcext:value-type="float">
            <text:p>219</text:p>
          </table:table-cell>
          <table:table-cell table:formula="of:=ROW() - 1" office:value-type="float" office:value="205" calcext:value-type="float">
            <text:p>205</text:p>
          </table:table-cell>
          <table:table-cell table:formula="of:=[.K206] - [.N206]" office:value-type="float" office:value="-13" calcext:value-type="float">
            <text:p>-13</text:p>
          </table:table-cell>
          <table:table-cell table:formula="of:=[.O206]-[.N206]" office:value-type="float" office:value="-14" calcext:value-type="float">
            <text:p>-14</text:p>
          </table:table-cell>
          <table:table-cell table:formula="of:=ABS([.Q206])" office:value-type="float" office:value="14" calcext:value-type="float">
            <text:p>14</text:p>
          </table:table-cell>
          <table:table-cell table:formula="of:=[.M206]-[.G206]" office:value-type="float" office:value="-1.5979447862208" calcext:value-type="float">
            <text:p>-1.5979447862208</text:p>
          </table:table-cell>
          <table:table-cell table:formula="of:=AND([.N206]&lt;=[.J206];[.N206]&gt;=[.L206])" office:value-type="boolean" office:boolean-value="false" calcext:value-type="boolean">
            <text:p>FALSE</text:p>
          </table:table-cell>
          <table:table-cell table:formula="of:=AND([.M206]&gt;=[.F206];[.M206]&lt;=[.H206])" office:value-type="boolean" office:boolean-value="true" calcext:value-type="boolean">
            <text:p>TRUE</text:p>
          </table:table-cell>
          <table:table-cell table:formula="of:=AND([.M206]&gt;=[.E206];[.M206]&lt;=[.I20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Cole</text:p>
          </table:table-cell>
          <table:table-cell office:value-type="string" calcext:value-type="string">
            <text:p>L5490</text:p>
          </table:table-cell>
          <table:table-cell office:value-type="string" calcext:value-type="string">
            <text:p>A</text:p>
          </table:table-cell>
          <table:table-cell office:value-type="float" office:value="704" calcext:value-type="float">
            <text:p>704</text:p>
          </table:table-cell>
          <table:table-cell office:value-type="float" office:value="40.2417606797147" calcext:value-type="float">
            <text:p>40.2417606797147</text:p>
          </table:table-cell>
          <table:table-cell office:value-type="float" office:value="42.9755490283496" calcext:value-type="float">
            <text:p>42.9755490283496</text:p>
          </table:table-cell>
          <table:table-cell office:value-type="float" office:value="45.6874647988871" calcext:value-type="float">
            <text:p>45.6874647988871</text:p>
          </table:table-cell>
          <table:table-cell office:value-type="float" office:value="48.4431257256194" calcext:value-type="float">
            <text:p>48.4431257256194</text:p>
          </table:table-cell>
          <table:table-cell office:value-type="float" office:value="51.1769140742543" calcext:value-type="float">
            <text:p>51.1769140742543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198" calcext:value-type="float">
            <text:p>198</text:p>
          </table:table-cell>
          <table:table-cell office:value-type="float" office:value="49.7029012827229" calcext:value-type="float">
            <text:p>49.7029012827229</text:p>
          </table:table-cell>
          <table:table-cell office:value-type="float" office:value="203" calcext:value-type="float">
            <text:p>203</text:p>
          </table:table-cell>
          <table:table-cell table:formula="of:=ROW() - 1" office:value-type="float" office:value="206" calcext:value-type="float">
            <text:p>206</text:p>
          </table:table-cell>
          <table:table-cell table:formula="of:=[.K207] - [.N207]" office:value-type="float" office:value="2" calcext:value-type="float">
            <text:p>2</text:p>
          </table:table-cell>
          <table:table-cell table:formula="of:=[.O207]-[.N207]" office:value-type="float" office:value="3" calcext:value-type="float">
            <text:p>3</text:p>
          </table:table-cell>
          <table:table-cell table:formula="of:=ABS([.Q207])" office:value-type="float" office:value="3" calcext:value-type="float">
            <text:p>3</text:p>
          </table:table-cell>
          <table:table-cell table:formula="of:=[.M207]-[.G207]" office:value-type="float" office:value="4.0154364838358" calcext:value-type="float">
            <text:p>4.0154364838358</text:p>
          </table:table-cell>
          <table:table-cell table:formula="of:=AND([.N207]&lt;=[.J207];[.N207]&gt;=[.L207])" office:value-type="boolean" office:boolean-value="true" calcext:value-type="boolean">
            <text:p>TRUE</text:p>
          </table:table-cell>
          <table:table-cell table:formula="of:=AND([.M207]&gt;=[.F207];[.M207]&lt;=[.H207])" office:value-type="boolean" office:boolean-value="false" calcext:value-type="boolean">
            <text:p>FALSE</text:p>
          </table:table-cell>
          <table:table-cell table:formula="of:=AND([.M207]&gt;=[.E207];[.M207]&lt;=[.I20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Sharar</text:p>
          </table:table-cell>
          <table:table-cell office:value-type="string" calcext:value-type="string">
            <text:p>A107428</text:p>
          </table:table-cell>
          <table:table-cell office:value-type="string" calcext:value-type="string">
            <text:p>B</text:p>
          </table:table-cell>
          <table:table-cell office:value-type="float" office:value="767" calcext:value-type="float">
            <text:p>767</text:p>
          </table:table-cell>
          <table:table-cell office:value-type="float" office:value="39.952931733584" calcext:value-type="float">
            <text:p>39.952931733584</text:p>
          </table:table-cell>
          <table:table-cell office:value-type="float" office:value="44.1840642248509" calcext:value-type="float">
            <text:p>44.1840642248509</text:p>
          </table:table-cell>
          <table:table-cell office:value-type="float" office:value="48.9733736427847" calcext:value-type="float">
            <text:p>48.9733736427847</text:p>
          </table:table-cell>
          <table:table-cell office:value-type="float" office:value="52.6463292073846" calcext:value-type="float">
            <text:p>52.6463292073846</text:p>
          </table:table-cell>
          <table:table-cell office:value-type="float" office:value="56.8774616986515" calcext:value-type="float">
            <text:p>56.8774616986515</text:p>
          </table:table-cell>
          <table:table-cell office:value-type="float" office:value="213" calcext:value-type="float">
            <text:p>213</text:p>
          </table:table-cell>
          <table:table-cell office:value-type="float" office:value="197" calcext:value-type="float">
            <text:p>197</text:p>
          </table:table-cell>
          <table:table-cell office:value-type="float" office:value="183" calcext:value-type="float">
            <text:p>183</text:p>
          </table:table-cell>
          <table:table-cell office:value-type="float" office:value="51.5244956358954" calcext:value-type="float">
            <text:p>51.5244956358954</text:p>
          </table:table-cell>
          <table:table-cell office:value-type="float" office:value="197" calcext:value-type="float">
            <text:p>197</text:p>
          </table:table-cell>
          <table:table-cell table:formula="of:=ROW() - 1" office:value-type="float" office:value="207" calcext:value-type="float">
            <text:p>207</text:p>
          </table:table-cell>
          <table:table-cell table:formula="of:=[.K208] - [.N208]" office:value-type="float" office:value="0" calcext:value-type="float">
            <text:p>0</text:p>
          </table:table-cell>
          <table:table-cell table:formula="of:=[.O208]-[.N208]" office:value-type="float" office:value="10" calcext:value-type="float">
            <text:p>10</text:p>
          </table:table-cell>
          <table:table-cell table:formula="of:=ABS([.Q208])" office:value-type="float" office:value="10" calcext:value-type="float">
            <text:p>10</text:p>
          </table:table-cell>
          <table:table-cell table:formula="of:=[.M208]-[.G208]" office:value-type="float" office:value="2.5511219931107" calcext:value-type="float">
            <text:p>2.5511219931107</text:p>
          </table:table-cell>
          <table:table-cell table:formula="of:=AND([.N208]&lt;=[.J208];[.N208]&gt;=[.L208])" office:value-type="boolean" office:boolean-value="true" calcext:value-type="boolean">
            <text:p>TRUE</text:p>
          </table:table-cell>
          <table:table-cell table:formula="of:=AND([.M208]&gt;=[.F208];[.M208]&lt;=[.H208])" office:value-type="boolean" office:boolean-value="true" calcext:value-type="boolean">
            <text:p>TRUE</text:p>
          </table:table-cell>
          <table:table-cell table:formula="of:=AND([.M208]&gt;=[.E208];[.M208]&lt;=[.I20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dd Holmes</text:p>
          </table:table-cell>
          <table:table-cell office:value-type="string" calcext:value-type="string">
            <text:p>L6391</text:p>
          </table:table-cell>
          <table:table-cell office:value-type="string" calcext:value-type="string">
            <text:p>B</text:p>
          </table:table-cell>
          <table:table-cell office:value-type="float" office:value="758" calcext:value-type="float">
            <text:p>758</text:p>
          </table:table-cell>
          <table:table-cell office:value-type="float" office:value="39.4956941616994" calcext:value-type="float">
            <text:p>39.4956941616994</text:p>
          </table:table-cell>
          <table:table-cell office:value-type="float" office:value="43.4663906470173" calcext:value-type="float">
            <text:p>43.4663906470173</text:p>
          </table:table-cell>
          <table:table-cell office:value-type="float" office:value="48.4706943375006" calcext:value-type="float">
            <text:p>48.4706943375006</text:p>
          </table:table-cell>
          <table:table-cell office:value-type="float" office:value="51.4077836176531" calcext:value-type="float">
            <text:p>51.4077836176531</text:p>
          </table:table-cell>
          <table:table-cell office:value-type="float" office:value="55.378480102971" calcext:value-type="float">
            <text:p>55.378480102971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office:value-type="float" office:value="50.3099614361503" calcext:value-type="float">
            <text:p>50.3099614361503</text:p>
          </table:table-cell>
          <table:table-cell office:value-type="float" office:value="201" calcext:value-type="float">
            <text:p>201</text:p>
          </table:table-cell>
          <table:table-cell table:formula="of:=ROW() - 1" office:value-type="float" office:value="208" calcext:value-type="float">
            <text:p>208</text:p>
          </table:table-cell>
          <table:table-cell table:formula="of:=[.K209] - [.N209]" office:value-type="float" office:value="-3" calcext:value-type="float">
            <text:p>-3</text:p>
          </table:table-cell>
          <table:table-cell table:formula="of:=[.O209]-[.N209]" office:value-type="float" office:value="7" calcext:value-type="float">
            <text:p>7</text:p>
          </table:table-cell>
          <table:table-cell table:formula="of:=ABS([.Q209])" office:value-type="float" office:value="7" calcext:value-type="float">
            <text:p>7</text:p>
          </table:table-cell>
          <table:table-cell table:formula="of:=[.M209]-[.G209]" office:value-type="float" office:value="1.8392670986497" calcext:value-type="float">
            <text:p>1.8392670986497</text:p>
          </table:table-cell>
          <table:table-cell table:formula="of:=AND([.N209]&lt;=[.J209];[.N209]&gt;=[.L209])" office:value-type="boolean" office:boolean-value="true" calcext:value-type="boolean">
            <text:p>TRUE</text:p>
          </table:table-cell>
          <table:table-cell table:formula="of:=AND([.M209]&gt;=[.F209];[.M209]&lt;=[.H209])" office:value-type="boolean" office:boolean-value="true" calcext:value-type="boolean">
            <text:p>TRUE</text:p>
          </table:table-cell>
          <table:table-cell table:formula="of:=AND([.M209]&gt;=[.E209];[.M209]&lt;=[.I20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wayne Watase</text:p>
          </table:table-cell>
          <table:table-cell office:value-type="string" calcext:value-type="string">
            <text:p>FY106439</text:p>
          </table:table-cell>
          <table:table-cell office:value-type="string" calcext:value-type="string">
            <text:p>C</text:p>
          </table:table-cell>
          <table:table-cell office:value-type="float" office:value="750" calcext:value-type="float">
            <text:p>750</text:p>
          </table:table-cell>
          <table:table-cell office:value-type="float" office:value="38.646844843636" calcext:value-type="float">
            <text:p>38.646844843636</text:p>
          </table:table-cell>
          <table:table-cell office:value-type="float" office:value="42.7807113364019" calcext:value-type="float">
            <text:p>42.7807113364019</text:p>
          </table:table-cell>
          <table:table-cell office:value-type="float" office:value="48.3117282676307" calcext:value-type="float">
            <text:p>48.3117282676307</text:p>
          </table:table-cell>
          <table:table-cell office:value-type="float" office:value="51.0484443219336" calcext:value-type="float">
            <text:p>51.0484443219336</text:p>
          </table:table-cell>
          <table:table-cell office:value-type="float" office:value="55.1823108146995" calcext:value-type="float">
            <text:p>55.1823108146995</text:p>
          </table:table-cell>
          <table:table-cell office:value-type="float" office:value="214" calcext:value-type="float">
            <text:p>214</text:p>
          </table:table-cell>
          <table:table-cell office:value-type="float" office:value="198" calcext:value-type="float">
            <text:p>198</text:p>
          </table:table-cell>
          <table:table-cell office:value-type="float" office:value="190" calcext:value-type="float">
            <text:p>190</text:p>
          </table:table-cell>
          <table:table-cell office:value-type="float" office:value="39.8276299820947" calcext:value-type="float">
            <text:p>39.8276299820947</text:p>
          </table:table-cell>
          <table:table-cell office:value-type="float" office:value="231" calcext:value-type="float">
            <text:p>231</text:p>
          </table:table-cell>
          <table:table-cell table:formula="of:=ROW() - 1" office:value-type="float" office:value="209" calcext:value-type="float">
            <text:p>209</text:p>
          </table:table-cell>
          <table:table-cell table:formula="of:=[.K210] - [.N210]" office:value-type="float" office:value="-33" calcext:value-type="float">
            <text:p>-33</text:p>
          </table:table-cell>
          <table:table-cell table:formula="of:=[.O210]-[.N210]" office:value-type="float" office:value="-22" calcext:value-type="float">
            <text:p>-22</text:p>
          </table:table-cell>
          <table:table-cell table:formula="of:=ABS([.Q210])" office:value-type="float" office:value="22" calcext:value-type="float">
            <text:p>22</text:p>
          </table:table-cell>
          <table:table-cell table:formula="of:=[.M210]-[.G210]" office:value-type="float" office:value="-8.484098285536" calcext:value-type="float">
            <text:p>-8.484098285536</text:p>
          </table:table-cell>
          <table:table-cell table:formula="of:=AND([.N210]&lt;=[.J210];[.N210]&gt;=[.L210])" office:value-type="boolean" office:boolean-value="false" calcext:value-type="boolean">
            <text:p>FALSE</text:p>
          </table:table-cell>
          <table:table-cell table:formula="of:=AND([.M210]&gt;=[.F210];[.M210]&lt;=[.H210])" office:value-type="boolean" office:boolean-value="false" calcext:value-type="boolean">
            <text:p>FALSE</text:p>
          </table:table-cell>
          <table:table-cell table:formula="of:=AND([.M210]&gt;=[.E210];[.M210]&lt;=[.I210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d Connolly</text:p>
          </table:table-cell>
          <table:table-cell office:value-type="string" calcext:value-type="string">
            <text:p>L2450</text:p>
          </table:table-cell>
          <table:table-cell office:value-type="string" calcext:value-type="string">
            <text:p>C</text:p>
          </table:table-cell>
          <table:table-cell office:value-type="float" office:value="656" calcext:value-type="float">
            <text:p>656</text:p>
          </table:table-cell>
          <table:table-cell office:value-type="float" office:value="38.5801110003716" calcext:value-type="float">
            <text:p>38.5801110003716</text:p>
          </table:table-cell>
          <table:table-cell office:value-type="float" office:value="41.0682169789737" calcext:value-type="float">
            <text:p>41.0682169789737</text:p>
          </table:table-cell>
          <table:table-cell office:value-type="float" office:value="43.619047222632" calcext:value-type="float">
            <text:p>43.619047222632</text:p>
          </table:table-cell>
          <table:table-cell office:value-type="float" office:value="46.044428936178" calcext:value-type="float">
            <text:p>46.044428936178</text:p>
          </table:table-cell>
          <table:table-cell office:value-type="float" office:value="48.5325349147801" calcext:value-type="float">
            <text:p>48.5325349147801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  <table:table-cell office:value-type="float" office:value="41.9599938829174" calcext:value-type="float">
            <text:p>41.9599938829174</text:p>
          </table:table-cell>
          <table:table-cell office:value-type="float" office:value="224" calcext:value-type="float">
            <text:p>224</text:p>
          </table:table-cell>
          <table:table-cell table:formula="of:=ROW() - 1" office:value-type="float" office:value="210" calcext:value-type="float">
            <text:p>210</text:p>
          </table:table-cell>
          <table:table-cell table:formula="of:=[.K211] - [.N211]" office:value-type="float" office:value="-12" calcext:value-type="float">
            <text:p>-12</text:p>
          </table:table-cell>
          <table:table-cell table:formula="of:=[.O211]-[.N211]" office:value-type="float" office:value="-14" calcext:value-type="float">
            <text:p>-14</text:p>
          </table:table-cell>
          <table:table-cell table:formula="of:=ABS([.Q211])" office:value-type="float" office:value="14" calcext:value-type="float">
            <text:p>14</text:p>
          </table:table-cell>
          <table:table-cell table:formula="of:=[.M211]-[.G211]" office:value-type="float" office:value="-1.6590533397146" calcext:value-type="float">
            <text:p>-1.6590533397146</text:p>
          </table:table-cell>
          <table:table-cell table:formula="of:=AND([.N211]&lt;=[.J211];[.N211]&gt;=[.L211])" office:value-type="boolean" office:boolean-value="false" calcext:value-type="boolean">
            <text:p>FALSE</text:p>
          </table:table-cell>
          <table:table-cell table:formula="of:=AND([.M211]&gt;=[.F211];[.M211]&lt;=[.H211])" office:value-type="boolean" office:boolean-value="true" calcext:value-type="boolean">
            <text:p>TRUE</text:p>
          </table:table-cell>
          <table:table-cell table:formula="of:=AND([.M211]&gt;=[.E211];[.M211]&lt;=[.I21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rren Divine</text:p>
          </table:table-cell>
          <table:table-cell office:value-type="string" calcext:value-type="string">
            <text:p>FY103225</text:p>
          </table:table-cell>
          <table:table-cell office:value-type="string" calcext:value-type="string">
            <text:p>C</text:p>
          </table:table-cell>
          <table:table-cell office:value-type="float" office:value="717" calcext:value-type="float">
            <text:p>717</text:p>
          </table:table-cell>
          <table:table-cell office:value-type="float" office:value="38.4890656466318" calcext:value-type="float">
            <text:p>38.4890656466318</text:p>
          </table:table-cell>
          <table:table-cell office:value-type="float" office:value="42.2902361978425" calcext:value-type="float">
            <text:p>42.2902361978425</text:p>
          </table:table-cell>
          <table:table-cell office:value-type="float" office:value="46.8129547089045" calcext:value-type="float">
            <text:p>46.8129547089045</text:p>
          </table:table-cell>
          <table:table-cell office:value-type="float" office:value="49.892577300264" calcext:value-type="float">
            <text:p>49.892577300264</text:p>
          </table:table-cell>
          <table:table-cell office:value-type="float" office:value="53.6937478514747" calcext:value-type="float">
            <text:p>53.6937478514747</text:p>
          </table:table-cell>
          <table:table-cell office:value-type="float" office:value="216" calcext:value-type="float">
            <text:p>216</text:p>
          </table:table-cell>
          <table:table-cell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38.7541517328404" calcext:value-type="float">
            <text:p>38.7541517328404</text:p>
          </table:table-cell>
          <table:table-cell office:value-type="float" office:value="234" calcext:value-type="float">
            <text:p>234</text:p>
          </table:table-cell>
          <table:table-cell table:formula="of:=ROW() - 1" office:value-type="float" office:value="211" calcext:value-type="float">
            <text:p>211</text:p>
          </table:table-cell>
          <table:table-cell table:formula="of:=[.K212] - [.N212]" office:value-type="float" office:value="-34" calcext:value-type="float">
            <text:p>-34</text:p>
          </table:table-cell>
          <table:table-cell table:formula="of:=[.O212]-[.N212]" office:value-type="float" office:value="-23" calcext:value-type="float">
            <text:p>-23</text:p>
          </table:table-cell>
          <table:table-cell table:formula="of:=ABS([.Q212])" office:value-type="float" office:value="23" calcext:value-type="float">
            <text:p>23</text:p>
          </table:table-cell>
          <table:table-cell table:formula="of:=[.M212]-[.G212]" office:value-type="float" office:value="-8.0588029760641" calcext:value-type="float">
            <text:p>-8.0588029760641</text:p>
          </table:table-cell>
          <table:table-cell table:formula="of:=AND([.N212]&lt;=[.J212];[.N212]&gt;=[.L212])" office:value-type="boolean" office:boolean-value="false" calcext:value-type="boolean">
            <text:p>FALSE</text:p>
          </table:table-cell>
          <table:table-cell table:formula="of:=AND([.M212]&gt;=[.F212];[.M212]&lt;=[.H212])" office:value-type="boolean" office:boolean-value="false" calcext:value-type="boolean">
            <text:p>FALSE</text:p>
          </table:table-cell>
          <table:table-cell table:formula="of:=AND([.M212]&gt;=[.E212];[.M212]&lt;=[.I21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ff Maxwell Jr.</text:p>
          </table:table-cell>
          <table:table-cell office:value-type="string" calcext:value-type="string">
            <text:p>L4489</text:p>
          </table:table-cell>
          <table:table-cell office:value-type="string" calcext:value-type="string">
            <text:p>C</text:p>
          </table:table-cell>
          <table:table-cell office:value-type="float" office:value="657" calcext:value-type="float">
            <text:p>657</text:p>
          </table:table-cell>
          <table:table-cell office:value-type="float" office:value="37.7141423974206" calcext:value-type="float">
            <text:p>37.7141423974206</text:p>
          </table:table-cell>
          <table:table-cell office:value-type="float" office:value="40.6114305219021" calcext:value-type="float">
            <text:p>40.6114305219021</text:p>
          </table:table-cell>
          <table:table-cell office:value-type="float" office:value="43.8002178817744" calcext:value-type="float">
            <text:p>43.8002178817744</text:p>
          </table:table-cell>
          <table:table-cell office:value-type="float" office:value="46.4060067708652" calcext:value-type="float">
            <text:p>46.4060067708652</text:p>
          </table:table-cell>
          <table:table-cell office:value-type="float" office:value="49.3032948953467" calcext:value-type="float">
            <text:p>49.3032948953467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202" calcext:value-type="float">
            <text:p>202</text:p>
          </table:table-cell>
          <table:table-cell office:value-type="float" office:value="43.8491071909115" calcext:value-type="float">
            <text:p>43.8491071909115</text:p>
          </table:table-cell>
          <table:table-cell office:value-type="float" office:value="218" calcext:value-type="float">
            <text:p>218</text:p>
          </table:table-cell>
          <table:table-cell table:formula="of:=ROW() - 1" office:value-type="float" office:value="212" calcext:value-type="float">
            <text:p>212</text:p>
          </table:table-cell>
          <table:table-cell table:formula="of:=[.K213] - [.N213]" office:value-type="float" office:value="-6" calcext:value-type="float">
            <text:p>-6</text:p>
          </table:table-cell>
          <table:table-cell table:formula="of:=[.O213]-[.N213]" office:value-type="float" office:value="-6" calcext:value-type="float">
            <text:p>-6</text:p>
          </table:table-cell>
          <table:table-cell table:formula="of:=ABS([.Q213])" office:value-type="float" office:value="6" calcext:value-type="float">
            <text:p>6</text:p>
          </table:table-cell>
          <table:table-cell table:formula="of:=[.M213]-[.G213]" office:value-type="float" office:value="0.0488893091371025" calcext:value-type="float">
            <text:p>0.0488893091371025</text:p>
          </table:table-cell>
          <table:table-cell table:formula="of:=AND([.N213]&lt;=[.J213];[.N213]&gt;=[.L213])" office:value-type="boolean" office:boolean-value="true" calcext:value-type="boolean">
            <text:p>TRUE</text:p>
          </table:table-cell>
          <table:table-cell table:formula="of:=AND([.M213]&gt;=[.F213];[.M213]&lt;=[.H213])" office:value-type="boolean" office:boolean-value="true" calcext:value-type="boolean">
            <text:p>TRUE</text:p>
          </table:table-cell>
          <table:table-cell table:formula="of:=AND([.M213]&gt;=[.E213];[.M213]&lt;=[.I21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t Laird</text:p>
          </table:table-cell>
          <table:table-cell office:value-type="string" calcext:value-type="string">
            <text:p>FY107557</text:p>
          </table:table-cell>
          <table:table-cell office:value-type="string" calcext:value-type="string">
            <text:p>C</text:p>
          </table:table-cell>
          <table:table-cell office:value-type="float" office:value="598" calcext:value-type="float">
            <text:p>598</text:p>
          </table:table-cell>
          <table:table-cell office:value-type="float" office:value="37.3261672327727" calcext:value-type="float">
            <text:p>37.3261672327727</text:p>
          </table:table-cell>
          <table:table-cell office:value-type="float" office:value="39.2632294538223" calcext:value-type="float">
            <text:p>39.2632294538223</text:p>
          </table:table-cell>
          <table:table-cell office:value-type="float" office:value="41.1840596773412" calcext:value-type="float">
            <text:p>41.1840596773412</text:p>
          </table:table-cell>
          <table:table-cell office:value-type="float" office:value="43.1373538959214" calcext:value-type="float">
            <text:p>43.1373538959214</text:p>
          </table:table-cell>
          <table:table-cell office:value-type="float" office:value="45.074416116971" calcext:value-type="float">
            <text:p>45.074416116971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41.6078419685977" calcext:value-type="float">
            <text:p>41.6078419685977</text:p>
          </table:table-cell>
          <table:table-cell office:value-type="float" office:value="227" calcext:value-type="float">
            <text:p>227</text:p>
          </table:table-cell>
          <table:table-cell table:formula="of:=ROW() - 1" office:value-type="float" office:value="213" calcext:value-type="float">
            <text:p>213</text:p>
          </table:table-cell>
          <table:table-cell table:formula="of:=[.K214] - [.N214]" office:value-type="float" office:value="-9" calcext:value-type="float">
            <text:p>-9</text:p>
          </table:table-cell>
          <table:table-cell table:formula="of:=[.O214]-[.N214]" office:value-type="float" office:value="-14" calcext:value-type="float">
            <text:p>-14</text:p>
          </table:table-cell>
          <table:table-cell table:formula="of:=ABS([.Q214])" office:value-type="float" office:value="14" calcext:value-type="float">
            <text:p>14</text:p>
          </table:table-cell>
          <table:table-cell table:formula="of:=[.M214]-[.G214]" office:value-type="float" office:value="0.423782291256494" calcext:value-type="float">
            <text:p>0.423782291256494</text:p>
          </table:table-cell>
          <table:table-cell table:formula="of:=AND([.N214]&lt;=[.J214];[.N214]&gt;=[.L214])" office:value-type="boolean" office:boolean-value="false" calcext:value-type="boolean">
            <text:p>FALSE</text:p>
          </table:table-cell>
          <table:table-cell table:formula="of:=AND([.M214]&gt;=[.F214];[.M214]&lt;=[.H214])" office:value-type="boolean" office:boolean-value="true" calcext:value-type="boolean">
            <text:p>TRUE</text:p>
          </table:table-cell>
          <table:table-cell table:formula="of:=AND([.M214]&gt;=[.E214];[.M214]&lt;=[.I21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chael Williams</text:p>
          </table:table-cell>
          <table:table-cell office:value-type="string" calcext:value-type="string">
            <text:p>B121</text:p>
          </table:table-cell>
          <table:table-cell office:value-type="string" calcext:value-type="string">
            <text:p>C</text:p>
          </table:table-cell>
          <table:table-cell office:value-type="float" office:value="731" calcext:value-type="float">
            <text:p>731</text:p>
          </table:table-cell>
          <table:table-cell office:value-type="float" office:value="37.1193299770013" calcext:value-type="float">
            <text:p>37.1193299770013</text:p>
          </table:table-cell>
          <table:table-cell office:value-type="float" office:value="41.5600063481166" calcext:value-type="float">
            <text:p>41.5600063481166</text:p>
          </table:table-cell>
          <table:table-cell office:value-type="float" office:value="47.6877712133444" calcext:value-type="float">
            <text:p>47.6877712133444</text:p>
          </table:table-cell>
          <table:table-cell office:value-type="float" office:value="50.4413590903473" calcext:value-type="float">
            <text:p>50.4413590903473</text:p>
          </table:table-cell>
          <table:table-cell office:value-type="float" office:value="54.8820354614626" calcext:value-type="float">
            <text:p>54.8820354614626</text:p>
          </table:table-cell>
          <table:table-cell office:value-type="float" office:value="216" calcext:value-type="float">
            <text:p>216</text:p>
          </table:table-cell>
          <table:table-cell office:value-type="float" office:value="199" calcext:value-type="float">
            <text:p>199</text:p>
          </table:table-cell>
          <table:table-cell office:value-type="float" office:value="192" calcext:value-type="float">
            <text:p>192</text:p>
          </table:table-cell>
          <table:table-cell office:value-type="float" office:value="34.1523031845507" calcext:value-type="float">
            <text:p>34.1523031845507</text:p>
          </table:table-cell>
          <table:table-cell office:value-type="float" office:value="243" calcext:value-type="float">
            <text:p>243</text:p>
          </table:table-cell>
          <table:table-cell table:formula="of:=ROW() - 1" office:value-type="float" office:value="214" calcext:value-type="float">
            <text:p>214</text:p>
          </table:table-cell>
          <table:table-cell table:formula="of:=[.K215] - [.N215]" office:value-type="float" office:value="-44" calcext:value-type="float">
            <text:p>-44</text:p>
          </table:table-cell>
          <table:table-cell table:formula="of:=[.O215]-[.N215]" office:value-type="float" office:value="-29" calcext:value-type="float">
            <text:p>-29</text:p>
          </table:table-cell>
          <table:table-cell table:formula="of:=ABS([.Q215])" office:value-type="float" office:value="29" calcext:value-type="float">
            <text:p>29</text:p>
          </table:table-cell>
          <table:table-cell table:formula="of:=[.M215]-[.G215]" office:value-type="float" office:value="-13.5354680287937" calcext:value-type="float">
            <text:p>-13.5354680287937</text:p>
          </table:table-cell>
          <table:table-cell table:formula="of:=AND([.N215]&lt;=[.J215];[.N215]&gt;=[.L215])" office:value-type="boolean" office:boolean-value="false" calcext:value-type="boolean">
            <text:p>FALSE</text:p>
          </table:table-cell>
          <table:table-cell table:formula="of:=AND([.M215]&gt;=[.F215];[.M215]&lt;=[.H215])" office:value-type="boolean" office:boolean-value="false" calcext:value-type="boolean">
            <text:p>FALSE</text:p>
          </table:table-cell>
          <table:table-cell table:formula="of:=AND([.M215]&gt;=[.E215];[.M215]&lt;=[.I21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ison Shuman</text:p>
          </table:table-cell>
          <table:table-cell office:value-type="string" calcext:value-type="string">
            <text:p>A155075</text:p>
          </table:table-cell>
          <table:table-cell office:value-type="string" calcext:value-type="string">
            <text:p>C</text:p>
          </table:table-cell>
          <table:table-cell office:value-type="float" office:value="630" calcext:value-type="float">
            <text:p>630</text:p>
          </table:table-cell>
          <table:table-cell office:value-type="float" office:value="37.0066409501249" calcext:value-type="float">
            <text:p>37.0066409501249</text:p>
          </table:table-cell>
          <table:table-cell office:value-type="float" office:value="39.8413860224778" calcext:value-type="float">
            <text:p>39.8413860224778</text:p>
          </table:table-cell>
          <table:table-cell office:value-type="float" office:value="42.8736719370456" calcext:value-type="float">
            <text:p>42.8736719370456</text:p>
          </table:table-cell>
          <table:table-cell office:value-type="float" office:value="45.5108761671835" calcext:value-type="float">
            <text:p>45.5108761671835</text:p>
          </table:table-cell>
          <table:table-cell office:value-type="float" office:value="48.3456212395363" calcext:value-type="float">
            <text:p>48.3456212395363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  <table:table-cell office:value-type="float" office:value="46.1475871958779" calcext:value-type="float">
            <text:p>46.1475871958779</text:p>
          </table:table-cell>
          <table:table-cell office:value-type="float" office:value="213" calcext:value-type="float">
            <text:p>213</text:p>
          </table:table-cell>
          <table:table-cell table:formula="of:=ROW() - 1" office:value-type="float" office:value="215" calcext:value-type="float">
            <text:p>215</text:p>
          </table:table-cell>
          <table:table-cell table:formula="of:=[.K216] - [.N216]" office:value-type="float" office:value="1" calcext:value-type="float">
            <text:p>1</text:p>
          </table:table-cell>
          <table:table-cell table:formula="of:=[.O216]-[.N216]" office:value-type="float" office:value="2" calcext:value-type="float">
            <text:p>2</text:p>
          </table:table-cell>
          <table:table-cell table:formula="of:=ABS([.Q216])" office:value-type="float" office:value="2" calcext:value-type="float">
            <text:p>2</text:p>
          </table:table-cell>
          <table:table-cell table:formula="of:=[.M216]-[.G216]" office:value-type="float" office:value="3.2739152588323" calcext:value-type="float">
            <text:p>3.2739152588323</text:p>
          </table:table-cell>
          <table:table-cell table:formula="of:=AND([.N216]&lt;=[.J216];[.N216]&gt;=[.L216])" office:value-type="boolean" office:boolean-value="true" calcext:value-type="boolean">
            <text:p>TRUE</text:p>
          </table:table-cell>
          <table:table-cell table:formula="of:=AND([.M216]&gt;=[.F216];[.M216]&lt;=[.H216])" office:value-type="boolean" office:boolean-value="false" calcext:value-type="boolean">
            <text:p>FALSE</text:p>
          </table:table-cell>
          <table:table-cell table:formula="of:=AND([.M216]&gt;=[.E216];[.M216]&lt;=[.I21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ttany Wildman</text:p>
          </table:table-cell>
          <table:table-cell office:value-type="string" calcext:value-type="string">
            <text:p>A136142</text:p>
          </table:table-cell>
          <table:table-cell office:value-type="string" calcext:value-type="string">
            <text:p>C</text:p>
          </table:table-cell>
          <table:table-cell office:value-type="float" office:value="701" calcext:value-type="float">
            <text:p>701</text:p>
          </table:table-cell>
          <table:table-cell office:value-type="float" office:value="36.7681590550719" calcext:value-type="float">
            <text:p>36.7681590550719</text:p>
          </table:table-cell>
          <table:table-cell office:value-type="float" office:value="40.4761700277462" calcext:value-type="float">
            <text:p>40.4761700277462</text:p>
          </table:table-cell>
          <table:table-cell office:value-type="float" office:value="45.844049022963" calcext:value-type="float">
            <text:p>45.844049022963</text:p>
          </table:table-cell>
          <table:table-cell office:value-type="float" office:value="47.8921919730948" calcext:value-type="float">
            <text:p>47.8921919730948</text:p>
          </table:table-cell>
          <table:table-cell office:value-type="float" office:value="51.6002029457691" calcext:value-type="float">
            <text:p>51.6002029457691</text:p>
          </table:table-cell>
          <table:table-cell office:value-type="float" office:value="217" calcext:value-type="float">
            <text:p>217</text:p>
          </table:table-cell>
          <table:table-cell office:value-type="float" office:value="204" calcext:value-type="float">
            <text:p>204</text:p>
          </table:table-cell>
          <table:table-cell office:value-type="float" office:value="199" calcext:value-type="float">
            <text:p>199</text:p>
          </table:table-cell>
          <table:table-cell office:value-type="float" office:value="48.9606656102265" calcext:value-type="float">
            <text:p>48.9606656102265</text:p>
          </table:table-cell>
          <table:table-cell office:value-type="float" office:value="206" calcext:value-type="float">
            <text:p>206</text:p>
          </table:table-cell>
          <table:table-cell table:formula="of:=ROW() - 1" office:value-type="float" office:value="216" calcext:value-type="float">
            <text:p>216</text:p>
          </table:table-cell>
          <table:table-cell table:formula="of:=[.K217] - [.N217]" office:value-type="float" office:value="-2" calcext:value-type="float">
            <text:p>-2</text:p>
          </table:table-cell>
          <table:table-cell table:formula="of:=[.O217]-[.N217]" office:value-type="float" office:value="10" calcext:value-type="float">
            <text:p>10</text:p>
          </table:table-cell>
          <table:table-cell table:formula="of:=ABS([.Q217])" office:value-type="float" office:value="10" calcext:value-type="float">
            <text:p>10</text:p>
          </table:table-cell>
          <table:table-cell table:formula="of:=[.M217]-[.G217]" office:value-type="float" office:value="3.1166165872635" calcext:value-type="float">
            <text:p>3.1166165872635</text:p>
          </table:table-cell>
          <table:table-cell table:formula="of:=AND([.N217]&lt;=[.J217];[.N217]&gt;=[.L217])" office:value-type="boolean" office:boolean-value="true" calcext:value-type="boolean">
            <text:p>TRUE</text:p>
          </table:table-cell>
          <table:table-cell table:formula="of:=AND([.M217]&gt;=[.F217];[.M217]&lt;=[.H217])" office:value-type="boolean" office:boolean-value="false" calcext:value-type="boolean">
            <text:p>FALSE</text:p>
          </table:table-cell>
          <table:table-cell table:formula="of:=AND([.M217]&gt;=[.E217];[.M217]&lt;=[.I21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slie Hammond</text:p>
          </table:table-cell>
          <table:table-cell office:value-type="string" calcext:value-type="string">
            <text:p>TY56844</text:p>
          </table:table-cell>
          <table:table-cell office:value-type="string" calcext:value-type="string">
            <text:p>C</text:p>
          </table:table-cell>
          <table:table-cell office:value-type="float" office:value="586" calcext:value-type="float">
            <text:p>586</text:p>
          </table:table-cell>
          <table:table-cell office:value-type="float" office:value="36.5685546603929" calcext:value-type="float">
            <text:p>36.5685546603929</text:p>
          </table:table-cell>
          <table:table-cell office:value-type="float" office:value="38.4280814004471" calcext:value-type="float">
            <text:p>38.4280814004471</text:p>
          </table:table-cell>
          <table:table-cell office:value-type="float" office:value="40.6664570134639" calcext:value-type="float">
            <text:p>40.6664570134639</text:p>
          </table:table-cell>
          <table:table-cell office:value-type="float" office:value="42.1471348805554" calcext:value-type="float">
            <text:p>42.1471348805554</text:p>
          </table:table-cell>
          <table:table-cell office:value-type="float" office:value="44.0066616206096" calcext:value-type="float">
            <text:p>44.0066616206096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216" calcext:value-type="float">
            <text:p>216</text:p>
          </table:table-cell>
          <table:table-cell office:value-type="float" office:value="44.8038511150471" calcext:value-type="float">
            <text:p>44.8038511150471</text:p>
          </table:table-cell>
          <table:table-cell office:value-type="float" office:value="216" calcext:value-type="float">
            <text:p>216</text:p>
          </table:table-cell>
          <table:table-cell table:formula="of:=ROW() - 1" office:value-type="float" office:value="217" calcext:value-type="float">
            <text:p>217</text:p>
          </table:table-cell>
          <table:table-cell table:formula="of:=[.K218] - [.N218]" office:value-type="float" office:value="2" calcext:value-type="float">
            <text:p>2</text:p>
          </table:table-cell>
          <table:table-cell table:formula="of:=[.O218]-[.N218]" office:value-type="float" office:value="1" calcext:value-type="float">
            <text:p>1</text:p>
          </table:table-cell>
          <table:table-cell table:formula="of:=ABS([.Q218])" office:value-type="float" office:value="1" calcext:value-type="float">
            <text:p>1</text:p>
          </table:table-cell>
          <table:table-cell table:formula="of:=[.M218]-[.G218]" office:value-type="float" office:value="4.1373941015832" calcext:value-type="float">
            <text:p>4.1373941015832</text:p>
          </table:table-cell>
          <table:table-cell table:formula="of:=AND([.N218]&lt;=[.J218];[.N218]&gt;=[.L218])" office:value-type="boolean" office:boolean-value="true" calcext:value-type="boolean">
            <text:p>TRUE</text:p>
          </table:table-cell>
          <table:table-cell table:formula="of:=AND([.M218]&gt;=[.F218];[.M218]&lt;=[.H218])" office:value-type="boolean" office:boolean-value="false" calcext:value-type="boolean">
            <text:p>FALSE</text:p>
          </table:table-cell>
          <table:table-cell table:formula="of:=AND([.M218]&gt;=[.E218];[.M218]&lt;=[.I21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n Gafvert</text:p>
          </table:table-cell>
          <table:table-cell office:value-type="string" calcext:value-type="string">
            <text:p>A157357</text:p>
          </table:table-cell>
          <table:table-cell office:value-type="string" calcext:value-type="string">
            <text:p>C</text:p>
          </table:table-cell>
          <table:table-cell office:value-type="float" office:value="707" calcext:value-type="float">
            <text:p>707</text:p>
          </table:table-cell>
          <table:table-cell office:value-type="float" office:value="36.0707061949715" calcext:value-type="float">
            <text:p>36.0707061949715</text:p>
          </table:table-cell>
          <table:table-cell office:value-type="float" office:value="40.4053484922965" calcext:value-type="float">
            <text:p>40.4053484922965</text:p>
          </table:table-cell>
          <table:table-cell office:value-type="float" office:value="46.6254087701091" calcext:value-type="float">
            <text:p>46.6254087701091</text:p>
          </table:table-cell>
          <table:table-cell office:value-type="float" office:value="49.0746330869466" calcext:value-type="float">
            <text:p>49.0746330869466</text:p>
          </table:table-cell>
          <table:table-cell office:value-type="float" office:value="53.4092753842717" calcext:value-type="float">
            <text:p>53.4092753842717</text:p>
          </table:table-cell>
          <table:table-cell office:value-type="float" office:value="217" calcext:value-type="float">
            <text:p>217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office:value-type="float" office:value="47.8258544010909" calcext:value-type="float">
            <text:p>47.8258544010909</text:p>
          </table:table-cell>
          <table:table-cell office:value-type="float" office:value="208" calcext:value-type="float">
            <text:p>208</text:p>
          </table:table-cell>
          <table:table-cell table:formula="of:=ROW() - 1" office:value-type="float" office:value="218" calcext:value-type="float">
            <text:p>218</text:p>
          </table:table-cell>
          <table:table-cell table:formula="of:=[.K219] - [.N219]" office:value-type="float" office:value="-8" calcext:value-type="float">
            <text:p>-8</text:p>
          </table:table-cell>
          <table:table-cell table:formula="of:=[.O219]-[.N219]" office:value-type="float" office:value="10" calcext:value-type="float">
            <text:p>10</text:p>
          </table:table-cell>
          <table:table-cell table:formula="of:=ABS([.Q219])" office:value-type="float" office:value="10" calcext:value-type="float">
            <text:p>10</text:p>
          </table:table-cell>
          <table:table-cell table:formula="of:=[.M219]-[.G219]" office:value-type="float" office:value="1.2004456309818" calcext:value-type="float">
            <text:p>1.2004456309818</text:p>
          </table:table-cell>
          <table:table-cell table:formula="of:=AND([.N219]&lt;=[.J219];[.N219]&gt;=[.L219])" office:value-type="boolean" office:boolean-value="true" calcext:value-type="boolean">
            <text:p>TRUE</text:p>
          </table:table-cell>
          <table:table-cell table:formula="of:=AND([.M219]&gt;=[.F219];[.M219]&lt;=[.H219])" office:value-type="boolean" office:boolean-value="true" calcext:value-type="boolean">
            <text:p>TRUE</text:p>
          </table:table-cell>
          <table:table-cell table:formula="of:=AND([.M219]&gt;=[.E219];[.M219]&lt;=[.I21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m Tworzyanski</text:p>
          </table:table-cell>
          <table:table-cell office:value-type="string" calcext:value-type="string">
            <text:p>F99910</text:p>
          </table:table-cell>
          <table:table-cell office:value-type="string" calcext:value-type="string">
            <text:p>U</text:p>
          </table:table-cell>
          <table:table-cell office:value-type="float" office:value="552" calcext:value-type="float">
            <text:p>552</text:p>
          </table:table-cell>
          <table:table-cell office:value-type="float" office:value="35.7331712645692" calcext:value-type="float">
            <text:p>35.7331712645692</text:p>
          </table:table-cell>
          <table:table-cell office:value-type="float" office:value="37.5361615518865" calcext:value-type="float">
            <text:p>37.5361615518865</text:p>
          </table:table-cell>
          <table:table-cell office:value-type="float" office:value="39.4829966305405" calcext:value-type="float">
            <text:p>39.4829966305405</text:p>
          </table:table-cell>
          <table:table-cell office:value-type="float" office:value="41.1421421265211" calcext:value-type="float">
            <text:p>41.1421421265211</text:p>
          </table:table-cell>
          <table:table-cell office:value-type="float" office:value="42.9451324138384" calcext:value-type="float">
            <text:p>42.945132413838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218" calcext:value-type="float">
            <text:p>218</text:p>
          </table:table-cell>
          <table:table-cell office:value-type="float" office:value="30.9192268362612" calcext:value-type="float">
            <text:p>30.9192268362612</text:p>
          </table:table-cell>
          <table:table-cell office:value-type="float" office:value="247" calcext:value-type="float">
            <text:p>247</text:p>
          </table:table-cell>
          <table:table-cell table:formula="of:=ROW() - 1" office:value-type="float" office:value="219" calcext:value-type="float">
            <text:p>219</text:p>
          </table:table-cell>
          <table:table-cell table:formula="of:=[.K220] - [.N220]" office:value-type="float" office:value="-27" calcext:value-type="float">
            <text:p>-27</text:p>
          </table:table-cell>
          <table:table-cell table:formula="of:=[.O220]-[.N220]" office:value-type="float" office:value="-28" calcext:value-type="float">
            <text:p>-28</text:p>
          </table:table-cell>
          <table:table-cell table:formula="of:=ABS([.Q220])" office:value-type="float" office:value="28" calcext:value-type="float">
            <text:p>28</text:p>
          </table:table-cell>
          <table:table-cell table:formula="of:=[.M220]-[.G220]" office:value-type="float" office:value="-8.5637697942793" calcext:value-type="float">
            <text:p>-8.5637697942793</text:p>
          </table:table-cell>
          <table:table-cell table:formula="of:=AND([.N220]&lt;=[.J220];[.N220]&gt;=[.L220])" office:value-type="boolean" office:boolean-value="false" calcext:value-type="boolean">
            <text:p>FALSE</text:p>
          </table:table-cell>
          <table:table-cell table:formula="of:=AND([.M220]&gt;=[.F220];[.M220]&lt;=[.H220])" office:value-type="boolean" office:boolean-value="false" calcext:value-type="boolean">
            <text:p>FALSE</text:p>
          </table:table-cell>
          <table:table-cell table:formula="of:=AND([.M220]&gt;=[.E220];[.M220]&lt;=[.I22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Ohn Serafin</text:p>
          </table:table-cell>
          <table:table-cell office:value-type="string" calcext:value-type="string">
            <text:p>TY46375</text:p>
          </table:table-cell>
          <table:table-cell office:value-type="string" calcext:value-type="string">
            <text:p>B</text:p>
          </table:table-cell>
          <table:table-cell office:value-type="float" office:value="569" calcext:value-type="float">
            <text:p>569</text:p>
          </table:table-cell>
          <table:table-cell office:value-type="float" office:value="35.4222342550727" calcext:value-type="float">
            <text:p>35.4222342550727</text:p>
          </table:table-cell>
          <table:table-cell office:value-type="float" office:value="37.7346939022539" calcext:value-type="float">
            <text:p>37.7346939022539</text:p>
          </table:table-cell>
          <table:table-cell office:value-type="float" office:value="40.2418888394997" calcext:value-type="float">
            <text:p>40.2418888394997</text:p>
          </table:table-cell>
          <table:table-cell office:value-type="float" office:value="42.3596131966165" calcext:value-type="float">
            <text:p>42.3596131966165</text:p>
          </table:table-cell>
          <table:table-cell office:value-type="float" office:value="44.6720728437978" calcext:value-type="float">
            <text:p>44.6720728437978</text:p>
          </table:table-cell>
          <table:table-cell office:value-type="float" office:value="229" calcext:value-type="float">
            <text:p>229</text:p>
          </table:table-cell>
          <table:table-cell office:value-type="float" office:value="218" calcext:value-type="float">
            <text:p>218</text:p>
          </table:table-cell>
          <table:table-cell office:value-type="float" office:value="214" calcext:value-type="float">
            <text:p>214</text:p>
          </table:table-cell>
          <table:table-cell office:value-type="float" office:value="34.7933398996634" calcext:value-type="float">
            <text:p>34.7933398996634</text:p>
          </table:table-cell>
          <table:table-cell office:value-type="float" office:value="241" calcext:value-type="float">
            <text:p>241</text:p>
          </table:table-cell>
          <table:table-cell table:formula="of:=ROW() - 1" office:value-type="float" office:value="220" calcext:value-type="float">
            <text:p>220</text:p>
          </table:table-cell>
          <table:table-cell table:formula="of:=[.K221] - [.N221]" office:value-type="float" office:value="-23" calcext:value-type="float">
            <text:p>-23</text:p>
          </table:table-cell>
          <table:table-cell table:formula="of:=[.O221]-[.N221]" office:value-type="float" office:value="-21" calcext:value-type="float">
            <text:p>-21</text:p>
          </table:table-cell>
          <table:table-cell table:formula="of:=ABS([.Q221])" office:value-type="float" office:value="21" calcext:value-type="float">
            <text:p>21</text:p>
          </table:table-cell>
          <table:table-cell table:formula="of:=[.M221]-[.G221]" office:value-type="float" office:value="-5.4485489398363" calcext:value-type="float">
            <text:p>-5.4485489398363</text:p>
          </table:table-cell>
          <table:table-cell table:formula="of:=AND([.N221]&lt;=[.J221];[.N221]&gt;=[.L221])" office:value-type="boolean" office:boolean-value="false" calcext:value-type="boolean">
            <text:p>FALSE</text:p>
          </table:table-cell>
          <table:table-cell table:formula="of:=AND([.M221]&gt;=[.F221];[.M221]&lt;=[.H221])" office:value-type="boolean" office:boolean-value="false" calcext:value-type="boolean">
            <text:p>FALSE</text:p>
          </table:table-cell>
          <table:table-cell table:formula="of:=AND([.M221]&gt;=[.E221];[.M221]&lt;=[.I221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ve Melvin</text:p>
          </table:table-cell>
          <table:table-cell office:value-type="string" calcext:value-type="string">
            <text:p>A137158</text:p>
          </table:table-cell>
          <table:table-cell office:value-type="string" calcext:value-type="string">
            <text:p>C</text:p>
          </table:table-cell>
          <table:table-cell office:value-type="float" office:value="556" calcext:value-type="float">
            <text:p>556</text:p>
          </table:table-cell>
          <table:table-cell office:value-type="float" office:value="35.1419878431025" calcext:value-type="float">
            <text:p>35.1419878431025</text:p>
          </table:table-cell>
          <table:table-cell office:value-type="float" office:value="37.8724236524967" calcext:value-type="float">
            <text:p>37.8724236524967</text:p>
          </table:table-cell>
          <table:table-cell office:value-type="float" office:value="40.0319123613058" calcext:value-type="float">
            <text:p>40.0319123613058</text:p>
          </table:table-cell>
          <table:table-cell office:value-type="float" office:value="43.3332952712851" calcext:value-type="float">
            <text:p>43.3332952712851</text:p>
          </table:table-cell>
          <table:table-cell office:value-type="float" office:value="46.0637310806793" calcext:value-type="float">
            <text:p>46.0637310806793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38.8194763111421" calcext:value-type="float">
            <text:p>38.8194763111421</text:p>
          </table:table-cell>
          <table:table-cell office:value-type="float" office:value="233" calcext:value-type="float">
            <text:p>233</text:p>
          </table:table-cell>
          <table:table-cell table:formula="of:=ROW() - 1" office:value-type="float" office:value="221" calcext:value-type="float">
            <text:p>221</text:p>
          </table:table-cell>
          <table:table-cell table:formula="of:=[.K222] - [.N222]" office:value-type="float" office:value="-14" calcext:value-type="float">
            <text:p>-14</text:p>
          </table:table-cell>
          <table:table-cell table:formula="of:=[.O222]-[.N222]" office:value-type="float" office:value="-12" calcext:value-type="float">
            <text:p>-12</text:p>
          </table:table-cell>
          <table:table-cell table:formula="of:=ABS([.Q222])" office:value-type="float" office:value="12" calcext:value-type="float">
            <text:p>12</text:p>
          </table:table-cell>
          <table:table-cell table:formula="of:=[.M222]-[.G222]" office:value-type="float" office:value="-1.2124360501637" calcext:value-type="float">
            <text:p>-1.2124360501637</text:p>
          </table:table-cell>
          <table:table-cell table:formula="of:=AND([.N222]&lt;=[.J222];[.N222]&gt;=[.L222])" office:value-type="boolean" office:boolean-value="false" calcext:value-type="boolean">
            <text:p>FALSE</text:p>
          </table:table-cell>
          <table:table-cell table:formula="of:=AND([.M222]&gt;=[.F222];[.M222]&lt;=[.H222])" office:value-type="boolean" office:boolean-value="true" calcext:value-type="boolean">
            <text:p>TRUE</text:p>
          </table:table-cell>
          <table:table-cell table:formula="of:=AND([.M222]&gt;=[.E222];[.M222]&lt;=[.I22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liam Hellyer</text:p>
          </table:table-cell>
          <table:table-cell office:value-type="string" calcext:value-type="string">
            <text:p>L5149</text:p>
          </table:table-cell>
          <table:table-cell office:value-type="string" calcext:value-type="string">
            <text:p>C</text:p>
          </table:table-cell>
          <table:table-cell office:value-type="float" office:value="529" calcext:value-type="float">
            <text:p>529</text:p>
          </table:table-cell>
          <table:table-cell office:value-type="float" office:value="34.716669569395" calcext:value-type="float">
            <text:p>34.716669569395</text:p>
          </table:table-cell>
          <table:table-cell office:value-type="float" office:value="36.8084463841259" calcext:value-type="float">
            <text:p>36.8084463841259</text:p>
          </table:table-cell>
          <table:table-cell office:value-type="float" office:value="38.7996851479" calcext:value-type="float">
            <text:p>38.7996851479</text:p>
          </table:table-cell>
          <table:table-cell office:value-type="float" office:value="40.9920000135876" calcext:value-type="float">
            <text:p>40.9920000135876</text:p>
          </table:table-cell>
          <table:table-cell office:value-type="float" office:value="43.0837768283185" calcext:value-type="float">
            <text:p>43.0837768283185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36.7340358024047" calcext:value-type="float">
            <text:p>36.7340358024047</text:p>
          </table:table-cell>
          <table:table-cell office:value-type="float" office:value="238" calcext:value-type="float">
            <text:p>238</text:p>
          </table:table-cell>
          <table:table-cell table:formula="of:=ROW() - 1" office:value-type="float" office:value="222" calcext:value-type="float">
            <text:p>222</text:p>
          </table:table-cell>
          <table:table-cell table:formula="of:=[.K223] - [.N223]" office:value-type="float" office:value="-14" calcext:value-type="float">
            <text:p>-14</text:p>
          </table:table-cell>
          <table:table-cell table:formula="of:=[.O223]-[.N223]" office:value-type="float" office:value="-16" calcext:value-type="float">
            <text:p>-16</text:p>
          </table:table-cell>
          <table:table-cell table:formula="of:=ABS([.Q223])" office:value-type="float" office:value="16" calcext:value-type="float">
            <text:p>16</text:p>
          </table:table-cell>
          <table:table-cell table:formula="of:=[.M223]-[.G223]" office:value-type="float" office:value="-2.0656493454953" calcext:value-type="float">
            <text:p>-2.0656493454953</text:p>
          </table:table-cell>
          <table:table-cell table:formula="of:=AND([.N223]&lt;=[.J223];[.N223]&gt;=[.L223])" office:value-type="boolean" office:boolean-value="false" calcext:value-type="boolean">
            <text:p>FALSE</text:p>
          </table:table-cell>
          <table:table-cell table:formula="of:=AND([.M223]&gt;=[.F223];[.M223]&lt;=[.H223])" office:value-type="boolean" office:boolean-value="false" calcext:value-type="boolean">
            <text:p>FALSE</text:p>
          </table:table-cell>
          <table:table-cell table:formula="of:=AND([.M223]&gt;=[.E223];[.M223]&lt;=[.I223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 Ashworth</text:p>
          </table:table-cell>
          <table:table-cell office:value-type="string" calcext:value-type="string">
            <text:p>A138968</text:p>
          </table:table-cell>
          <table:table-cell office:value-type="string" calcext:value-type="string">
            <text:p>C</text:p>
          </table:table-cell>
          <table:table-cell office:value-type="float" office:value="589" calcext:value-type="float">
            <text:p>589</text:p>
          </table:table-cell>
          <table:table-cell office:value-type="float" office:value="34.5446336208838" calcext:value-type="float">
            <text:p>34.5446336208838</text:p>
          </table:table-cell>
          <table:table-cell office:value-type="float" office:value="37.5645349716625" calcext:value-type="float">
            <text:p>37.5645349716625</text:p>
          </table:table-cell>
          <table:table-cell office:value-type="float" office:value="41.2010989736848" calcext:value-type="float">
            <text:p>41.2010989736848</text:p>
          </table:table-cell>
          <table:table-cell office:value-type="float" office:value="43.6043376732198" calcext:value-type="float">
            <text:p>43.6043376732198</text:p>
          </table:table-cell>
          <table:table-cell office:value-type="float" office:value="46.6242390239985" calcext:value-type="float">
            <text:p>46.6242390239985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212" calcext:value-type="float">
            <text:p>212</text:p>
          </table:table-cell>
          <table:table-cell office:value-type="float" office:value="40.4424899372437" calcext:value-type="float">
            <text:p>40.4424899372437</text:p>
          </table:table-cell>
          <table:table-cell office:value-type="float" office:value="230" calcext:value-type="float">
            <text:p>230</text:p>
          </table:table-cell>
          <table:table-cell table:formula="of:=ROW() - 1" office:value-type="float" office:value="223" calcext:value-type="float">
            <text:p>223</text:p>
          </table:table-cell>
          <table:table-cell table:formula="of:=[.K224] - [.N224]" office:value-type="float" office:value="-12" calcext:value-type="float">
            <text:p>-12</text:p>
          </table:table-cell>
          <table:table-cell table:formula="of:=[.O224]-[.N224]" office:value-type="float" office:value="-7" calcext:value-type="float">
            <text:p>-7</text:p>
          </table:table-cell>
          <table:table-cell table:formula="of:=ABS([.Q224])" office:value-type="float" office:value="7" calcext:value-type="float">
            <text:p>7</text:p>
          </table:table-cell>
          <table:table-cell table:formula="of:=[.M224]-[.G224]" office:value-type="float" office:value="-0.758609036441101" calcext:value-type="float">
            <text:p>-0.758609036441101</text:p>
          </table:table-cell>
          <table:table-cell table:formula="of:=AND([.N224]&lt;=[.J224];[.N224]&gt;=[.L224])" office:value-type="boolean" office:boolean-value="false" calcext:value-type="boolean">
            <text:p>FALSE</text:p>
          </table:table-cell>
          <table:table-cell table:formula="of:=AND([.M224]&gt;=[.F224];[.M224]&lt;=[.H224])" office:value-type="boolean" office:boolean-value="true" calcext:value-type="boolean">
            <text:p>TRUE</text:p>
          </table:table-cell>
          <table:table-cell table:formula="of:=AND([.M224]&gt;=[.E224];[.M224]&lt;=[.I22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k Barnett</text:p>
          </table:table-cell>
          <table:table-cell office:value-type="string" calcext:value-type="string">
            <text:p>A152469</text:p>
          </table:table-cell>
          <table:table-cell office:value-type="string" calcext:value-type="string">
            <text:p>C</text:p>
          </table:table-cell>
          <table:table-cell office:value-type="float" office:value="557" calcext:value-type="float">
            <text:p>557</text:p>
          </table:table-cell>
          <table:table-cell office:value-type="float" office:value="34.4815935893012" calcext:value-type="float">
            <text:p>34.4815935893012</text:p>
          </table:table-cell>
          <table:table-cell office:value-type="float" office:value="37.1226370593938" calcext:value-type="float">
            <text:p>37.1226370593938</text:p>
          </table:table-cell>
          <table:table-cell office:value-type="float" office:value="40.065684942181" calcext:value-type="float">
            <text:p>40.065684942181</text:p>
          </table:table-cell>
          <table:table-cell office:value-type="float" office:value="42.404723999579" calcext:value-type="float">
            <text:p>42.404723999579</text:p>
          </table:table-cell>
          <table:table-cell office:value-type="float" office:value="45.0457674696716" calcext:value-type="float">
            <text:p>45.0457674696716</text:p>
          </table:table-cell>
          <table:table-cell office:value-type="float" office:value="230" calcext:value-type="float">
            <text:p>230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46.4139300704685" calcext:value-type="float">
            <text:p>46.4139300704685</text:p>
          </table:table-cell>
          <table:table-cell office:value-type="float" office:value="212" calcext:value-type="float">
            <text:p>212</text:p>
          </table:table-cell>
          <table:table-cell table:formula="of:=ROW() - 1" office:value-type="float" office:value="224" calcext:value-type="float">
            <text:p>224</text:p>
          </table:table-cell>
          <table:table-cell table:formula="of:=[.K225] - [.N225]" office:value-type="float" office:value="7" calcext:value-type="float">
            <text:p>7</text:p>
          </table:table-cell>
          <table:table-cell table:formula="of:=[.O225]-[.N225]" office:value-type="float" office:value="12" calcext:value-type="float">
            <text:p>12</text:p>
          </table:table-cell>
          <table:table-cell table:formula="of:=ABS([.Q225])" office:value-type="float" office:value="12" calcext:value-type="float">
            <text:p>12</text:p>
          </table:table-cell>
          <table:table-cell table:formula="of:=[.M225]-[.G225]" office:value-type="float" office:value="6.3482451282875" calcext:value-type="float">
            <text:p>6.3482451282875</text:p>
          </table:table-cell>
          <table:table-cell table:formula="of:=AND([.N225]&lt;=[.J225];[.N225]&gt;=[.L225])" office:value-type="boolean" office:boolean-value="false" calcext:value-type="boolean">
            <text:p>FALSE</text:p>
          </table:table-cell>
          <table:table-cell table:formula="of:=AND([.M225]&gt;=[.F225];[.M225]&lt;=[.H225])" office:value-type="boolean" office:boolean-value="false" calcext:value-type="boolean">
            <text:p>FALSE</text:p>
          </table:table-cell>
          <table:table-cell table:formula="of:=AND([.M225]&gt;=[.E225];[.M225]&lt;=[.I22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lph Hager</text:p>
          </table:table-cell>
          <table:table-cell office:value-type="string" calcext:value-type="string">
            <text:p>A119136</text:p>
          </table:table-cell>
          <table:table-cell office:value-type="string" calcext:value-type="string">
            <text:p>C</text:p>
          </table:table-cell>
          <table:table-cell office:value-type="float" office:value="497" calcext:value-type="float">
            <text:p>497</text:p>
          </table:table-cell>
          <table:table-cell office:value-type="float" office:value="34.4362578934382" calcext:value-type="float">
            <text:p>34.4362578934382</text:p>
          </table:table-cell>
          <table:table-cell office:value-type="float" office:value="36.0641324871883" calcext:value-type="float">
            <text:p>36.0641324871883</text:p>
          </table:table-cell>
          <table:table-cell office:value-type="float" office:value="37.6139325220936" calcext:value-type="float">
            <text:p>37.6139325220936</text:p>
          </table:table-cell>
          <table:table-cell office:value-type="float" office:value="39.3198816746884" calcext:value-type="float">
            <text:p>39.3198816746884</text:p>
          </table:table-cell>
          <table:table-cell office:value-type="float" office:value="40.9477562684384" calcext:value-type="float">
            <text:p>40.9477562684384</text:p>
          </table:table-cell>
          <table:table-cell office:value-type="float" office:value="237" calcext:value-type="float">
            <text:p>237</text:p>
          </table:table-cell>
          <table:table-cell office:value-type="float" office:value="228" calcext:value-type="float">
            <text:p>228</text:p>
          </table:table-cell>
          <table:table-cell office:value-type="float" office:value="221" calcext:value-type="float">
            <text:p>221</text:p>
          </table:table-cell>
          <table:table-cell office:value-type="float" office:value="31.0890488701506" calcext:value-type="float">
            <text:p>31.0890488701506</text:p>
          </table:table-cell>
          <table:table-cell office:value-type="float" office:value="246" calcext:value-type="float">
            <text:p>246</text:p>
          </table:table-cell>
          <table:table-cell table:formula="of:=ROW() - 1" office:value-type="float" office:value="225" calcext:value-type="float">
            <text:p>225</text:p>
          </table:table-cell>
          <table:table-cell table:formula="of:=[.K226] - [.N226]" office:value-type="float" office:value="-18" calcext:value-type="float">
            <text:p>-18</text:p>
          </table:table-cell>
          <table:table-cell table:formula="of:=[.O226]-[.N226]" office:value-type="float" office:value="-21" calcext:value-type="float">
            <text:p>-21</text:p>
          </table:table-cell>
          <table:table-cell table:formula="of:=ABS([.Q226])" office:value-type="float" office:value="21" calcext:value-type="float">
            <text:p>21</text:p>
          </table:table-cell>
          <table:table-cell table:formula="of:=[.M226]-[.G226]" office:value-type="float" office:value="-6.524883651943" calcext:value-type="float">
            <text:p>-6.524883651943</text:p>
          </table:table-cell>
          <table:table-cell table:formula="of:=AND([.N226]&lt;=[.J226];[.N226]&gt;=[.L226])" office:value-type="boolean" office:boolean-value="false" calcext:value-type="boolean">
            <text:p>FALSE</text:p>
          </table:table-cell>
          <table:table-cell table:formula="of:=AND([.M226]&gt;=[.F226];[.M226]&lt;=[.H226])" office:value-type="boolean" office:boolean-value="false" calcext:value-type="boolean">
            <text:p>FALSE</text:p>
          </table:table-cell>
          <table:table-cell table:formula="of:=AND([.M226]&gt;=[.E226];[.M226]&lt;=[.I226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ry McConnell</text:p>
          </table:table-cell>
          <table:table-cell office:value-type="string" calcext:value-type="string">
            <text:p>B112</text:p>
          </table:table-cell>
          <table:table-cell office:value-type="string" calcext:value-type="string">
            <text:p>C</text:p>
          </table:table-cell>
          <table:table-cell office:value-type="float" office:value="510" calcext:value-type="float">
            <text:p>510</text:p>
          </table:table-cell>
          <table:table-cell office:value-type="float" office:value="34.0678891342859" calcext:value-type="float">
            <text:p>34.0678891342859</text:p>
          </table:table-cell>
          <table:table-cell office:value-type="float" office:value="36.1428312685222" calcext:value-type="float">
            <text:p>36.1428312685222</text:p>
          </table:table-cell>
          <table:table-cell office:value-type="float" office:value="38.2345814831504" calcext:value-type="float">
            <text:p>38.2345814831504</text:p>
          </table:table-cell>
          <table:table-cell office:value-type="float" office:value="40.2927155369948" calcext:value-type="float">
            <text:p>40.2927155369948</text:p>
          </table:table-cell>
          <table:table-cell office:value-type="float" office:value="42.367657671231" calcext:value-type="float">
            <text:p>42.367657671231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37.3317286873627" calcext:value-type="float">
            <text:p>37.3317286873627</text:p>
          </table:table-cell>
          <table:table-cell office:value-type="float" office:value="235" calcext:value-type="float">
            <text:p>235</text:p>
          </table:table-cell>
          <table:table-cell table:formula="of:=ROW() - 1" office:value-type="float" office:value="226" calcext:value-type="float">
            <text:p>226</text:p>
          </table:table-cell>
          <table:table-cell table:formula="of:=[.K227] - [.N227]" office:value-type="float" office:value="-9" calcext:value-type="float">
            <text:p>-9</text:p>
          </table:table-cell>
          <table:table-cell table:formula="of:=[.O227]-[.N227]" office:value-type="float" office:value="-9" calcext:value-type="float">
            <text:p>-9</text:p>
          </table:table-cell>
          <table:table-cell table:formula="of:=ABS([.Q227])" office:value-type="float" office:value="9" calcext:value-type="float">
            <text:p>9</text:p>
          </table:table-cell>
          <table:table-cell table:formula="of:=[.M227]-[.G227]" office:value-type="float" office:value="-0.902852795787702" calcext:value-type="float">
            <text:p>-0.902852795787702</text:p>
          </table:table-cell>
          <table:table-cell table:formula="of:=AND([.N227]&lt;=[.J227];[.N227]&gt;=[.L227])" office:value-type="boolean" office:boolean-value="false" calcext:value-type="boolean">
            <text:p>FALSE</text:p>
          </table:table-cell>
          <table:table-cell table:formula="of:=AND([.M227]&gt;=[.F227];[.M227]&lt;=[.H227])" office:value-type="boolean" office:boolean-value="true" calcext:value-type="boolean">
            <text:p>TRUE</text:p>
          </table:table-cell>
          <table:table-cell table:formula="of:=AND([.M227]&gt;=[.E227];[.M227]&lt;=[.I227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e (copa) Cabana</text:p>
          </table:table-cell>
          <table:table-cell office:value-type="string" calcext:value-type="string">
            <text:p>B70</text:p>
          </table:table-cell>
          <table:table-cell office:value-type="string" calcext:value-type="string">
            <text:p>C</text:p>
          </table:table-cell>
          <table:table-cell office:value-type="float" office:value="516" calcext:value-type="float">
            <text:p>516</text:p>
          </table:table-cell>
          <table:table-cell office:value-type="float" office:value="33.7782329518626" calcext:value-type="float">
            <text:p>33.7782329518626</text:p>
          </table:table-cell>
          <table:table-cell office:value-type="float" office:value="36.1934128598848" calcext:value-type="float">
            <text:p>36.1934128598848</text:p>
          </table:table-cell>
          <table:table-cell office:value-type="float" office:value="38.6307588238453" calcext:value-type="float">
            <text:p>38.6307588238453</text:p>
          </table:table-cell>
          <table:table-cell office:value-type="float" office:value="41.0237726759292" calcext:value-type="float">
            <text:p>41.0237726759292</text:p>
          </table:table-cell>
          <table:table-cell office:value-type="float" office:value="43.4389525839514" calcext:value-type="float">
            <text:p>43.4389525839514</text:p>
          </table:table-cell>
          <table:table-cell office:value-type="float" office:value="234" calcext:value-type="float">
            <text:p>234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  <table:table-cell office:value-type="float" office:value="36.3986953210076" calcext:value-type="float">
            <text:p>36.3986953210076</text:p>
          </table:table-cell>
          <table:table-cell office:value-type="float" office:value="239" calcext:value-type="float">
            <text:p>239</text:p>
          </table:table-cell>
          <table:table-cell table:formula="of:=ROW() - 1" office:value-type="float" office:value="227" calcext:value-type="float">
            <text:p>227</text:p>
          </table:table-cell>
          <table:table-cell table:formula="of:=[.K228] - [.N228]" office:value-type="float" office:value="-15" calcext:value-type="float">
            <text:p>-15</text:p>
          </table:table-cell>
          <table:table-cell table:formula="of:=[.O228]-[.N228]" office:value-type="float" office:value="-12" calcext:value-type="float">
            <text:p>-12</text:p>
          </table:table-cell>
          <table:table-cell table:formula="of:=ABS([.Q228])" office:value-type="float" office:value="12" calcext:value-type="float">
            <text:p>12</text:p>
          </table:table-cell>
          <table:table-cell table:formula="of:=[.M228]-[.G228]" office:value-type="float" office:value="-2.2320635028377" calcext:value-type="float">
            <text:p>-2.2320635028377</text:p>
          </table:table-cell>
          <table:table-cell table:formula="of:=AND([.N228]&lt;=[.J228];[.N228]&gt;=[.L228])" office:value-type="boolean" office:boolean-value="false" calcext:value-type="boolean">
            <text:p>FALSE</text:p>
          </table:table-cell>
          <table:table-cell table:formula="of:=AND([.M228]&gt;=[.F228];[.M228]&lt;=[.H228])" office:value-type="boolean" office:boolean-value="true" calcext:value-type="boolean">
            <text:p>TRUE</text:p>
          </table:table-cell>
          <table:table-cell table:formula="of:=AND([.M228]&gt;=[.E228];[.M228]&lt;=[.I228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 Stewart</text:p>
          </table:table-cell>
          <table:table-cell office:value-type="string" calcext:value-type="string">
            <text:p>A149618</text:p>
          </table:table-cell>
          <table:table-cell office:value-type="string" calcext:value-type="string">
            <text:p>C</text:p>
          </table:table-cell>
          <table:table-cell office:value-type="float" office:value="659" calcext:value-type="float">
            <text:p>659</text:p>
          </table:table-cell>
          <table:table-cell office:value-type="float" office:value="33.1951477694524" calcext:value-type="float">
            <text:p>33.1951477694524</text:p>
          </table:table-cell>
          <table:table-cell office:value-type="float" office:value="37.8938081286175" calcext:value-type="float">
            <text:p>37.8938081286175</text:p>
          </table:table-cell>
          <table:table-cell office:value-type="float" office:value="44.7068656494068" calcext:value-type="float">
            <text:p>44.7068656494068</text:p>
          </table:table-cell>
          <table:table-cell office:value-type="float" office:value="47.2911288469475" calcext:value-type="float">
            <text:p>47.2911288469475</text:p>
          </table:table-cell>
          <table:table-cell office:value-type="float" office:value="51.9897892061126" calcext:value-type="float">
            <text:p>51.9897892061126</text:p>
          </table:table-cell>
          <table:table-cell office:value-type="float" office:value="223" calcext:value-type="float">
            <text:p>223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41.9348227342721" calcext:value-type="float">
            <text:p>41.9348227342721</text:p>
          </table:table-cell>
          <table:table-cell office:value-type="float" office:value="225" calcext:value-type="float">
            <text:p>225</text:p>
          </table:table-cell>
          <table:table-cell table:formula="of:=ROW() - 1" office:value-type="float" office:value="228" calcext:value-type="float">
            <text:p>228</text:p>
          </table:table-cell>
          <table:table-cell table:formula="of:=[.K229] - [.N229]" office:value-type="float" office:value="-17" calcext:value-type="float">
            <text:p>-17</text:p>
          </table:table-cell>
          <table:table-cell table:formula="of:=[.O229]-[.N229]" office:value-type="float" office:value="3" calcext:value-type="float">
            <text:p>3</text:p>
          </table:table-cell>
          <table:table-cell table:formula="of:=ABS([.Q229])" office:value-type="float" office:value="3" calcext:value-type="float">
            <text:p>3</text:p>
          </table:table-cell>
          <table:table-cell table:formula="of:=[.M229]-[.G229]" office:value-type="float" office:value="-2.7720429151347" calcext:value-type="float">
            <text:p>-2.7720429151347</text:p>
          </table:table-cell>
          <table:table-cell table:formula="of:=AND([.N229]&lt;=[.J229];[.N229]&gt;=[.L229])" office:value-type="boolean" office:boolean-value="false" calcext:value-type="boolean">
            <text:p>FALSE</text:p>
          </table:table-cell>
          <table:table-cell table:formula="of:=AND([.M229]&gt;=[.F229];[.M229]&lt;=[.H229])" office:value-type="boolean" office:boolean-value="true" calcext:value-type="boolean">
            <text:p>TRUE</text:p>
          </table:table-cell>
          <table:table-cell table:formula="of:=AND([.M229]&gt;=[.E229];[.M229]&lt;=[.I229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rren Miller</text:p>
          </table:table-cell>
          <table:table-cell office:value-type="string" calcext:value-type="string">
            <text:p>FY116245</text:p>
          </table:table-cell>
          <table:table-cell office:value-type="string" calcext:value-type="string">
            <text:p>C</text:p>
          </table:table-cell>
          <table:table-cell office:value-type="float" office:value="459" calcext:value-type="float">
            <text:p>459</text:p>
          </table:table-cell>
          <table:table-cell office:value-type="float" office:value="33.1909892578641" calcext:value-type="float">
            <text:p>33.1909892578641</text:p>
          </table:table-cell>
          <table:table-cell office:value-type="float" office:value="34.700886376017" calcext:value-type="float">
            <text:p>34.700886376017</text:p>
          </table:table-cell>
          <table:table-cell office:value-type="float" office:value="36.5767596603799" calcext:value-type="float">
            <text:p>36.5767596603799</text:p>
          </table:table-cell>
          <table:table-cell office:value-type="float" office:value="37.7206806123228" calcext:value-type="float">
            <text:p>37.7206806123228</text:p>
          </table:table-cell>
          <table:table-cell office:value-type="float" office:value="39.2305777304757" calcext:value-type="float">
            <text:p>39.2305777304757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9.3934671416152" calcext:value-type="float">
            <text:p>29.3934671416152</text:p>
          </table:table-cell>
          <table:table-cell office:value-type="float" office:value="249" calcext:value-type="float">
            <text:p>249</text:p>
          </table:table-cell>
          <table:table-cell table:formula="of:=ROW() - 1" office:value-type="float" office:value="229" calcext:value-type="float">
            <text:p>229</text:p>
          </table:table-cell>
          <table:table-cell table:formula="of:=[.K230] - [.N230]" office:value-type="float" office:value="-18" calcext:value-type="float">
            <text:p>-18</text:p>
          </table:table-cell>
          <table:table-cell table:formula="of:=[.O230]-[.N230]" office:value-type="float" office:value="-20" calcext:value-type="float">
            <text:p>-20</text:p>
          </table:table-cell>
          <table:table-cell table:formula="of:=ABS([.Q230])" office:value-type="float" office:value="20" calcext:value-type="float">
            <text:p>20</text:p>
          </table:table-cell>
          <table:table-cell table:formula="of:=[.M230]-[.G230]" office:value-type="float" office:value="-7.1832925187647" calcext:value-type="float">
            <text:p>-7.1832925187647</text:p>
          </table:table-cell>
          <table:table-cell table:formula="of:=AND([.N230]&lt;=[.J230];[.N230]&gt;=[.L230])" office:value-type="boolean" office:boolean-value="false" calcext:value-type="boolean">
            <text:p>FALSE</text:p>
          </table:table-cell>
          <table:table-cell table:formula="of:=AND([.M230]&gt;=[.F230];[.M230]&lt;=[.H230])" office:value-type="boolean" office:boolean-value="false" calcext:value-type="boolean">
            <text:p>FALSE</text:p>
          </table:table-cell>
          <table:table-cell table:formula="of:=AND([.M230]&gt;=[.E230];[.M230]&lt;=[.I230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isy Evans</text:p>
          </table:table-cell>
          <table:table-cell office:value-type="string" calcext:value-type="string">
            <text:p>A87230</text:p>
          </table:table-cell>
          <table:table-cell office:value-type="string" calcext:value-type="string">
            <text:p>C</text:p>
          </table:table-cell>
          <table:table-cell office:value-type="float" office:value="476" calcext:value-type="float">
            <text:p>476</text:p>
          </table:table-cell>
          <table:table-cell office:value-type="float" office:value="32.9508519908457" calcext:value-type="float">
            <text:p>32.9508519908457</text:p>
          </table:table-cell>
          <table:table-cell office:value-type="float" office:value="35.2476521863569" calcext:value-type="float">
            <text:p>35.2476521863569</text:p>
          </table:table-cell>
          <table:table-cell office:value-type="float" office:value="37.400740494618" calcext:value-type="float">
            <text:p>37.400740494618</text:p>
          </table:table-cell>
          <table:table-cell office:value-type="float" office:value="39.8412525773793" calcext:value-type="float">
            <text:p>39.8412525773793</text:p>
          </table:table-cell>
          <table:table-cell office:value-type="float" office:value="42.1380527728905" calcext:value-type="float">
            <text:p>42.1380527728905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19" calcext:value-type="float">
            <text:p>219</text:p>
          </table:table-cell>
          <table:table-cell office:value-type="float" office:value="34.488306255897" calcext:value-type="float">
            <text:p>34.488306255897</text:p>
          </table:table-cell>
          <table:table-cell office:value-type="float" office:value="242" calcext:value-type="float">
            <text:p>242</text:p>
          </table:table-cell>
          <table:table-cell table:formula="of:=ROW() - 1" office:value-type="float" office:value="230" calcext:value-type="float">
            <text:p>230</text:p>
          </table:table-cell>
          <table:table-cell table:formula="of:=[.K231] - [.N231]" office:value-type="float" office:value="-13" calcext:value-type="float">
            <text:p>-13</text:p>
          </table:table-cell>
          <table:table-cell table:formula="of:=[.O231]-[.N231]" office:value-type="float" office:value="-12" calcext:value-type="float">
            <text:p>-12</text:p>
          </table:table-cell>
          <table:table-cell table:formula="of:=ABS([.Q231])" office:value-type="float" office:value="12" calcext:value-type="float">
            <text:p>12</text:p>
          </table:table-cell>
          <table:table-cell table:formula="of:=[.M231]-[.G231]" office:value-type="float" office:value="-2.912434238721" calcext:value-type="float">
            <text:p>-2.912434238721</text:p>
          </table:table-cell>
          <table:table-cell table:formula="of:=AND([.N231]&lt;=[.J231];[.N231]&gt;=[.L231])" office:value-type="boolean" office:boolean-value="false" calcext:value-type="boolean">
            <text:p>FALSE</text:p>
          </table:table-cell>
          <table:table-cell table:formula="of:=AND([.M231]&gt;=[.F231];[.M231]&lt;=[.H231])" office:value-type="boolean" office:boolean-value="false" calcext:value-type="boolean">
            <text:p>FALSE</text:p>
          </table:table-cell>
          <table:table-cell table:formula="of:=AND([.M231]&gt;=[.E231];[.M231]&lt;=[.I231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mir Karkal</text:p>
          </table:table-cell>
          <table:table-cell office:value-type="string" calcext:value-type="string">
            <text:p>A156859</text:p>
          </table:table-cell>
          <table:table-cell office:value-type="string" calcext:value-type="string">
            <text:p>C</text:p>
          </table:table-cell>
          <table:table-cell office:value-type="float" office:value="587" calcext:value-type="float">
            <text:p>587</text:p>
          </table:table-cell>
          <table:table-cell office:value-type="float" office:value="32.8810920681564" calcext:value-type="float">
            <text:p>32.8810920681564</text:p>
          </table:table-cell>
          <table:table-cell office:value-type="float" office:value="36.3610572876742" calcext:value-type="float">
            <text:p>36.3610572876742</text:p>
          </table:table-cell>
          <table:table-cell office:value-type="float" office:value="41.407006855975" calcext:value-type="float">
            <text:p>41.407006855975</text:p>
          </table:table-cell>
          <table:table-cell office:value-type="float" office:value="43.3209877267097" calcext:value-type="float">
            <text:p>43.3209877267097</text:p>
          </table:table-cell>
          <table:table-cell office:value-type="float" office:value="46.8009529462275" calcext:value-type="float">
            <text:p>46.8009529462275</text:p>
          </table:table-cell>
          <table:table-cell office:value-type="float" office:value="229" calcext:value-type="float">
            <text:p>229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41.2629178458205" calcext:value-type="float">
            <text:p>41.2629178458205</text:p>
          </table:table-cell>
          <table:table-cell office:value-type="float" office:value="228" calcext:value-type="float">
            <text:p>228</text:p>
          </table:table-cell>
          <table:table-cell table:formula="of:=ROW() - 1" office:value-type="float" office:value="231" calcext:value-type="float">
            <text:p>231</text:p>
          </table:table-cell>
          <table:table-cell table:formula="of:=[.K232] - [.N232]" office:value-type="float" office:value="-12" calcext:value-type="float">
            <text:p>-12</text:p>
          </table:table-cell>
          <table:table-cell table:formula="of:=[.O232]-[.N232]" office:value-type="float" office:value="3" calcext:value-type="float">
            <text:p>3</text:p>
          </table:table-cell>
          <table:table-cell table:formula="of:=ABS([.Q232])" office:value-type="float" office:value="3" calcext:value-type="float">
            <text:p>3</text:p>
          </table:table-cell>
          <table:table-cell table:formula="of:=[.M232]-[.G232]" office:value-type="float" office:value="-0.144089010154495" calcext:value-type="float">
            <text:p>-0.144089010154495</text:p>
          </table:table-cell>
          <table:table-cell table:formula="of:=AND([.N232]&lt;=[.J232];[.N232]&gt;=[.L232])" office:value-type="boolean" office:boolean-value="true" calcext:value-type="boolean">
            <text:p>TRUE</text:p>
          </table:table-cell>
          <table:table-cell table:formula="of:=AND([.M232]&gt;=[.F232];[.M232]&lt;=[.H232])" office:value-type="boolean" office:boolean-value="true" calcext:value-type="boolean">
            <text:p>TRUE</text:p>
          </table:table-cell>
          <table:table-cell table:formula="of:=AND([.M232]&gt;=[.E232];[.M232]&lt;=[.I232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ll Quintana</text:p>
          </table:table-cell>
          <table:table-cell office:value-type="string" calcext:value-type="string">
            <text:p>L2821</text:p>
          </table:table-cell>
          <table:table-cell office:value-type="string" calcext:value-type="string">
            <text:p>U</text:p>
          </table:table-cell>
          <table:table-cell office:value-type="float" office:value="478" calcext:value-type="float">
            <text:p>478</text:p>
          </table:table-cell>
          <table:table-cell office:value-type="float" office:value="32.6588666398158" calcext:value-type="float">
            <text:p>32.6588666398158</text:p>
          </table:table-cell>
          <table:table-cell office:value-type="float" office:value="34.6374044533257" calcext:value-type="float">
            <text:p>34.6374044533257</text:p>
          </table:table-cell>
          <table:table-cell office:value-type="float" office:value="37.3613780326016" calcext:value-type="float">
            <text:p>37.3613780326016</text:p>
          </table:table-cell>
          <table:table-cell office:value-type="float" office:value="38.5944800803456" calcext:value-type="float">
            <text:p>38.5944800803456</text:p>
          </table:table-cell>
          <table:table-cell office:value-type="float" office:value="40.5730178938556" calcext:value-type="float">
            <text:p>40.5730178938556</text:p>
          </table:table-cell>
          <table:table-cell office:value-type="float" office:value="237" calcext:value-type="float">
            <text:p>237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6.8323642259628" calcext:value-type="float">
            <text:p>26.8323642259628</text:p>
          </table:table-cell>
          <table:table-cell office:value-type="float" office:value="252" calcext:value-type="float">
            <text:p>252</text:p>
          </table:table-cell>
          <table:table-cell table:formula="of:=ROW() - 1" office:value-type="float" office:value="232" calcext:value-type="float">
            <text:p>232</text:p>
          </table:table-cell>
          <table:table-cell table:formula="of:=[.K233] - [.N233]" office:value-type="float" office:value="-23" calcext:value-type="float">
            <text:p>-23</text:p>
          </table:table-cell>
          <table:table-cell table:formula="of:=[.O233]-[.N233]" office:value-type="float" office:value="-20" calcext:value-type="float">
            <text:p>-20</text:p>
          </table:table-cell>
          <table:table-cell table:formula="of:=ABS([.Q233])" office:value-type="float" office:value="20" calcext:value-type="float">
            <text:p>20</text:p>
          </table:table-cell>
          <table:table-cell table:formula="of:=[.M233]-[.G233]" office:value-type="float" office:value="-10.5290138066388" calcext:value-type="float">
            <text:p>-10.5290138066388</text:p>
          </table:table-cell>
          <table:table-cell table:formula="of:=AND([.N233]&lt;=[.J233];[.N233]&gt;=[.L233])" office:value-type="boolean" office:boolean-value="false" calcext:value-type="boolean">
            <text:p>FALSE</text:p>
          </table:table-cell>
          <table:table-cell table:formula="of:=AND([.M233]&gt;=[.F233];[.M233]&lt;=[.H233])" office:value-type="boolean" office:boolean-value="false" calcext:value-type="boolean">
            <text:p>FALSE</text:p>
          </table:table-cell>
          <table:table-cell table:formula="of:=AND([.M233]&gt;=[.E233];[.M233]&lt;=[.I233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EN KOUNS</text:p>
          </table:table-cell>
          <table:table-cell office:value-type="string" calcext:value-type="string">
            <text:p>A155557</text:p>
          </table:table-cell>
          <table:table-cell office:value-type="string" calcext:value-type="string">
            <text:p>C</text:p>
          </table:table-cell>
          <table:table-cell office:value-type="float" office:value="547" calcext:value-type="float">
            <text:p>547</text:p>
          </table:table-cell>
          <table:table-cell office:value-type="float" office:value="32.3492032530052" calcext:value-type="float">
            <text:p>32.3492032530052</text:p>
          </table:table-cell>
          <table:table-cell office:value-type="float" office:value="35.4711636660457" calcext:value-type="float">
            <text:p>35.4711636660457</text:p>
          </table:table-cell>
          <table:table-cell office:value-type="float" office:value="39.9980062649544" calcext:value-type="float">
            <text:p>39.9980062649544</text:p>
          </table:table-cell>
          <table:table-cell office:value-type="float" office:value="41.7150844921266" calcext:value-type="float">
            <text:p>41.7150844921266</text:p>
          </table:table-cell>
          <table:table-cell office:value-type="float" office:value="44.8370449051671" calcext:value-type="float">
            <text:p>44.8370449051671</text:p>
          </table:table-cell>
          <table:table-cell office:value-type="float" office:value="233" calcext:value-type="float">
            <text:p>233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39.7413568373789" calcext:value-type="float">
            <text:p>39.7413568373789</text:p>
          </table:table-cell>
          <table:table-cell office:value-type="float" office:value="232" calcext:value-type="float">
            <text:p>232</text:p>
          </table:table-cell>
          <table:table-cell table:formula="of:=ROW() - 1" office:value-type="float" office:value="233" calcext:value-type="float">
            <text:p>233</text:p>
          </table:table-cell>
          <table:table-cell table:formula="of:=[.K234] - [.N234]" office:value-type="float" office:value="-13" calcext:value-type="float">
            <text:p>-13</text:p>
          </table:table-cell>
          <table:table-cell table:formula="of:=[.O234]-[.N234]" office:value-type="float" office:value="1" calcext:value-type="float">
            <text:p>1</text:p>
          </table:table-cell>
          <table:table-cell table:formula="of:=ABS([.Q234])" office:value-type="float" office:value="1" calcext:value-type="float">
            <text:p>1</text:p>
          </table:table-cell>
          <table:table-cell table:formula="of:=[.M234]-[.G234]" office:value-type="float" office:value="-0.256649427575496" calcext:value-type="float">
            <text:p>-0.256649427575496</text:p>
          </table:table-cell>
          <table:table-cell table:formula="of:=AND([.N234]&lt;=[.J234];[.N234]&gt;=[.L234])" office:value-type="boolean" office:boolean-value="true" calcext:value-type="boolean">
            <text:p>TRUE</text:p>
          </table:table-cell>
          <table:table-cell table:formula="of:=AND([.M234]&gt;=[.F234];[.M234]&lt;=[.H234])" office:value-type="boolean" office:boolean-value="true" calcext:value-type="boolean">
            <text:p>TRUE</text:p>
          </table:table-cell>
          <table:table-cell table:formula="of:=AND([.M234]&gt;=[.E234];[.M234]&lt;=[.I234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ank Skog</text:p>
          </table:table-cell>
          <table:table-cell office:value-type="string" calcext:value-type="string">
            <text:p>FY51432</text:p>
          </table:table-cell>
          <table:table-cell office:value-type="string" calcext:value-type="string">
            <text:p>D</text:p>
          </table:table-cell>
          <table:table-cell office:value-type="float" office:value="496" calcext:value-type="float">
            <text:p>496</text:p>
          </table:table-cell>
          <table:table-cell office:value-type="float" office:value="32.3076395863832" calcext:value-type="float">
            <text:p>32.3076395863832</text:p>
          </table:table-cell>
          <table:table-cell office:value-type="float" office:value="34.6125714138957" calcext:value-type="float">
            <text:p>34.6125714138957</text:p>
          </table:table-cell>
          <table:table-cell office:value-type="float" office:value="37.9547225637889" calcext:value-type="float">
            <text:p>37.9547225637889</text:p>
          </table:table-cell>
          <table:table-cell office:value-type="float" office:value="39.2224350689208" calcext:value-type="float">
            <text:p>39.2224350689208</text:p>
          </table:table-cell>
          <table:table-cell office:value-type="float" office:value="41.5273668964333" calcext:value-type="float">
            <text:p>41.5273668964333</text:p>
          </table:table-cell>
          <table:table-cell office:value-type="float" office:value="237" calcext:value-type="float">
            <text:p>237</text:p>
          </table:table-cell>
          <table:table-cell office:value-type="float" office:value="226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7.5968435386148" calcext:value-type="float">
            <text:p>27.5968435386148</text:p>
          </table:table-cell>
          <table:table-cell office:value-type="float" office:value="251" calcext:value-type="float">
            <text:p>251</text:p>
          </table:table-cell>
          <table:table-cell table:formula="of:=ROW() - 1" office:value-type="float" office:value="234" calcext:value-type="float">
            <text:p>234</text:p>
          </table:table-cell>
          <table:table-cell table:formula="of:=[.K235] - [.N235]" office:value-type="float" office:value="-25" calcext:value-type="float">
            <text:p>-25</text:p>
          </table:table-cell>
          <table:table-cell table:formula="of:=[.O235]-[.N235]" office:value-type="float" office:value="-17" calcext:value-type="float">
            <text:p>-17</text:p>
          </table:table-cell>
          <table:table-cell table:formula="of:=ABS([.Q235])" office:value-type="float" office:value="17" calcext:value-type="float">
            <text:p>17</text:p>
          </table:table-cell>
          <table:table-cell table:formula="of:=[.M235]-[.G235]" office:value-type="float" office:value="-10.3578790251741" calcext:value-type="float">
            <text:p>-10.3578790251741</text:p>
          </table:table-cell>
          <table:table-cell table:formula="of:=AND([.N235]&lt;=[.J235];[.N235]&gt;=[.L235])" office:value-type="boolean" office:boolean-value="false" calcext:value-type="boolean">
            <text:p>FALSE</text:p>
          </table:table-cell>
          <table:table-cell table:formula="of:=AND([.M235]&gt;=[.F235];[.M235]&lt;=[.H235])" office:value-type="boolean" office:boolean-value="false" calcext:value-type="boolean">
            <text:p>FALSE</text:p>
          </table:table-cell>
          <table:table-cell table:formula="of:=AND([.M235]&gt;=[.E235];[.M235]&lt;=[.I235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 Lancaster</text:p>
          </table:table-cell>
          <table:table-cell office:value-type="string" calcext:value-type="string">
            <text:p>FY121741</text:p>
          </table:table-cell>
          <table:table-cell office:value-type="string" calcext:value-type="string">
            <text:p>C</text:p>
          </table:table-cell>
          <table:table-cell office:value-type="float" office:value="470" calcext:value-type="float">
            <text:p>470</text:p>
          </table:table-cell>
          <table:table-cell office:value-type="float" office:value="32.2142477160189" calcext:value-type="float">
            <text:p>32.2142477160189</text:p>
          </table:table-cell>
          <table:table-cell office:value-type="float" office:value="34.23788353274" calcext:value-type="float">
            <text:p>34.23788353274</text:p>
          </table:table-cell>
          <table:table-cell office:value-type="float" office:value="37.0673748643479" calcext:value-type="float">
            <text:p>37.0673748643479</text:p>
          </table:table-cell>
          <table:table-cell office:value-type="float" office:value="38.2851551661821" calcext:value-type="float">
            <text:p>38.2851551661821</text:p>
          </table:table-cell>
          <table:table-cell office:value-type="float" office:value="40.3087909829032" calcext:value-type="float">
            <text:p>40.3087909829032</text:p>
          </table:table-cell>
          <table:table-cell office:value-type="float" office:value="237" calcext:value-type="float">
            <text:p>237</text:p>
          </table:table-cell>
          <table:table-cell office:value-type="float" office:value="230" calcext:value-type="float">
            <text:p>230</text:p>
          </table:table-cell>
          <table:table-cell office:value-type="float" office:value="226" calcext:value-type="float">
            <text:p>226</text:p>
          </table:table-cell>
          <table:table-cell office:value-type="float" office:value="32.8397822520833" calcext:value-type="float">
            <text:p>32.8397822520833</text:p>
          </table:table-cell>
          <table:table-cell office:value-type="float" office:value="245" calcext:value-type="float">
            <text:p>245</text:p>
          </table:table-cell>
          <table:table-cell table:formula="of:=ROW() - 1" office:value-type="float" office:value="235" calcext:value-type="float">
            <text:p>235</text:p>
          </table:table-cell>
          <table:table-cell table:formula="of:=[.K236] - [.N236]" office:value-type="float" office:value="-15" calcext:value-type="float">
            <text:p>-15</text:p>
          </table:table-cell>
          <table:table-cell table:formula="of:=[.O236]-[.N236]" office:value-type="float" office:value="-10" calcext:value-type="float">
            <text:p>-10</text:p>
          </table:table-cell>
          <table:table-cell table:formula="of:=ABS([.Q236])" office:value-type="float" office:value="10" calcext:value-type="float">
            <text:p>10</text:p>
          </table:table-cell>
          <table:table-cell table:formula="of:=[.M236]-[.G236]" office:value-type="float" office:value="-4.22759261226459" calcext:value-type="float">
            <text:p>-4.22759261226459</text:p>
          </table:table-cell>
          <table:table-cell table:formula="of:=AND([.N236]&lt;=[.J236];[.N236]&gt;=[.L236])" office:value-type="boolean" office:boolean-value="false" calcext:value-type="boolean">
            <text:p>FALSE</text:p>
          </table:table-cell>
          <table:table-cell table:formula="of:=AND([.M236]&gt;=[.F236];[.M236]&lt;=[.H236])" office:value-type="boolean" office:boolean-value="false" calcext:value-type="boolean">
            <text:p>FALSE</text:p>
          </table:table-cell>
          <table:table-cell table:formula="of:=AND([.M236]&gt;=[.E236];[.M236]&lt;=[.I236])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ott Runyan</text:p>
          </table:table-cell>
          <table:table-cell office:value-type="string" calcext:value-type="string">
            <text:p>A150674</text:p>
          </table:table-cell>
          <table:table-cell office:value-type="string" calcext:value-type="string">
            <text:p>D</text:p>
          </table:table-cell>
          <table:table-cell office:value-type="float" office:value="436" calcext:value-type="float">
            <text:p>436</text:p>
          </table:table-cell>
          <table:table-cell office:value-type="float" office:value="31.8269543733584" calcext:value-type="float">
            <text:p>31.8269543733584</text:p>
          </table:table-cell>
          <table:table-cell office:value-type="float" office:value="33.7890517030681" calcext:value-type="float">
            <text:p>33.7890517030681</text:p>
          </table:table-cell>
          <table:table-cell office:value-type="float" office:value="36.0524092741242" calcext:value-type="float">
            <text:p>36.0524092741242</text:p>
          </table:table-cell>
          <table:table-cell office:value-type="float" office:value="37.7132463624877" calcext:value-type="float">
            <text:p>37.7132463624877</text:p>
          </table:table-cell>
          <table:table-cell office:value-type="float" office:value="39.6753436921974" calcext:value-type="float">
            <text:p>39.6753436921974</text:p>
          </table:table-cell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41.8070381704" calcext:value-type="float">
            <text:p>41.8070381704</text:p>
          </table:table-cell>
          <table:table-cell office:value-type="float" office:value="226" calcext:value-type="float">
            <text:p>226</text:p>
          </table:table-cell>
          <table:table-cell table:formula="of:=ROW() - 1" office:value-type="float" office:value="236" calcext:value-type="float">
            <text:p>236</text:p>
          </table:table-cell>
          <table:table-cell table:formula="of:=[.K237] - [.N237]" office:value-type="float" office:value="7" calcext:value-type="float">
            <text:p>7</text:p>
          </table:table-cell>
          <table:table-cell table:formula="of:=[.O237]-[.N237]" office:value-type="float" office:value="10" calcext:value-type="float">
            <text:p>10</text:p>
          </table:table-cell>
          <table:table-cell table:formula="of:=ABS([.Q237])" office:value-type="float" office:value="10" calcext:value-type="float">
            <text:p>10</text:p>
          </table:table-cell>
          <table:table-cell table:formula="of:=[.M237]-[.G237]" office:value-type="float" office:value="5.7546288962758" calcext:value-type="float">
            <text:p>5.7546288962758</text:p>
          </table:table-cell>
          <table:table-cell table:formula="of:=AND([.N237]&lt;=[.J237];[.N237]&gt;=[.L237])" office:value-type="boolean" office:boolean-value="false" calcext:value-type="boolean">
            <text:p>FALSE</text:p>
          </table:table-cell>
          <table:table-cell table:formula="of:=AND([.M237]&gt;=[.F237];[.M237]&lt;=[.H237])" office:value-type="boolean" office:boolean-value="false" calcext:value-type="boolean">
            <text:p>FALSE</text:p>
          </table:table-cell>
          <table:table-cell table:formula="of:=AND([.M237]&gt;=[.E237];[.M237]&lt;=[.I237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 Grissom</text:p>
          </table:table-cell>
          <table:table-cell office:value-type="string" calcext:value-type="string">
            <text:p>L5859</text:p>
          </table:table-cell>
          <table:table-cell office:value-type="string" calcext:value-type="string">
            <text:p>D</text:p>
          </table:table-cell>
          <table:table-cell office:value-type="float" office:value="435" calcext:value-type="float">
            <text:p>435</text:p>
          </table:table-cell>
          <table:table-cell office:value-type="float" office:value="30.4938772676332" calcext:value-type="float">
            <text:p>30.4938772676332</text:p>
          </table:table-cell>
          <table:table-cell office:value-type="float" office:value="32.8555258045527" calcext:value-type="float">
            <text:p>32.8555258045527</text:p>
          </table:table-cell>
          <table:table-cell office:value-type="float" office:value="36.2799161830861" calcext:value-type="float">
            <text:p>36.2799161830861</text:p>
          </table:table-cell>
          <table:table-cell office:value-type="float" office:value="37.5788228783918" calcext:value-type="float">
            <text:p>37.5788228783918</text:p>
          </table:table-cell>
          <table:table-cell office:value-type="float" office:value="39.9404714153114" calcext:value-type="float">
            <text:p>39.9404714153114</text:p>
          </table:table-cell>
          <table:table-cell office:value-type="float" office:value="237" calcext:value-type="float">
            <text:p>237</text:p>
          </table:table-cell>
          <table:table-cell office:value-type="float" office:value="233" calcext:value-type="float">
            <text:p>233</text:p>
          </table:table-cell>
          <table:table-cell office:value-type="float" office:value="228" calcext:value-type="float">
            <text:p>228</text:p>
          </table:table-cell>
          <table:table-cell office:value-type="float" office:value="28.6715408341638" calcext:value-type="float">
            <text:p>28.6715408341638</text:p>
          </table:table-cell>
          <table:table-cell office:value-type="float" office:value="250" calcext:value-type="float">
            <text:p>250</text:p>
          </table:table-cell>
          <table:table-cell table:formula="of:=ROW() - 1" office:value-type="float" office:value="237" calcext:value-type="float">
            <text:p>237</text:p>
          </table:table-cell>
          <table:table-cell table:formula="of:=[.K238] - [.N238]" office:value-type="float" office:value="-17" calcext:value-type="float">
            <text:p>-17</text:p>
          </table:table-cell>
          <table:table-cell table:formula="of:=[.O238]-[.N238]" office:value-type="float" office:value="-13" calcext:value-type="float">
            <text:p>-13</text:p>
          </table:table-cell>
          <table:table-cell table:formula="of:=ABS([.Q238])" office:value-type="float" office:value="13" calcext:value-type="float">
            <text:p>13</text:p>
          </table:table-cell>
          <table:table-cell table:formula="of:=[.M238]-[.G238]" office:value-type="float" office:value="-7.6083753489223" calcext:value-type="float">
            <text:p>-7.6083753489223</text:p>
          </table:table-cell>
          <table:table-cell table:formula="of:=AND([.N238]&lt;=[.J238];[.N238]&gt;=[.L238])" office:value-type="boolean" office:boolean-value="false" calcext:value-type="boolean">
            <text:p>FALSE</text:p>
          </table:table-cell>
          <table:table-cell table:formula="of:=AND([.M238]&gt;=[.F238];[.M238]&lt;=[.H238])" office:value-type="boolean" office:boolean-value="false" calcext:value-type="boolean">
            <text:p>FALSE</text:p>
          </table:table-cell>
          <table:table-cell table:formula="of:=AND([.M238]&gt;=[.E238];[.M238]&lt;=[.I238])" office:value-type="boolean" office:boolean-value="false" calcext:value-type="boolean">
            <text:p>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ine Poe</text:p>
          </table:table-cell>
          <table:table-cell office:value-type="string" calcext:value-type="string">
            <text:p>A146974</text:p>
          </table:table-cell>
          <table:table-cell office:value-type="string" calcext:value-type="string">
            <text:p>D</text:p>
          </table:table-cell>
          <table:table-cell office:value-type="float" office:value="204" calcext:value-type="float">
            <text:p>204</text:p>
          </table:table-cell>
          <table:table-cell office:value-type="float" office:value="27.8264447297292" calcext:value-type="float">
            <text:p>27.8264447297292</text:p>
          </table:table-cell>
          <table:table-cell office:value-type="float" office:value="29.0619646400163" calcext:value-type="float">
            <text:p>29.0619646400163</text:p>
          </table:table-cell>
          <table:table-cell office:value-type="float" office:value="30.8534685099327" calcext:value-type="float">
            <text:p>30.8534685099327</text:p>
          </table:table-cell>
          <table:table-cell office:value-type="float" office:value="31.5330044605906" calcext:value-type="float">
            <text:p>31.5330044605906</text:p>
          </table:table-cell>
          <table:table-cell office:value-type="float" office:value="32.7685243708777" calcext:value-type="float">
            <text:p>32.7685243708777</text:p>
          </table:table-cell>
          <table:table-cell table:number-columns-repeated="3" office:value-type="float" office:value="238" calcext:value-type="float">
            <text:p>238</text:p>
          </table:table-cell>
          <table:table-cell office:value-type="float" office:value="11.1481702752636" calcext:value-type="float">
            <text:p>11.1481702752636</text:p>
          </table:table-cell>
          <table:table-cell office:value-type="float" office:value="253" calcext:value-type="float">
            <text:p>253</text:p>
          </table:table-cell>
          <table:table-cell table:formula="of:=ROW() - 1" office:value-type="float" office:value="238" calcext:value-type="float">
            <text:p>238</text:p>
          </table:table-cell>
          <table:table-cell table:formula="of:=[.K239] - [.N239]" office:value-type="float" office:value="-15" calcext:value-type="float">
            <text:p>-15</text:p>
          </table:table-cell>
          <table:table-cell table:formula="of:=[.O239]-[.N239]" office:value-type="float" office:value="-15" calcext:value-type="float">
            <text:p>-15</text:p>
          </table:table-cell>
          <table:table-cell table:formula="of:=ABS([.Q239])" office:value-type="float" office:value="15" calcext:value-type="float">
            <text:p>15</text:p>
          </table:table-cell>
          <table:table-cell table:formula="of:=[.M239]-[.G239]" office:value-type="float" office:value="-19.7052982346691" calcext:value-type="float">
            <text:p>-19.7052982346691</text:p>
          </table:table-cell>
          <table:table-cell table:formula="of:=AND([.N239]&lt;=[.J239];[.N239]&gt;=[.L239])" office:value-type="boolean" office:boolean-value="false" calcext:value-type="boolean">
            <text:p>FALSE</text:p>
          </table:table-cell>
          <table:table-cell table:formula="of:=AND([.M239]&gt;=[.F239];[.M239]&lt;=[.H239])" office:value-type="boolean" office:boolean-value="false" calcext:value-type="boolean">
            <text:p>FALSE</text:p>
          </table:table-cell>
          <table:table-cell table:formula="of:=AND([.M239]&gt;=[.E239];[.M239]&lt;=[.I239])" office:value-type="boolean" office:boolean-value="false" calcext:value-type="boolean">
            <text:p>FALS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2T23:12:58.950412629</dc:date>
    <meta:editing-duration>P2DT14M28S</meta:editing-duration>
    <meta:editing-cycles>4</meta:editing-cycles>
    <meta:generator>LibreOffice/7.3.7.2$Linux_X86_64 LibreOffice_project/30$Build-2</meta:generator>
    <meta:document-statistic meta:table-count="1" meta:cell-count="5275" meta:object-count="0"/>
  </office:meta>
</office:document-meta>
</file>